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_2_2" table:style-name="ta1">
        <table:table-column table:style-name="co1" table:number-columns-repeated="13" table:default-cell-style-name="Default"/>
        <table:table-row table:style-name="ro1">
          <table:table-cell table:number-columns-repeated="8"/>
          <table:table-cell office:value-type="string" calcext:value-type="string">
            <text:p>sun</text:p>
          </table:table-cell>
          <table:table-cell office:value-type="string" calcext:value-type="string">
            <text:p>moon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hours</text:p>
          </table:table-cell>
          <table:table-cell office:value-type="string" calcext:value-type="string">
            <text:p>mins</text:p>
          </table:table-cell>
          <table:table-cell office:value-type="string" calcext:value-type="string">
            <text:p>secs</text:p>
          </table:table-cell>
          <table:table-cell office:value-type="string" calcext:value-type="string">
            <text:p>degrees</text:p>
          </table:table-cell>
          <table:table-cell office:value-type="string" calcext:value-type="string">
            <text:p>mins</text:p>
          </table:table-cell>
          <table:table-cell office:value-type="string" calcext:value-type="string">
            <text:p>secs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dec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formula="of:=([.B3]+[.C3]/60+[.D3]/3600)*360/24" office:value-type="float" office:value="6.5625" calcext:value-type="float">
            <text:p>6.5625</text:p>
          </table:table-cell>
          <table:table-cell table:formula="of:=[.E3]+[.F3]/60+[.G3]/3600" office:value-type="float" office:value="2.83611111111111" calcext:value-type="float">
            <text:p>2.8361111111111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table:formula="of:=([.B4]+[.C4]/60+[.D4]/3600)*360/24" office:value-type="float" office:value="35.2" calcext:value-type="float">
            <text:p>35.2</text:p>
          </table:table-cell>
          <table:table-cell table:formula="of:=[.E4]+[.F4]/60+[.G4]/3600" office:value-type="float" office:value="14.0288888888889" calcext:value-type="float">
            <text:p>14.0288888888889</text:p>
          </table:table-cell>
          <table:table-cell table:number-columns-repeated="4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44" calcext:value-type="float">
            <text:p>44</text:p>
          </table:table-cell>
          <table:table-cell table:formula="of:=([.B5]+[.C5]/60+[.D5]/3600)*360/24" office:value-type="float" office:value="64.6666666666667" calcext:value-type="float">
            <text:p>64.6666666666667</text:p>
          </table:table-cell>
          <table:table-cell table:formula="of:=[.E5]+[.F5]/60+[.G5]/3600" office:value-type="float" office:value="21.3955555555556" calcext:value-type="float">
            <text:p>21.3955555555556</text:p>
          </table:table-cell>
          <table:table-cell table:number-columns-repeated="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37" calcext:value-type="float">
            <text:p>37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table:formula="of:=([.B6]+[.C6]/60+[.D6]/3600)*360/24" office:value-type="float" office:value="82.1541666666667" calcext:value-type="float">
            <text:p>82.1541666666667</text:p>
          </table:table-cell>
          <table:table-cell table:formula="of:=[.E6]+[.F6]/60+[.G6]/3600" office:value-type="float" office:value="23.2402777777778" calcext:value-type="float">
            <text:p>23.2402777777778</text:p>
          </table:table-cell>
          <table:table-cell table:number-columns-repeated="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office:value-type="float" office:value="44" calcext:value-type="float">
            <text:p>44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table:formula="of:=([.B7]+[.C7]/60+[.D7]/3600)*360/24" office:value-type="float" office:value="89.4333333333333" calcext:value-type="float">
            <text:p>89.4333333333333</text:p>
          </table:table-cell>
          <table:table-cell table:formula="of:=[.E7]+[.F7]/60+[.G7]/3600" office:value-type="float" office:value="23.4355555555556" calcext:value-type="float">
            <text:p>23.4355555555556</text:p>
          </table:table-cell>
          <table:table-cell table:number-columns-repeated="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float" office:value="50" calcext:value-type="float">
            <text:p>50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table:formula="of:=([.B8]+[.C8]/60+[.D8]/3600)*360/24" office:value-type="float" office:value="96.7083333333333" calcext:value-type="float">
            <text:p>96.7083333333333</text:p>
          </table:table-cell>
          <table:table-cell table:formula="of:=[.E8]+[.F8]/60+[.G8]/3600" office:value-type="float" office:value="23.2930555555556" calcext:value-type="float">
            <text:p>23.2930555555556</text:p>
          </table:table-cell>
          <table:table-cell table:number-columns-repeated="4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([.B9]+[.C9]/60+[.D9]/3600)*360/24" office:value-type="float" office:value="127.120833333333" calcext:value-type="float">
            <text:p>127.120833333333</text:p>
          </table:table-cell>
          <table:table-cell table:formula="of:=[.E9]+[.F9]/60+[.G9]/3600" office:value-type="float" office:value="19.0675" calcext:value-type="float">
            <text:p>19.0675</text:p>
          </table:table-cell>
          <table:table-cell table:number-columns-repeated="4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table:formula="of:=([.B10]+[.C10]/60+[.D10]/3600)*360/24" office:value-type="float" office:value="147.683333333333" calcext:value-type="float">
            <text:p>147.683333333333</text:p>
          </table:table-cell>
          <table:table-cell table:formula="of:=[.E10]+[.F10]/60+[.G10]/3600" office:value-type="float" office:value="10.4266666666667" calcext:value-type="float">
            <text:p>10.426666666666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-1" calcext:value-type="float">
            <text:p>-1</text:p>
          </table:table-cell>
          <table:table-cell office:value-type="float" office:value="52" calcext:value-type="float">
            <text:p>52</text:p>
          </table:table-cell>
          <table:table-cell office:value-type="float" office:value="6" calcext:value-type="float">
            <text:p>6</text:p>
          </table:table-cell>
          <table:table-cell table:formula="of:=([.B11]+[.C11]/60+[.D11]/3600)*360/24" office:value-type="float" office:value="184.316666666667" calcext:value-type="float">
            <text:p>184.316666666667</text:p>
          </table:table-cell>
          <table:table-cell table:formula="of:=[.E11]-[.F11]/60-[.G11]/3600" office:value-type="float" office:value="-1.86833333333333" calcext:value-type="float">
            <text:p>-1.8683333333333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-12" calcext:value-type="float">
            <text:p>-12</text:p>
          </table:table-cell>
          <table:table-cell table:number-columns-repeated="2" office:value-type="float" office:value="58" calcext:value-type="float">
            <text:p>58</text:p>
          </table:table-cell>
          <table:table-cell table:formula="of:=([.B12]+[.C12]/60+[.D12]/3600)*360/24" office:value-type="float" office:value="212.133333333333" calcext:value-type="float">
            <text:p>212.133333333333</text:p>
          </table:table-cell>
          <table:table-cell table:formula="of:=[.E12]-[.F12]/60-[.G12]/3600" office:value-type="float" office:value="-12.9827777777778" calcext:value-type="float">
            <text:p>-12.982777777777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 office:value-type="float" office:value="-21" calcext:value-type="float">
            <text:p>-21</text:p>
          </table:table-cell>
          <table:table-cell table:number-columns-repeated="2" office:value-type="float" office:value="14" calcext:value-type="float">
            <text:p>14</text:p>
          </table:table-cell>
          <table:table-cell table:formula="of:=([.B13]+[.C13]/60+[.D13]/3600)*360/24" office:value-type="float" office:value="243.704166666667" calcext:value-type="float">
            <text:p>243.704166666667</text:p>
          </table:table-cell>
          <table:table-cell table:formula="of:=[.E13]-[.F13]/60-[.G13]/3600" office:value-type="float" office:value="-21.2372222222222" calcext:value-type="float">
            <text:p>-21.237222222222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  <table:table-cell office:value-type="float" office:value="-23" calcext:value-type="float">
            <text:p>-23</text:p>
          </table:table-cell>
          <table:table-cell office:value-type="float" office:value="17" calcext:value-type="float">
            <text:p>17</text:p>
          </table:table-cell>
          <table:table-cell office:value-type="float" office:value="43" calcext:value-type="float">
            <text:p>43</text:p>
          </table:table-cell>
          <table:table-cell table:formula="of:=([.B14]+[.C14]/60+[.D14]/3600)*360/24" office:value-type="float" office:value="276.645833333333" calcext:value-type="float">
            <text:p>276.645833333333</text:p>
          </table:table-cell>
          <table:table-cell table:formula="of:=[.E14]-[.F14]/60-[.G14]/3600" office:value-type="float" office:value="-23.2952777777778" calcext:value-type="float">
            <text:p>-23.295277777777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41" calcext:value-type="float">
            <text:p>41</text:p>
          </table:table-cell>
          <table:table-cell office:value-type="float" office:value="23" calcext:value-type="float">
            <text:p>23</text:p>
          </table:table-cell>
          <table:table-cell office:value-type="float" office:value="-18" calcext:value-type="float">
            <text:p>-18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([.B15]+[.C15]/60+[.D15]/3600)*360/24" office:value-type="float" office:value="310.345833333333" calcext:value-type="float">
            <text:p>310.345833333333</text:p>
          </table:table-cell>
          <table:table-cell table:formula="of:=[.E15]-[.F15]/60-[.G15]/3600" office:value-type="float" office:value="-18.2833333333333" calcext:value-type="float">
            <text:p>-18.283333333333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-8" calcext:value-type="float">
            <text:p>-8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table:formula="of:=([.B16]+[.C16]/60+[.D16]/3600)*360/24" office:value-type="float" office:value="340.85" calcext:value-type="float">
            <text:p>340.85</text:p>
          </table:table-cell>
          <table:table-cell table:formula="of:=[.E16]-[.F16]/60-[.G16]/3600" office:value-type="float" office:value="-8.09416666666667" calcext:value-type="float">
            <text:p>-8.09416666666667</text:p>
          </table:table-cell>
          <table:table-cell table:number-columns-repeated="4"/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office:value-type="float" office:value="59" calcext:value-type="float">
            <text:p>59</text:p>
          </table:table-cell>
          <table:table-cell table:formula="of:=([.B17]+[.C17]/60+[.D17]/3600)*360/24" office:value-type="float" office:value="168.5125" calcext:value-type="float">
            <text:p>168.5125</text:p>
          </table:table-cell>
          <table:table-cell/>
          <table:table-cell table:formula="of:=[.E17]+[.F17]/60+[.G17]/3600" office:value-type="float" office:value="8.58305555555556" calcext:value-type="float">
            <text:p>8.58305555555556</text:p>
          </table:table-cell>
          <table:table-cell/>
          <table:table-cell table:formula="of:=[.H17]" office:value-type="float" office:value="168.5125" calcext:value-type="float">
            <text:p>168.5125</text:p>
          </table:table-cell>
          <table:table-cell table:formula="of:=[.J17]" office:value-type="float" office:value="8.58305555555556" calcext:value-type="float">
            <text:p>8.583055555555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49" calcext:value-type="float">
            <text:p>49</text:p>
          </table:table-cell>
          <table:table-cell office:value-type="float" office:value="-8" calcext:value-type="float">
            <text:p>-8</text:p>
          </table:table-cell>
          <table:table-cell office:value-type="float" office:value="29" calcext:value-type="float">
            <text:p>29</text:p>
          </table:table-cell>
          <table:table-cell office:value-type="float" office:value="46" calcext:value-type="float">
            <text:p>46</text:p>
          </table:table-cell>
          <table:table-cell table:formula="of:=([.B18]+[.C18]/60+[.D18]/3600)*360/24" office:value-type="float" office:value="201.454166666667" calcext:value-type="float">
            <text:p>201.454166666667</text:p>
          </table:table-cell>
          <table:table-cell/>
          <table:table-cell table:formula="of:=[.E18]+[.F18]/60+[.G18]/3600" office:value-type="float" office:value="-7.50388888888889" calcext:value-type="float">
            <text:p>-7.50388888888889</text:p>
          </table:table-cell>
          <table:table-cell/>
          <table:table-cell table:formula="of:=[.H18]" office:value-type="float" office:value="201.454166666667" calcext:value-type="float">
            <text:p>201.454166666667</text:p>
          </table:table-cell>
          <table:table-cell table:formula="of:=[.J18]" office:value-type="float" office:value="-7.50388888888889" calcext:value-type="float">
            <text:p>-7.5038888888888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float" office:value="-14" calcext:value-type="float">
            <text:p>-14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table:formula="of:=([.B19]+[.C19]/60+[.D19]/3600)*360/24" office:value-type="float" office:value="213.35" calcext:value-type="float">
            <text:p>213.35</text:p>
          </table:table-cell>
          <table:table-cell/>
          <table:table-cell table:formula="of:=[.E19]+[.F19]/60+[.G19]/3600" office:value-type="float" office:value="-13.8630555555556" calcext:value-type="float">
            <text:p>-13.8630555555556</text:p>
          </table:table-cell>
          <table:table-cell/>
          <table:table-cell table:formula="of:=[.H19]" office:value-type="float" office:value="213.35" calcext:value-type="float">
            <text:p>213.35</text:p>
          </table:table-cell>
          <table:table-cell table:formula="of:=[.J19]" office:value-type="float" office:value="-13.8630555555556" calcext:value-type="float">
            <text:p>-13.863055555555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-19" calcext:value-type="float">
            <text:p>-19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table:formula="of:=([.B20]+[.C20]/60+[.D20]/3600)*360/24" office:value-type="float" office:value="226.166666666667" calcext:value-type="float">
            <text:p>226.166666666667</text:p>
          </table:table-cell>
          <table:table-cell/>
          <table:table-cell table:formula="of:=[.E20]+[.F20]/60+[.G20]/3600" office:value-type="float" office:value="-18.6805555555556" calcext:value-type="float">
            <text:p>-18.6805555555556</text:p>
          </table:table-cell>
          <table:table-cell/>
          <table:table-cell table:formula="of:=[.H20]" office:value-type="float" office:value="226.166666666667" calcext:value-type="float">
            <text:p>226.166666666667</text:p>
          </table:table-cell>
          <table:table-cell table:formula="of:=[.J20]" office:value-type="float" office:value="-18.6805555555556" calcext:value-type="float">
            <text:p>-18.680555555555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-26" calcext:value-type="float">
            <text:p>-26</text:p>
          </table:table-cell>
          <table:table-cell office:value-type="float" office:value="47" calcext:value-type="float">
            <text:p>47</text:p>
          </table:table-cell>
          <table:table-cell office:value-type="float" office:value="33" calcext:value-type="float">
            <text:p>33</text:p>
          </table:table-cell>
          <table:table-cell table:formula="of:=([.B21]+[.C21]/60+[.D21]/3600)*360/24" office:value-type="float" office:value="255.204166666667" calcext:value-type="float">
            <text:p>255.204166666667</text:p>
          </table:table-cell>
          <table:table-cell/>
          <table:table-cell table:formula="of:=[.E21]-[.F21]/60-[.G21]/3600" office:value-type="float" office:value="-26.7925" calcext:value-type="float">
            <text:p>-26.7925</text:p>
          </table:table-cell>
          <table:table-cell/>
          <table:table-cell table:formula="of:=[.H21]" office:value-type="float" office:value="255.204166666667" calcext:value-type="float">
            <text:p>255.204166666667</text:p>
          </table:table-cell>
          <table:table-cell table:formula="of:=[.J21]" office:value-type="float" office:value="-26.7925" calcext:value-type="float">
            <text:p>-26.792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47" calcext:value-type="float">
            <text:p>47</text:p>
          </table:table-cell>
          <table:table-cell office:value-type="float" office:value="-28" calcext:value-type="float">
            <text:p>-28</text:p>
          </table:table-cell>
          <table:table-cell office:value-type="float" office:value="16" calcext:value-type="float">
            <text:p>16</text:p>
          </table:table-cell>
          <table:table-cell office:value-type="float" office:value="35" calcext:value-type="float">
            <text:p>35</text:p>
          </table:table-cell>
          <table:table-cell table:formula="of:=([.B22]+[.C22]/60+[.D22]/3600)*360/24" office:value-type="float" office:value="271.195833333333" calcext:value-type="float">
            <text:p>271.195833333333</text:p>
          </table:table-cell>
          <table:table-cell/>
          <table:table-cell table:formula="of:=[.E22]-[.F22]/60-[.G22]/3600" office:value-type="float" office:value="-28.2763888888889" calcext:value-type="float">
            <text:p>-28.2763888888889</text:p>
          </table:table-cell>
          <table:table-cell/>
          <table:table-cell table:formula="of:=[.H22]" office:value-type="float" office:value="271.195833333333" calcext:value-type="float">
            <text:p>271.195833333333</text:p>
          </table:table-cell>
          <table:table-cell table:formula="of:=[.J22]" office:value-type="float" office:value="-28.2763888888889" calcext:value-type="float">
            <text:p>-28.276388888888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-27" calcext:value-type="float">
            <text:p>-27</text:p>
          </table:table-cell>
          <table:table-cell office:value-type="float" office:value="53" calcext:value-type="float">
            <text:p>53</text:p>
          </table:table-cell>
          <table:table-cell office:value-type="float" office:value="11" calcext:value-type="float">
            <text:p>11</text:p>
          </table:table-cell>
          <table:table-cell table:formula="of:=([.B23]+[.C23]/60+[.D23]/3600)*360/24" office:value-type="float" office:value="287.533333333333" calcext:value-type="float">
            <text:p>287.533333333333</text:p>
          </table:table-cell>
          <table:table-cell/>
          <table:table-cell table:formula="of:=[.E23]-[.F23]/60-[.G23]/3600" office:value-type="float" office:value="-27.8863888888889" calcext:value-type="float">
            <text:p>-27.8863888888889</text:p>
          </table:table-cell>
          <table:table-cell/>
          <table:table-cell table:formula="of:=[.H23]" office:value-type="float" office:value="287.533333333333" calcext:value-type="float">
            <text:p>287.533333333333</text:p>
          </table:table-cell>
          <table:table-cell table:formula="of:=[.J23]" office:value-type="float" office:value="-27.8863888888889" calcext:value-type="float">
            <text:p>-27.886388888888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-25" calcext:value-type="float">
            <text:p>-25</text:p>
          </table:table-cell>
          <table:table-cell office:value-type="float" office:value="37" calcext:value-type="float">
            <text:p>37</text:p>
          </table:table-cell>
          <table:table-cell office:value-type="float" office:value="28" calcext:value-type="float">
            <text:p>28</text:p>
          </table:table-cell>
          <table:table-cell table:formula="of:=([.B24]+[.C24]/60+[.D24]/3600)*360/24" office:value-type="float" office:value="303.5625" calcext:value-type="float">
            <text:p>303.5625</text:p>
          </table:table-cell>
          <table:table-cell/>
          <table:table-cell table:formula="of:=[.E24]-[.F24]/60-[.G24]/3600" office:value-type="float" office:value="-25.6244444444444" calcext:value-type="float">
            <text:p>-25.6244444444444</text:p>
          </table:table-cell>
          <table:table-cell/>
          <table:table-cell table:formula="of:=[.H24]" office:value-type="float" office:value="303.5625" calcext:value-type="float">
            <text:p>303.5625</text:p>
          </table:table-cell>
          <table:table-cell table:formula="of:=[.J24]" office:value-type="float" office:value="-25.6244444444444" calcext:value-type="float">
            <text:p>-25.624444444444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-10" calcext:value-type="float">
            <text:p>-10</text:p>
          </table:table-cell>
          <table:table-cell office:value-type="float" office:value="38" calcext:value-type="float">
            <text:p>38</text:p>
          </table:table-cell>
          <table:table-cell office:value-type="float" office:value="52" calcext:value-type="float">
            <text:p>52</text:p>
          </table:table-cell>
          <table:table-cell table:formula="of:=([.B25]+[.C25]/60+[.D25]/3600)*360/24" office:value-type="float" office:value="346.283333333333" calcext:value-type="float">
            <text:p>346.283333333333</text:p>
          </table:table-cell>
          <table:table-cell/>
          <table:table-cell table:formula="of:=[.E25]-[.F25]/60-[.G25]/3600" office:value-type="float" office:value="-10.6477777777778" calcext:value-type="float">
            <text:p>-10.6477777777778</text:p>
          </table:table-cell>
          <table:table-cell/>
          <table:table-cell table:formula="of:=[.H25]" office:value-type="float" office:value="346.283333333333" calcext:value-type="float">
            <text:p>346.283333333333</text:p>
          </table:table-cell>
          <table:table-cell table:formula="of:=[.J25]" office:value-type="float" office:value="-10.6477777777778" calcext:value-type="float">
            <text:p>-10.647777777777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formula="of:=([.B26]+[.C26]/60+[.D26]/3600)*360/24" office:value-type="float" office:value="11.1583333333333" calcext:value-type="float">
            <text:p>11.1583333333333</text:p>
          </table:table-cell>
          <table:table-cell/>
          <table:table-cell table:formula="of:=[.E26]-[.F26]/60-[.G26]/3600" office:value-type="float" office:value="1.79722222222222" calcext:value-type="float">
            <text:p>1.79722222222222</text:p>
          </table:table-cell>
          <table:table-cell/>
          <table:table-cell table:formula="of:=[.H26]" office:value-type="float" office:value="11.1583333333333" calcext:value-type="float">
            <text:p>11.1583333333333</text:p>
          </table:table-cell>
          <table:table-cell table:formula="of:=[.J26]" office:value-type="float" office:value="1.79722222222222" calcext:value-type="float">
            <text:p>1.7972222222222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table:formula="of:=([.B27]+[.C27]/60+[.D27]/3600)*360/24" office:value-type="float" office:value="35.7541666666667" calcext:value-type="float">
            <text:p>35.7541666666667</text:p>
          </table:table-cell>
          <table:table-cell/>
          <table:table-cell table:formula="of:=[.E27]-[.F27]/60-[.G27]/3600" office:value-type="float" office:value="13.7808333333333" calcext:value-type="float">
            <text:p>13.7808333333333</text:p>
          </table:table-cell>
          <table:table-cell/>
          <table:table-cell table:formula="of:=[.H27]" office:value-type="float" office:value="35.7541666666667" calcext:value-type="float">
            <text:p>35.7541666666667</text:p>
          </table:table-cell>
          <table:table-cell table:formula="of:=[.J27]" office:value-type="float" office:value="13.7808333333333" calcext:value-type="float">
            <text:p>13.780833333333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table:formula="of:=([.B28]+[.C28]/60+[.D28]/3600)*360/24" office:value-type="float" office:value="75.7041666666667" calcext:value-type="float">
            <text:p>75.7041666666667</text:p>
          </table:table-cell>
          <table:table-cell/>
          <table:table-cell table:formula="of:=[.E28]-[.F28]/60-[.G28]/3600" office:value-type="float" office:value="24.0652777777778" calcext:value-type="float">
            <text:p>24.0652777777778</text:p>
          </table:table-cell>
          <table:table-cell/>
          <table:table-cell table:formula="of:=[.H28]" office:value-type="float" office:value="75.7041666666667" calcext:value-type="float">
            <text:p>75.7041666666667</text:p>
          </table:table-cell>
          <table:table-cell table:formula="of:=[.J28]" office:value-type="float" office:value="24.0652777777778" calcext:value-type="float">
            <text:p>24.065277777777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table:formula="of:=([.B29]+[.C29]/60+[.D29]/3600)*360/24" office:value-type="float" office:value="89.7541666666667" calcext:value-type="float">
            <text:p>89.7541666666667</text:p>
          </table:table-cell>
          <table:table-cell/>
          <table:table-cell table:formula="of:=[.E29]-[.F29]/60-[.G29]/3600" office:value-type="float" office:value="26.7152777777778" calcext:value-type="float">
            <text:p>26.7152777777778</text:p>
          </table:table-cell>
          <table:table-cell/>
          <table:table-cell table:formula="of:=[.H29]" office:value-type="float" office:value="89.7541666666667" calcext:value-type="float">
            <text:p>89.7541666666667</text:p>
          </table:table-cell>
          <table:table-cell table:formula="of:=[.J29]" office:value-type="float" office:value="26.7152777777778" calcext:value-type="float">
            <text:p>26.715277777777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formula="of:=([.B30]+[.C30]/60+[.D30]/3600)*360/24" office:value-type="float" office:value="103.729166666667" calcext:value-type="float">
            <text:p>103.729166666667</text:p>
          </table:table-cell>
          <table:table-cell/>
          <table:table-cell table:formula="of:=[.E30]-[.F30]/60-[.G30]/3600" office:value-type="float" office:value="26.7972222222222" calcext:value-type="float">
            <text:p>26.7972222222222</text:p>
          </table:table-cell>
          <table:table-cell/>
          <table:table-cell table:formula="of:=[.H30]" office:value-type="float" office:value="103.729166666667" calcext:value-type="float">
            <text:p>103.729166666667</text:p>
          </table:table-cell>
          <table:table-cell table:formula="of:=[.J30]" office:value-type="float" office:value="26.7972222222222" calcext:value-type="float">
            <text:p>26.797222222222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59" calcext:value-type="float">
            <text:p>59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table:formula="of:=([.B31]+[.C31]/60+[.D31]/3600)*360/24" office:value-type="float" office:value="130.245833333333" calcext:value-type="float">
            <text:p>130.245833333333</text:p>
          </table:table-cell>
          <table:table-cell/>
          <table:table-cell table:formula="of:=[.E31]-[.F31]/60-[.G31]/3600" office:value-type="float" office:value="22.8763888888889" calcext:value-type="float">
            <text:p>22.8763888888889</text:p>
          </table:table-cell>
          <table:table-cell/>
          <table:table-cell table:formula="of:=[.H31]" office:value-type="float" office:value="130.245833333333" calcext:value-type="float">
            <text:p>130.245833333333</text:p>
          </table:table-cell>
          <table:table-cell table:formula="of:=[.J31]" office:value-type="float" office:value="22.8763888888889" calcext:value-type="float">
            <text:p>22.876388888888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formula="of:=([.B32]+[.C32]/60+[.D32]/3600)*360/24" office:value-type="float" office:value="165.070833333333" calcext:value-type="float">
            <text:p>165.070833333333</text:p>
          </table:table-cell>
          <table:table-cell/>
          <table:table-cell table:formula="of:=[.E32]-[.F32]/60-[.G32]/3600" office:value-type="float" office:value="9.86166666666667" calcext:value-type="float">
            <text:p>9.86166666666667</text:p>
          </table:table-cell>
          <table:table-cell/>
          <table:table-cell table:formula="of:=[.H32]" office:value-type="float" office:value="165.070833333333" calcext:value-type="float">
            <text:p>165.070833333333</text:p>
          </table:table-cell>
          <table:table-cell table:formula="of:=[.J32]" office:value-type="float" office:value="9.86166666666667" calcext:value-type="float">
            <text:p>9.8616666666666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-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23" calcext:value-type="float">
            <text:p>23</text:p>
          </table:table-cell>
          <table:table-cell table:formula="of:=([.B33]+[.C33]/60+[.D33]/3600)*360/24" office:value-type="float" office:value="186.516666666667" calcext:value-type="float">
            <text:p>186.516666666667</text:p>
          </table:table-cell>
          <table:table-cell/>
          <table:table-cell table:formula="of:=[.E33]-[.F33]/60-[.G33]/3600" office:value-type="float" office:value="-0.856388888888889" calcext:value-type="float">
            <text:p>-0.856388888888889</text:p>
          </table:table-cell>
          <table:table-cell/>
          <table:table-cell table:formula="of:=[.H33]" office:value-type="float" office:value="186.516666666667" calcext:value-type="float">
            <text:p>186.516666666667</text:p>
          </table:table-cell>
          <table:table-cell table:formula="of:=[.J33]" office:value-type="float" office:value="-0.856388888888889" calcext:value-type="float">
            <text:p>-0.85638888888888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office:value-type="float" office:value="55" calcext:value-type="float">
            <text:p>55</text:p>
          </table:table-cell>
          <table:table-cell office:value-type="float" office:value="33" calcext:value-type="float">
            <text:p>33</text:p>
          </table:table-cell>
          <table:table-cell office:value-type="float" office:value="-12" calcext:value-type="float">
            <text:p>-12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formula="of:=([.B34]+[.C34]/60+[.D34]/3600)*360/24" office:value-type="float" office:value="208.8875" calcext:value-type="float">
            <text:p>208.8875</text:p>
          </table:table-cell>
          <table:table-cell/>
          <table:table-cell table:formula="of:=[.E34]-[.F34]/60-[.G34]/3600" office:value-type="float" office:value="-12.1855555555556" calcext:value-type="float">
            <text:p>-12.1855555555556</text:p>
          </table:table-cell>
          <table:table-cell/>
          <table:table-cell table:formula="of:=[.H34]" office:value-type="float" office:value="208.8875" calcext:value-type="float">
            <text:p>208.8875</text:p>
          </table:table-cell>
          <table:table-cell table:formula="of:=[.J34]" office:value-type="float" office:value="-12.1855555555556" calcext:value-type="float">
            <text:p>-12.185555555555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37" calcext:value-type="float">
            <text:p>37</text:p>
          </table:table-cell>
          <table:table-cell office:value-type="float" office:value="59" calcext:value-type="float">
            <text:p>59</text:p>
          </table:table-cell>
          <table:table-cell office:value-type="float" office:value="-22" calcext:value-type="float">
            <text:p>-22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table:formula="of:=([.B35]+[.C35]/60+[.D35]/3600)*360/24" office:value-type="float" office:value="234.495833333333" calcext:value-type="float">
            <text:p>234.495833333333</text:p>
          </table:table-cell>
          <table:table-cell/>
          <table:table-cell table:formula="of:=[.E35]-[.F35]/60-[.G35]/3600" office:value-type="float" office:value="-22.1075" calcext:value-type="float">
            <text:p>-22.1075</text:p>
          </table:table-cell>
          <table:table-cell/>
          <table:table-cell table:formula="of:=[.H35]" office:value-type="float" office:value="234.495833333333" calcext:value-type="float">
            <text:p>234.495833333333</text:p>
          </table:table-cell>
          <table:table-cell table:formula="of:=[.J35]" office:value-type="float" office:value="-22.1075" calcext:value-type="float">
            <text:p>-22.1075</text:p>
          </table:table-cell>
        </table:table-row>
      </table:table>
      <table:table table:name="Sheet5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long</text:p>
          </table:table-cell>
          <table:table-cell office:value-type="string" calcext:value-type="string">
            <text:p>lat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lat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dec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dec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[.A2]/180*PI()" office:value-type="float" office:value="0" calcext:value-type="float">
            <text:p>0</text:p>
          </table:table-cell>
          <table:table-cell table:formula="of:=[.B2]" office:value-type="float" office:value="0" calcext:value-type="float">
            <text:p>0</text:p>
          </table:table-cell>
          <table:table-cell table:formula="of:=ASIN(SIN([.C2]))" office:value-type="float" office:value="0" calcext:value-type="float">
            <text:p>0</text:p>
          </table:table-cell>
          <table:table-cell table:formula="of:=(SIN([.D2])-SIN([.C2])/SIN(23.4))*COS(23.4)" office:value-type="float" office:value="-0" calcext:value-type="float">
            <text:p>0</text:p>
          </table:table-cell>
          <table:table-cell table:formula="of:=[.E2]/PI()*12" office:value-type="float" office:value="0" calcext:value-type="float">
            <text:p>0</text:p>
          </table:table-cell>
          <table:table-cell table:formula="of:=[.F2]/PI()*180" office:value-type="float" office:value="-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2]+7.5" office:value-type="float" office:value="7.5" calcext:value-type="float">
            <text:p>7.5</text:p>
          </table:table-cell>
          <table:table-cell office:value-type="float" office:value="0" calcext:value-type="float">
            <text:p>0</text:p>
          </table:table-cell>
          <table:table-cell table:formula="of:=[.A3]/180*PI()" office:value-type="float" office:value="0.130899693899575" calcext:value-type="float">
            <text:p>0.130899693899575</text:p>
          </table:table-cell>
          <table:table-cell table:formula="of:=[.B3]" office:value-type="float" office:value="0" calcext:value-type="float">
            <text:p>0</text:p>
          </table:table-cell>
          <table:table-cell table:formula="of:=ASIN(SIN([.C3]))" office:value-type="float" office:value="0.130899693899575" calcext:value-type="float">
            <text:p>0.130899693899575</text:p>
          </table:table-cell>
          <table:table-cell table:formula="of:=(SIN([.D3])-SIN([.C3])/SIN(23.4))*COS(23.4)" office:value-type="float" office:value="-0.0213248006390999" calcext:value-type="float">
            <text:p>-0.0213248006390999</text:p>
          </table:table-cell>
          <table:table-cell table:formula="of:=[.E3]/PI()*12" office:value-type="float" office:value="0.5" calcext:value-type="float">
            <text:p>0.5</text:p>
          </table:table-cell>
          <table:table-cell table:formula="of:=[.F3]/PI()*180" office:value-type="float" office:value="-1.22182107557831" calcext:value-type="float">
            <text:p>-1.22182107557831</text:p>
          </table:table-cell>
          <table:table-cell/>
          <table:table-cell table:formula="of:=SIN(PI()/4)" office:value-type="float" office:value="0.707106781186547" calcext:value-type="float">
            <text:p>0.707106781186547</text:p>
          </table:table-cell>
        </table:table-row>
        <table:table-row table:style-name="ro1">
          <table:table-cell table:formula="of:=[.A3]+7.5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formula="of:=[.A4]/180*PI()" office:value-type="float" office:value="0.261799387799149" calcext:value-type="float">
            <text:p>0.261799387799149</text:p>
          </table:table-cell>
          <table:table-cell table:formula="of:=[.B4]" office:value-type="float" office:value="0" calcext:value-type="float">
            <text:p>0</text:p>
          </table:table-cell>
          <table:table-cell table:formula="of:=ASIN(SIN([.C4]))" office:value-type="float" office:value="0.261799387799149" calcext:value-type="float">
            <text:p>0.261799387799149</text:p>
          </table:table-cell>
          <table:table-cell table:formula="of:=(SIN([.D4])-SIN([.C4])/SIN(23.4))*COS(23.4)" office:value-type="float" office:value="-0.0422847280269132" calcext:value-type="float">
            <text:p>-0.0422847280269132</text:p>
          </table:table-cell>
          <table:table-cell table:formula="of:=[.E4]/PI()*12" office:value-type="float" office:value="1" calcext:value-type="float">
            <text:p>1</text:p>
          </table:table-cell>
          <table:table-cell table:formula="of:=[.F4]/PI()*180" office:value-type="float" office:value="-2.42273645380067" calcext:value-type="float">
            <text:p>-2.42273645380067</text:p>
          </table:table-cell>
          <table:table-cell table:number-columns-repeated="2"/>
        </table:table-row>
        <table:table-row table:style-name="ro1">
          <table:table-cell table:formula="of:=[.A4]+7.5" office:value-type="float" office:value="22.5" calcext:value-type="float">
            <text:p>22.5</text:p>
          </table:table-cell>
          <table:table-cell office:value-type="float" office:value="0" calcext:value-type="float">
            <text:p>0</text:p>
          </table:table-cell>
          <table:table-cell table:formula="of:=[.A5]/180*PI()" office:value-type="float" office:value="0.392699081698724" calcext:value-type="float">
            <text:p>0.392699081698724</text:p>
          </table:table-cell>
          <table:table-cell table:formula="of:=[.B5]" office:value-type="float" office:value="0" calcext:value-type="float">
            <text:p>0</text:p>
          </table:table-cell>
          <table:table-cell table:formula="of:=ASIN(SIN([.C5]))" office:value-type="float" office:value="0.392699081698724" calcext:value-type="float">
            <text:p>0.392699081698724</text:p>
          </table:table-cell>
          <table:table-cell table:formula="of:=(SIN([.D5])-SIN([.C5])/SIN(23.4))*COS(23.4)" office:value-type="float" office:value="-0.0625211519946445" calcext:value-type="float">
            <text:p>-0.0625211519946445</text:p>
          </table:table-cell>
          <table:table-cell table:formula="of:=[.E5]/PI()*12" office:value-type="float" office:value="1.5" calcext:value-type="float">
            <text:p>1.5</text:p>
          </table:table-cell>
          <table:table-cell table:formula="of:=[.F5]/PI()*180" office:value-type="float" office:value="-3.58219813958906" calcext:value-type="float">
            <text:p>-3.58219813958906</text:p>
          </table:table-cell>
          <table:table-cell table:number-columns-repeated="2"/>
        </table:table-row>
        <table:table-row table:style-name="ro1">
          <table:table-cell table:formula="of:=[.A5]+7.5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A6]/180*PI()" office:value-type="float" office:value="0.523598775598299" calcext:value-type="float">
            <text:p>0.523598775598299</text:p>
          </table:table-cell>
          <table:table-cell table:formula="of:=[.B6]" office:value-type="float" office:value="0" calcext:value-type="float">
            <text:p>0</text:p>
          </table:table-cell>
          <table:table-cell table:formula="of:=ASIN(SIN([.C6]))" office:value-type="float" office:value="0.523598775598299" calcext:value-type="float">
            <text:p>0.523598775598299</text:p>
          </table:table-cell>
          <table:table-cell table:formula="of:=(SIN([.D6])-SIN([.C6])/SIN(23.4))*COS(23.4)" office:value-type="float" office:value="-0.0816878217176093" calcext:value-type="float">
            <text:p>-0.0816878217176093</text:p>
          </table:table-cell>
          <table:table-cell table:formula="of:=[.E6]/PI()*12" office:value-type="float" office:value="2" calcext:value-type="float">
            <text:p>2</text:p>
          </table:table-cell>
          <table:table-cell table:formula="of:=[.F6]/PI()*180" office:value-type="float" office:value="-4.68036742203612" calcext:value-type="float">
            <text:p>-4.68036742203612</text:p>
          </table:table-cell>
          <table:table-cell table:number-columns-repeated="2"/>
        </table:table-row>
        <table:table-row table:style-name="ro1">
          <table:table-cell table:formula="of:=[.A6]+7.5" office:value-type="float" office:value="37.5" calcext:value-type="float">
            <text:p>37.5</text:p>
          </table:table-cell>
          <table:table-cell office:value-type="float" office:value="0" calcext:value-type="float">
            <text:p>0</text:p>
          </table:table-cell>
          <table:table-cell table:formula="of:=[.A7]/180*PI()" office:value-type="float" office:value="0.654498469497874" calcext:value-type="float">
            <text:p>0.654498469497874</text:p>
          </table:table-cell>
          <table:table-cell table:formula="of:=[.B7]" office:value-type="float" office:value="0" calcext:value-type="float">
            <text:p>0</text:p>
          </table:table-cell>
          <table:table-cell table:formula="of:=ASIN(SIN([.C7]))" office:value-type="float" office:value="0.654498469497874" calcext:value-type="float">
            <text:p>0.654498469497874</text:p>
          </table:table-cell>
          <table:table-cell table:formula="of:=(SIN([.D7])-SIN([.C7])/SIN(23.4))*COS(23.4)" office:value-type="float" office:value="-0.0994567901628429" calcext:value-type="float">
            <text:p>-0.0994567901628429</text:p>
          </table:table-cell>
          <table:table-cell table:formula="of:=[.E7]/PI()*12" office:value-type="float" office:value="2.5" calcext:value-type="float">
            <text:p>2.5</text:p>
          </table:table-cell>
          <table:table-cell table:formula="of:=[.F7]/PI()*180" office:value-type="float" office:value="-5.69845432024914" calcext:value-type="float">
            <text:p>-5.69845432024914</text:p>
          </table:table-cell>
          <table:table-cell table:number-columns-repeated="2"/>
        </table:table-row>
        <table:table-row table:style-name="ro1">
          <table:table-cell table:formula="of:=[.A7]+7.5"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A8]/180*PI()" office:value-type="float" office:value="0.785398163397448" calcext:value-type="float">
            <text:p>0.785398163397448</text:p>
          </table:table-cell>
          <table:table-cell table:formula="of:=[.B8]" office:value-type="float" office:value="0" calcext:value-type="float">
            <text:p>0</text:p>
          </table:table-cell>
          <table:table-cell table:formula="of:=ASIN(SIN([.C8]))" office:value-type="float" office:value="0.785398163397448" calcext:value-type="float">
            <text:p>0.785398163397448</text:p>
          </table:table-cell>
          <table:table-cell table:formula="of:=(SIN([.D8])-SIN([.C8])/SIN(23.4))*COS(23.4)" office:value-type="float" office:value="-0.115524025353759" calcext:value-type="float">
            <text:p>-0.115524025353759</text:p>
          </table:table-cell>
          <table:table-cell table:formula="of:=[.E8]/PI()*12" office:value-type="float" office:value="3" calcext:value-type="float">
            <text:p>3</text:p>
          </table:table-cell>
          <table:table-cell table:formula="of:=[.F8]/PI()*180" office:value-type="float" office:value="-6.61903908513268" calcext:value-type="float">
            <text:p>-6.61903908513268</text:p>
          </table:table-cell>
          <table:table-cell table:number-columns-repeated="2"/>
        </table:table-row>
        <table:table-row table:style-name="ro1">
          <table:table-cell table:formula="of:=[.A8]+7.5" office:value-type="float" office:value="52.5" calcext:value-type="float">
            <text:p>52.5</text:p>
          </table:table-cell>
          <table:table-cell office:value-type="float" office:value="0" calcext:value-type="float">
            <text:p>0</text:p>
          </table:table-cell>
          <table:table-cell table:formula="of:=[.A9]/180*PI()" office:value-type="float" office:value="0.916297857297023" calcext:value-type="float">
            <text:p>0.916297857297023</text:p>
          </table:table-cell>
          <table:table-cell table:formula="of:=[.B9]" office:value-type="float" office:value="0" calcext:value-type="float">
            <text:p>0</text:p>
          </table:table-cell>
          <table:table-cell table:formula="of:=ASIN(SIN([.C9]))" office:value-type="float" office:value="0.916297857297023" calcext:value-type="float">
            <text:p>0.916297857297023</text:p>
          </table:table-cell>
          <table:table-cell table:formula="of:=(SIN([.D9])-SIN([.C9])/SIN(23.4))*COS(23.4)" office:value-type="float" office:value="-0.12961461244156" calcext:value-type="float">
            <text:p>-0.12961461244156</text:p>
          </table:table-cell>
          <table:table-cell table:formula="of:=[.E9]/PI()*12" office:value-type="float" office:value="3.5" calcext:value-type="float">
            <text:p>3.5</text:p>
          </table:table-cell>
          <table:table-cell table:formula="of:=[.F9]/PI()*180" office:value-type="float" office:value="-7.42637025612527" calcext:value-type="float">
            <text:p>-7.42637025612527</text:p>
          </table:table-cell>
          <table:table-cell table:number-columns-repeated="2"/>
        </table:table-row>
        <table:table-row table:style-name="ro1">
          <table:table-cell table:formula="of:=[.A9]+7.5"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A10]/180*PI()" office:value-type="float" office:value="1.0471975511966" calcext:value-type="float">
            <text:p>1.0471975511966</text:p>
          </table:table-cell>
          <table:table-cell table:formula="of:=[.B10]" office:value-type="float" office:value="0" calcext:value-type="float">
            <text:p>0</text:p>
          </table:table-cell>
          <table:table-cell table:formula="of:=ASIN(SIN([.C10]))" office:value-type="float" office:value="1.0471975511966" calcext:value-type="float">
            <text:p>1.0471975511966</text:p>
          </table:table-cell>
          <table:table-cell table:formula="of:=(SIN([.D10])-SIN([.C10])/SIN(23.4))*COS(23.4)" office:value-type="float" office:value="-0.141487457574528" calcext:value-type="float">
            <text:p>-0.141487457574528</text:p>
          </table:table-cell>
          <table:table-cell table:formula="of:=[.E10]/PI()*12" office:value-type="float" office:value="4" calcext:value-type="float">
            <text:p>4</text:p>
          </table:table-cell>
          <table:table-cell table:formula="of:=[.F10]/PI()*180" office:value-type="float" office:value="-8.10663417305673" calcext:value-type="float">
            <text:p>-8.10663417305673</text:p>
          </table:table-cell>
          <table:table-cell table:number-columns-repeated="2"/>
        </table:table-row>
        <table:table-row table:style-name="ro1">
          <table:table-cell table:formula="of:=[.A10]+7.5" office:value-type="float" office:value="67.5" calcext:value-type="float">
            <text:p>67.5</text:p>
          </table:table-cell>
          <table:table-cell office:value-type="float" office:value="0" calcext:value-type="float">
            <text:p>0</text:p>
          </table:table-cell>
          <table:table-cell table:formula="of:=[.A11]/180*PI()" office:value-type="float" office:value="1.17809724509617" calcext:value-type="float">
            <text:p>1.17809724509617</text:p>
          </table:table-cell>
          <table:table-cell table:formula="of:=[.B11]" office:value-type="float" office:value="0" calcext:value-type="float">
            <text:p>0</text:p>
          </table:table-cell>
          <table:table-cell table:formula="of:=ASIN(SIN([.C11]))" office:value-type="float" office:value="1.17809724509617" calcext:value-type="float">
            <text:p>1.17809724509617</text:p>
          </table:table-cell>
          <table:table-cell table:formula="of:=(SIN([.D11])-SIN([.C11])/SIN(23.4))*COS(23.4)" office:value-type="float" office:value="-0.15093941308066" calcext:value-type="float">
            <text:p>-0.15093941308066</text:p>
          </table:table-cell>
          <table:table-cell table:formula="of:=[.E11]/PI()*12" office:value-type="float" office:value="4.5" calcext:value-type="float">
            <text:p>4.5</text:p>
          </table:table-cell>
          <table:table-cell table:formula="of:=[.F11]/PI()*180" office:value-type="float" office:value="-8.64819133170357" calcext:value-type="float">
            <text:p>-8.64819133170357</text:p>
          </table:table-cell>
          <table:table-cell table:number-columns-repeated="2"/>
        </table:table-row>
        <table:table-row table:style-name="ro1">
          <table:table-cell table:formula="of:=[.A11]+7.5"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A12]/180*PI()" office:value-type="float" office:value="1.30899693899575" calcext:value-type="float">
            <text:p>1.30899693899575</text:p>
          </table:table-cell>
          <table:table-cell table:formula="of:=[.B12]" office:value-type="float" office:value="0" calcext:value-type="float">
            <text:p>0</text:p>
          </table:table-cell>
          <table:table-cell table:formula="of:=ASIN(SIN([.C12]))" office:value-type="float" office:value="1.30899693899575" calcext:value-type="float">
            <text:p>1.30899693899575</text:p>
          </table:table-cell>
          <table:table-cell table:formula="of:=(SIN([.D12])-SIN([.C12])/SIN(23.4))*COS(23.4)" office:value-type="float" office:value="-0.157808753380672" calcext:value-type="float">
            <text:p>-0.157808753380672</text:p>
          </table:table-cell>
          <table:table-cell table:formula="of:=[.E12]/PI()*12" office:value-type="float" office:value="5" calcext:value-type="float">
            <text:p>5</text:p>
          </table:table-cell>
          <table:table-cell table:formula="of:=[.F12]/PI()*180" office:value-type="float" office:value="-9.04177553893335" calcext:value-type="float">
            <text:p>-9.04177553893335</text:p>
          </table:table-cell>
          <table:table-cell table:number-columns-repeated="2"/>
        </table:table-row>
        <table:table-row table:style-name="ro1">
          <table:table-cell table:formula="of:=[.A12]+7.5" office:value-type="float" office:value="82.5" calcext:value-type="float">
            <text:p>82.5</text:p>
          </table:table-cell>
          <table:table-cell office:value-type="float" office:value="0" calcext:value-type="float">
            <text:p>0</text:p>
          </table:table-cell>
          <table:table-cell table:formula="of:=[.A13]/180*PI()" office:value-type="float" office:value="1.43989663289532" calcext:value-type="float">
            <text:p>1.43989663289532</text:p>
          </table:table-cell>
          <table:table-cell table:formula="of:=[.B13]" office:value-type="float" office:value="0" calcext:value-type="float">
            <text:p>0</text:p>
          </table:table-cell>
          <table:table-cell table:formula="of:=ASIN(SIN([.C13]))" office:value-type="float" office:value="1.43989663289532" calcext:value-type="float">
            <text:p>1.43989663289532</text:p>
          </table:table-cell>
          <table:table-cell table:formula="of:=(SIN([.D13])-SIN([.C13])/SIN(23.4))*COS(23.4)" office:value-type="float" office:value="-0.161977942157487" calcext:value-type="float">
            <text:p>-0.161977942157487</text:p>
          </table:table-cell>
          <table:table-cell table:formula="of:=[.E13]/PI()*12" office:value-type="float" office:value="5.5" calcext:value-type="float">
            <text:p>5.5</text:p>
          </table:table-cell>
          <table:table-cell table:formula="of:=[.F13]/PI()*180" office:value-type="float" office:value="-9.2806524598382" calcext:value-type="float">
            <text:p>-9.2806524598382</text:p>
          </table:table-cell>
          <table:table-cell table:number-columns-repeated="2"/>
        </table:table-row>
        <table:table-row table:style-name="ro1">
          <table:table-cell table:formula="of:=[.A13]+7.5"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A14]/180*PI()" office:value-type="float" office:value="1.5707963267949" calcext:value-type="float">
            <text:p>1.5707963267949</text:p>
          </table:table-cell>
          <table:table-cell table:formula="of:=[.B14]" office:value-type="float" office:value="0" calcext:value-type="float">
            <text:p>0</text:p>
          </table:table-cell>
          <table:table-cell table:formula="of:=ASIN(SIN([.C14]))" office:value-type="float" office:value="1.5707963267949" calcext:value-type="float">
            <text:p>1.5707963267949</text:p>
          </table:table-cell>
          <table:table-cell table:formula="of:=(SIN([.D14])-SIN([.C14])/SIN(23.4))*COS(23.4)" office:value-type="float" office:value="-0.163375643435219" calcext:value-type="float">
            <text:p>-0.163375643435219</text:p>
          </table:table-cell>
          <table:table-cell table:formula="of:=[.E14]/PI()*12" office:value-type="float" office:value="6" calcext:value-type="float">
            <text:p>6</text:p>
          </table:table-cell>
          <table:table-cell table:formula="of:=[.F14]/PI()*180" office:value-type="float" office:value="-9.36073484407224" calcext:value-type="float">
            <text:p>-9.36073484407224</text:p>
          </table:table-cell>
          <table:table-cell table:number-columns-repeated="2"/>
        </table:table-row>
        <table:table-row table:style-name="ro1">
          <table:table-cell table:formula="of:=[.A14]+7.5" office:value-type="float" office:value="97.5" calcext:value-type="float">
            <text:p>97.5</text:p>
          </table:table-cell>
          <table:table-cell office:value-type="float" office:value="0" calcext:value-type="float">
            <text:p>0</text:p>
          </table:table-cell>
          <table:table-cell table:formula="of:=[.A15]/180*PI()" office:value-type="float" office:value="1.70169602069447" calcext:value-type="float">
            <text:p>1.70169602069447</text:p>
          </table:table-cell>
          <table:table-cell table:formula="of:=[.B15]" office:value-type="float" office:value="0" calcext:value-type="float">
            <text:p>0</text:p>
          </table:table-cell>
          <table:table-cell table:formula="of:=ASIN(SIN([.C15]))" office:value-type="float" office:value="1.43989663289532" calcext:value-type="float">
            <text:p>1.43989663289532</text:p>
          </table:table-cell>
          <table:table-cell table:formula="of:=(SIN([.D15])-SIN([.C15])/SIN(23.4))*COS(23.4)" office:value-type="float" office:value="-0.161977942157487" calcext:value-type="float">
            <text:p>-0.161977942157487</text:p>
          </table:table-cell>
          <table:table-cell table:formula="of:=[.E15]/PI()*12" office:value-type="float" office:value="5.5" calcext:value-type="float">
            <text:p>5.5</text:p>
          </table:table-cell>
          <table:table-cell table:formula="of:=[.F15]/PI()*180" office:value-type="float" office:value="-9.2806524598382" calcext:value-type="float">
            <text:p>-9.2806524598382</text:p>
          </table:table-cell>
          <table:table-cell table:number-columns-repeated="2"/>
        </table:table-row>
        <table:table-row table:style-name="ro1">
          <table:table-cell table:formula="of:=[.A15]+7.5"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A16]/180*PI()" office:value-type="float" office:value="1.83259571459405" calcext:value-type="float">
            <text:p>1.83259571459405</text:p>
          </table:table-cell>
          <table:table-cell table:formula="of:=[.B16]" office:value-type="float" office:value="0" calcext:value-type="float">
            <text:p>0</text:p>
          </table:table-cell>
          <table:table-cell table:formula="of:=ASIN(SIN([.C16]))" office:value-type="float" office:value="1.30899693899575" calcext:value-type="float">
            <text:p>1.30899693899575</text:p>
          </table:table-cell>
          <table:table-cell table:formula="of:=(SIN([.D16])-SIN([.C16])/SIN(23.4))*COS(23.4)" office:value-type="float" office:value="-0.157808753380672" calcext:value-type="float">
            <text:p>-0.157808753380672</text:p>
          </table:table-cell>
          <table:table-cell table:formula="of:=[.E16]/PI()*12" office:value-type="float" office:value="5" calcext:value-type="float">
            <text:p>5</text:p>
          </table:table-cell>
          <table:table-cell table:formula="of:=[.F16]/PI()*180" office:value-type="float" office:value="-9.04177553893335" calcext:value-type="float">
            <text:p>-9.04177553893335</text:p>
          </table:table-cell>
          <table:table-cell table:number-columns-repeated="2"/>
        </table:table-row>
        <table:table-row table:style-name="ro1">
          <table:table-cell table:formula="of:=[.A16]+7.5" office:value-type="float" office:value="112.5" calcext:value-type="float">
            <text:p>112.5</text:p>
          </table:table-cell>
          <table:table-cell office:value-type="float" office:value="0" calcext:value-type="float">
            <text:p>0</text:p>
          </table:table-cell>
          <table:table-cell table:formula="of:=[.A17]/180*PI()" office:value-type="float" office:value="1.96349540849362" calcext:value-type="float">
            <text:p>1.96349540849362</text:p>
          </table:table-cell>
          <table:table-cell table:formula="of:=[.B17]" office:value-type="float" office:value="0" calcext:value-type="float">
            <text:p>0</text:p>
          </table:table-cell>
          <table:table-cell table:formula="of:=ASIN(SIN([.C17]))" office:value-type="float" office:value="1.17809724509617" calcext:value-type="float">
            <text:p>1.17809724509617</text:p>
          </table:table-cell>
          <table:table-cell table:formula="of:=(SIN([.D17])-SIN([.C17])/SIN(23.4))*COS(23.4)" office:value-type="float" office:value="-0.15093941308066" calcext:value-type="float">
            <text:p>-0.15093941308066</text:p>
          </table:table-cell>
          <table:table-cell table:formula="of:=[.E17]/PI()*12" office:value-type="float" office:value="4.5" calcext:value-type="float">
            <text:p>4.5</text:p>
          </table:table-cell>
          <table:table-cell table:formula="of:=[.F17]/PI()*180" office:value-type="float" office:value="-8.64819133170357" calcext:value-type="float">
            <text:p>-8.64819133170357</text:p>
          </table:table-cell>
          <table:table-cell table:number-columns-repeated="2"/>
        </table:table-row>
        <table:table-row table:style-name="ro1">
          <table:table-cell table:formula="of:=[.A17]+7.5"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formula="of:=[.A18]/180*PI()" office:value-type="float" office:value="2.0943951023932" calcext:value-type="float">
            <text:p>2.0943951023932</text:p>
          </table:table-cell>
          <table:table-cell table:formula="of:=[.B18]" office:value-type="float" office:value="0" calcext:value-type="float">
            <text:p>0</text:p>
          </table:table-cell>
          <table:table-cell table:formula="of:=ASIN(SIN([.C18]))" office:value-type="float" office:value="1.0471975511966" calcext:value-type="float">
            <text:p>1.0471975511966</text:p>
          </table:table-cell>
          <table:table-cell table:formula="of:=(SIN([.D18])-SIN([.C18])/SIN(23.4))*COS(23.4)" office:value-type="float" office:value="-0.141487457574528" calcext:value-type="float">
            <text:p>-0.141487457574528</text:p>
          </table:table-cell>
          <table:table-cell table:formula="of:=[.E18]/PI()*12" office:value-type="float" office:value="4" calcext:value-type="float">
            <text:p>4</text:p>
          </table:table-cell>
          <table:table-cell table:formula="of:=[.F18]/PI()*180" office:value-type="float" office:value="-8.10663417305673" calcext:value-type="float">
            <text:p>-8.10663417305673</text:p>
          </table:table-cell>
          <table:table-cell table:number-columns-repeated="2"/>
        </table:table-row>
        <table:table-row table:style-name="ro1">
          <table:table-cell table:formula="of:=[.A18]+7.5" office:value-type="float" office:value="127.5" calcext:value-type="float">
            <text:p>127.5</text:p>
          </table:table-cell>
          <table:table-cell office:value-type="float" office:value="0" calcext:value-type="float">
            <text:p>0</text:p>
          </table:table-cell>
          <table:table-cell table:formula="of:=[.A19]/180*PI()" office:value-type="float" office:value="2.22529479629277" calcext:value-type="float">
            <text:p>2.22529479629277</text:p>
          </table:table-cell>
          <table:table-cell table:formula="of:=[.B19]" office:value-type="float" office:value="0" calcext:value-type="float">
            <text:p>0</text:p>
          </table:table-cell>
          <table:table-cell table:formula="of:=ASIN(SIN([.C19]))" office:value-type="float" office:value="0.916297857297023" calcext:value-type="float">
            <text:p>0.916297857297023</text:p>
          </table:table-cell>
          <table:table-cell table:formula="of:=(SIN([.D19])-SIN([.C19])/SIN(23.4))*COS(23.4)" office:value-type="float" office:value="-0.12961461244156" calcext:value-type="float">
            <text:p>-0.12961461244156</text:p>
          </table:table-cell>
          <table:table-cell table:formula="of:=[.E19]/PI()*12" office:value-type="float" office:value="3.5" calcext:value-type="float">
            <text:p>3.5</text:p>
          </table:table-cell>
          <table:table-cell table:formula="of:=[.F19]/PI()*180" office:value-type="float" office:value="-7.42637025612527" calcext:value-type="float">
            <text:p>-7.42637025612527</text:p>
          </table:table-cell>
          <table:table-cell table:number-columns-repeated="2"/>
        </table:table-row>
        <table:table-row table:style-name="ro1">
          <table:table-cell table:formula="of:=[.A19]+7.5"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A20]/180*PI()" office:value-type="float" office:value="2.35619449019234" calcext:value-type="float">
            <text:p>2.35619449019234</text:p>
          </table:table-cell>
          <table:table-cell table:formula="of:=[.B20]" office:value-type="float" office:value="0" calcext:value-type="float">
            <text:p>0</text:p>
          </table:table-cell>
          <table:table-cell table:formula="of:=ASIN(SIN([.C20]))" office:value-type="float" office:value="0.785398163397448" calcext:value-type="float">
            <text:p>0.785398163397448</text:p>
          </table:table-cell>
          <table:table-cell table:formula="of:=(SIN([.D20])-SIN([.C20])/SIN(23.4))*COS(23.4)" office:value-type="float" office:value="-0.115524025353759" calcext:value-type="float">
            <text:p>-0.115524025353759</text:p>
          </table:table-cell>
          <table:table-cell table:formula="of:=[.E20]/PI()*12" office:value-type="float" office:value="3" calcext:value-type="float">
            <text:p>3</text:p>
          </table:table-cell>
          <table:table-cell table:formula="of:=[.F20]/PI()*180" office:value-type="float" office:value="-6.61903908513268" calcext:value-type="float">
            <text:p>-6.61903908513268</text:p>
          </table:table-cell>
          <table:table-cell table:number-columns-repeated="2"/>
        </table:table-row>
        <table:table-row table:style-name="ro1">
          <table:table-cell table:formula="of:=[.A20]+7.5" office:value-type="float" office:value="142.5" calcext:value-type="float">
            <text:p>142.5</text:p>
          </table:table-cell>
          <table:table-cell office:value-type="float" office:value="0" calcext:value-type="float">
            <text:p>0</text:p>
          </table:table-cell>
          <table:table-cell table:formula="of:=[.A21]/180*PI()" office:value-type="float" office:value="2.48709418409192" calcext:value-type="float">
            <text:p>2.48709418409192</text:p>
          </table:table-cell>
          <table:table-cell table:formula="of:=[.B21]" office:value-type="float" office:value="0" calcext:value-type="float">
            <text:p>0</text:p>
          </table:table-cell>
          <table:table-cell table:formula="of:=ASIN(SIN([.C21]))" office:value-type="float" office:value="0.654498469497874" calcext:value-type="float">
            <text:p>0.654498469497874</text:p>
          </table:table-cell>
          <table:table-cell table:formula="of:=(SIN([.D21])-SIN([.C21])/SIN(23.4))*COS(23.4)" office:value-type="float" office:value="-0.0994567901628429" calcext:value-type="float">
            <text:p>-0.0994567901628429</text:p>
          </table:table-cell>
          <table:table-cell table:formula="of:=[.E21]/PI()*12" office:value-type="float" office:value="2.5" calcext:value-type="float">
            <text:p>2.5</text:p>
          </table:table-cell>
          <table:table-cell table:formula="of:=[.F21]/PI()*180" office:value-type="float" office:value="-5.69845432024914" calcext:value-type="float">
            <text:p>-5.69845432024914</text:p>
          </table:table-cell>
          <table:table-cell table:number-columns-repeated="2"/>
        </table:table-row>
        <table:table-row table:style-name="ro1">
          <table:table-cell table:formula="of:=[.A21]+7.5"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table:formula="of:=[.A22]/180*PI()" office:value-type="float" office:value="2.61799387799149" calcext:value-type="float">
            <text:p>2.61799387799149</text:p>
          </table:table-cell>
          <table:table-cell table:formula="of:=[.B22]" office:value-type="float" office:value="0" calcext:value-type="float">
            <text:p>0</text:p>
          </table:table-cell>
          <table:table-cell table:formula="of:=ASIN(SIN([.C22]))" office:value-type="float" office:value="0.523598775598299" calcext:value-type="float">
            <text:p>0.523598775598299</text:p>
          </table:table-cell>
          <table:table-cell table:formula="of:=(SIN([.D22])-SIN([.C22])/SIN(23.4))*COS(23.4)" office:value-type="float" office:value="-0.0816878217176093" calcext:value-type="float">
            <text:p>-0.0816878217176093</text:p>
          </table:table-cell>
          <table:table-cell table:formula="of:=[.E22]/PI()*12" office:value-type="float" office:value="2" calcext:value-type="float">
            <text:p>2</text:p>
          </table:table-cell>
          <table:table-cell table:formula="of:=[.F22]/PI()*180" office:value-type="float" office:value="-4.68036742203612" calcext:value-type="float">
            <text:p>-4.68036742203612</text:p>
          </table:table-cell>
          <table:table-cell table:number-columns-repeated="2"/>
        </table:table-row>
        <table:table-row table:style-name="ro1">
          <table:table-cell table:formula="of:=[.A22]+7.5" office:value-type="float" office:value="157.5" calcext:value-type="float">
            <text:p>157.5</text:p>
          </table:table-cell>
          <table:table-cell office:value-type="float" office:value="0" calcext:value-type="float">
            <text:p>0</text:p>
          </table:table-cell>
          <table:table-cell table:formula="of:=[.A23]/180*PI()" office:value-type="float" office:value="2.74889357189107" calcext:value-type="float">
            <text:p>2.74889357189107</text:p>
          </table:table-cell>
          <table:table-cell table:formula="of:=[.B23]" office:value-type="float" office:value="0" calcext:value-type="float">
            <text:p>0</text:p>
          </table:table-cell>
          <table:table-cell table:formula="of:=ASIN(SIN([.C23]))" office:value-type="float" office:value="0.392699081698724" calcext:value-type="float">
            <text:p>0.392699081698724</text:p>
          </table:table-cell>
          <table:table-cell table:formula="of:=(SIN([.D23])-SIN([.C23])/SIN(23.4))*COS(23.4)" office:value-type="float" office:value="-0.0625211519946445" calcext:value-type="float">
            <text:p>-0.0625211519946445</text:p>
          </table:table-cell>
          <table:table-cell table:formula="of:=[.E23]/PI()*12" office:value-type="float" office:value="1.5" calcext:value-type="float">
            <text:p>1.5</text:p>
          </table:table-cell>
          <table:table-cell table:formula="of:=[.F23]/PI()*180" office:value-type="float" office:value="-3.58219813958906" calcext:value-type="float">
            <text:p>-3.58219813958906</text:p>
          </table:table-cell>
          <table:table-cell table:number-columns-repeated="2"/>
        </table:table-row>
        <table:table-row table:style-name="ro1">
          <table:table-cell table:formula="of:=[.A23]+7.5"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 table:formula="of:=[.A24]/180*PI()" office:value-type="float" office:value="2.87979326579064" calcext:value-type="float">
            <text:p>2.87979326579064</text:p>
          </table:table-cell>
          <table:table-cell table:formula="of:=[.B24]" office:value-type="float" office:value="0" calcext:value-type="float">
            <text:p>0</text:p>
          </table:table-cell>
          <table:table-cell table:formula="of:=ASIN(SIN([.C24]))" office:value-type="float" office:value="0.26179938779915" calcext:value-type="float">
            <text:p>0.26179938779915</text:p>
          </table:table-cell>
          <table:table-cell table:formula="of:=(SIN([.D24])-SIN([.C24])/SIN(23.4))*COS(23.4)" office:value-type="float" office:value="-0.0422847280269132" calcext:value-type="float">
            <text:p>-0.0422847280269132</text:p>
          </table:table-cell>
          <table:table-cell table:formula="of:=[.E24]/PI()*12" office:value-type="float" office:value="1" calcext:value-type="float">
            <text:p>1</text:p>
          </table:table-cell>
          <table:table-cell table:formula="of:=[.F24]/PI()*180" office:value-type="float" office:value="-2.42273645380067" calcext:value-type="float">
            <text:p>-2.42273645380067</text:p>
          </table:table-cell>
          <table:table-cell table:number-columns-repeated="2"/>
        </table:table-row>
        <table:table-row table:style-name="ro1">
          <table:table-cell table:formula="of:=[.A24]+7.5" office:value-type="float" office:value="172.5" calcext:value-type="float">
            <text:p>172.5</text:p>
          </table:table-cell>
          <table:table-cell office:value-type="float" office:value="0" calcext:value-type="float">
            <text:p>0</text:p>
          </table:table-cell>
          <table:table-cell table:formula="of:=[.A25]/180*PI()" office:value-type="float" office:value="3.01069295969022" calcext:value-type="float">
            <text:p>3.01069295969022</text:p>
          </table:table-cell>
          <table:table-cell table:formula="of:=[.B25]" office:value-type="float" office:value="0" calcext:value-type="float">
            <text:p>0</text:p>
          </table:table-cell>
          <table:table-cell table:formula="of:=ASIN(SIN([.C25]))" office:value-type="float" office:value="0.130899693899575" calcext:value-type="float">
            <text:p>0.130899693899575</text:p>
          </table:table-cell>
          <table:table-cell table:formula="of:=(SIN([.D25])-SIN([.C25])/SIN(23.4))*COS(23.4)" office:value-type="float" office:value="-0.0213248006390999" calcext:value-type="float">
            <text:p>-0.0213248006390999</text:p>
          </table:table-cell>
          <table:table-cell table:formula="of:=[.E25]/PI()*12" office:value-type="float" office:value="0.5" calcext:value-type="float">
            <text:p>0.5</text:p>
          </table:table-cell>
          <table:table-cell table:formula="of:=[.F25]/PI()*180" office:value-type="float" office:value="-1.22182107557831" calcext:value-type="float">
            <text:p>-1.22182107557831</text:p>
          </table:table-cell>
          <table:table-cell table:number-columns-repeated="2"/>
        </table:table-row>
        <table:table-row table:style-name="ro1">
          <table:table-cell table:formula="of:=[.A25]+7.5"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table:formula="of:=[.A26]/180*PI()" office:value-type="float" office:value="3.14159265358979" calcext:value-type="float">
            <text:p>3.14159265358979</text:p>
          </table:table-cell>
          <table:table-cell table:formula="of:=[.B26]" office:value-type="float" office:value="0" calcext:value-type="float">
            <text:p>0</text:p>
          </table:table-cell>
          <table:table-cell table:formula="of:=ASIN(SIN([.C26]))" office:value-type="float" office:value="1.22464679914735E-016" calcext:value-type="float">
            <text:p>1.22464679914735E-16</text:p>
          </table:table-cell>
          <table:table-cell table:formula="of:=(SIN([.D26])-SIN([.C26])/SIN(23.4))*COS(23.4)" office:value-type="float" office:value="-2.0007745879158E-017" calcext:value-type="float">
            <text:p>-2.0007745879158E-17</text:p>
          </table:table-cell>
          <table:table-cell table:formula="of:=[.E26]/PI()*12" office:value-type="float" office:value="4.67780619902325E-016" calcext:value-type="float">
            <text:p>4.67780619902325E-16</text:p>
          </table:table-cell>
          <table:table-cell table:formula="of:=[.F26]/PI()*180" office:value-type="float" office:value="-1.14635939644602E-015" calcext:value-type="float">
            <text:p>-1.14635939644602E-15</text:p>
          </table:table-cell>
          <table:table-cell table:number-columns-repeated="2"/>
        </table:table-row>
        <table:table-row table:style-name="ro1">
          <table:table-cell table:formula="of:=[.A26]+7.5" office:value-type="float" office:value="187.5" calcext:value-type="float">
            <text:p>187.5</text:p>
          </table:table-cell>
          <table:table-cell office:value-type="float" office:value="0" calcext:value-type="float">
            <text:p>0</text:p>
          </table:table-cell>
          <table:table-cell table:formula="of:=[.A27]/180*PI()" office:value-type="float" office:value="3.27249234748937" calcext:value-type="float">
            <text:p>3.27249234748937</text:p>
          </table:table-cell>
          <table:table-cell table:formula="of:=[.B27]" office:value-type="float" office:value="0" calcext:value-type="float">
            <text:p>0</text:p>
          </table:table-cell>
          <table:table-cell table:formula="of:=ASIN(SIN([.C27]))" office:value-type="float" office:value="-0.130899693899575" calcext:value-type="float">
            <text:p>-0.130899693899575</text:p>
          </table:table-cell>
          <table:table-cell table:formula="of:=(SIN([.D27])-SIN([.C27])/SIN(23.4))*COS(23.4)" office:value-type="float" office:value="0.0213248006391" calcext:value-type="float">
            <text:p>0.0213248006391</text:p>
          </table:table-cell>
          <table:table-cell table:formula="of:=[.E27]/PI()*12" office:value-type="float" office:value="-0.500000000000001" calcext:value-type="float">
            <text:p>-0.500000000000001</text:p>
          </table:table-cell>
          <table:table-cell table:formula="of:=[.F27]/PI()*180" office:value-type="float" office:value="1.22182107557831" calcext:value-type="float">
            <text:p>1.22182107557831</text:p>
          </table:table-cell>
          <table:table-cell table:number-columns-repeated="2"/>
        </table:table-row>
        <table:table-row table:style-name="ro1">
          <table:table-cell table:formula="of:=[.A27]+7.5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[.A28]/180*PI()" office:value-type="float" office:value="3.40339204138894" calcext:value-type="float">
            <text:p>3.40339204138894</text:p>
          </table:table-cell>
          <table:table-cell table:formula="of:=[.B28]" office:value-type="float" office:value="0" calcext:value-type="float">
            <text:p>0</text:p>
          </table:table-cell>
          <table:table-cell table:formula="of:=ASIN(SIN([.C28]))" office:value-type="float" office:value="-0.261799387799149" calcext:value-type="float">
            <text:p>-0.261799387799149</text:p>
          </table:table-cell>
          <table:table-cell table:formula="of:=(SIN([.D28])-SIN([.C28])/SIN(23.4))*COS(23.4)" office:value-type="float" office:value="0.0422847280269131" calcext:value-type="float">
            <text:p>0.0422847280269131</text:p>
          </table:table-cell>
          <table:table-cell table:formula="of:=[.E28]/PI()*12" office:value-type="float" office:value="-0.999999999999998" calcext:value-type="float">
            <text:p>-0.999999999999998</text:p>
          </table:table-cell>
          <table:table-cell table:formula="of:=[.F28]/PI()*180" office:value-type="float" office:value="2.42273645380067" calcext:value-type="float">
            <text:p>2.42273645380067</text:p>
          </table:table-cell>
          <table:table-cell table:number-columns-repeated="2"/>
        </table:table-row>
        <table:table-row table:style-name="ro1">
          <table:table-cell table:formula="of:=[.A28]+7.5" office:value-type="float" office:value="202.5" calcext:value-type="float">
            <text:p>202.5</text:p>
          </table:table-cell>
          <table:table-cell office:value-type="float" office:value="0" calcext:value-type="float">
            <text:p>0</text:p>
          </table:table-cell>
          <table:table-cell table:formula="of:=[.A29]/180*PI()" office:value-type="float" office:value="3.53429173528852" calcext:value-type="float">
            <text:p>3.53429173528852</text:p>
          </table:table-cell>
          <table:table-cell table:formula="of:=[.B29]" office:value-type="float" office:value="0" calcext:value-type="float">
            <text:p>0</text:p>
          </table:table-cell>
          <table:table-cell table:formula="of:=ASIN(SIN([.C29]))" office:value-type="float" office:value="-0.392699081698724" calcext:value-type="float">
            <text:p>-0.392699081698724</text:p>
          </table:table-cell>
          <table:table-cell table:formula="of:=(SIN([.D29])-SIN([.C29])/SIN(23.4))*COS(23.4)" office:value-type="float" office:value="0.0625211519946445" calcext:value-type="float">
            <text:p>0.0625211519946445</text:p>
          </table:table-cell>
          <table:table-cell table:formula="of:=[.E29]/PI()*12" office:value-type="float" office:value="-1.5" calcext:value-type="float">
            <text:p>-1.5</text:p>
          </table:table-cell>
          <table:table-cell table:formula="of:=[.F29]/PI()*180" office:value-type="float" office:value="3.58219813958906" calcext:value-type="float">
            <text:p>3.58219813958906</text:p>
          </table:table-cell>
          <table:table-cell table:number-columns-repeated="2"/>
        </table:table-row>
        <table:table-row table:style-name="ro1">
          <table:table-cell table:formula="of:=[.A29]+7.5" office:value-type="float" office:value="210" calcext:value-type="float">
            <text:p>210</text:p>
          </table:table-cell>
          <table:table-cell office:value-type="float" office:value="0" calcext:value-type="float">
            <text:p>0</text:p>
          </table:table-cell>
          <table:table-cell table:formula="of:=[.A30]/180*PI()" office:value-type="float" office:value="3.66519142918809" calcext:value-type="float">
            <text:p>3.66519142918809</text:p>
          </table:table-cell>
          <table:table-cell table:formula="of:=[.B30]" office:value-type="float" office:value="0" calcext:value-type="float">
            <text:p>0</text:p>
          </table:table-cell>
          <table:table-cell table:formula="of:=ASIN(SIN([.C30]))" office:value-type="float" office:value="-0.523598775598299" calcext:value-type="float">
            <text:p>-0.523598775598299</text:p>
          </table:table-cell>
          <table:table-cell table:formula="of:=(SIN([.D30])-SIN([.C30])/SIN(23.4))*COS(23.4)" office:value-type="float" office:value="0.0816878217176093" calcext:value-type="float">
            <text:p>0.0816878217176093</text:p>
          </table:table-cell>
          <table:table-cell table:formula="of:=[.E30]/PI()*12" office:value-type="float" office:value="-2" calcext:value-type="float">
            <text:p>-2</text:p>
          </table:table-cell>
          <table:table-cell table:formula="of:=[.F30]/PI()*180" office:value-type="float" office:value="4.68036742203612" calcext:value-type="float">
            <text:p>4.68036742203612</text:p>
          </table:table-cell>
          <table:table-cell table:number-columns-repeated="2"/>
        </table:table-row>
        <table:table-row table:style-name="ro1">
          <table:table-cell table:formula="of:=[.A30]+7.5" office:value-type="float" office:value="217.5" calcext:value-type="float">
            <text:p>217.5</text:p>
          </table:table-cell>
          <table:table-cell office:value-type="float" office:value="0" calcext:value-type="float">
            <text:p>0</text:p>
          </table:table-cell>
          <table:table-cell table:formula="of:=[.A31]/180*PI()" office:value-type="float" office:value="3.79609112308767" calcext:value-type="float">
            <text:p>3.79609112308767</text:p>
          </table:table-cell>
          <table:table-cell table:formula="of:=[.B31]" office:value-type="float" office:value="0" calcext:value-type="float">
            <text:p>0</text:p>
          </table:table-cell>
          <table:table-cell table:formula="of:=ASIN(SIN([.C31]))" office:value-type="float" office:value="-0.654498469497873" calcext:value-type="float">
            <text:p>-0.654498469497873</text:p>
          </table:table-cell>
          <table:table-cell table:formula="of:=(SIN([.D31])-SIN([.C31])/SIN(23.4))*COS(23.4)" office:value-type="float" office:value="0.0994567901628428" calcext:value-type="float">
            <text:p>0.0994567901628428</text:p>
          </table:table-cell>
          <table:table-cell table:formula="of:=[.E31]/PI()*12" office:value-type="float" office:value="-2.5" calcext:value-type="float">
            <text:p>-2.5</text:p>
          </table:table-cell>
          <table:table-cell table:formula="of:=[.F31]/PI()*180" office:value-type="float" office:value="5.69845432024914" calcext:value-type="float">
            <text:p>5.69845432024914</text:p>
          </table:table-cell>
          <table:table-cell table:number-columns-repeated="2"/>
        </table:table-row>
        <table:table-row table:style-name="ro1">
          <table:table-cell table:formula="of:=[.A31]+7.5" office:value-type="float" office:value="225" calcext:value-type="float">
            <text:p>225</text:p>
          </table:table-cell>
          <table:table-cell office:value-type="float" office:value="0" calcext:value-type="float">
            <text:p>0</text:p>
          </table:table-cell>
          <table:table-cell table:formula="of:=[.A32]/180*PI()" office:value-type="float" office:value="3.92699081698724" calcext:value-type="float">
            <text:p>3.92699081698724</text:p>
          </table:table-cell>
          <table:table-cell table:formula="of:=[.B32]" office:value-type="float" office:value="0" calcext:value-type="float">
            <text:p>0</text:p>
          </table:table-cell>
          <table:table-cell table:formula="of:=ASIN(SIN([.C32]))" office:value-type="float" office:value="-0.785398163397448" calcext:value-type="float">
            <text:p>-0.785398163397448</text:p>
          </table:table-cell>
          <table:table-cell table:formula="of:=(SIN([.D32])-SIN([.C32])/SIN(23.4))*COS(23.4)" office:value-type="float" office:value="0.115524025353759" calcext:value-type="float">
            <text:p>0.115524025353759</text:p>
          </table:table-cell>
          <table:table-cell table:formula="of:=[.E32]/PI()*12" office:value-type="float" office:value="-3" calcext:value-type="float">
            <text:p>-3</text:p>
          </table:table-cell>
          <table:table-cell table:formula="of:=[.F32]/PI()*180" office:value-type="float" office:value="6.61903908513268" calcext:value-type="float">
            <text:p>6.61903908513268</text:p>
          </table:table-cell>
          <table:table-cell table:number-columns-repeated="2"/>
        </table:table-row>
        <table:table-row table:style-name="ro1">
          <table:table-cell table:formula="of:=[.A32]+7.5" office:value-type="float" office:value="232.5" calcext:value-type="float">
            <text:p>232.5</text:p>
          </table:table-cell>
          <table:table-cell office:value-type="float" office:value="0" calcext:value-type="float">
            <text:p>0</text:p>
          </table:table-cell>
          <table:table-cell table:formula="of:=[.A33]/180*PI()" office:value-type="float" office:value="4.05789051088682" calcext:value-type="float">
            <text:p>4.05789051088682</text:p>
          </table:table-cell>
          <table:table-cell table:formula="of:=[.B33]" office:value-type="float" office:value="0" calcext:value-type="float">
            <text:p>0</text:p>
          </table:table-cell>
          <table:table-cell table:formula="of:=ASIN(SIN([.C33]))" office:value-type="float" office:value="-0.916297857297023" calcext:value-type="float">
            <text:p>-0.916297857297023</text:p>
          </table:table-cell>
          <table:table-cell table:formula="of:=(SIN([.D33])-SIN([.C33])/SIN(23.4))*COS(23.4)" office:value-type="float" office:value="0.12961461244156" calcext:value-type="float">
            <text:p>0.12961461244156</text:p>
          </table:table-cell>
          <table:table-cell table:formula="of:=[.E33]/PI()*12" office:value-type="float" office:value="-3.5" calcext:value-type="float">
            <text:p>-3.5</text:p>
          </table:table-cell>
          <table:table-cell table:formula="of:=[.F33]/PI()*180" office:value-type="float" office:value="7.42637025612526" calcext:value-type="float">
            <text:p>7.42637025612526</text:p>
          </table:table-cell>
          <table:table-cell table:number-columns-repeated="2"/>
        </table:table-row>
        <table:table-row table:style-name="ro1">
          <table:table-cell table:formula="of:=[.A33]+7.5"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  <table:table-cell table:formula="of:=[.A34]/180*PI()" office:value-type="float" office:value="4.18879020478639" calcext:value-type="float">
            <text:p>4.18879020478639</text:p>
          </table:table-cell>
          <table:table-cell table:formula="of:=[.B34]" office:value-type="float" office:value="0" calcext:value-type="float">
            <text:p>0</text:p>
          </table:table-cell>
          <table:table-cell table:formula="of:=ASIN(SIN([.C34]))" office:value-type="float" office:value="-1.0471975511966" calcext:value-type="float">
            <text:p>-1.0471975511966</text:p>
          </table:table-cell>
          <table:table-cell table:formula="of:=(SIN([.D34])-SIN([.C34])/SIN(23.4))*COS(23.4)" office:value-type="float" office:value="0.141487457574528" calcext:value-type="float">
            <text:p>0.141487457574528</text:p>
          </table:table-cell>
          <table:table-cell table:formula="of:=[.E34]/PI()*12" office:value-type="float" office:value="-4" calcext:value-type="float">
            <text:p>-4</text:p>
          </table:table-cell>
          <table:table-cell table:formula="of:=[.F34]/PI()*180" office:value-type="float" office:value="8.10663417305672" calcext:value-type="float">
            <text:p>8.10663417305672</text:p>
          </table:table-cell>
          <table:table-cell table:number-columns-repeated="2"/>
        </table:table-row>
        <table:table-row table:style-name="ro1">
          <table:table-cell table:formula="of:=[.A34]+7.5" office:value-type="float" office:value="247.5" calcext:value-type="float">
            <text:p>247.5</text:p>
          </table:table-cell>
          <table:table-cell office:value-type="float" office:value="0" calcext:value-type="float">
            <text:p>0</text:p>
          </table:table-cell>
          <table:table-cell table:formula="of:=[.A35]/180*PI()" office:value-type="float" office:value="4.31968989868597" calcext:value-type="float">
            <text:p>4.31968989868597</text:p>
          </table:table-cell>
          <table:table-cell table:formula="of:=[.B35]" office:value-type="float" office:value="0" calcext:value-type="float">
            <text:p>0</text:p>
          </table:table-cell>
          <table:table-cell table:formula="of:=ASIN(SIN([.C35]))" office:value-type="float" office:value="-1.17809724509617" calcext:value-type="float">
            <text:p>-1.17809724509617</text:p>
          </table:table-cell>
          <table:table-cell table:formula="of:=(SIN([.D35])-SIN([.C35])/SIN(23.4))*COS(23.4)" office:value-type="float" office:value="0.15093941308066" calcext:value-type="float">
            <text:p>0.15093941308066</text:p>
          </table:table-cell>
          <table:table-cell table:formula="of:=[.E35]/PI()*12" office:value-type="float" office:value="-4.5" calcext:value-type="float">
            <text:p>-4.5</text:p>
          </table:table-cell>
          <table:table-cell table:formula="of:=[.F35]/PI()*180" office:value-type="float" office:value="8.64819133170357" calcext:value-type="float">
            <text:p>8.64819133170357</text:p>
          </table:table-cell>
          <table:table-cell table:number-columns-repeated="2"/>
        </table:table-row>
        <table:table-row table:style-name="ro1">
          <table:table-cell table:formula="of:=[.A35]+7.5"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formula="of:=[.A36]/180*PI()" office:value-type="float" office:value="4.45058959258554" calcext:value-type="float">
            <text:p>4.45058959258554</text:p>
          </table:table-cell>
          <table:table-cell table:formula="of:=[.B36]" office:value-type="float" office:value="0" calcext:value-type="float">
            <text:p>0</text:p>
          </table:table-cell>
          <table:table-cell table:formula="of:=ASIN(SIN([.C36]))" office:value-type="float" office:value="-1.30899693899575" calcext:value-type="float">
            <text:p>-1.30899693899575</text:p>
          </table:table-cell>
          <table:table-cell table:formula="of:=(SIN([.D36])-SIN([.C36])/SIN(23.4))*COS(23.4)" office:value-type="float" office:value="0.157808753380672" calcext:value-type="float">
            <text:p>0.157808753380672</text:p>
          </table:table-cell>
          <table:table-cell table:formula="of:=[.E36]/PI()*12" office:value-type="float" office:value="-5" calcext:value-type="float">
            <text:p>-5</text:p>
          </table:table-cell>
          <table:table-cell table:formula="of:=[.F36]/PI()*180" office:value-type="float" office:value="9.04177553893335" calcext:value-type="float">
            <text:p>9.04177553893335</text:p>
          </table:table-cell>
          <table:table-cell table:number-columns-repeated="2"/>
        </table:table-row>
        <table:table-row table:style-name="ro1">
          <table:table-cell table:formula="of:=[.A36]+7.5" office:value-type="float" office:value="262.5" calcext:value-type="float">
            <text:p>262.5</text:p>
          </table:table-cell>
          <table:table-cell office:value-type="float" office:value="0" calcext:value-type="float">
            <text:p>0</text:p>
          </table:table-cell>
          <table:table-cell table:formula="of:=[.A37]/180*PI()" office:value-type="float" office:value="4.58148928648512" calcext:value-type="float">
            <text:p>4.58148928648512</text:p>
          </table:table-cell>
          <table:table-cell table:formula="of:=[.B37]" office:value-type="float" office:value="0" calcext:value-type="float">
            <text:p>0</text:p>
          </table:table-cell>
          <table:table-cell table:formula="of:=ASIN(SIN([.C37]))" office:value-type="float" office:value="-1.43989663289532" calcext:value-type="float">
            <text:p>-1.43989663289532</text:p>
          </table:table-cell>
          <table:table-cell table:formula="of:=(SIN([.D37])-SIN([.C37])/SIN(23.4))*COS(23.4)" office:value-type="float" office:value="0.161977942157487" calcext:value-type="float">
            <text:p>0.161977942157487</text:p>
          </table:table-cell>
          <table:table-cell table:formula="of:=[.E37]/PI()*12" office:value-type="float" office:value="-5.5" calcext:value-type="float">
            <text:p>-5.5</text:p>
          </table:table-cell>
          <table:table-cell table:formula="of:=[.F37]/PI()*180" office:value-type="float" office:value="9.2806524598382" calcext:value-type="float">
            <text:p>9.2806524598382</text:p>
          </table:table-cell>
          <table:table-cell table:number-columns-repeated="2"/>
        </table:table-row>
        <table:table-row table:style-name="ro1">
          <table:table-cell table:formula="of:=[.A37]+7.5" office:value-type="float" office:value="270" calcext:value-type="float">
            <text:p>270</text:p>
          </table:table-cell>
          <table:table-cell office:value-type="float" office:value="0" calcext:value-type="float">
            <text:p>0</text:p>
          </table:table-cell>
          <table:table-cell table:formula="of:=[.A38]/180*PI()" office:value-type="float" office:value="4.71238898038469" calcext:value-type="float">
            <text:p>4.71238898038469</text:p>
          </table:table-cell>
          <table:table-cell table:formula="of:=[.B38]" office:value-type="float" office:value="0" calcext:value-type="float">
            <text:p>0</text:p>
          </table:table-cell>
          <table:table-cell table:formula="of:=ASIN(SIN([.C38]))" office:value-type="float" office:value="-1.5707963267949" calcext:value-type="float">
            <text:p>-1.5707963267949</text:p>
          </table:table-cell>
          <table:table-cell table:formula="of:=(SIN([.D38])-SIN([.C38])/SIN(23.4))*COS(23.4)" office:value-type="float" office:value="0.163375643435219" calcext:value-type="float">
            <text:p>0.163375643435219</text:p>
          </table:table-cell>
          <table:table-cell table:formula="of:=[.E38]/PI()*12" office:value-type="float" office:value="-6" calcext:value-type="float">
            <text:p>-6</text:p>
          </table:table-cell>
          <table:table-cell table:formula="of:=[.F38]/PI()*180" office:value-type="float" office:value="9.36073484407224" calcext:value-type="float">
            <text:p>9.36073484407224</text:p>
          </table:table-cell>
          <table:table-cell table:number-columns-repeated="2"/>
        </table:table-row>
        <table:table-row table:style-name="ro1">
          <table:table-cell table:formula="of:=[.A38]+7.5" office:value-type="float" office:value="277.5" calcext:value-type="float">
            <text:p>277.5</text:p>
          </table:table-cell>
          <table:table-cell office:value-type="float" office:value="0" calcext:value-type="float">
            <text:p>0</text:p>
          </table:table-cell>
          <table:table-cell table:formula="of:=[.A39]/180*PI()" office:value-type="float" office:value="4.84328867428426" calcext:value-type="float">
            <text:p>4.84328867428426</text:p>
          </table:table-cell>
          <table:table-cell table:formula="of:=[.B39]" office:value-type="float" office:value="0" calcext:value-type="float">
            <text:p>0</text:p>
          </table:table-cell>
          <table:table-cell table:formula="of:=ASIN(SIN([.C39]))" office:value-type="float" office:value="-1.43989663289532" calcext:value-type="float">
            <text:p>-1.43989663289532</text:p>
          </table:table-cell>
          <table:table-cell table:formula="of:=(SIN([.D39])-SIN([.C39])/SIN(23.4))*COS(23.4)" office:value-type="float" office:value="0.161977942157487" calcext:value-type="float">
            <text:p>0.161977942157487</text:p>
          </table:table-cell>
          <table:table-cell table:formula="of:=[.E39]/PI()*12" office:value-type="float" office:value="-5.5" calcext:value-type="float">
            <text:p>-5.5</text:p>
          </table:table-cell>
          <table:table-cell table:formula="of:=[.F39]/PI()*180" office:value-type="float" office:value="9.2806524598382" calcext:value-type="float">
            <text:p>9.2806524598382</text:p>
          </table:table-cell>
          <table:table-cell table:number-columns-repeated="2"/>
        </table:table-row>
        <table:table-row table:style-name="ro1">
          <table:table-cell table:formula="of:=[.A39]+7.5" office:value-type="float" office:value="285" calcext:value-type="float">
            <text:p>285</text:p>
          </table:table-cell>
          <table:table-cell office:value-type="float" office:value="0" calcext:value-type="float">
            <text:p>0</text:p>
          </table:table-cell>
          <table:table-cell table:formula="of:=[.A40]/180*PI()" office:value-type="float" office:value="4.97418836818384" calcext:value-type="float">
            <text:p>4.97418836818384</text:p>
          </table:table-cell>
          <table:table-cell table:formula="of:=[.B40]" office:value-type="float" office:value="0" calcext:value-type="float">
            <text:p>0</text:p>
          </table:table-cell>
          <table:table-cell table:formula="of:=ASIN(SIN([.C40]))" office:value-type="float" office:value="-1.30899693899575" calcext:value-type="float">
            <text:p>-1.30899693899575</text:p>
          </table:table-cell>
          <table:table-cell table:formula="of:=(SIN([.D40])-SIN([.C40])/SIN(23.4))*COS(23.4)" office:value-type="float" office:value="0.157808753380672" calcext:value-type="float">
            <text:p>0.157808753380672</text:p>
          </table:table-cell>
          <table:table-cell table:formula="of:=[.E40]/PI()*12" office:value-type="float" office:value="-5" calcext:value-type="float">
            <text:p>-5</text:p>
          </table:table-cell>
          <table:table-cell table:formula="of:=[.F40]/PI()*180" office:value-type="float" office:value="9.04177553893335" calcext:value-type="float">
            <text:p>9.04177553893335</text:p>
          </table:table-cell>
          <table:table-cell table:number-columns-repeated="2"/>
        </table:table-row>
        <table:table-row table:style-name="ro1">
          <table:table-cell table:formula="of:=[.A40]+7.5" office:value-type="float" office:value="292.5" calcext:value-type="float">
            <text:p>292.5</text:p>
          </table:table-cell>
          <table:table-cell office:value-type="float" office:value="0" calcext:value-type="float">
            <text:p>0</text:p>
          </table:table-cell>
          <table:table-cell table:formula="of:=[.A41]/180*PI()" office:value-type="float" office:value="5.10508806208341" calcext:value-type="float">
            <text:p>5.10508806208341</text:p>
          </table:table-cell>
          <table:table-cell table:formula="of:=[.B41]" office:value-type="float" office:value="0" calcext:value-type="float">
            <text:p>0</text:p>
          </table:table-cell>
          <table:table-cell table:formula="of:=ASIN(SIN([.C41]))" office:value-type="float" office:value="-1.17809724509617" calcext:value-type="float">
            <text:p>-1.17809724509617</text:p>
          </table:table-cell>
          <table:table-cell table:formula="of:=(SIN([.D41])-SIN([.C41])/SIN(23.4))*COS(23.4)" office:value-type="float" office:value="0.15093941308066" calcext:value-type="float">
            <text:p>0.15093941308066</text:p>
          </table:table-cell>
          <table:table-cell table:formula="of:=[.E41]/PI()*12" office:value-type="float" office:value="-4.5" calcext:value-type="float">
            <text:p>-4.5</text:p>
          </table:table-cell>
          <table:table-cell table:formula="of:=[.F41]/PI()*180" office:value-type="float" office:value="8.64819133170357" calcext:value-type="float">
            <text:p>8.64819133170357</text:p>
          </table:table-cell>
          <table:table-cell table:number-columns-repeated="2"/>
        </table:table-row>
        <table:table-row table:style-name="ro1">
          <table:table-cell table:formula="of:=[.A41]+7.5"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table:formula="of:=[.A42]/180*PI()" office:value-type="float" office:value="5.23598775598299" calcext:value-type="float">
            <text:p>5.23598775598299</text:p>
          </table:table-cell>
          <table:table-cell table:formula="of:=[.B42]" office:value-type="float" office:value="0" calcext:value-type="float">
            <text:p>0</text:p>
          </table:table-cell>
          <table:table-cell table:formula="of:=ASIN(SIN([.C42]))" office:value-type="float" office:value="-1.0471975511966" calcext:value-type="float">
            <text:p>-1.0471975511966</text:p>
          </table:table-cell>
          <table:table-cell table:formula="of:=(SIN([.D42])-SIN([.C42])/SIN(23.4))*COS(23.4)" office:value-type="float" office:value="0.141487457574528" calcext:value-type="float">
            <text:p>0.141487457574528</text:p>
          </table:table-cell>
          <table:table-cell table:formula="of:=[.E42]/PI()*12" office:value-type="float" office:value="-4" calcext:value-type="float">
            <text:p>-4</text:p>
          </table:table-cell>
          <table:table-cell table:formula="of:=[.F42]/PI()*180" office:value-type="float" office:value="8.10663417305673" calcext:value-type="float">
            <text:p>8.10663417305673</text:p>
          </table:table-cell>
          <table:table-cell table:number-columns-repeated="2"/>
        </table:table-row>
        <table:table-row table:style-name="ro1">
          <table:table-cell table:formula="of:=[.A42]+7.5" office:value-type="float" office:value="307.5" calcext:value-type="float">
            <text:p>307.5</text:p>
          </table:table-cell>
          <table:table-cell office:value-type="float" office:value="0" calcext:value-type="float">
            <text:p>0</text:p>
          </table:table-cell>
          <table:table-cell table:formula="of:=[.A43]/180*PI()" office:value-type="float" office:value="5.36688744988256" calcext:value-type="float">
            <text:p>5.36688744988256</text:p>
          </table:table-cell>
          <table:table-cell table:formula="of:=[.B43]" office:value-type="float" office:value="0" calcext:value-type="float">
            <text:p>0</text:p>
          </table:table-cell>
          <table:table-cell table:formula="of:=ASIN(SIN([.C43]))" office:value-type="float" office:value="-0.916297857297023" calcext:value-type="float">
            <text:p>-0.916297857297023</text:p>
          </table:table-cell>
          <table:table-cell table:formula="of:=(SIN([.D43])-SIN([.C43])/SIN(23.4))*COS(23.4)" office:value-type="float" office:value="0.12961461244156" calcext:value-type="float">
            <text:p>0.12961461244156</text:p>
          </table:table-cell>
          <table:table-cell table:formula="of:=[.E43]/PI()*12" office:value-type="float" office:value="-3.5" calcext:value-type="float">
            <text:p>-3.5</text:p>
          </table:table-cell>
          <table:table-cell table:formula="of:=[.F43]/PI()*180" office:value-type="float" office:value="7.42637025612527" calcext:value-type="float">
            <text:p>7.42637025612527</text:p>
          </table:table-cell>
          <table:table-cell table:number-columns-repeated="2"/>
        </table:table-row>
        <table:table-row table:style-name="ro1">
          <table:table-cell table:formula="of:=[.A43]+7.5"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table:formula="of:=[.A44]/180*PI()" office:value-type="float" office:value="5.49778714378214" calcext:value-type="float">
            <text:p>5.49778714378214</text:p>
          </table:table-cell>
          <table:table-cell table:formula="of:=[.B44]" office:value-type="float" office:value="0" calcext:value-type="float">
            <text:p>0</text:p>
          </table:table-cell>
          <table:table-cell table:formula="of:=ASIN(SIN([.C44]))" office:value-type="float" office:value="-0.785398163397448" calcext:value-type="float">
            <text:p>-0.785398163397448</text:p>
          </table:table-cell>
          <table:table-cell table:formula="of:=(SIN([.D44])-SIN([.C44])/SIN(23.4))*COS(23.4)" office:value-type="float" office:value="0.115524025353759" calcext:value-type="float">
            <text:p>0.115524025353759</text:p>
          </table:table-cell>
          <table:table-cell table:formula="of:=[.E44]/PI()*12" office:value-type="float" office:value="-3" calcext:value-type="float">
            <text:p>-3</text:p>
          </table:table-cell>
          <table:table-cell table:formula="of:=[.F44]/PI()*180" office:value-type="float" office:value="6.61903908513268" calcext:value-type="float">
            <text:p>6.61903908513268</text:p>
          </table:table-cell>
          <table:table-cell table:number-columns-repeated="2"/>
        </table:table-row>
        <table:table-row table:style-name="ro1">
          <table:table-cell table:formula="of:=[.A44]+7.5" office:value-type="float" office:value="322.5" calcext:value-type="float">
            <text:p>322.5</text:p>
          </table:table-cell>
          <table:table-cell office:value-type="float" office:value="0" calcext:value-type="float">
            <text:p>0</text:p>
          </table:table-cell>
          <table:table-cell table:formula="of:=[.A45]/180*PI()" office:value-type="float" office:value="5.62868683768171" calcext:value-type="float">
            <text:p>5.62868683768171</text:p>
          </table:table-cell>
          <table:table-cell table:formula="of:=[.B45]" office:value-type="float" office:value="0" calcext:value-type="float">
            <text:p>0</text:p>
          </table:table-cell>
          <table:table-cell table:formula="of:=ASIN(SIN([.C45]))" office:value-type="float" office:value="-0.654498469497874" calcext:value-type="float">
            <text:p>-0.654498469497874</text:p>
          </table:table-cell>
          <table:table-cell table:formula="of:=(SIN([.D45])-SIN([.C45])/SIN(23.4))*COS(23.4)" office:value-type="float" office:value="0.0994567901628429" calcext:value-type="float">
            <text:p>0.0994567901628429</text:p>
          </table:table-cell>
          <table:table-cell table:formula="of:=[.E45]/PI()*12" office:value-type="float" office:value="-2.5" calcext:value-type="float">
            <text:p>-2.5</text:p>
          </table:table-cell>
          <table:table-cell table:formula="of:=[.F45]/PI()*180" office:value-type="float" office:value="5.69845432024914" calcext:value-type="float">
            <text:p>5.69845432024914</text:p>
          </table:table-cell>
          <table:table-cell table:number-columns-repeated="2"/>
        </table:table-row>
        <table:table-row table:style-name="ro1">
          <table:table-cell table:formula="of:=[.A45]+7.5" office:value-type="float" office:value="330" calcext:value-type="float">
            <text:p>330</text:p>
          </table:table-cell>
          <table:table-cell office:value-type="float" office:value="0" calcext:value-type="float">
            <text:p>0</text:p>
          </table:table-cell>
          <table:table-cell table:formula="of:=[.A46]/180*PI()" office:value-type="float" office:value="5.75958653158129" calcext:value-type="float">
            <text:p>5.75958653158129</text:p>
          </table:table-cell>
          <table:table-cell table:formula="of:=[.B46]" office:value-type="float" office:value="0" calcext:value-type="float">
            <text:p>0</text:p>
          </table:table-cell>
          <table:table-cell table:formula="of:=ASIN(SIN([.C46]))" office:value-type="float" office:value="-0.523598775598299" calcext:value-type="float">
            <text:p>-0.523598775598299</text:p>
          </table:table-cell>
          <table:table-cell table:formula="of:=(SIN([.D46])-SIN([.C46])/SIN(23.4))*COS(23.4)" office:value-type="float" office:value="0.0816878217176094" calcext:value-type="float">
            <text:p>0.0816878217176094</text:p>
          </table:table-cell>
          <table:table-cell table:formula="of:=[.E46]/PI()*12" office:value-type="float" office:value="-2" calcext:value-type="float">
            <text:p>-2</text:p>
          </table:table-cell>
          <table:table-cell table:formula="of:=[.F46]/PI()*180" office:value-type="float" office:value="4.68036742203612" calcext:value-type="float">
            <text:p>4.68036742203612</text:p>
          </table:table-cell>
          <table:table-cell table:number-columns-repeated="2"/>
        </table:table-row>
        <table:table-row table:style-name="ro1">
          <table:table-cell table:formula="of:=[.A46]+7.5" office:value-type="float" office:value="337.5" calcext:value-type="float">
            <text:p>337.5</text:p>
          </table:table-cell>
          <table:table-cell office:value-type="float" office:value="0" calcext:value-type="float">
            <text:p>0</text:p>
          </table:table-cell>
          <table:table-cell table:formula="of:=[.A47]/180*PI()" office:value-type="float" office:value="5.89048622548086" calcext:value-type="float">
            <text:p>5.89048622548086</text:p>
          </table:table-cell>
          <table:table-cell table:formula="of:=[.B47]" office:value-type="float" office:value="0" calcext:value-type="float">
            <text:p>0</text:p>
          </table:table-cell>
          <table:table-cell table:formula="of:=ASIN(SIN([.C47]))" office:value-type="float" office:value="-0.392699081698725" calcext:value-type="float">
            <text:p>-0.392699081698725</text:p>
          </table:table-cell>
          <table:table-cell table:formula="of:=(SIN([.D47])-SIN([.C47])/SIN(23.4))*COS(23.4)" office:value-type="float" office:value="0.0625211519946446" calcext:value-type="float">
            <text:p>0.0625211519946446</text:p>
          </table:table-cell>
          <table:table-cell table:formula="of:=[.E47]/PI()*12" office:value-type="float" office:value="-1.5" calcext:value-type="float">
            <text:p>-1.5</text:p>
          </table:table-cell>
          <table:table-cell table:formula="of:=[.F47]/PI()*180" office:value-type="float" office:value="3.58219813958906" calcext:value-type="float">
            <text:p>3.58219813958906</text:p>
          </table:table-cell>
          <table:table-cell table:number-columns-repeated="2"/>
        </table:table-row>
        <table:table-row table:style-name="ro1">
          <table:table-cell table:formula="of:=[.A47]+7.5" office:value-type="float" office:value="345" calcext:value-type="float">
            <text:p>345</text:p>
          </table:table-cell>
          <table:table-cell office:value-type="float" office:value="0" calcext:value-type="float">
            <text:p>0</text:p>
          </table:table-cell>
          <table:table-cell table:formula="of:=[.A48]/180*PI()" office:value-type="float" office:value="6.02138591938044" calcext:value-type="float">
            <text:p>6.02138591938044</text:p>
          </table:table-cell>
          <table:table-cell table:formula="of:=[.B48]" office:value-type="float" office:value="0" calcext:value-type="float">
            <text:p>0</text:p>
          </table:table-cell>
          <table:table-cell table:formula="of:=ASIN(SIN([.C48]))" office:value-type="float" office:value="-0.261799387799149" calcext:value-type="float">
            <text:p>-0.261799387799149</text:p>
          </table:table-cell>
          <table:table-cell table:formula="of:=(SIN([.D48])-SIN([.C48])/SIN(23.4))*COS(23.4)" office:value-type="float" office:value="0.0422847280269132" calcext:value-type="float">
            <text:p>0.0422847280269132</text:p>
          </table:table-cell>
          <table:table-cell table:formula="of:=[.E48]/PI()*12" office:value-type="float" office:value="-1" calcext:value-type="float">
            <text:p>-1</text:p>
          </table:table-cell>
          <table:table-cell table:formula="of:=[.F48]/PI()*180" office:value-type="float" office:value="2.42273645380067" calcext:value-type="float">
            <text:p>2.42273645380067</text:p>
          </table:table-cell>
          <table:table-cell table:number-columns-repeated="2"/>
        </table:table-row>
        <table:table-row table:style-name="ro1">
          <table:table-cell table:formula="of:=[.A48]+7.5" office:value-type="float" office:value="352.5" calcext:value-type="float">
            <text:p>352.5</text:p>
          </table:table-cell>
          <table:table-cell office:value-type="float" office:value="0" calcext:value-type="float">
            <text:p>0</text:p>
          </table:table-cell>
          <table:table-cell table:formula="of:=[.A49]/180*PI()" office:value-type="float" office:value="6.15228561328001" calcext:value-type="float">
            <text:p>6.15228561328001</text:p>
          </table:table-cell>
          <table:table-cell table:formula="of:=[.B49]" office:value-type="float" office:value="0" calcext:value-type="float">
            <text:p>0</text:p>
          </table:table-cell>
          <table:table-cell table:formula="of:=ASIN(SIN([.C49]))" office:value-type="float" office:value="-0.130899693899575" calcext:value-type="float">
            <text:p>-0.130899693899575</text:p>
          </table:table-cell>
          <table:table-cell table:formula="of:=(SIN([.D49])-SIN([.C49])/SIN(23.4))*COS(23.4)" office:value-type="float" office:value="0.0213248006391" calcext:value-type="float">
            <text:p>0.0213248006391</text:p>
          </table:table-cell>
          <table:table-cell table:formula="of:=[.E49]/PI()*12" office:value-type="float" office:value="-0.5" calcext:value-type="float">
            <text:p>-0.5</text:p>
          </table:table-cell>
          <table:table-cell table:formula="of:=[.F49]/PI()*180" office:value-type="float" office:value="1.22182107557831" calcext:value-type="float">
            <text:p>1.22182107557831</text:p>
          </table:table-cell>
          <table:table-cell table:number-columns-repeated="2"/>
        </table:table-row>
        <table:table-row table:style-name="ro1">
          <table:table-cell table:formula="of:=[.A49]+7.5"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  <table:table-cell table:formula="of:=[.A50]/180*PI()" office:value-type="float" office:value="6.28318530717959" calcext:value-type="float">
            <text:p>6.28318530717959</text:p>
          </table:table-cell>
          <table:table-cell table:formula="of:=[.B50]" office:value-type="float" office:value="0" calcext:value-type="float">
            <text:p>0</text:p>
          </table:table-cell>
          <table:table-cell table:formula="of:=ASIN(SIN([.C50]))" office:value-type="float" office:value="-2.44929359829471E-016" calcext:value-type="float">
            <text:p>-2.44929359829471E-16</text:p>
          </table:table-cell>
          <table:table-cell table:formula="of:=(SIN([.D50])-SIN([.C50])/SIN(23.4))*COS(23.4)" office:value-type="float" office:value="4.00154917583159E-017" calcext:value-type="float">
            <text:p>4.00154917583159E-17</text:p>
          </table:table-cell>
          <table:table-cell table:formula="of:=[.E50]/PI()*12" office:value-type="float" office:value="-9.3556123980465E-016" calcext:value-type="float">
            <text:p>-9.3556123980465E-16</text:p>
          </table:table-cell>
          <table:table-cell table:formula="of:=[.F50]/PI()*180" office:value-type="float" office:value="2.29271879289203E-015" calcext:value-type="float">
            <text:p>2.29271879289203E-15</text:p>
          </table:table-cell>
          <table:table-cell table:number-columns-repeated="2"/>
        </table:table-row>
      </table:table>
      <table:table table:name="Sheet3_2_2" table:style-name="ta1"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RA(hms)</text:p>
          </table:table-cell>
          <table:table-cell office:value-type="string" calcext:value-type="string">
            <text:p>sun dec(dms)</text:p>
          </table:table-cell>
          <table:table-cell table:number-columns-repeated="2"/>
          <table:table-cell office:value-type="float" office:value="23.44" calcext:value-type="float">
            <text:p>23.44</text:p>
          </table:table-cell>
          <table:table-cell table:number-columns-repeated="8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RA</text:p>
          </table:table-cell>
          <table:table-cell office:value-type="string" calcext:value-type="string">
            <text:p>dec</text:p>
          </table:table-cell>
          <table:table-cell table:formula="of:=[.D3]" office:value-type="string" office:string-value="RA" calcext:value-type="string">
            <text:p>RA</text:p>
          </table:table-cell>
          <table:table-cell table:formula="of:=[.E3]" office:value-type="string" office:string-value="dec" calcext:value-type="string">
            <text:p>dec</text:p>
          </table:table-cell>
          <table:table-cell office:value-type="string" calcext:value-type="string">
            <text:p>lat</text:p>
          </table:table-cell>
          <table:table-cell office:value-type="string" calcext:value-type="string">
            <text:p>long</text:p>
          </table:table-cell>
          <table:table-cell table:formula="of:=[.H3]" office:value-type="string" office:string-value="lat" calcext:value-type="string">
            <text:p>lat</text:p>
          </table:table-cell>
          <table:table-cell table:formula="of:=[.I3]" office:value-type="string" office:string-value="long" calcext:value-type="string">
            <text:p>long</text:p>
          </table:table-cell>
          <table:table-cell office:value-type="string" calcext:value-type="string">
            <text:p>RA high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23.44*SIN(2*PI()*[.A4]/24)" office:value-type="float" office:value="0" calcext:value-type="float">
            <text:p>0</text:p>
          </table:table-cell>
          <table:table-cell/>
          <table:table-cell table:formula="of:=2*PI()-[.A4]/12*PI()" office:value-type="float" office:value="6.28318530717959" calcext:value-type="float">
            <text:p>6.28318530717959</text:p>
          </table:table-cell>
          <table:table-cell table:formula="of:=[.B4]" office:value-type="float" office:value="0" calcext:value-type="float">
            <text:p>0</text:p>
          </table:table-cell>
          <table:table-cell table:formula="of:=[.D4]" office:value-type="float" office:value="6.28318530717959" calcext:value-type="float">
            <text:p>6.28318530717959</text:p>
          </table:table-cell>
          <table:table-cell table:formula="of:=[.E4]/180*PI()" office:value-type="float" office:value="0" calcext:value-type="float">
            <text:p>0</text:p>
          </table:table-cell>
          <table:table-cell table:formula="of:=SIN([.F4])*SIN([.$E$1])-SIN([.G4])*COS([.$E$1])" office:value-type="float" office:value="2.43110497204061E-016" calcext:value-type="float">
            <text:p>2.43110497204061E-16</text:p>
          </table:table-cell>
          <table:table-cell table:formula="of:=SIN([.F4])*COS([.$E$1])+SIN([.G4])*SIN([.$E$1])" office:value-type="float" office:value="2.97939164204461E-017" calcext:value-type="float">
            <text:p>2.97939164204461E-17</text:p>
          </table:table-cell>
          <table:table-cell table:formula="of:=[.H4]/PI()*180" office:value-type="float" office:value="0.00000000000001392921" calcext:value-type="float">
            <text:p>1.39292054451197E-14</text:p>
          </table:table-cell>
          <table:table-cell table:formula="of:=[.I4]/PI()*180" office:value-type="float" office:value="1.70706566605708E-015" calcext:value-type="float">
            <text:p>1.70706566605708E-15</text:p>
          </table:table-cell>
          <table:table-cell table:formula="of:=SIN([.F4])*SIN([.$E$1])" office:value-type="float" office:value="2.43110497204061E-016" calcext:value-type="float">
            <text:p>2.43110497204061E-16</text:p>
          </table:table-cell>
          <table:table-cell table:formula="of:=[.L4]*180/PI()" office:value-type="float" office:value="0.00000000000001392921" calcext:value-type="float">
            <text:p>1.39292054451197E-14</text:p>
          </table:table-cell>
        </table:table-row>
        <table:table-row table:style-name="ro1">
          <table:table-cell table:formula="of:=[.A4]+0.5" office:value-type="float" office:value="0.5" calcext:value-type="float">
            <text:p>0.5</text:p>
          </table:table-cell>
          <table:table-cell table:formula="of:=23.44*SIN(2*PI()*[.A5]/24)" office:value-type="float" office:value="3.05953394563801" calcext:value-type="float">
            <text:p>3.05953394563801</text:p>
          </table:table-cell>
          <table:table-cell/>
          <table:table-cell table:formula="of:=2*PI()-[.A5]/12*PI()" office:value-type="float" office:value="6.15228561328001" calcext:value-type="float">
            <text:p>6.15228561328001</text:p>
          </table:table-cell>
          <table:table-cell table:formula="of:=[.B5]" office:value-type="float" office:value="3.05953394563801" calcext:value-type="float">
            <text:p>3.05953394563801</text:p>
          </table:table-cell>
          <table:table-cell table:formula="of:=[.D5]" office:value-type="float" office:value="6.15228561328001" calcext:value-type="float">
            <text:p>6.15228561328001</text:p>
          </table:table-cell>
          <table:table-cell table:formula="of:=[.E5]/180*PI()" office:value-type="float" office:value="0.0533989409279165" calcext:value-type="float">
            <text:p>0.0533989409279165</text:p>
          </table:table-cell>
          <table:table-cell table:formula="of:=SIN([.F5])*SIN([.$E$1])-SIN([.G5])*COS([.$E$1])" office:value-type="float" office:value="0.136049410782547" calcext:value-type="float">
            <text:p>0.136049410782547</text:p>
          </table:table-cell>
          <table:table-cell table:formula="of:=SIN([.F5])*COS([.$E$1])+SIN([.G5])*SIN([.$E$1])" office:value-type="float" office:value="-0.0370996274081773" calcext:value-type="float">
            <text:p>-0.0370996274081773</text:p>
          </table:table-cell>
          <table:table-cell table:formula="of:=[.H5]/PI()*180" office:value-type="float" office:value="7.79505704308159" calcext:value-type="float">
            <text:p>7.79505704308159</text:p>
          </table:table-cell>
          <table:table-cell table:formula="of:=[.I5]/PI()*180" office:value-type="float" office:value="-2.12565207199643" calcext:value-type="float">
            <text:p>-2.12565207199643</text:p>
          </table:table-cell>
          <table:table-cell table:formula="of:=SIN([.F5])*SIN([.$E$1])" office:value-type="float" office:value="0.129556895550876" calcext:value-type="float">
            <text:p>0.129556895550876</text:p>
          </table:table-cell>
          <table:table-cell table:formula="of:=[.L5]*180/PI()" office:value-type="float" office:value="7.42306332188242" calcext:value-type="float">
            <text:p>7.42306332188242</text:p>
          </table:table-cell>
        </table:table-row>
        <table:table-row table:style-name="ro1">
          <table:table-cell table:formula="of:=[.A5]+0.5" office:value-type="float" office:value="1" calcext:value-type="float">
            <text:p>1</text:p>
          </table:table-cell>
          <table:table-cell table:formula="of:=23.44*SIN(2*PI()*[.A6]/24)" office:value-type="float" office:value="6.06671841720309" calcext:value-type="float">
            <text:p>6.06671841720309</text:p>
          </table:table-cell>
          <table:table-cell/>
          <table:table-cell table:formula="of:=2*PI()-[.A6]/12*PI()" office:value-type="float" office:value="6.02138591938044" calcext:value-type="float">
            <text:p>6.02138591938044</text:p>
          </table:table-cell>
          <table:table-cell table:formula="of:=[.B6]" office:value-type="float" office:value="6.06671841720309" calcext:value-type="float">
            <text:p>6.06671841720309</text:p>
          </table:table-cell>
          <table:table-cell table:formula="of:=[.D6]" office:value-type="float" office:value="6.02138591938044" calcext:value-type="float">
            <text:p>6.02138591938044</text:p>
          </table:table-cell>
          <table:table-cell table:formula="of:=[.E6]/180*PI()" office:value-type="float" office:value="0.105884211171573" calcext:value-type="float">
            <text:p>0.105884211171573</text:p>
          </table:table-cell>
          <table:table-cell table:formula="of:=SIN([.F6])*SIN([.$E$1])-SIN([.G6])*COS([.$E$1])" office:value-type="float" office:value="0.269753044780774" calcext:value-type="float">
            <text:p>0.269753044780774</text:p>
          </table:table-cell>
          <table:table-cell table:formula="of:=SIN([.F6])*COS([.$E$1])+SIN([.G6])*SIN([.$E$1])" office:value-type="float" office:value="-0.0734181360872392" calcext:value-type="float">
            <text:p>-0.0734181360872392</text:p>
          </table:table-cell>
          <table:table-cell table:formula="of:=[.H6]/PI()*180" office:value-type="float" office:value="15.4557109767419" calcext:value-type="float">
            <text:p>15.4557109767419</text:p>
          </table:table-cell>
          <table:table-cell table:formula="of:=[.I6]/PI()*180" office:value-type="float" office:value="-4.20654933751593" calcext:value-type="float">
            <text:p>-4.20654933751593</text:p>
          </table:table-cell>
          <table:table-cell table:formula="of:=SIN([.F6])*SIN([.$E$1])" office:value-type="float" office:value="0.256897036698918" calcext:value-type="float">
            <text:p>0.256897036698918</text:p>
          </table:table-cell>
          <table:table-cell table:formula="of:=[.L6]*180/PI()" office:value-type="float" office:value="14.7191159722654" calcext:value-type="float">
            <text:p>14.7191159722654</text:p>
          </table:table-cell>
        </table:table-row>
        <table:table-row table:style-name="ro1">
          <table:table-cell table:formula="of:=[.A6]+0.5" office:value-type="float" office:value="1.5" calcext:value-type="float">
            <text:p>1.5</text:p>
          </table:table-cell>
          <table:table-cell table:formula="of:=23.44*SIN(2*PI()*[.A7]/24)" office:value-type="float" office:value="8.97009965463771" calcext:value-type="float">
            <text:p>8.97009965463771</text:p>
          </table:table-cell>
          <table:table-cell/>
          <table:table-cell table:formula="of:=2*PI()-[.A7]/12*PI()" office:value-type="float" office:value="5.89048622548086" calcext:value-type="float">
            <text:p>5.89048622548086</text:p>
          </table:table-cell>
          <table:table-cell table:formula="of:=[.B7]" office:value-type="float" office:value="8.97009965463771" calcext:value-type="float">
            <text:p>8.97009965463771</text:p>
          </table:table-cell>
          <table:table-cell table:formula="of:=[.D7]" office:value-type="float" office:value="5.89048622548086" calcext:value-type="float">
            <text:p>5.89048622548086</text:p>
          </table:table-cell>
          <table:table-cell table:formula="of:=[.E7]/180*PI()" office:value-type="float" office:value="0.156557773205434" calcext:value-type="float">
            <text:p>0.156557773205434</text:p>
          </table:table-cell>
          <table:table-cell table:formula="of:=SIN([.F7])*SIN([.$E$1])-SIN([.G7])*COS([.$E$1])" office:value-type="float" office:value="0.398808038006643" calcext:value-type="float">
            <text:p>0.398808038006643</text:p>
          </table:table-cell>
          <table:table-cell table:formula="of:=SIN([.F7])*COS([.$E$1])+SIN([.G7])*SIN([.$E$1])" office:value-type="float" office:value="-0.108210423119551" calcext:value-type="float">
            <text:p>-0.108210423119551</text:p>
          </table:table-cell>
          <table:table-cell table:formula="of:=[.H7]/PI()*180" office:value-type="float" office:value="22.8500174136736" calcext:value-type="float">
            <text:p>22.8500174136736</text:p>
          </table:table-cell>
          <table:table-cell table:formula="of:=[.I7]/PI()*180" office:value-type="float" office:value="-6.20000054407512" calcext:value-type="float">
            <text:p>-6.20000054407512</text:p>
          </table:table-cell>
          <table:table-cell table:formula="of:=SIN([.F7])*SIN([.$E$1])" office:value-type="float" office:value="0.379841598323729" calcext:value-type="float">
            <text:p>0.379841598323729</text:p>
          </table:table-cell>
          <table:table-cell table:formula="of:=[.L7]*180/PI()" office:value-type="float" office:value="21.7633204674531" calcext:value-type="float">
            <text:p>21.7633204674531</text:p>
          </table:table-cell>
        </table:table-row>
        <table:table-row table:style-name="ro1">
          <table:table-cell table:formula="of:=[.A7]+0.5" office:value-type="float" office:value="2" calcext:value-type="float">
            <text:p>2</text:p>
          </table:table-cell>
          <table:table-cell table:formula="of:=23.44*SIN(2*PI()*[.A8]/24)" office:value-type="float" office:value="11.72" calcext:value-type="float">
            <text:p>11.72</text:p>
          </table:table-cell>
          <table:table-cell/>
          <table:table-cell table:formula="of:=2*PI()-[.A8]/12*PI()" office:value-type="float" office:value="5.75958653158129" calcext:value-type="float">
            <text:p>5.75958653158129</text:p>
          </table:table-cell>
          <table:table-cell table:formula="of:=[.B8]" office:value-type="float" office:value="11.72" calcext:value-type="float">
            <text:p>11.72</text:p>
          </table:table-cell>
          <table:table-cell table:formula="of:=[.D8]" office:value-type="float" office:value="5.75958653158129" calcext:value-type="float">
            <text:p>5.75958653158129</text:p>
          </table:table-cell>
          <table:table-cell table:formula="of:=[.E8]/180*PI()" office:value-type="float" office:value="0.204552588333735" calcext:value-type="float">
            <text:p>0.204552588333735</text:p>
          </table:table-cell>
          <table:table-cell table:formula="of:=SIN([.F8])*SIN([.$E$1])-SIN([.G8])*COS([.$E$1])" office:value-type="float" office:value="0.520996176231208" calcext:value-type="float">
            <text:p>0.520996176231208</text:p>
          </table:table-cell>
          <table:table-cell table:formula="of:=SIN([.F8])*COS([.$E$1])+SIN([.G8])*SIN([.$E$1])" office:value-type="float" office:value="-0.140799197764055" calcext:value-type="float">
            <text:p>-0.140799197764055</text:p>
          </table:table-cell>
          <table:table-cell table:formula="of:=[.H8]/PI()*180" office:value-type="float" office:value="29.8508820405023" calcext:value-type="float">
            <text:p>29.8508820405023</text:p>
          </table:table-cell>
          <table:table-cell table:formula="of:=[.I8]/PI()*180" office:value-type="float" office:value="-8.06719979070817" calcext:value-type="float">
            <text:p>-8.06719979070817</text:p>
          </table:table-cell>
          <table:table-cell table:formula="of:=SIN([.F8])*SIN([.$E$1])" office:value-type="float" office:value="0.496286964889232" calcext:value-type="float">
            <text:p>0.496286964889232</text:p>
          </table:table-cell>
          <table:table-cell table:formula="of:=[.L8]*180/PI()" office:value-type="float" office:value="28.4351485155103" calcext:value-type="float">
            <text:p>28.4351485155103</text:p>
          </table:table-cell>
        </table:table-row>
        <table:table-row table:style-name="ro1">
          <table:table-cell table:formula="of:=[.A8]+0.5" office:value-type="float" office:value="2.5" calcext:value-type="float">
            <text:p>2.5</text:p>
          </table:table-cell>
          <table:table-cell table:formula="of:=23.44*SIN(2*PI()*[.A9]/24)" office:value-type="float" office:value="14.2693678959644" calcext:value-type="float">
            <text:p>14.2693678959644</text:p>
          </table:table-cell>
          <table:table-cell/>
          <table:table-cell table:formula="of:=2*PI()-[.A9]/12*PI()" office:value-type="float" office:value="5.62868683768171" calcext:value-type="float">
            <text:p>5.62868683768171</text:p>
          </table:table-cell>
          <table:table-cell table:formula="of:=[.B9]" office:value-type="float" office:value="14.2693678959644" calcext:value-type="float">
            <text:p>14.2693678959644</text:p>
          </table:table-cell>
          <table:table-cell table:formula="of:=[.D9]" office:value-type="float" office:value="5.62868683768171" calcext:value-type="float">
            <text:p>5.62868683768171</text:p>
          </table:table-cell>
          <table:table-cell table:formula="of:=[.E9]/180*PI()" office:value-type="float" office:value="0.249047451962955" calcext:value-type="float">
            <text:p>0.249047451962955</text:p>
          </table:table-cell>
          <table:table-cell table:formula="of:=SIN([.F9])*SIN([.$E$1])-SIN([.G9])*COS([.$E$1])" office:value-type="float" office:value="0.634223375549667" calcext:value-type="float">
            <text:p>0.634223375549667</text:p>
          </table:table-cell>
          <table:table-cell table:formula="of:=SIN([.F9])*COS([.$E$1])+SIN([.G9])*SIN([.$E$1])" office:value-type="float" office:value="-0.170599024331349" calcext:value-type="float">
            <text:p>-0.170599024331349</text:p>
          </table:table-cell>
          <table:table-cell table:formula="of:=[.H9]/PI()*180" office:value-type="float" office:value="36.3383226875365" calcext:value-type="float">
            <text:p>36.3383226875365</text:p>
          </table:table-cell>
          <table:table-cell table:formula="of:=[.I9]/PI()*180" office:value-type="float" office:value="-9.77460408323593" calcext:value-type="float">
            <text:p>-9.77460408323593</text:p>
          </table:table-cell>
          <table:table-cell table:formula="of:=SIN([.F9])*SIN([.$E$1])" office:value-type="float" office:value="0.604240723888739" calcext:value-type="float">
            <text:p>0.604240723888739</text:p>
          </table:table-cell>
          <table:table-cell table:formula="of:=[.L9]*180/PI()" office:value-type="float" office:value="34.6204432887545" calcext:value-type="float">
            <text:p>34.6204432887545</text:p>
          </table:table-cell>
        </table:table-row>
        <table:table-row table:style-name="ro1">
          <table:table-cell table:formula="of:=[.A9]+0.5" office:value-type="float" office:value="3" calcext:value-type="float">
            <text:p>3</text:p>
          </table:table-cell>
          <table:table-cell table:formula="of:=23.44*SIN(2*PI()*[.A10]/24)" office:value-type="float" office:value="16.5745829510127" calcext:value-type="float">
            <text:p>16.5745829510127</text:p>
          </table:table-cell>
          <table:table-cell/>
          <table:table-cell table:formula="of:=2*PI()-[.A10]/12*PI()" office:value-type="float" office:value="5.49778714378214" calcext:value-type="float">
            <text:p>5.49778714378214</text:p>
          </table:table-cell>
          <table:table-cell table:formula="of:=[.B10]" office:value-type="float" office:value="16.5745829510127" calcext:value-type="float">
            <text:p>16.5745829510127</text:p>
          </table:table-cell>
          <table:table-cell table:formula="of:=[.D10]" office:value-type="float" office:value="5.49778714378214" calcext:value-type="float">
            <text:p>5.49778714378214</text:p>
          </table:table-cell>
          <table:table-cell table:formula="of:=[.E10]/180*PI()" office:value-type="float" office:value="0.289281044640089" calcext:value-type="float">
            <text:p>0.289281044640089</text:p>
          </table:table-cell>
          <table:table-cell table:formula="of:=SIN([.F10])*SIN([.$E$1])-SIN([.G10])*COS([.$E$1])" office:value-type="float" office:value="0.736556000114137" calcext:value-type="float">
            <text:p>0.736556000114137</text:p>
          </table:table-cell>
          <table:table-cell table:formula="of:=SIN([.F10])*COS([.$E$1])+SIN([.G10])*SIN([.$E$1])" office:value-type="float" office:value="-0.197130316014884" calcext:value-type="float">
            <text:p>-0.197130316014884</text:p>
          </table:table-cell>
          <table:table-cell table:formula="of:=[.H10]/PI()*180" office:value-type="float" office:value="42.2015501815774" calcext:value-type="float">
            <text:p>42.2015501815774</text:p>
          </table:table-cell>
          <table:table-cell table:formula="of:=[.I10]/PI()*180" office:value-type="float" office:value="-11.294735121733" calcext:value-type="float">
            <text:p>-11.294735121733</text:p>
          </table:table-cell>
          <table:table-cell table:formula="of:=SIN([.F10])*SIN([.$E$1])" office:value-type="float" office:value="0.701855756575332" calcext:value-type="float">
            <text:p>0.701855756575332</text:p>
          </table:table-cell>
          <table:table-cell table:formula="of:=[.L10]*180/PI()" office:value-type="float" office:value="40.2133726787278" calcext:value-type="float">
            <text:p>40.2133726787278</text:p>
          </table:table-cell>
        </table:table-row>
        <table:table-row table:style-name="ro1">
          <table:table-cell table:formula="of:=[.A10]+0.5" office:value-type="float" office:value="3.5" calcext:value-type="float">
            <text:p>3.5</text:p>
          </table:table-cell>
          <table:table-cell table:formula="of:=23.44*SIN(2*PI()*[.A11]/24)" office:value-type="float" office:value="18.5962022964266" calcext:value-type="float">
            <text:p>18.5962022964266</text:p>
          </table:table-cell>
          <table:table-cell/>
          <table:table-cell table:formula="of:=2*PI()-[.A11]/12*PI()" office:value-type="float" office:value="5.36688744988256" calcext:value-type="float">
            <text:p>5.36688744988256</text:p>
          </table:table-cell>
          <table:table-cell table:formula="of:=[.B11]" office:value-type="float" office:value="18.5962022964266" calcext:value-type="float">
            <text:p>18.5962022964266</text:p>
          </table:table-cell>
          <table:table-cell table:formula="of:=[.D11]" office:value-type="float" office:value="5.36688744988256" calcext:value-type="float">
            <text:p>5.36688744988256</text:p>
          </table:table-cell>
          <table:table-cell table:formula="of:=[.E11]/180*PI()" office:value-type="float" office:value="0.324564958439574" calcext:value-type="float">
            <text:p>0.324564958439574</text:p>
          </table:table-cell>
          <table:table-cell table:formula="of:=SIN([.F11])*SIN([.$E$1])-SIN([.G11])*COS([.$E$1])" office:value-type="float" office:value="0.826253334732493" calcext:value-type="float">
            <text:p>0.826253334732493</text:p>
          </table:table-cell>
          <table:table-cell table:formula="of:=SIN([.F11])*COS([.$E$1])+SIN([.G11])*SIN([.$E$1])" office:value-type="float" office:value="-0.2200225433514" calcext:value-type="float">
            <text:p>-0.2200225433514</text:p>
          </table:table-cell>
          <table:table-cell table:formula="of:=[.H11]/PI()*180" office:value-type="float" office:value="47.340828888782" calcext:value-type="float">
            <text:p>47.340828888782</text:p>
          </table:table-cell>
          <table:table-cell table:formula="of:=[.I11]/PI()*180" office:value-type="float" office:value="-12.6063631317694" calcext:value-type="float">
            <text:p>-12.6063631317694</text:p>
          </table:table-cell>
          <table:table-cell table:formula="of:=SIN([.F11])*SIN([.$E$1])" office:value-type="float" office:value="0.787461842675742" calcext:value-type="float">
            <text:p>0.787461842675742</text:p>
          </table:table-cell>
          <table:table-cell table:formula="of:=[.L11]*180/PI()" office:value-type="float" office:value="45.1182401129148" calcext:value-type="float">
            <text:p>45.1182401129148</text:p>
          </table:table-cell>
        </table:table-row>
        <table:table-row table:style-name="ro1">
          <table:table-cell table:formula="of:=[.A11]+0.5" office:value-type="float" office:value="4" calcext:value-type="float">
            <text:p>4</text:p>
          </table:table-cell>
          <table:table-cell table:formula="of:=23.44*SIN(2*PI()*[.A12]/24)" office:value-type="float" office:value="20.2996354647072" calcext:value-type="float">
            <text:p>20.2996354647072</text:p>
          </table:table-cell>
          <table:table-cell/>
          <table:table-cell table:formula="of:=2*PI()-[.A12]/12*PI()" office:value-type="float" office:value="5.23598775598299" calcext:value-type="float">
            <text:p>5.23598775598299</text:p>
          </table:table-cell>
          <table:table-cell table:formula="of:=[.B12]" office:value-type="float" office:value="20.2996354647072" calcext:value-type="float">
            <text:p>20.2996354647072</text:p>
          </table:table-cell>
          <table:table-cell table:formula="of:=[.D12]" office:value-type="float" office:value="5.23598775598299" calcext:value-type="float">
            <text:p>5.23598775598299</text:p>
          </table:table-cell>
          <table:table-cell table:formula="of:=[.E12]/180*PI()" office:value-type="float" office:value="0.35429547581375" calcext:value-type="float">
            <text:p>0.35429547581375</text:p>
          </table:table-cell>
          <table:table-cell table:formula="of:=SIN([.F12])*SIN([.$E$1])-SIN([.G12])*COS([.$E$1])" office:value-type="float" office:value="0.901795769522522" calcext:value-type="float">
            <text:p>0.901795769522522</text:p>
          </table:table-cell>
          <table:table-cell table:formula="of:=SIN([.F12])*COS([.$E$1])+SIN([.G12])*SIN([.$E$1])" office:value-type="float" office:value="-0.239007522867019" calcext:value-type="float">
            <text:p>-0.239007522867019</text:p>
          </table:table-cell>
          <table:table-cell table:formula="of:=[.H12]/PI()*180" office:value-type="float" office:value="51.6690915763928" calcext:value-type="float">
            <text:p>51.6690915763928</text:p>
          </table:table-cell>
          <table:table-cell table:formula="of:=[.I12]/PI()*180" office:value-type="float" office:value="-13.6941223321567" calcext:value-type="float">
            <text:p>-13.6941223321567</text:p>
          </table:table-cell>
          <table:table-cell table:formula="of:=SIN([.F12])*SIN([.$E$1])" office:value-type="float" office:value="0.859594238322301" calcext:value-type="float">
            <text:p>0.859594238322301</text:p>
          </table:table-cell>
          <table:table-cell table:formula="of:=[.L12]*180/PI()" office:value-type="float" office:value="49.2511219496305" calcext:value-type="float">
            <text:p>49.2511219496305</text:p>
          </table:table-cell>
        </table:table-row>
        <table:table-row table:style-name="ro1">
          <table:table-cell table:formula="of:=[.A12]+0.5" office:value-type="float" office:value="4.5" calcext:value-type="float">
            <text:p>4.5</text:p>
          </table:table-cell>
          <table:table-cell table:formula="of:=23.44*SIN(2*PI()*[.A13]/24)" office:value-type="float" office:value="21.6557362420646" calcext:value-type="float">
            <text:p>21.6557362420646</text:p>
          </table:table-cell>
          <table:table-cell/>
          <table:table-cell table:formula="of:=2*PI()-[.A13]/12*PI()" office:value-type="float" office:value="5.10508806208341" calcext:value-type="float">
            <text:p>5.10508806208341</text:p>
          </table:table-cell>
          <table:table-cell table:formula="of:=[.B13]" office:value-type="float" office:value="21.6557362420646" calcext:value-type="float">
            <text:p>21.6557362420646</text:p>
          </table:table-cell>
          <table:table-cell table:formula="of:=[.D13]" office:value-type="float" office:value="5.10508806208341" calcext:value-type="float">
            <text:p>5.10508806208341</text:p>
          </table:table-cell>
          <table:table-cell table:formula="of:=[.E13]/180*PI()" office:value-type="float" office:value="0.37796389936749" calcext:value-type="float">
            <text:p>0.37796389936749</text:p>
          </table:table-cell>
          <table:table-cell table:formula="of:=SIN([.F13])*SIN([.$E$1])-SIN([.G13])*COS([.$E$1])" office:value-type="float" office:value="0.961908475569633" calcext:value-type="float">
            <text:p>0.961908475569633</text:p>
          </table:table-cell>
          <table:table-cell table:formula="of:=SIN([.F13])*COS([.$E$1])+SIN([.G13])*SIN([.$E$1])" office:value-type="float" office:value="-0.253905032028706" calcext:value-type="float">
            <text:p>-0.253905032028706</text:p>
          </table:table-cell>
          <table:table-cell table:formula="of:=[.H13]/PI()*180" office:value-type="float" office:value="55.1132959280029" calcext:value-type="float">
            <text:p>55.1132959280029</text:p>
          </table:table-cell>
          <table:table-cell table:formula="of:=[.I13]/PI()*180" office:value-type="float" office:value="-14.5476867323788" calcext:value-type="float">
            <text:p>-14.5476867323788</text:p>
          </table:table-cell>
          <table:table-cell table:formula="of:=SIN([.F13])*SIN([.$E$1])" office:value-type="float" office:value="0.917018738226618" calcext:value-type="float">
            <text:p>0.917018738226618</text:p>
          </table:table-cell>
          <table:table-cell table:formula="of:=[.L13]*180/PI()" office:value-type="float" office:value="52.5413034347972" calcext:value-type="float">
            <text:p>52.5413034347972</text:p>
          </table:table-cell>
        </table:table-row>
        <table:table-row table:style-name="ro1">
          <table:table-cell table:formula="of:=[.A13]+0.5" office:value-type="float" office:value="5" calcext:value-type="float">
            <text:p>5</text:p>
          </table:table-cell>
          <table:table-cell table:formula="of:=23.44*SIN(2*PI()*[.A14]/24)" office:value-type="float" office:value="22.6413013682158" calcext:value-type="float">
            <text:p>22.6413013682158</text:p>
          </table:table-cell>
          <table:table-cell/>
          <table:table-cell table:formula="of:=2*PI()-[.A14]/12*PI()" office:value-type="float" office:value="4.97418836818384" calcext:value-type="float">
            <text:p>4.97418836818384</text:p>
          </table:table-cell>
          <table:table-cell table:formula="of:=[.B14]" office:value-type="float" office:value="22.6413013682158" calcext:value-type="float">
            <text:p>22.6413013682158</text:p>
          </table:table-cell>
          <table:table-cell table:formula="of:=[.D14]" office:value-type="float" office:value="4.97418836818384" calcext:value-type="float">
            <text:p>4.97418836818384</text:p>
          </table:table-cell>
          <table:table-cell table:formula="of:=[.E14]/180*PI()" office:value-type="float" office:value="0.395165255811662" calcext:value-type="float">
            <text:p>0.395165255811662</text:p>
          </table:table-cell>
          <table:table-cell table:formula="of:=SIN([.F14])*SIN([.$E$1])-SIN([.G14])*COS([.$E$1])" office:value-type="float" office:value="1.00558052903048" calcext:value-type="float">
            <text:p>1.00558052903048</text:p>
          </table:table-cell>
          <table:table-cell table:formula="of:=SIN([.F14])*COS([.$E$1])+SIN([.G14])*SIN([.$E$1])" office:value-type="float" office:value="-0.264603954858967" calcext:value-type="float">
            <text:p>-0.264603954858967</text:p>
          </table:table-cell>
          <table:table-cell table:formula="of:=[.H14]/PI()*180" office:value-type="float" office:value="57.6155202739788" calcext:value-type="float">
            <text:p>57.6155202739788</text:p>
          </table:table-cell>
          <table:table-cell table:formula="of:=[.I14]/PI()*180" office:value-type="float" office:value="-15.160689855889" calcext:value-type="float">
            <text:p>-15.160689855889</text:p>
          </table:table-cell>
          <table:table-cell table:formula="of:=SIN([.F14])*SIN([.$E$1])" office:value-type="float" office:value="0.95875279327425" calcext:value-type="float">
            <text:p>0.95875279327425</text:p>
          </table:table-cell>
          <table:table-cell table:formula="of:=[.L14]*180/PI()" office:value-type="float" office:value="54.9324886509932" calcext:value-type="float">
            <text:p>54.9324886509932</text:p>
          </table:table-cell>
        </table:table-row>
        <table:table-row table:style-name="ro1">
          <table:table-cell table:formula="of:=[.A14]+0.5" office:value-type="float" office:value="5.5" calcext:value-type="float">
            <text:p>5.5</text:p>
          </table:table-cell>
          <table:table-cell table:formula="of:=23.44*SIN(2*PI()*[.A15]/24)" office:value-type="float" office:value="23.2394675506021" calcext:value-type="float">
            <text:p>23.2394675506021</text:p>
          </table:table-cell>
          <table:table-cell/>
          <table:table-cell table:formula="of:=2*PI()-[.A15]/12*PI()" office:value-type="float" office:value="4.84328867428426" calcext:value-type="float">
            <text:p>4.84328867428426</text:p>
          </table:table-cell>
          <table:table-cell table:formula="of:=[.B15]" office:value-type="float" office:value="23.2394675506021" calcext:value-type="float">
            <text:p>23.2394675506021</text:p>
          </table:table-cell>
          <table:table-cell table:formula="of:=[.D15]" office:value-type="float" office:value="4.84328867428426" calcext:value-type="float">
            <text:p>4.84328867428426</text:p>
          </table:table-cell>
          <table:table-cell table:formula="of:=[.E15]/180*PI()" office:value-type="float" office:value="0.405605225168389" calcext:value-type="float">
            <text:p>0.405605225168389</text:p>
          </table:table-cell>
          <table:table-cell table:formula="of:=SIN([.F15])*SIN([.$E$1])-SIN([.G15])*COS([.$E$1])" office:value-type="float" office:value="1.03207956171015" calcext:value-type="float">
            <text:p>1.03207956171015</text:p>
          </table:table-cell>
          <table:table-cell table:formula="of:=SIN([.F15])*COS([.$E$1])+SIN([.G15])*SIN([.$E$1])" office:value-type="float" office:value="-0.271042587521569" calcext:value-type="float">
            <text:p>-0.271042587521569</text:p>
          </table:table-cell>
          <table:table-cell table:formula="of:=[.H15]/PI()*180" office:value-type="float" office:value="59.1338030077036" calcext:value-type="float">
            <text:p>59.1338030077036</text:p>
          </table:table-cell>
          <table:table-cell table:formula="of:=[.I15]/PI()*180" office:value-type="float" office:value="-15.5295963332912" calcext:value-type="float">
            <text:p>-15.5295963332912</text:p>
          </table:table-cell>
          <table:table-cell table:formula="of:=SIN([.F15])*SIN([.$E$1])" office:value-type="float" office:value="0.984082322212467" calcext:value-type="float">
            <text:p>0.984082322212467</text:p>
          </table:table-cell>
          <table:table-cell table:formula="of:=[.L15]*180/PI()" office:value-type="float" office:value="56.3837637562076" calcext:value-type="float">
            <text:p>56.3837637562076</text:p>
          </table:table-cell>
        </table:table-row>
        <table:table-row table:style-name="ro1">
          <table:table-cell table:formula="of:=[.A15]+0.5" office:value-type="float" office:value="6" calcext:value-type="float">
            <text:p>6</text:p>
          </table:table-cell>
          <table:table-cell table:formula="of:=23.44*SIN(2*PI()*[.A16]/24)" office:value-type="float" office:value="23.44" calcext:value-type="float">
            <text:p>23.44</text:p>
          </table:table-cell>
          <table:table-cell/>
          <table:table-cell table:formula="of:=2*PI()-[.A16]/12*PI()" office:value-type="float" office:value="4.71238898038469" calcext:value-type="float">
            <text:p>4.71238898038469</text:p>
          </table:table-cell>
          <table:table-cell table:formula="of:=[.B16]" office:value-type="float" office:value="23.44" calcext:value-type="float">
            <text:p>23.44</text:p>
          </table:table-cell>
          <table:table-cell table:formula="of:=[.D16]" office:value-type="float" office:value="4.71238898038469" calcext:value-type="float">
            <text:p>4.71238898038469</text:p>
          </table:table-cell>
          <table:table-cell table:formula="of:=[.E16]/180*PI()" office:value-type="float" office:value="0.409105176667471" calcext:value-type="float">
            <text:p>0.409105176667471</text:p>
          </table:table-cell>
          <table:table-cell table:formula="of:=SIN([.F16])*SIN([.$E$1])-SIN([.G16])*COS([.$E$1])" office:value-type="float" office:value="1.04096207544904" calcext:value-type="float">
            <text:p>1.04096207544904</text:p>
          </table:table-cell>
          <table:table-cell table:formula="of:=SIN([.F16])*COS([.$E$1])+SIN([.G16])*SIN([.$E$1])" office:value-type="float" office:value="-0.273191606925842" calcext:value-type="float">
            <text:p>-0.273191606925842</text:p>
          </table:table-cell>
          <table:table-cell table:formula="of:=[.H16]/PI()*180" office:value-type="float" office:value="59.6427335564085" calcext:value-type="float">
            <text:p>59.6427335564085</text:p>
          </table:table-cell>
          <table:table-cell table:formula="of:=[.I16]/PI()*180" office:value-type="float" office:value="-15.6527260752477" calcext:value-type="float">
            <text:p>-15.6527260752477</text:p>
          </table:table-cell>
          <table:table-cell table:formula="of:=SIN([.F16])*SIN([.$E$1])" office:value-type="float" office:value="0.992573929778464" calcext:value-type="float">
            <text:p>0.992573929778464</text:p>
          </table:table-cell>
          <table:table-cell table:formula="of:=[.L16]*180/PI()" office:value-type="float" office:value="56.8702970310205" calcext:value-type="float">
            <text:p>56.8702970310205</text:p>
          </table:table-cell>
        </table:table-row>
        <table:table-row table:style-name="ro1">
          <table:table-cell table:formula="of:=[.A16]+0.5" office:value-type="float" office:value="6.5" calcext:value-type="float">
            <text:p>6.5</text:p>
          </table:table-cell>
          <table:table-cell table:formula="of:=23.44*SIN(2*PI()*[.A17]/24)" office:value-type="float" office:value="23.2394675506021" calcext:value-type="float">
            <text:p>23.2394675506021</text:p>
          </table:table-cell>
          <table:table-cell/>
          <table:table-cell table:formula="of:=2*PI()-[.A17]/12*PI()" office:value-type="float" office:value="4.58148928648512" calcext:value-type="float">
            <text:p>4.58148928648512</text:p>
          </table:table-cell>
          <table:table-cell table:formula="of:=[.B17]" office:value-type="float" office:value="23.2394675506021" calcext:value-type="float">
            <text:p>23.2394675506021</text:p>
          </table:table-cell>
          <table:table-cell table:formula="of:=[.D17]" office:value-type="float" office:value="4.58148928648512" calcext:value-type="float">
            <text:p>4.58148928648512</text:p>
          </table:table-cell>
          <table:table-cell table:formula="of:=[.E17]/180*PI()" office:value-type="float" office:value="0.405605225168389" calcext:value-type="float">
            <text:p>0.405605225168389</text:p>
          </table:table-cell>
          <table:table-cell table:formula="of:=SIN([.F17])*SIN([.$E$1])-SIN([.G17])*COS([.$E$1])" office:value-type="float" office:value="1.03207956171015" calcext:value-type="float">
            <text:p>1.03207956171015</text:p>
          </table:table-cell>
          <table:table-cell table:formula="of:=SIN([.F17])*COS([.$E$1])+SIN([.G17])*SIN([.$E$1])" office:value-type="float" office:value="-0.271042587521569" calcext:value-type="float">
            <text:p>-0.271042587521569</text:p>
          </table:table-cell>
          <table:table-cell table:formula="of:=[.H17]/PI()*180" office:value-type="float" office:value="59.1338030077036" calcext:value-type="float">
            <text:p>59.1338030077036</text:p>
          </table:table-cell>
          <table:table-cell table:formula="of:=[.I17]/PI()*180" office:value-type="float" office:value="-15.5295963332912" calcext:value-type="float">
            <text:p>-15.5295963332912</text:p>
          </table:table-cell>
          <table:table-cell table:formula="of:=SIN([.F17])*SIN([.$E$1])" office:value-type="float" office:value="0.984082322212467" calcext:value-type="float">
            <text:p>0.984082322212467</text:p>
          </table:table-cell>
          <table:table-cell table:formula="of:=[.L17]*180/PI()" office:value-type="float" office:value="56.3837637562076" calcext:value-type="float">
            <text:p>56.3837637562076</text:p>
          </table:table-cell>
        </table:table-row>
        <table:table-row table:style-name="ro1">
          <table:table-cell table:formula="of:=[.A17]+0.5" office:value-type="float" office:value="7" calcext:value-type="float">
            <text:p>7</text:p>
          </table:table-cell>
          <table:table-cell table:formula="of:=23.44*SIN(2*PI()*[.A18]/24)" office:value-type="float" office:value="22.6413013682158" calcext:value-type="float">
            <text:p>22.6413013682158</text:p>
          </table:table-cell>
          <table:table-cell/>
          <table:table-cell table:formula="of:=2*PI()-[.A18]/12*PI()" office:value-type="float" office:value="4.45058959258554" calcext:value-type="float">
            <text:p>4.45058959258554</text:p>
          </table:table-cell>
          <table:table-cell table:formula="of:=[.B18]" office:value-type="float" office:value="22.6413013682158" calcext:value-type="float">
            <text:p>22.6413013682158</text:p>
          </table:table-cell>
          <table:table-cell table:formula="of:=[.D18]" office:value-type="float" office:value="4.45058959258554" calcext:value-type="float">
            <text:p>4.45058959258554</text:p>
          </table:table-cell>
          <table:table-cell table:formula="of:=[.E18]/180*PI()" office:value-type="float" office:value="0.395165255811662" calcext:value-type="float">
            <text:p>0.395165255811662</text:p>
          </table:table-cell>
          <table:table-cell table:formula="of:=SIN([.F18])*SIN([.$E$1])-SIN([.G18])*COS([.$E$1])" office:value-type="float" office:value="1.00558052903048" calcext:value-type="float">
            <text:p>1.00558052903048</text:p>
          </table:table-cell>
          <table:table-cell table:formula="of:=SIN([.F18])*COS([.$E$1])+SIN([.G18])*SIN([.$E$1])" office:value-type="float" office:value="-0.264603954858967" calcext:value-type="float">
            <text:p>-0.264603954858967</text:p>
          </table:table-cell>
          <table:table-cell table:formula="of:=[.H18]/PI()*180" office:value-type="float" office:value="57.6155202739788" calcext:value-type="float">
            <text:p>57.6155202739788</text:p>
          </table:table-cell>
          <table:table-cell table:formula="of:=[.I18]/PI()*180" office:value-type="float" office:value="-15.160689855889" calcext:value-type="float">
            <text:p>-15.160689855889</text:p>
          </table:table-cell>
          <table:table-cell table:formula="of:=SIN([.F18])*SIN([.$E$1])" office:value-type="float" office:value="0.95875279327425" calcext:value-type="float">
            <text:p>0.95875279327425</text:p>
          </table:table-cell>
          <table:table-cell table:formula="of:=[.L18]*180/PI()" office:value-type="float" office:value="54.9324886509932" calcext:value-type="float">
            <text:p>54.9324886509932</text:p>
          </table:table-cell>
        </table:table-row>
        <table:table-row table:style-name="ro1">
          <table:table-cell table:formula="of:=[.A18]+0.5" office:value-type="float" office:value="7.5" calcext:value-type="float">
            <text:p>7.5</text:p>
          </table:table-cell>
          <table:table-cell table:formula="of:=23.44*SIN(2*PI()*[.A19]/24)" office:value-type="float" office:value="21.6557362420646" calcext:value-type="float">
            <text:p>21.6557362420646</text:p>
          </table:table-cell>
          <table:table-cell/>
          <table:table-cell table:formula="of:=2*PI()-[.A19]/12*PI()" office:value-type="float" office:value="4.31968989868597" calcext:value-type="float">
            <text:p>4.31968989868597</text:p>
          </table:table-cell>
          <table:table-cell table:formula="of:=[.B19]" office:value-type="float" office:value="21.6557362420646" calcext:value-type="float">
            <text:p>21.6557362420646</text:p>
          </table:table-cell>
          <table:table-cell table:formula="of:=[.D19]" office:value-type="float" office:value="4.31968989868597" calcext:value-type="float">
            <text:p>4.31968989868597</text:p>
          </table:table-cell>
          <table:table-cell table:formula="of:=[.E19]/180*PI()" office:value-type="float" office:value="0.37796389936749" calcext:value-type="float">
            <text:p>0.37796389936749</text:p>
          </table:table-cell>
          <table:table-cell table:formula="of:=SIN([.F19])*SIN([.$E$1])-SIN([.G19])*COS([.$E$1])" office:value-type="float" office:value="0.961908475569633" calcext:value-type="float">
            <text:p>0.961908475569633</text:p>
          </table:table-cell>
          <table:table-cell table:formula="of:=SIN([.F19])*COS([.$E$1])+SIN([.G19])*SIN([.$E$1])" office:value-type="float" office:value="-0.253905032028706" calcext:value-type="float">
            <text:p>-0.253905032028706</text:p>
          </table:table-cell>
          <table:table-cell table:formula="of:=[.H19]/PI()*180" office:value-type="float" office:value="55.1132959280029" calcext:value-type="float">
            <text:p>55.1132959280029</text:p>
          </table:table-cell>
          <table:table-cell table:formula="of:=[.I19]/PI()*180" office:value-type="float" office:value="-14.5476867323789" calcext:value-type="float">
            <text:p>-14.5476867323789</text:p>
          </table:table-cell>
          <table:table-cell table:formula="of:=SIN([.F19])*SIN([.$E$1])" office:value-type="float" office:value="0.917018738226618" calcext:value-type="float">
            <text:p>0.917018738226618</text:p>
          </table:table-cell>
          <table:table-cell table:formula="of:=[.L19]*180/PI()" office:value-type="float" office:value="52.5413034347972" calcext:value-type="float">
            <text:p>52.5413034347972</text:p>
          </table:table-cell>
        </table:table-row>
        <table:table-row table:style-name="ro1">
          <table:table-cell table:formula="of:=[.A19]+0.5" office:value-type="float" office:value="8" calcext:value-type="float">
            <text:p>8</text:p>
          </table:table-cell>
          <table:table-cell table:formula="of:=23.44*SIN(2*PI()*[.A20]/24)" office:value-type="float" office:value="20.2996354647072" calcext:value-type="float">
            <text:p>20.2996354647072</text:p>
          </table:table-cell>
          <table:table-cell/>
          <table:table-cell table:formula="of:=2*PI()-[.A20]/12*PI()" office:value-type="float" office:value="4.18879020478639" calcext:value-type="float">
            <text:p>4.18879020478639</text:p>
          </table:table-cell>
          <table:table-cell table:formula="of:=[.B20]" office:value-type="float" office:value="20.2996354647072" calcext:value-type="float">
            <text:p>20.2996354647072</text:p>
          </table:table-cell>
          <table:table-cell table:formula="of:=[.D20]" office:value-type="float" office:value="4.18879020478639" calcext:value-type="float">
            <text:p>4.18879020478639</text:p>
          </table:table-cell>
          <table:table-cell table:formula="of:=[.E20]/180*PI()" office:value-type="float" office:value="0.354295475813751" calcext:value-type="float">
            <text:p>0.354295475813751</text:p>
          </table:table-cell>
          <table:table-cell table:formula="of:=SIN([.F20])*SIN([.$E$1])-SIN([.G20])*COS([.$E$1])" office:value-type="float" office:value="0.901795769522522" calcext:value-type="float">
            <text:p>0.901795769522522</text:p>
          </table:table-cell>
          <table:table-cell table:formula="of:=SIN([.F20])*COS([.$E$1])+SIN([.G20])*SIN([.$E$1])" office:value-type="float" office:value="-0.239007522867019" calcext:value-type="float">
            <text:p>-0.239007522867019</text:p>
          </table:table-cell>
          <table:table-cell table:formula="of:=[.H20]/PI()*180" office:value-type="float" office:value="51.6690915763928" calcext:value-type="float">
            <text:p>51.6690915763928</text:p>
          </table:table-cell>
          <table:table-cell table:formula="of:=[.I20]/PI()*180" office:value-type="float" office:value="-13.6941223321567" calcext:value-type="float">
            <text:p>-13.6941223321567</text:p>
          </table:table-cell>
          <table:table-cell table:formula="of:=SIN([.F20])*SIN([.$E$1])" office:value-type="float" office:value="0.859594238322301" calcext:value-type="float">
            <text:p>0.859594238322301</text:p>
          </table:table-cell>
          <table:table-cell table:formula="of:=[.L20]*180/PI()" office:value-type="float" office:value="49.2511219496305" calcext:value-type="float">
            <text:p>49.2511219496305</text:p>
          </table:table-cell>
        </table:table-row>
        <table:table-row table:style-name="ro1">
          <table:table-cell table:formula="of:=[.A20]+0.5" office:value-type="float" office:value="8.5" calcext:value-type="float">
            <text:p>8.5</text:p>
          </table:table-cell>
          <table:table-cell table:formula="of:=23.44*SIN(2*PI()*[.A21]/24)" office:value-type="float" office:value="18.5962022964266" calcext:value-type="float">
            <text:p>18.5962022964266</text:p>
          </table:table-cell>
          <table:table-cell/>
          <table:table-cell table:formula="of:=2*PI()-[.A21]/12*PI()" office:value-type="float" office:value="4.05789051088682" calcext:value-type="float">
            <text:p>4.05789051088682</text:p>
          </table:table-cell>
          <table:table-cell table:formula="of:=[.B21]" office:value-type="float" office:value="18.5962022964266" calcext:value-type="float">
            <text:p>18.5962022964266</text:p>
          </table:table-cell>
          <table:table-cell table:formula="of:=[.D21]" office:value-type="float" office:value="4.05789051088682" calcext:value-type="float">
            <text:p>4.05789051088682</text:p>
          </table:table-cell>
          <table:table-cell table:formula="of:=[.E21]/180*PI()" office:value-type="float" office:value="0.324564958439574" calcext:value-type="float">
            <text:p>0.324564958439574</text:p>
          </table:table-cell>
          <table:table-cell table:formula="of:=SIN([.F21])*SIN([.$E$1])-SIN([.G21])*COS([.$E$1])" office:value-type="float" office:value="0.826253334732493" calcext:value-type="float">
            <text:p>0.826253334732493</text:p>
          </table:table-cell>
          <table:table-cell table:formula="of:=SIN([.F21])*COS([.$E$1])+SIN([.G21])*SIN([.$E$1])" office:value-type="float" office:value="-0.2200225433514" calcext:value-type="float">
            <text:p>-0.2200225433514</text:p>
          </table:table-cell>
          <table:table-cell table:formula="of:=[.H21]/PI()*180" office:value-type="float" office:value="47.3408288887819" calcext:value-type="float">
            <text:p>47.3408288887819</text:p>
          </table:table-cell>
          <table:table-cell table:formula="of:=[.I21]/PI()*180" office:value-type="float" office:value="-12.6063631317694" calcext:value-type="float">
            <text:p>-12.6063631317694</text:p>
          </table:table-cell>
          <table:table-cell table:formula="of:=SIN([.F21])*SIN([.$E$1])" office:value-type="float" office:value="0.787461842675742" calcext:value-type="float">
            <text:p>0.787461842675742</text:p>
          </table:table-cell>
          <table:table-cell table:formula="of:=[.L21]*180/PI()" office:value-type="float" office:value="45.1182401129148" calcext:value-type="float">
            <text:p>45.1182401129148</text:p>
          </table:table-cell>
        </table:table-row>
        <table:table-row table:style-name="ro1">
          <table:table-cell table:formula="of:=[.A21]+0.5" office:value-type="float" office:value="9" calcext:value-type="float">
            <text:p>9</text:p>
          </table:table-cell>
          <table:table-cell table:formula="of:=23.44*SIN(2*PI()*[.A22]/24)" office:value-type="float" office:value="16.5745829510127" calcext:value-type="float">
            <text:p>16.5745829510127</text:p>
          </table:table-cell>
          <table:table-cell/>
          <table:table-cell table:formula="of:=2*PI()-[.A22]/12*PI()" office:value-type="float" office:value="3.92699081698724" calcext:value-type="float">
            <text:p>3.92699081698724</text:p>
          </table:table-cell>
          <table:table-cell table:formula="of:=[.B22]" office:value-type="float" office:value="16.5745829510127" calcext:value-type="float">
            <text:p>16.5745829510127</text:p>
          </table:table-cell>
          <table:table-cell table:formula="of:=[.D22]" office:value-type="float" office:value="3.92699081698724" calcext:value-type="float">
            <text:p>3.92699081698724</text:p>
          </table:table-cell>
          <table:table-cell table:formula="of:=[.E22]/180*PI()" office:value-type="float" office:value="0.289281044640089" calcext:value-type="float">
            <text:p>0.289281044640089</text:p>
          </table:table-cell>
          <table:table-cell table:formula="of:=SIN([.F22])*SIN([.$E$1])-SIN([.G22])*COS([.$E$1])" office:value-type="float" office:value="0.736556000114137" calcext:value-type="float">
            <text:p>0.736556000114137</text:p>
          </table:table-cell>
          <table:table-cell table:formula="of:=SIN([.F22])*COS([.$E$1])+SIN([.G22])*SIN([.$E$1])" office:value-type="float" office:value="-0.197130316014884" calcext:value-type="float">
            <text:p>-0.197130316014884</text:p>
          </table:table-cell>
          <table:table-cell table:formula="of:=[.H22]/PI()*180" office:value-type="float" office:value="42.2015501815774" calcext:value-type="float">
            <text:p>42.2015501815774</text:p>
          </table:table-cell>
          <table:table-cell table:formula="of:=[.I22]/PI()*180" office:value-type="float" office:value="-11.294735121733" calcext:value-type="float">
            <text:p>-11.294735121733</text:p>
          </table:table-cell>
          <table:table-cell table:formula="of:=SIN([.F22])*SIN([.$E$1])" office:value-type="float" office:value="0.701855756575332" calcext:value-type="float">
            <text:p>0.701855756575332</text:p>
          </table:table-cell>
          <table:table-cell table:formula="of:=[.L22]*180/PI()" office:value-type="float" office:value="40.2133726787278" calcext:value-type="float">
            <text:p>40.2133726787278</text:p>
          </table:table-cell>
        </table:table-row>
        <table:table-row table:style-name="ro1">
          <table:table-cell table:formula="of:=[.A22]+0.5" office:value-type="float" office:value="9.5" calcext:value-type="float">
            <text:p>9.5</text:p>
          </table:table-cell>
          <table:table-cell table:formula="of:=23.44*SIN(2*PI()*[.A23]/24)" office:value-type="float" office:value="14.2693678959644" calcext:value-type="float">
            <text:p>14.2693678959644</text:p>
          </table:table-cell>
          <table:table-cell/>
          <table:table-cell table:formula="of:=2*PI()-[.A23]/12*PI()" office:value-type="float" office:value="3.79609112308767" calcext:value-type="float">
            <text:p>3.79609112308767</text:p>
          </table:table-cell>
          <table:table-cell table:formula="of:=[.B23]" office:value-type="float" office:value="14.2693678959644" calcext:value-type="float">
            <text:p>14.2693678959644</text:p>
          </table:table-cell>
          <table:table-cell table:formula="of:=[.D23]" office:value-type="float" office:value="3.79609112308767" calcext:value-type="float">
            <text:p>3.79609112308767</text:p>
          </table:table-cell>
          <table:table-cell table:formula="of:=[.E23]/180*PI()" office:value-type="float" office:value="0.249047451962955" calcext:value-type="float">
            <text:p>0.249047451962955</text:p>
          </table:table-cell>
          <table:table-cell table:formula="of:=SIN([.F23])*SIN([.$E$1])-SIN([.G23])*COS([.$E$1])" office:value-type="float" office:value="0.634223375549667" calcext:value-type="float">
            <text:p>0.634223375549667</text:p>
          </table:table-cell>
          <table:table-cell table:formula="of:=SIN([.F23])*COS([.$E$1])+SIN([.G23])*SIN([.$E$1])" office:value-type="float" office:value="-0.170599024331349" calcext:value-type="float">
            <text:p>-0.170599024331349</text:p>
          </table:table-cell>
          <table:table-cell table:formula="of:=[.H23]/PI()*180" office:value-type="float" office:value="36.3383226875365" calcext:value-type="float">
            <text:p>36.3383226875365</text:p>
          </table:table-cell>
          <table:table-cell table:formula="of:=[.I23]/PI()*180" office:value-type="float" office:value="-9.77460408323594" calcext:value-type="float">
            <text:p>-9.77460408323594</text:p>
          </table:table-cell>
          <table:table-cell table:formula="of:=SIN([.F23])*SIN([.$E$1])" office:value-type="float" office:value="0.604240723888739" calcext:value-type="float">
            <text:p>0.604240723888739</text:p>
          </table:table-cell>
          <table:table-cell table:formula="of:=[.L23]*180/PI()" office:value-type="float" office:value="34.6204432887545" calcext:value-type="float">
            <text:p>34.6204432887545</text:p>
          </table:table-cell>
        </table:table-row>
        <table:table-row table:style-name="ro1">
          <table:table-cell table:formula="of:=[.A23]+0.5" office:value-type="float" office:value="10" calcext:value-type="float">
            <text:p>10</text:p>
          </table:table-cell>
          <table:table-cell table:formula="of:=23.44*SIN(2*PI()*[.A24]/24)" office:value-type="float" office:value="11.72" calcext:value-type="float">
            <text:p>11.72</text:p>
          </table:table-cell>
          <table:table-cell/>
          <table:table-cell table:formula="of:=2*PI()-[.A24]/12*PI()" office:value-type="float" office:value="3.66519142918809" calcext:value-type="float">
            <text:p>3.66519142918809</text:p>
          </table:table-cell>
          <table:table-cell table:formula="of:=[.B24]" office:value-type="float" office:value="11.72" calcext:value-type="float">
            <text:p>11.72</text:p>
          </table:table-cell>
          <table:table-cell table:formula="of:=[.D24]" office:value-type="float" office:value="3.66519142918809" calcext:value-type="float">
            <text:p>3.66519142918809</text:p>
          </table:table-cell>
          <table:table-cell table:formula="of:=[.E24]/180*PI()" office:value-type="float" office:value="0.204552588333735" calcext:value-type="float">
            <text:p>0.204552588333735</text:p>
          </table:table-cell>
          <table:table-cell table:formula="of:=SIN([.F24])*SIN([.$E$1])-SIN([.G24])*COS([.$E$1])" office:value-type="float" office:value="0.520996176231207" calcext:value-type="float">
            <text:p>0.520996176231207</text:p>
          </table:table-cell>
          <table:table-cell table:formula="of:=SIN([.F24])*COS([.$E$1])+SIN([.G24])*SIN([.$E$1])" office:value-type="float" office:value="-0.140799197764055" calcext:value-type="float">
            <text:p>-0.140799197764055</text:p>
          </table:table-cell>
          <table:table-cell table:formula="of:=[.H24]/PI()*180" office:value-type="float" office:value="29.8508820405022" calcext:value-type="float">
            <text:p>29.8508820405022</text:p>
          </table:table-cell>
          <table:table-cell table:formula="of:=[.I24]/PI()*180" office:value-type="float" office:value="-8.06719979070817" calcext:value-type="float">
            <text:p>-8.06719979070817</text:p>
          </table:table-cell>
          <table:table-cell table:formula="of:=SIN([.F24])*SIN([.$E$1])" office:value-type="float" office:value="0.496286964889232" calcext:value-type="float">
            <text:p>0.496286964889232</text:p>
          </table:table-cell>
          <table:table-cell table:formula="of:=[.L24]*180/PI()" office:value-type="float" office:value="28.4351485155102" calcext:value-type="float">
            <text:p>28.4351485155102</text:p>
          </table:table-cell>
        </table:table-row>
        <table:table-row table:style-name="ro1">
          <table:table-cell table:formula="of:=[.A24]+0.5" office:value-type="float" office:value="10.5" calcext:value-type="float">
            <text:p>10.5</text:p>
          </table:table-cell>
          <table:table-cell table:formula="of:=23.44*SIN(2*PI()*[.A25]/24)" office:value-type="float" office:value="8.97009965463771" calcext:value-type="float">
            <text:p>8.97009965463771</text:p>
          </table:table-cell>
          <table:table-cell/>
          <table:table-cell table:formula="of:=2*PI()-[.A25]/12*PI()" office:value-type="float" office:value="3.53429173528852" calcext:value-type="float">
            <text:p>3.53429173528852</text:p>
          </table:table-cell>
          <table:table-cell table:formula="of:=[.B25]" office:value-type="float" office:value="8.97009965463771" calcext:value-type="float">
            <text:p>8.97009965463771</text:p>
          </table:table-cell>
          <table:table-cell table:formula="of:=[.D25]" office:value-type="float" office:value="3.53429173528852" calcext:value-type="float">
            <text:p>3.53429173528852</text:p>
          </table:table-cell>
          <table:table-cell table:formula="of:=[.E25]/180*PI()" office:value-type="float" office:value="0.156557773205434" calcext:value-type="float">
            <text:p>0.156557773205434</text:p>
          </table:table-cell>
          <table:table-cell table:formula="of:=SIN([.F25])*SIN([.$E$1])-SIN([.G25])*COS([.$E$1])" office:value-type="float" office:value="0.398808038006642" calcext:value-type="float">
            <text:p>0.398808038006642</text:p>
          </table:table-cell>
          <table:table-cell table:formula="of:=SIN([.F25])*COS([.$E$1])+SIN([.G25])*SIN([.$E$1])" office:value-type="float" office:value="-0.108210423119551" calcext:value-type="float">
            <text:p>-0.108210423119551</text:p>
          </table:table-cell>
          <table:table-cell table:formula="of:=[.H25]/PI()*180" office:value-type="float" office:value="22.8500174136735" calcext:value-type="float">
            <text:p>22.8500174136735</text:p>
          </table:table-cell>
          <table:table-cell table:formula="of:=[.I25]/PI()*180" office:value-type="float" office:value="-6.20000054407513" calcext:value-type="float">
            <text:p>-6.20000054407513</text:p>
          </table:table-cell>
          <table:table-cell table:formula="of:=SIN([.F25])*SIN([.$E$1])" office:value-type="float" office:value="0.379841598323728" calcext:value-type="float">
            <text:p>0.379841598323728</text:p>
          </table:table-cell>
          <table:table-cell table:formula="of:=[.L25]*180/PI()" office:value-type="float" office:value="21.7633204674531" calcext:value-type="float">
            <text:p>21.7633204674531</text:p>
          </table:table-cell>
        </table:table-row>
        <table:table-row table:style-name="ro1">
          <table:table-cell table:formula="of:=[.A25]+0.5" office:value-type="float" office:value="11" calcext:value-type="float">
            <text:p>11</text:p>
          </table:table-cell>
          <table:table-cell table:formula="of:=23.44*SIN(2*PI()*[.A26]/24)" office:value-type="float" office:value="6.06671841720309" calcext:value-type="float">
            <text:p>6.06671841720309</text:p>
          </table:table-cell>
          <table:table-cell/>
          <table:table-cell table:formula="of:=2*PI()-[.A26]/12*PI()" office:value-type="float" office:value="3.40339204138894" calcext:value-type="float">
            <text:p>3.40339204138894</text:p>
          </table:table-cell>
          <table:table-cell table:formula="of:=[.B26]" office:value-type="float" office:value="6.06671841720309" calcext:value-type="float">
            <text:p>6.06671841720309</text:p>
          </table:table-cell>
          <table:table-cell table:formula="of:=[.D26]" office:value-type="float" office:value="3.40339204138894" calcext:value-type="float">
            <text:p>3.40339204138894</text:p>
          </table:table-cell>
          <table:table-cell table:formula="of:=[.E26]/180*PI()" office:value-type="float" office:value="0.105884211171573" calcext:value-type="float">
            <text:p>0.105884211171573</text:p>
          </table:table-cell>
          <table:table-cell table:formula="of:=SIN([.F26])*SIN([.$E$1])-SIN([.G26])*COS([.$E$1])" office:value-type="float" office:value="0.269753044780775" calcext:value-type="float">
            <text:p>0.269753044780775</text:p>
          </table:table-cell>
          <table:table-cell table:formula="of:=SIN([.F26])*COS([.$E$1])+SIN([.G26])*SIN([.$E$1])" office:value-type="float" office:value="-0.0734181360872393" calcext:value-type="float">
            <text:p>-0.0734181360872393</text:p>
          </table:table-cell>
          <table:table-cell table:formula="of:=[.H26]/PI()*180" office:value-type="float" office:value="15.4557109767419" calcext:value-type="float">
            <text:p>15.4557109767419</text:p>
          </table:table-cell>
          <table:table-cell table:formula="of:=[.I26]/PI()*180" office:value-type="float" office:value="-4.20654933751593" calcext:value-type="float">
            <text:p>-4.20654933751593</text:p>
          </table:table-cell>
          <table:table-cell table:formula="of:=SIN([.F26])*SIN([.$E$1])" office:value-type="float" office:value="0.256897036698918" calcext:value-type="float">
            <text:p>0.256897036698918</text:p>
          </table:table-cell>
          <table:table-cell table:formula="of:=[.L26]*180/PI()" office:value-type="float" office:value="14.7191159722655" calcext:value-type="float">
            <text:p>14.7191159722655</text:p>
          </table:table-cell>
        </table:table-row>
        <table:table-row table:style-name="ro1">
          <table:table-cell table:formula="of:=[.A26]+0.5" office:value-type="float" office:value="11.5" calcext:value-type="float">
            <text:p>11.5</text:p>
          </table:table-cell>
          <table:table-cell table:formula="of:=23.44*SIN(2*PI()*[.A27]/24)" office:value-type="float" office:value="3.05953394563802" calcext:value-type="float">
            <text:p>3.05953394563802</text:p>
          </table:table-cell>
          <table:table-cell/>
          <table:table-cell table:formula="of:=2*PI()-[.A27]/12*PI()" office:value-type="float" office:value="3.27249234748937" calcext:value-type="float">
            <text:p>3.27249234748937</text:p>
          </table:table-cell>
          <table:table-cell table:formula="of:=[.B27]" office:value-type="float" office:value="3.05953394563802" calcext:value-type="float">
            <text:p>3.05953394563802</text:p>
          </table:table-cell>
          <table:table-cell table:formula="of:=[.D27]" office:value-type="float" office:value="3.27249234748937" calcext:value-type="float">
            <text:p>3.27249234748937</text:p>
          </table:table-cell>
          <table:table-cell table:formula="of:=[.E27]/180*PI()" office:value-type="float" office:value="0.0533989409279166" calcext:value-type="float">
            <text:p>0.0533989409279166</text:p>
          </table:table-cell>
          <table:table-cell table:formula="of:=SIN([.F27])*SIN([.$E$1])-SIN([.G27])*COS([.$E$1])" office:value-type="float" office:value="0.136049410782547" calcext:value-type="float">
            <text:p>0.136049410782547</text:p>
          </table:table-cell>
          <table:table-cell table:formula="of:=SIN([.F27])*COS([.$E$1])+SIN([.G27])*SIN([.$E$1])" office:value-type="float" office:value="-0.0370996274081775" calcext:value-type="float">
            <text:p>-0.0370996274081775</text:p>
          </table:table-cell>
          <table:table-cell table:formula="of:=[.H27]/PI()*180" office:value-type="float" office:value="7.79505704308157" calcext:value-type="float">
            <text:p>7.79505704308157</text:p>
          </table:table-cell>
          <table:table-cell table:formula="of:=[.I27]/PI()*180" office:value-type="float" office:value="-2.12565207199644" calcext:value-type="float">
            <text:p>-2.12565207199644</text:p>
          </table:table-cell>
          <table:table-cell table:formula="of:=SIN([.F27])*SIN([.$E$1])" office:value-type="float" office:value="0.129556895550875" calcext:value-type="float">
            <text:p>0.129556895550875</text:p>
          </table:table-cell>
          <table:table-cell table:formula="of:=[.L27]*180/PI()" office:value-type="float" office:value="7.4230633218824" calcext:value-type="float">
            <text:p>7.4230633218824</text:p>
          </table:table-cell>
        </table:table-row>
        <table:table-row table:style-name="ro1">
          <table:table-cell table:formula="of:=[.A27]+0.5" office:value-type="float" office:value="12" calcext:value-type="float">
            <text:p>12</text:p>
          </table:table-cell>
          <table:table-cell table:formula="of:=23.44*SIN(2*PI()*[.A28]/24)" office:value-type="float" office:value="2.8705720972014E-015" calcext:value-type="float">
            <text:p>2.8705720972014E-15</text:p>
          </table:table-cell>
          <table:table-cell/>
          <table:table-cell table:formula="of:=2*PI()-[.A28]/12*PI()" office:value-type="float" office:value="3.14159265358979" calcext:value-type="float">
            <text:p>3.14159265358979</text:p>
          </table:table-cell>
          <table:table-cell table:formula="of:=[.B28]" office:value-type="float" office:value="2.8705720972014E-015" calcext:value-type="float">
            <text:p>2.8705720972014E-15</text:p>
          </table:table-cell>
          <table:table-cell table:formula="of:=[.D28]" office:value-type="float" office:value="3.14159265358979" calcext:value-type="float">
            <text:p>3.14159265358979</text:p>
          </table:table-cell>
          <table:table-cell table:formula="of:=[.E28]/180*PI()" office:value-type="float" office:value="5.01009345120431E-017" calcext:value-type="float">
            <text:p>5.01009345120431E-17</text:p>
          </table:table-cell>
          <table:table-cell table:formula="of:=SIN([.F28])*SIN([.$E$1])-SIN([.G28])*COS([.$E$1])" office:value-type="float" office:value="-1.15460825881629E-016" calcext:value-type="float">
            <text:p>-1.15460825881629E-16</text:p>
          </table:table-cell>
          <table:table-cell table:formula="of:=SIN([.F28])*COS([.$E$1])+SIN([.G28])*SIN([.$E$1])" office:value-type="float" office:value="-6.46258396644151E-017" calcext:value-type="float">
            <text:p>-6.46258396644151E-17</text:p>
          </table:table-cell>
          <table:table-cell table:formula="of:=[.H28]/PI()*180" office:value-type="float" office:value="-6.61541802211222E-015" calcext:value-type="float">
            <text:p>-6.61541802211222E-15</text:p>
          </table:table-cell>
          <table:table-cell table:formula="of:=[.I28]/PI()*180" office:value-type="float" office:value="-3.70278786026014E-015" calcext:value-type="float">
            <text:p>-3.70278786026014E-15</text:p>
          </table:table-cell>
          <table:table-cell table:formula="of:=SIN([.F28])*SIN([.$E$1])" office:value-type="float" office:value="-1.21555248602031E-016" calcext:value-type="float">
            <text:p>-1.21555248602031E-16</text:p>
          </table:table-cell>
          <table:table-cell table:formula="of:=[.L28]*180/PI()" office:value-type="float" office:value="-6.96460272255985E-015" calcext:value-type="float">
            <text:p>-6.96460272255985E-15</text:p>
          </table:table-cell>
        </table:table-row>
        <table:table-row table:style-name="ro1">
          <table:table-cell table:formula="of:=[.A28]+0.5" office:value-type="float" office:value="12.5" calcext:value-type="float">
            <text:p>12.5</text:p>
          </table:table-cell>
          <table:table-cell table:formula="of:=23.44*SIN(2*PI()*[.A29]/24)" office:value-type="float" office:value="-3.05953394563801" calcext:value-type="float">
            <text:p>-3.05953394563801</text:p>
          </table:table-cell>
          <table:table-cell/>
          <table:table-cell table:formula="of:=2*PI()-[.A29]/12*PI()" office:value-type="float" office:value="3.01069295969022" calcext:value-type="float">
            <text:p>3.01069295969022</text:p>
          </table:table-cell>
          <table:table-cell table:formula="of:=[.B29]" office:value-type="float" office:value="-3.05953394563801" calcext:value-type="float">
            <text:p>-3.05953394563801</text:p>
          </table:table-cell>
          <table:table-cell table:formula="of:=[.D29]" office:value-type="float" office:value="3.01069295969022" calcext:value-type="float">
            <text:p>3.01069295969022</text:p>
          </table:table-cell>
          <table:table-cell table:formula="of:=[.E29]/180*PI()" office:value-type="float" office:value="-0.0533989409279165" calcext:value-type="float">
            <text:p>-0.0533989409279165</text:p>
          </table:table-cell>
          <table:table-cell table:formula="of:=SIN([.F29])*SIN([.$E$1])-SIN([.G29])*COS([.$E$1])" office:value-type="float" office:value="-0.136049410782548" calcext:value-type="float">
            <text:p>-0.136049410782548</text:p>
          </table:table-cell>
          <table:table-cell table:formula="of:=SIN([.F29])*COS([.$E$1])+SIN([.G29])*SIN([.$E$1])" office:value-type="float" office:value="0.0370996274081773" calcext:value-type="float">
            <text:p>0.0370996274081773</text:p>
          </table:table-cell>
          <table:table-cell table:formula="of:=[.H29]/PI()*180" office:value-type="float" office:value="-7.79505704308161" calcext:value-type="float">
            <text:p>-7.79505704308161</text:p>
          </table:table-cell>
          <table:table-cell table:formula="of:=[.I29]/PI()*180" office:value-type="float" office:value="2.12565207199644" calcext:value-type="float">
            <text:p>2.12565207199644</text:p>
          </table:table-cell>
          <table:table-cell table:formula="of:=SIN([.F29])*SIN([.$E$1])" office:value-type="float" office:value="-0.129556895550876" calcext:value-type="float">
            <text:p>-0.129556895550876</text:p>
          </table:table-cell>
          <table:table-cell table:formula="of:=[.L29]*180/PI()" office:value-type="float" office:value="-7.42306332188243" calcext:value-type="float">
            <text:p>-7.42306332188243</text:p>
          </table:table-cell>
        </table:table-row>
        <table:table-row table:style-name="ro1">
          <table:table-cell table:formula="of:=[.A29]+0.5" office:value-type="float" office:value="13" calcext:value-type="float">
            <text:p>13</text:p>
          </table:table-cell>
          <table:table-cell table:formula="of:=23.44*SIN(2*PI()*[.A30]/24)" office:value-type="float" office:value="-6.06671841720309" calcext:value-type="float">
            <text:p>-6.06671841720309</text:p>
          </table:table-cell>
          <table:table-cell/>
          <table:table-cell table:formula="of:=2*PI()-[.A30]/12*PI()" office:value-type="float" office:value="2.87979326579064" calcext:value-type="float">
            <text:p>2.87979326579064</text:p>
          </table:table-cell>
          <table:table-cell table:formula="of:=[.B30]" office:value-type="float" office:value="-6.06671841720309" calcext:value-type="float">
            <text:p>-6.06671841720309</text:p>
          </table:table-cell>
          <table:table-cell table:formula="of:=[.D30]" office:value-type="float" office:value="2.87979326579064" calcext:value-type="float">
            <text:p>2.87979326579064</text:p>
          </table:table-cell>
          <table:table-cell table:formula="of:=[.E30]/180*PI()" office:value-type="float" office:value="-0.105884211171573" calcext:value-type="float">
            <text:p>-0.105884211171573</text:p>
          </table:table-cell>
          <table:table-cell table:formula="of:=SIN([.F30])*SIN([.$E$1])-SIN([.G30])*COS([.$E$1])" office:value-type="float" office:value="-0.269753044780774" calcext:value-type="float">
            <text:p>-0.269753044780774</text:p>
          </table:table-cell>
          <table:table-cell table:formula="of:=SIN([.F30])*COS([.$E$1])+SIN([.G30])*SIN([.$E$1])" office:value-type="float" office:value="0.0734181360872392" calcext:value-type="float">
            <text:p>0.0734181360872392</text:p>
          </table:table-cell>
          <table:table-cell table:formula="of:=[.H30]/PI()*180" office:value-type="float" office:value="-15.4557109767419" calcext:value-type="float">
            <text:p>-15.4557109767419</text:p>
          </table:table-cell>
          <table:table-cell table:formula="of:=[.I30]/PI()*180" office:value-type="float" office:value="4.20654933751593" calcext:value-type="float">
            <text:p>4.20654933751593</text:p>
          </table:table-cell>
          <table:table-cell table:formula="of:=SIN([.F30])*SIN([.$E$1])" office:value-type="float" office:value="-0.256897036698918" calcext:value-type="float">
            <text:p>-0.256897036698918</text:p>
          </table:table-cell>
          <table:table-cell table:formula="of:=[.L30]*180/PI()" office:value-type="float" office:value="-14.7191159722654" calcext:value-type="float">
            <text:p>-14.7191159722654</text:p>
          </table:table-cell>
        </table:table-row>
        <table:table-row table:style-name="ro1">
          <table:table-cell table:formula="of:=[.A30]+0.5" office:value-type="float" office:value="13.5" calcext:value-type="float">
            <text:p>13.5</text:p>
          </table:table-cell>
          <table:table-cell table:formula="of:=23.44*SIN(2*PI()*[.A31]/24)" office:value-type="float" office:value="-8.9700996546377" calcext:value-type="float">
            <text:p>-8.9700996546377</text:p>
          </table:table-cell>
          <table:table-cell/>
          <table:table-cell table:formula="of:=2*PI()-[.A31]/12*PI()" office:value-type="float" office:value="2.74889357189107" calcext:value-type="float">
            <text:p>2.74889357189107</text:p>
          </table:table-cell>
          <table:table-cell table:formula="of:=[.B31]" office:value-type="float" office:value="-8.9700996546377" calcext:value-type="float">
            <text:p>-8.9700996546377</text:p>
          </table:table-cell>
          <table:table-cell table:formula="of:=[.D31]" office:value-type="float" office:value="2.74889357189107" calcext:value-type="float">
            <text:p>2.74889357189107</text:p>
          </table:table-cell>
          <table:table-cell table:formula="of:=[.E31]/180*PI()" office:value-type="float" office:value="-0.156557773205434" calcext:value-type="float">
            <text:p>-0.156557773205434</text:p>
          </table:table-cell>
          <table:table-cell table:formula="of:=SIN([.F31])*SIN([.$E$1])-SIN([.G31])*COS([.$E$1])" office:value-type="float" office:value="-0.398808038006643" calcext:value-type="float">
            <text:p>-0.398808038006643</text:p>
          </table:table-cell>
          <table:table-cell table:formula="of:=SIN([.F31])*COS([.$E$1])+SIN([.G31])*SIN([.$E$1])" office:value-type="float" office:value="0.108210423119551" calcext:value-type="float">
            <text:p>0.108210423119551</text:p>
          </table:table-cell>
          <table:table-cell table:formula="of:=[.H31]/PI()*180" office:value-type="float" office:value="-22.8500174136736" calcext:value-type="float">
            <text:p>-22.8500174136736</text:p>
          </table:table-cell>
          <table:table-cell table:formula="of:=[.I31]/PI()*180" office:value-type="float" office:value="6.20000054407512" calcext:value-type="float">
            <text:p>6.20000054407512</text:p>
          </table:table-cell>
          <table:table-cell table:formula="of:=SIN([.F31])*SIN([.$E$1])" office:value-type="float" office:value="-0.379841598323728" calcext:value-type="float">
            <text:p>-0.379841598323728</text:p>
          </table:table-cell>
          <table:table-cell table:formula="of:=[.L31]*180/PI()" office:value-type="float" office:value="-21.7633204674531" calcext:value-type="float">
            <text:p>-21.7633204674531</text:p>
          </table:table-cell>
        </table:table-row>
        <table:table-row table:style-name="ro1">
          <table:table-cell table:formula="of:=[.A31]+0.5" office:value-type="float" office:value="14" calcext:value-type="float">
            <text:p>14</text:p>
          </table:table-cell>
          <table:table-cell table:formula="of:=23.44*SIN(2*PI()*[.A32]/24)" office:value-type="float" office:value="-11.72" calcext:value-type="float">
            <text:p>-11.72</text:p>
          </table:table-cell>
          <table:table-cell/>
          <table:table-cell table:formula="of:=2*PI()-[.A32]/12*PI()" office:value-type="float" office:value="2.61799387799149" calcext:value-type="float">
            <text:p>2.61799387799149</text:p>
          </table:table-cell>
          <table:table-cell table:formula="of:=[.B32]" office:value-type="float" office:value="-11.72" calcext:value-type="float">
            <text:p>-11.72</text:p>
          </table:table-cell>
          <table:table-cell table:formula="of:=[.D32]" office:value-type="float" office:value="2.61799387799149" calcext:value-type="float">
            <text:p>2.61799387799149</text:p>
          </table:table-cell>
          <table:table-cell table:formula="of:=[.E32]/180*PI()" office:value-type="float" office:value="-0.204552588333735" calcext:value-type="float">
            <text:p>-0.204552588333735</text:p>
          </table:table-cell>
          <table:table-cell table:formula="of:=SIN([.F32])*SIN([.$E$1])-SIN([.G32])*COS([.$E$1])" office:value-type="float" office:value="-0.520996176231208" calcext:value-type="float">
            <text:p>-0.520996176231208</text:p>
          </table:table-cell>
          <table:table-cell table:formula="of:=SIN([.F32])*COS([.$E$1])+SIN([.G32])*SIN([.$E$1])" office:value-type="float" office:value="0.140799197764055" calcext:value-type="float">
            <text:p>0.140799197764055</text:p>
          </table:table-cell>
          <table:table-cell table:formula="of:=[.H32]/PI()*180" office:value-type="float" office:value="-29.8508820405023" calcext:value-type="float">
            <text:p>-29.8508820405023</text:p>
          </table:table-cell>
          <table:table-cell table:formula="of:=[.I32]/PI()*180" office:value-type="float" office:value="8.06719979070816" calcext:value-type="float">
            <text:p>8.06719979070816</text:p>
          </table:table-cell>
          <table:table-cell table:formula="of:=SIN([.F32])*SIN([.$E$1])" office:value-type="float" office:value="-0.496286964889232" calcext:value-type="float">
            <text:p>-0.496286964889232</text:p>
          </table:table-cell>
          <table:table-cell table:formula="of:=[.L32]*180/PI()" office:value-type="float" office:value="-28.4351485155103" calcext:value-type="float">
            <text:p>-28.4351485155103</text:p>
          </table:table-cell>
        </table:table-row>
        <table:table-row table:style-name="ro1">
          <table:table-cell table:formula="of:=[.A32]+0.5" office:value-type="float" office:value="14.5" calcext:value-type="float">
            <text:p>14.5</text:p>
          </table:table-cell>
          <table:table-cell table:formula="of:=23.44*SIN(2*PI()*[.A33]/24)" office:value-type="float" office:value="-14.2693678959644" calcext:value-type="float">
            <text:p>-14.2693678959644</text:p>
          </table:table-cell>
          <table:table-cell/>
          <table:table-cell table:formula="of:=2*PI()-[.A33]/12*PI()" office:value-type="float" office:value="2.48709418409192" calcext:value-type="float">
            <text:p>2.48709418409192</text:p>
          </table:table-cell>
          <table:table-cell table:formula="of:=[.B33]" office:value-type="float" office:value="-14.2693678959644" calcext:value-type="float">
            <text:p>-14.2693678959644</text:p>
          </table:table-cell>
          <table:table-cell table:formula="of:=[.D33]" office:value-type="float" office:value="2.48709418409192" calcext:value-type="float">
            <text:p>2.48709418409192</text:p>
          </table:table-cell>
          <table:table-cell table:formula="of:=[.E33]/180*PI()" office:value-type="float" office:value="-0.249047451962955" calcext:value-type="float">
            <text:p>-0.249047451962955</text:p>
          </table:table-cell>
          <table:table-cell table:formula="of:=SIN([.F33])*SIN([.$E$1])-SIN([.G33])*COS([.$E$1])" office:value-type="float" office:value="-0.634223375549667" calcext:value-type="float">
            <text:p>-0.634223375549667</text:p>
          </table:table-cell>
          <table:table-cell table:formula="of:=SIN([.F33])*COS([.$E$1])+SIN([.G33])*SIN([.$E$1])" office:value-type="float" office:value="0.170599024331349" calcext:value-type="float">
            <text:p>0.170599024331349</text:p>
          </table:table-cell>
          <table:table-cell table:formula="of:=[.H33]/PI()*180" office:value-type="float" office:value="-36.3383226875365" calcext:value-type="float">
            <text:p>-36.3383226875365</text:p>
          </table:table-cell>
          <table:table-cell table:formula="of:=[.I33]/PI()*180" office:value-type="float" office:value="9.77460408323593" calcext:value-type="float">
            <text:p>9.77460408323593</text:p>
          </table:table-cell>
          <table:table-cell table:formula="of:=SIN([.F33])*SIN([.$E$1])" office:value-type="float" office:value="-0.604240723888739" calcext:value-type="float">
            <text:p>-0.604240723888739</text:p>
          </table:table-cell>
          <table:table-cell table:formula="of:=[.L33]*180/PI()" office:value-type="float" office:value="-34.6204432887544" calcext:value-type="float">
            <text:p>-34.6204432887544</text:p>
          </table:table-cell>
        </table:table-row>
        <table:table-row table:style-name="ro1">
          <table:table-cell table:formula="of:=[.A33]+0.5" office:value-type="float" office:value="15" calcext:value-type="float">
            <text:p>15</text:p>
          </table:table-cell>
          <table:table-cell table:formula="of:=23.44*SIN(2*PI()*[.A34]/24)" office:value-type="float" office:value="-16.5745829510127" calcext:value-type="float">
            <text:p>-16.5745829510127</text:p>
          </table:table-cell>
          <table:table-cell/>
          <table:table-cell table:formula="of:=2*PI()-[.A34]/12*PI()" office:value-type="float" office:value="2.35619449019234" calcext:value-type="float">
            <text:p>2.35619449019234</text:p>
          </table:table-cell>
          <table:table-cell table:formula="of:=[.B34]" office:value-type="float" office:value="-16.5745829510127" calcext:value-type="float">
            <text:p>-16.5745829510127</text:p>
          </table:table-cell>
          <table:table-cell table:formula="of:=[.D34]" office:value-type="float" office:value="2.35619449019234" calcext:value-type="float">
            <text:p>2.35619449019234</text:p>
          </table:table-cell>
          <table:table-cell table:formula="of:=[.E34]/180*PI()" office:value-type="float" office:value="-0.289281044640089" calcext:value-type="float">
            <text:p>-0.289281044640089</text:p>
          </table:table-cell>
          <table:table-cell table:formula="of:=SIN([.F34])*SIN([.$E$1])-SIN([.G34])*COS([.$E$1])" office:value-type="float" office:value="-0.736556000114137" calcext:value-type="float">
            <text:p>-0.736556000114137</text:p>
          </table:table-cell>
          <table:table-cell table:formula="of:=SIN([.F34])*COS([.$E$1])+SIN([.G34])*SIN([.$E$1])" office:value-type="float" office:value="0.197130316014884" calcext:value-type="float">
            <text:p>0.197130316014884</text:p>
          </table:table-cell>
          <table:table-cell table:formula="of:=[.H34]/PI()*180" office:value-type="float" office:value="-42.2015501815774" calcext:value-type="float">
            <text:p>-42.2015501815774</text:p>
          </table:table-cell>
          <table:table-cell table:formula="of:=[.I34]/PI()*180" office:value-type="float" office:value="11.294735121733" calcext:value-type="float">
            <text:p>11.294735121733</text:p>
          </table:table-cell>
          <table:table-cell table:formula="of:=SIN([.F34])*SIN([.$E$1])" office:value-type="float" office:value="-0.701855756575332" calcext:value-type="float">
            <text:p>-0.701855756575332</text:p>
          </table:table-cell>
          <table:table-cell table:formula="of:=[.L34]*180/PI()" office:value-type="float" office:value="-40.2133726787278" calcext:value-type="float">
            <text:p>-40.2133726787278</text:p>
          </table:table-cell>
        </table:table-row>
        <table:table-row table:style-name="ro1">
          <table:table-cell table:formula="of:=[.A34]+0.5" office:value-type="float" office:value="15.5" calcext:value-type="float">
            <text:p>15.5</text:p>
          </table:table-cell>
          <table:table-cell table:formula="of:=23.44*SIN(2*PI()*[.A35]/24)" office:value-type="float" office:value="-18.5962022964265" calcext:value-type="float">
            <text:p>-18.5962022964265</text:p>
          </table:table-cell>
          <table:table-cell/>
          <table:table-cell table:formula="of:=2*PI()-[.A35]/12*PI()" office:value-type="float" office:value="2.22529479629277" calcext:value-type="float">
            <text:p>2.22529479629277</text:p>
          </table:table-cell>
          <table:table-cell table:formula="of:=[.B35]" office:value-type="float" office:value="-18.5962022964265" calcext:value-type="float">
            <text:p>-18.5962022964265</text:p>
          </table:table-cell>
          <table:table-cell table:formula="of:=[.D35]" office:value-type="float" office:value="2.22529479629277" calcext:value-type="float">
            <text:p>2.22529479629277</text:p>
          </table:table-cell>
          <table:table-cell table:formula="of:=[.E35]/180*PI()" office:value-type="float" office:value="-0.324564958439574" calcext:value-type="float">
            <text:p>-0.324564958439574</text:p>
          </table:table-cell>
          <table:table-cell table:formula="of:=SIN([.F35])*SIN([.$E$1])-SIN([.G35])*COS([.$E$1])" office:value-type="float" office:value="-0.826253334732493" calcext:value-type="float">
            <text:p>-0.826253334732493</text:p>
          </table:table-cell>
          <table:table-cell table:formula="of:=SIN([.F35])*COS([.$E$1])+SIN([.G35])*SIN([.$E$1])" office:value-type="float" office:value="0.2200225433514" calcext:value-type="float">
            <text:p>0.2200225433514</text:p>
          </table:table-cell>
          <table:table-cell table:formula="of:=[.H35]/PI()*180" office:value-type="float" office:value="-47.340828888782" calcext:value-type="float">
            <text:p>-47.340828888782</text:p>
          </table:table-cell>
          <table:table-cell table:formula="of:=[.I35]/PI()*180" office:value-type="float" office:value="12.6063631317694" calcext:value-type="float">
            <text:p>12.6063631317694</text:p>
          </table:table-cell>
          <table:table-cell table:formula="of:=SIN([.F35])*SIN([.$E$1])" office:value-type="float" office:value="-0.787461842675742" calcext:value-type="float">
            <text:p>-0.787461842675742</text:p>
          </table:table-cell>
          <table:table-cell table:formula="of:=[.L35]*180/PI()" office:value-type="float" office:value="-45.1182401129148" calcext:value-type="float">
            <text:p>-45.1182401129148</text:p>
          </table:table-cell>
        </table:table-row>
        <table:table-row table:style-name="ro1">
          <table:table-cell table:formula="of:=[.A35]+0.5" office:value-type="float" office:value="16" calcext:value-type="float">
            <text:p>16</text:p>
          </table:table-cell>
          <table:table-cell table:formula="of:=23.44*SIN(2*PI()*[.A36]/24)" office:value-type="float" office:value="-20.2996354647072" calcext:value-type="float">
            <text:p>-20.2996354647072</text:p>
          </table:table-cell>
          <table:table-cell/>
          <table:table-cell table:formula="of:=2*PI()-[.A36]/12*PI()" office:value-type="float" office:value="2.0943951023932" calcext:value-type="float">
            <text:p>2.0943951023932</text:p>
          </table:table-cell>
          <table:table-cell table:formula="of:=[.B36]" office:value-type="float" office:value="-20.2996354647072" calcext:value-type="float">
            <text:p>-20.2996354647072</text:p>
          </table:table-cell>
          <table:table-cell table:formula="of:=[.D36]" office:value-type="float" office:value="2.0943951023932" calcext:value-type="float">
            <text:p>2.0943951023932</text:p>
          </table:table-cell>
          <table:table-cell table:formula="of:=[.E36]/180*PI()" office:value-type="float" office:value="-0.35429547581375" calcext:value-type="float">
            <text:p>-0.35429547581375</text:p>
          </table:table-cell>
          <table:table-cell table:formula="of:=SIN([.F36])*SIN([.$E$1])-SIN([.G36])*COS([.$E$1])" office:value-type="float" office:value="-0.901795769522522" calcext:value-type="float">
            <text:p>-0.901795769522522</text:p>
          </table:table-cell>
          <table:table-cell table:formula="of:=SIN([.F36])*COS([.$E$1])+SIN([.G36])*SIN([.$E$1])" office:value-type="float" office:value="0.239007522867019" calcext:value-type="float">
            <text:p>0.239007522867019</text:p>
          </table:table-cell>
          <table:table-cell table:formula="of:=[.H36]/PI()*180" office:value-type="float" office:value="-51.6690915763928" calcext:value-type="float">
            <text:p>-51.6690915763928</text:p>
          </table:table-cell>
          <table:table-cell table:formula="of:=[.I36]/PI()*180" office:value-type="float" office:value="13.6941223321567" calcext:value-type="float">
            <text:p>13.6941223321567</text:p>
          </table:table-cell>
          <table:table-cell table:formula="of:=SIN([.F36])*SIN([.$E$1])" office:value-type="float" office:value="-0.859594238322301" calcext:value-type="float">
            <text:p>-0.859594238322301</text:p>
          </table:table-cell>
          <table:table-cell table:formula="of:=[.L36]*180/PI()" office:value-type="float" office:value="-49.2511219496305" calcext:value-type="float">
            <text:p>-49.2511219496305</text:p>
          </table:table-cell>
        </table:table-row>
        <table:table-row table:style-name="ro1">
          <table:table-cell table:formula="of:=[.A36]+0.5" office:value-type="float" office:value="16.5" calcext:value-type="float">
            <text:p>16.5</text:p>
          </table:table-cell>
          <table:table-cell table:formula="of:=23.44*SIN(2*PI()*[.A37]/24)" office:value-type="float" office:value="-21.6557362420646" calcext:value-type="float">
            <text:p>-21.6557362420646</text:p>
          </table:table-cell>
          <table:table-cell/>
          <table:table-cell table:formula="of:=2*PI()-[.A37]/12*PI()" office:value-type="float" office:value="1.96349540849362" calcext:value-type="float">
            <text:p>1.96349540849362</text:p>
          </table:table-cell>
          <table:table-cell table:formula="of:=[.B37]" office:value-type="float" office:value="-21.6557362420646" calcext:value-type="float">
            <text:p>-21.6557362420646</text:p>
          </table:table-cell>
          <table:table-cell table:formula="of:=[.D37]" office:value-type="float" office:value="1.96349540849362" calcext:value-type="float">
            <text:p>1.96349540849362</text:p>
          </table:table-cell>
          <table:table-cell table:formula="of:=[.E37]/180*PI()" office:value-type="float" office:value="-0.37796389936749" calcext:value-type="float">
            <text:p>-0.37796389936749</text:p>
          </table:table-cell>
          <table:table-cell table:formula="of:=SIN([.F37])*SIN([.$E$1])-SIN([.G37])*COS([.$E$1])" office:value-type="float" office:value="-0.961908475569633" calcext:value-type="float">
            <text:p>-0.961908475569633</text:p>
          </table:table-cell>
          <table:table-cell table:formula="of:=SIN([.F37])*COS([.$E$1])+SIN([.G37])*SIN([.$E$1])" office:value-type="float" office:value="0.253905032028706" calcext:value-type="float">
            <text:p>0.253905032028706</text:p>
          </table:table-cell>
          <table:table-cell table:formula="of:=[.H37]/PI()*180" office:value-type="float" office:value="-55.1132959280029" calcext:value-type="float">
            <text:p>-55.1132959280029</text:p>
          </table:table-cell>
          <table:table-cell table:formula="of:=[.I37]/PI()*180" office:value-type="float" office:value="14.5476867323789" calcext:value-type="float">
            <text:p>14.5476867323789</text:p>
          </table:table-cell>
          <table:table-cell table:formula="of:=SIN([.F37])*SIN([.$E$1])" office:value-type="float" office:value="-0.917018738226618" calcext:value-type="float">
            <text:p>-0.917018738226618</text:p>
          </table:table-cell>
          <table:table-cell table:formula="of:=[.L37]*180/PI()" office:value-type="float" office:value="-52.5413034347972" calcext:value-type="float">
            <text:p>-52.5413034347972</text:p>
          </table:table-cell>
        </table:table-row>
        <table:table-row table:style-name="ro1">
          <table:table-cell table:formula="of:=[.A37]+0.5" office:value-type="float" office:value="17" calcext:value-type="float">
            <text:p>17</text:p>
          </table:table-cell>
          <table:table-cell table:formula="of:=23.44*SIN(2*PI()*[.A38]/24)" office:value-type="float" office:value="-22.6413013682158" calcext:value-type="float">
            <text:p>-22.6413013682158</text:p>
          </table:table-cell>
          <table:table-cell/>
          <table:table-cell table:formula="of:=2*PI()-[.A38]/12*PI()" office:value-type="float" office:value="1.83259571459405" calcext:value-type="float">
            <text:p>1.83259571459405</text:p>
          </table:table-cell>
          <table:table-cell table:formula="of:=[.B38]" office:value-type="float" office:value="-22.6413013682158" calcext:value-type="float">
            <text:p>-22.6413013682158</text:p>
          </table:table-cell>
          <table:table-cell table:formula="of:=[.D38]" office:value-type="float" office:value="1.83259571459405" calcext:value-type="float">
            <text:p>1.83259571459405</text:p>
          </table:table-cell>
          <table:table-cell table:formula="of:=[.E38]/180*PI()" office:value-type="float" office:value="-0.395165255811662" calcext:value-type="float">
            <text:p>-0.395165255811662</text:p>
          </table:table-cell>
          <table:table-cell table:formula="of:=SIN([.F38])*SIN([.$E$1])-SIN([.G38])*COS([.$E$1])" office:value-type="float" office:value="-1.00558052903048" calcext:value-type="float">
            <text:p>-1.00558052903048</text:p>
          </table:table-cell>
          <table:table-cell table:formula="of:=SIN([.F38])*COS([.$E$1])+SIN([.G38])*SIN([.$E$1])" office:value-type="float" office:value="0.264603954858967" calcext:value-type="float">
            <text:p>0.264603954858967</text:p>
          </table:table-cell>
          <table:table-cell table:formula="of:=[.H38]/PI()*180" office:value-type="float" office:value="-57.6155202739788" calcext:value-type="float">
            <text:p>-57.6155202739788</text:p>
          </table:table-cell>
          <table:table-cell table:formula="of:=[.I38]/PI()*180" office:value-type="float" office:value="15.160689855889" calcext:value-type="float">
            <text:p>15.160689855889</text:p>
          </table:table-cell>
          <table:table-cell table:formula="of:=SIN([.F38])*SIN([.$E$1])" office:value-type="float" office:value="-0.95875279327425" calcext:value-type="float">
            <text:p>-0.95875279327425</text:p>
          </table:table-cell>
          <table:table-cell table:formula="of:=[.L38]*180/PI()" office:value-type="float" office:value="-54.9324886509932" calcext:value-type="float">
            <text:p>-54.9324886509932</text:p>
          </table:table-cell>
        </table:table-row>
        <table:table-row table:style-name="ro1">
          <table:table-cell table:formula="of:=[.A38]+0.5" office:value-type="float" office:value="17.5" calcext:value-type="float">
            <text:p>17.5</text:p>
          </table:table-cell>
          <table:table-cell table:formula="of:=23.44*SIN(2*PI()*[.A39]/24)" office:value-type="float" office:value="-23.2394675506021" calcext:value-type="float">
            <text:p>-23.2394675506021</text:p>
          </table:table-cell>
          <table:table-cell/>
          <table:table-cell table:formula="of:=2*PI()-[.A39]/12*PI()" office:value-type="float" office:value="1.70169602069447" calcext:value-type="float">
            <text:p>1.70169602069447</text:p>
          </table:table-cell>
          <table:table-cell table:formula="of:=[.B39]" office:value-type="float" office:value="-23.2394675506021" calcext:value-type="float">
            <text:p>-23.2394675506021</text:p>
          </table:table-cell>
          <table:table-cell table:formula="of:=[.D39]" office:value-type="float" office:value="1.70169602069447" calcext:value-type="float">
            <text:p>1.70169602069447</text:p>
          </table:table-cell>
          <table:table-cell table:formula="of:=[.E39]/180*PI()" office:value-type="float" office:value="-0.405605225168389" calcext:value-type="float">
            <text:p>-0.405605225168389</text:p>
          </table:table-cell>
          <table:table-cell table:formula="of:=SIN([.F39])*SIN([.$E$1])-SIN([.G39])*COS([.$E$1])" office:value-type="float" office:value="-1.03207956171015" calcext:value-type="float">
            <text:p>-1.03207956171015</text:p>
          </table:table-cell>
          <table:table-cell table:formula="of:=SIN([.F39])*COS([.$E$1])+SIN([.G39])*SIN([.$E$1])" office:value-type="float" office:value="0.271042587521569" calcext:value-type="float">
            <text:p>0.271042587521569</text:p>
          </table:table-cell>
          <table:table-cell table:formula="of:=[.H39]/PI()*180" office:value-type="float" office:value="-59.1338030077036" calcext:value-type="float">
            <text:p>-59.1338030077036</text:p>
          </table:table-cell>
          <table:table-cell table:formula="of:=[.I39]/PI()*180" office:value-type="float" office:value="15.5295963332912" calcext:value-type="float">
            <text:p>15.5295963332912</text:p>
          </table:table-cell>
          <table:table-cell table:formula="of:=SIN([.F39])*SIN([.$E$1])" office:value-type="float" office:value="-0.984082322212467" calcext:value-type="float">
            <text:p>-0.984082322212467</text:p>
          </table:table-cell>
          <table:table-cell table:formula="of:=[.L39]*180/PI()" office:value-type="float" office:value="-56.3837637562076" calcext:value-type="float">
            <text:p>-56.3837637562076</text:p>
          </table:table-cell>
        </table:table-row>
        <table:table-row table:style-name="ro1">
          <table:table-cell table:formula="of:=[.A39]+0.5" office:value-type="float" office:value="18" calcext:value-type="float">
            <text:p>18</text:p>
          </table:table-cell>
          <table:table-cell table:formula="of:=23.44*SIN(2*PI()*[.A40]/24)" office:value-type="float" office:value="-23.44" calcext:value-type="float">
            <text:p>-23.44</text:p>
          </table:table-cell>
          <table:table-cell/>
          <table:table-cell table:formula="of:=2*PI()-[.A40]/12*PI()" office:value-type="float" office:value="1.5707963267949" calcext:value-type="float">
            <text:p>1.5707963267949</text:p>
          </table:table-cell>
          <table:table-cell table:formula="of:=[.B40]" office:value-type="float" office:value="-23.44" calcext:value-type="float">
            <text:p>-23.44</text:p>
          </table:table-cell>
          <table:table-cell table:formula="of:=[.D40]" office:value-type="float" office:value="1.5707963267949" calcext:value-type="float">
            <text:p>1.5707963267949</text:p>
          </table:table-cell>
          <table:table-cell table:formula="of:=[.E40]/180*PI()" office:value-type="float" office:value="-0.409105176667471" calcext:value-type="float">
            <text:p>-0.409105176667471</text:p>
          </table:table-cell>
          <table:table-cell table:formula="of:=SIN([.F40])*SIN([.$E$1])-SIN([.G40])*COS([.$E$1])" office:value-type="float" office:value="-1.04096207544904" calcext:value-type="float">
            <text:p>-1.04096207544904</text:p>
          </table:table-cell>
          <table:table-cell table:formula="of:=SIN([.F40])*COS([.$E$1])+SIN([.G40])*SIN([.$E$1])" office:value-type="float" office:value="0.273191606925842" calcext:value-type="float">
            <text:p>0.273191606925842</text:p>
          </table:table-cell>
          <table:table-cell table:formula="of:=[.H40]/PI()*180" office:value-type="float" office:value="-59.6427335564085" calcext:value-type="float">
            <text:p>-59.6427335564085</text:p>
          </table:table-cell>
          <table:table-cell table:formula="of:=[.I40]/PI()*180" office:value-type="float" office:value="15.6527260752477" calcext:value-type="float">
            <text:p>15.6527260752477</text:p>
          </table:table-cell>
          <table:table-cell table:formula="of:=SIN([.F40])*SIN([.$E$1])" office:value-type="float" office:value="-0.992573929778464" calcext:value-type="float">
            <text:p>-0.992573929778464</text:p>
          </table:table-cell>
          <table:table-cell table:formula="of:=[.L40]*180/PI()" office:value-type="float" office:value="-56.8702970310205" calcext:value-type="float">
            <text:p>-56.8702970310205</text:p>
          </table:table-cell>
        </table:table-row>
        <table:table-row table:style-name="ro1">
          <table:table-cell table:formula="of:=[.A40]+0.5" office:value-type="float" office:value="18.5" calcext:value-type="float">
            <text:p>18.5</text:p>
          </table:table-cell>
          <table:table-cell table:formula="of:=23.44*SIN(2*PI()*[.A41]/24)" office:value-type="float" office:value="-23.2394675506021" calcext:value-type="float">
            <text:p>-23.2394675506021</text:p>
          </table:table-cell>
          <table:table-cell/>
          <table:table-cell table:formula="of:=2*PI()-[.A41]/12*PI()" office:value-type="float" office:value="1.43989663289532" calcext:value-type="float">
            <text:p>1.43989663289532</text:p>
          </table:table-cell>
          <table:table-cell table:formula="of:=[.B41]" office:value-type="float" office:value="-23.2394675506021" calcext:value-type="float">
            <text:p>-23.2394675506021</text:p>
          </table:table-cell>
          <table:table-cell table:formula="of:=[.D41]" office:value-type="float" office:value="1.43989663289532" calcext:value-type="float">
            <text:p>1.43989663289532</text:p>
          </table:table-cell>
          <table:table-cell table:formula="of:=[.E41]/180*PI()" office:value-type="float" office:value="-0.405605225168389" calcext:value-type="float">
            <text:p>-0.405605225168389</text:p>
          </table:table-cell>
          <table:table-cell table:formula="of:=SIN([.F41])*SIN([.$E$1])-SIN([.G41])*COS([.$E$1])" office:value-type="float" office:value="-1.03207956171015" calcext:value-type="float">
            <text:p>-1.03207956171015</text:p>
          </table:table-cell>
          <table:table-cell table:formula="of:=SIN([.F41])*COS([.$E$1])+SIN([.G41])*SIN([.$E$1])" office:value-type="float" office:value="0.271042587521569" calcext:value-type="float">
            <text:p>0.271042587521569</text:p>
          </table:table-cell>
          <table:table-cell table:formula="of:=[.H41]/PI()*180" office:value-type="float" office:value="-59.1338030077036" calcext:value-type="float">
            <text:p>-59.1338030077036</text:p>
          </table:table-cell>
          <table:table-cell table:formula="of:=[.I41]/PI()*180" office:value-type="float" office:value="15.5295963332912" calcext:value-type="float">
            <text:p>15.5295963332912</text:p>
          </table:table-cell>
          <table:table-cell table:formula="of:=SIN([.F41])*SIN([.$E$1])" office:value-type="float" office:value="-0.984082322212467" calcext:value-type="float">
            <text:p>-0.984082322212467</text:p>
          </table:table-cell>
          <table:table-cell table:formula="of:=[.L41]*180/PI()" office:value-type="float" office:value="-56.3837637562076" calcext:value-type="float">
            <text:p>-56.3837637562076</text:p>
          </table:table-cell>
        </table:table-row>
        <table:table-row table:style-name="ro1">
          <table:table-cell table:formula="of:=[.A41]+0.5" office:value-type="float" office:value="19" calcext:value-type="float">
            <text:p>19</text:p>
          </table:table-cell>
          <table:table-cell table:formula="of:=23.44*SIN(2*PI()*[.A42]/24)" office:value-type="float" office:value="-22.6413013682158" calcext:value-type="float">
            <text:p>-22.6413013682158</text:p>
          </table:table-cell>
          <table:table-cell/>
          <table:table-cell table:formula="of:=2*PI()-[.A42]/12*PI()" office:value-type="float" office:value="1.30899693899575" calcext:value-type="float">
            <text:p>1.30899693899575</text:p>
          </table:table-cell>
          <table:table-cell table:formula="of:=[.B42]" office:value-type="float" office:value="-22.6413013682158" calcext:value-type="float">
            <text:p>-22.6413013682158</text:p>
          </table:table-cell>
          <table:table-cell table:formula="of:=[.D42]" office:value-type="float" office:value="1.30899693899575" calcext:value-type="float">
            <text:p>1.30899693899575</text:p>
          </table:table-cell>
          <table:table-cell table:formula="of:=[.E42]/180*PI()" office:value-type="float" office:value="-0.395165255811662" calcext:value-type="float">
            <text:p>-0.395165255811662</text:p>
          </table:table-cell>
          <table:table-cell table:formula="of:=SIN([.F42])*SIN([.$E$1])-SIN([.G42])*COS([.$E$1])" office:value-type="float" office:value="-1.00558052903048" calcext:value-type="float">
            <text:p>-1.00558052903048</text:p>
          </table:table-cell>
          <table:table-cell table:formula="of:=SIN([.F42])*COS([.$E$1])+SIN([.G42])*SIN([.$E$1])" office:value-type="float" office:value="0.264603954858967" calcext:value-type="float">
            <text:p>0.264603954858967</text:p>
          </table:table-cell>
          <table:table-cell table:formula="of:=[.H42]/PI()*180" office:value-type="float" office:value="-57.6155202739788" calcext:value-type="float">
            <text:p>-57.6155202739788</text:p>
          </table:table-cell>
          <table:table-cell table:formula="of:=[.I42]/PI()*180" office:value-type="float" office:value="15.160689855889" calcext:value-type="float">
            <text:p>15.160689855889</text:p>
          </table:table-cell>
          <table:table-cell table:formula="of:=SIN([.F42])*SIN([.$E$1])" office:value-type="float" office:value="-0.95875279327425" calcext:value-type="float">
            <text:p>-0.95875279327425</text:p>
          </table:table-cell>
          <table:table-cell table:formula="of:=[.L42]*180/PI()" office:value-type="float" office:value="-54.9324886509932" calcext:value-type="float">
            <text:p>-54.9324886509932</text:p>
          </table:table-cell>
        </table:table-row>
        <table:table-row table:style-name="ro1">
          <table:table-cell table:formula="of:=[.A42]+0.5" office:value-type="float" office:value="19.5" calcext:value-type="float">
            <text:p>19.5</text:p>
          </table:table-cell>
          <table:table-cell table:formula="of:=23.44*SIN(2*PI()*[.A43]/24)" office:value-type="float" office:value="-21.6557362420646" calcext:value-type="float">
            <text:p>-21.6557362420646</text:p>
          </table:table-cell>
          <table:table-cell/>
          <table:table-cell table:formula="of:=2*PI()-[.A43]/12*PI()" office:value-type="float" office:value="1.17809724509617" calcext:value-type="float">
            <text:p>1.17809724509617</text:p>
          </table:table-cell>
          <table:table-cell table:formula="of:=[.B43]" office:value-type="float" office:value="-21.6557362420646" calcext:value-type="float">
            <text:p>-21.6557362420646</text:p>
          </table:table-cell>
          <table:table-cell table:formula="of:=[.D43]" office:value-type="float" office:value="1.17809724509617" calcext:value-type="float">
            <text:p>1.17809724509617</text:p>
          </table:table-cell>
          <table:table-cell table:formula="of:=[.E43]/180*PI()" office:value-type="float" office:value="-0.37796389936749" calcext:value-type="float">
            <text:p>-0.37796389936749</text:p>
          </table:table-cell>
          <table:table-cell table:formula="of:=SIN([.F43])*SIN([.$E$1])-SIN([.G43])*COS([.$E$1])" office:value-type="float" office:value="-0.961908475569633" calcext:value-type="float">
            <text:p>-0.961908475569633</text:p>
          </table:table-cell>
          <table:table-cell table:formula="of:=SIN([.F43])*COS([.$E$1])+SIN([.G43])*SIN([.$E$1])" office:value-type="float" office:value="0.253905032028706" calcext:value-type="float">
            <text:p>0.253905032028706</text:p>
          </table:table-cell>
          <table:table-cell table:formula="of:=[.H43]/PI()*180" office:value-type="float" office:value="-55.1132959280029" calcext:value-type="float">
            <text:p>-55.1132959280029</text:p>
          </table:table-cell>
          <table:table-cell table:formula="of:=[.I43]/PI()*180" office:value-type="float" office:value="14.5476867323789" calcext:value-type="float">
            <text:p>14.5476867323789</text:p>
          </table:table-cell>
          <table:table-cell table:formula="of:=SIN([.F43])*SIN([.$E$1])" office:value-type="float" office:value="-0.917018738226618" calcext:value-type="float">
            <text:p>-0.917018738226618</text:p>
          </table:table-cell>
          <table:table-cell table:formula="of:=[.L43]*180/PI()" office:value-type="float" office:value="-52.5413034347972" calcext:value-type="float">
            <text:p>-52.5413034347972</text:p>
          </table:table-cell>
        </table:table-row>
        <table:table-row table:style-name="ro1">
          <table:table-cell table:formula="of:=[.A43]+0.5" office:value-type="float" office:value="20" calcext:value-type="float">
            <text:p>20</text:p>
          </table:table-cell>
          <table:table-cell table:formula="of:=23.44*SIN(2*PI()*[.A44]/24)" office:value-type="float" office:value="-20.2996354647072" calcext:value-type="float">
            <text:p>-20.2996354647072</text:p>
          </table:table-cell>
          <table:table-cell/>
          <table:table-cell table:formula="of:=2*PI()-[.A44]/12*PI()" office:value-type="float" office:value="1.0471975511966" calcext:value-type="float">
            <text:p>1.0471975511966</text:p>
          </table:table-cell>
          <table:table-cell table:formula="of:=[.B44]" office:value-type="float" office:value="-20.2996354647072" calcext:value-type="float">
            <text:p>-20.2996354647072</text:p>
          </table:table-cell>
          <table:table-cell table:formula="of:=[.D44]" office:value-type="float" office:value="1.0471975511966" calcext:value-type="float">
            <text:p>1.0471975511966</text:p>
          </table:table-cell>
          <table:table-cell table:formula="of:=[.E44]/180*PI()" office:value-type="float" office:value="-0.35429547581375" calcext:value-type="float">
            <text:p>-0.35429547581375</text:p>
          </table:table-cell>
          <table:table-cell table:formula="of:=SIN([.F44])*SIN([.$E$1])-SIN([.G44])*COS([.$E$1])" office:value-type="float" office:value="-0.901795769522522" calcext:value-type="float">
            <text:p>-0.901795769522522</text:p>
          </table:table-cell>
          <table:table-cell table:formula="of:=SIN([.F44])*COS([.$E$1])+SIN([.G44])*SIN([.$E$1])" office:value-type="float" office:value="0.239007522867019" calcext:value-type="float">
            <text:p>0.239007522867019</text:p>
          </table:table-cell>
          <table:table-cell table:formula="of:=[.H44]/PI()*180" office:value-type="float" office:value="-51.6690915763928" calcext:value-type="float">
            <text:p>-51.6690915763928</text:p>
          </table:table-cell>
          <table:table-cell table:formula="of:=[.I44]/PI()*180" office:value-type="float" office:value="13.6941223321567" calcext:value-type="float">
            <text:p>13.6941223321567</text:p>
          </table:table-cell>
          <table:table-cell table:formula="of:=SIN([.F44])*SIN([.$E$1])" office:value-type="float" office:value="-0.859594238322301" calcext:value-type="float">
            <text:p>-0.859594238322301</text:p>
          </table:table-cell>
          <table:table-cell table:formula="of:=[.L44]*180/PI()" office:value-type="float" office:value="-49.2511219496305" calcext:value-type="float">
            <text:p>-49.2511219496305</text:p>
          </table:table-cell>
        </table:table-row>
        <table:table-row table:style-name="ro1">
          <table:table-cell table:formula="of:=[.A44]+0.5" office:value-type="float" office:value="20.5" calcext:value-type="float">
            <text:p>20.5</text:p>
          </table:table-cell>
          <table:table-cell table:formula="of:=23.44*SIN(2*PI()*[.A45]/24)" office:value-type="float" office:value="-18.5962022964266" calcext:value-type="float">
            <text:p>-18.5962022964266</text:p>
          </table:table-cell>
          <table:table-cell/>
          <table:table-cell table:formula="of:=2*PI()-[.A45]/12*PI()" office:value-type="float" office:value="0.916297857297023" calcext:value-type="float">
            <text:p>0.916297857297023</text:p>
          </table:table-cell>
          <table:table-cell table:formula="of:=[.B45]" office:value-type="float" office:value="-18.5962022964266" calcext:value-type="float">
            <text:p>-18.5962022964266</text:p>
          </table:table-cell>
          <table:table-cell table:formula="of:=[.D45]" office:value-type="float" office:value="0.916297857297023" calcext:value-type="float">
            <text:p>0.916297857297023</text:p>
          </table:table-cell>
          <table:table-cell table:formula="of:=[.E45]/180*PI()" office:value-type="float" office:value="-0.324564958439574" calcext:value-type="float">
            <text:p>-0.324564958439574</text:p>
          </table:table-cell>
          <table:table-cell table:formula="of:=SIN([.F45])*SIN([.$E$1])-SIN([.G45])*COS([.$E$1])" office:value-type="float" office:value="-0.826253334732493" calcext:value-type="float">
            <text:p>-0.826253334732493</text:p>
          </table:table-cell>
          <table:table-cell table:formula="of:=SIN([.F45])*COS([.$E$1])+SIN([.G45])*SIN([.$E$1])" office:value-type="float" office:value="0.2200225433514" calcext:value-type="float">
            <text:p>0.2200225433514</text:p>
          </table:table-cell>
          <table:table-cell table:formula="of:=[.H45]/PI()*180" office:value-type="float" office:value="-47.3408288887819" calcext:value-type="float">
            <text:p>-47.3408288887819</text:p>
          </table:table-cell>
          <table:table-cell table:formula="of:=[.I45]/PI()*180" office:value-type="float" office:value="12.6063631317694" calcext:value-type="float">
            <text:p>12.6063631317694</text:p>
          </table:table-cell>
          <table:table-cell table:formula="of:=SIN([.F45])*SIN([.$E$1])" office:value-type="float" office:value="-0.787461842675742" calcext:value-type="float">
            <text:p>-0.787461842675742</text:p>
          </table:table-cell>
          <table:table-cell table:formula="of:=[.L45]*180/PI()" office:value-type="float" office:value="-45.1182401129148" calcext:value-type="float">
            <text:p>-45.1182401129148</text:p>
          </table:table-cell>
        </table:table-row>
        <table:table-row table:style-name="ro1">
          <table:table-cell table:formula="of:=[.A45]+0.5" office:value-type="float" office:value="21" calcext:value-type="float">
            <text:p>21</text:p>
          </table:table-cell>
          <table:table-cell table:formula="of:=23.44*SIN(2*PI()*[.A46]/24)" office:value-type="float" office:value="-16.5745829510127" calcext:value-type="float">
            <text:p>-16.5745829510127</text:p>
          </table:table-cell>
          <table:table-cell/>
          <table:table-cell table:formula="of:=2*PI()-[.A46]/12*PI()" office:value-type="float" office:value="0.785398163397448" calcext:value-type="float">
            <text:p>0.785398163397448</text:p>
          </table:table-cell>
          <table:table-cell table:formula="of:=[.B46]" office:value-type="float" office:value="-16.5745829510127" calcext:value-type="float">
            <text:p>-16.5745829510127</text:p>
          </table:table-cell>
          <table:table-cell table:formula="of:=[.D46]" office:value-type="float" office:value="0.785398163397448" calcext:value-type="float">
            <text:p>0.785398163397448</text:p>
          </table:table-cell>
          <table:table-cell table:formula="of:=[.E46]/180*PI()" office:value-type="float" office:value="-0.289281044640089" calcext:value-type="float">
            <text:p>-0.289281044640089</text:p>
          </table:table-cell>
          <table:table-cell table:formula="of:=SIN([.F46])*SIN([.$E$1])-SIN([.G46])*COS([.$E$1])" office:value-type="float" office:value="-0.736556000114137" calcext:value-type="float">
            <text:p>-0.736556000114137</text:p>
          </table:table-cell>
          <table:table-cell table:formula="of:=SIN([.F46])*COS([.$E$1])+SIN([.G46])*SIN([.$E$1])" office:value-type="float" office:value="0.197130316014884" calcext:value-type="float">
            <text:p>0.197130316014884</text:p>
          </table:table-cell>
          <table:table-cell table:formula="of:=[.H46]/PI()*180" office:value-type="float" office:value="-42.2015501815774" calcext:value-type="float">
            <text:p>-42.2015501815774</text:p>
          </table:table-cell>
          <table:table-cell table:formula="of:=[.I46]/PI()*180" office:value-type="float" office:value="11.2947351217331" calcext:value-type="float">
            <text:p>11.2947351217331</text:p>
          </table:table-cell>
          <table:table-cell table:formula="of:=SIN([.F46])*SIN([.$E$1])" office:value-type="float" office:value="-0.701855756575332" calcext:value-type="float">
            <text:p>-0.701855756575332</text:p>
          </table:table-cell>
          <table:table-cell table:formula="of:=[.L46]*180/PI()" office:value-type="float" office:value="-40.2133726787278" calcext:value-type="float">
            <text:p>-40.2133726787278</text:p>
          </table:table-cell>
        </table:table-row>
        <table:table-row table:style-name="ro1">
          <table:table-cell table:formula="of:=[.A46]+0.5" office:value-type="float" office:value="21.5" calcext:value-type="float">
            <text:p>21.5</text:p>
          </table:table-cell>
          <table:table-cell table:formula="of:=23.44*SIN(2*PI()*[.A47]/24)" office:value-type="float" office:value="-14.2693678959644" calcext:value-type="float">
            <text:p>-14.2693678959644</text:p>
          </table:table-cell>
          <table:table-cell/>
          <table:table-cell table:formula="of:=2*PI()-[.A47]/12*PI()" office:value-type="float" office:value="0.654498469497874" calcext:value-type="float">
            <text:p>0.654498469497874</text:p>
          </table:table-cell>
          <table:table-cell table:formula="of:=[.B47]" office:value-type="float" office:value="-14.2693678959644" calcext:value-type="float">
            <text:p>-14.2693678959644</text:p>
          </table:table-cell>
          <table:table-cell table:formula="of:=[.D47]" office:value-type="float" office:value="0.654498469497874" calcext:value-type="float">
            <text:p>0.654498469497874</text:p>
          </table:table-cell>
          <table:table-cell table:formula="of:=[.E47]/180*PI()" office:value-type="float" office:value="-0.249047451962955" calcext:value-type="float">
            <text:p>-0.249047451962955</text:p>
          </table:table-cell>
          <table:table-cell table:formula="of:=SIN([.F47])*SIN([.$E$1])-SIN([.G47])*COS([.$E$1])" office:value-type="float" office:value="-0.634223375549667" calcext:value-type="float">
            <text:p>-0.634223375549667</text:p>
          </table:table-cell>
          <table:table-cell table:formula="of:=SIN([.F47])*COS([.$E$1])+SIN([.G47])*SIN([.$E$1])" office:value-type="float" office:value="0.170599024331349" calcext:value-type="float">
            <text:p>0.170599024331349</text:p>
          </table:table-cell>
          <table:table-cell table:formula="of:=[.H47]/PI()*180" office:value-type="float" office:value="-36.3383226875365" calcext:value-type="float">
            <text:p>-36.3383226875365</text:p>
          </table:table-cell>
          <table:table-cell table:formula="of:=[.I47]/PI()*180" office:value-type="float" office:value="9.77460408323594" calcext:value-type="float">
            <text:p>9.77460408323594</text:p>
          </table:table-cell>
          <table:table-cell table:formula="of:=SIN([.F47])*SIN([.$E$1])" office:value-type="float" office:value="-0.604240723888739" calcext:value-type="float">
            <text:p>-0.604240723888739</text:p>
          </table:table-cell>
          <table:table-cell table:formula="of:=[.L47]*180/PI()" office:value-type="float" office:value="-34.6204432887545" calcext:value-type="float">
            <text:p>-34.6204432887545</text:p>
          </table:table-cell>
        </table:table-row>
        <table:table-row table:style-name="ro1">
          <table:table-cell table:formula="of:=[.A47]+0.5" office:value-type="float" office:value="22" calcext:value-type="float">
            <text:p>22</text:p>
          </table:table-cell>
          <table:table-cell table:formula="of:=23.44*SIN(2*PI()*[.A48]/24)" office:value-type="float" office:value="-11.72" calcext:value-type="float">
            <text:p>-11.72</text:p>
          </table:table-cell>
          <table:table-cell/>
          <table:table-cell table:formula="of:=2*PI()-[.A48]/12*PI()" office:value-type="float" office:value="0.523598775598299" calcext:value-type="float">
            <text:p>0.523598775598299</text:p>
          </table:table-cell>
          <table:table-cell table:formula="of:=[.B48]" office:value-type="float" office:value="-11.72" calcext:value-type="float">
            <text:p>-11.72</text:p>
          </table:table-cell>
          <table:table-cell table:formula="of:=[.D48]" office:value-type="float" office:value="0.523598775598299" calcext:value-type="float">
            <text:p>0.523598775598299</text:p>
          </table:table-cell>
          <table:table-cell table:formula="of:=[.E48]/180*PI()" office:value-type="float" office:value="-0.204552588333736" calcext:value-type="float">
            <text:p>-0.204552588333736</text:p>
          </table:table-cell>
          <table:table-cell table:formula="of:=SIN([.F48])*SIN([.$E$1])-SIN([.G48])*COS([.$E$1])" office:value-type="float" office:value="-0.520996176231207" calcext:value-type="float">
            <text:p>-0.520996176231207</text:p>
          </table:table-cell>
          <table:table-cell table:formula="of:=SIN([.F48])*COS([.$E$1])+SIN([.G48])*SIN([.$E$1])" office:value-type="float" office:value="0.140799197764055" calcext:value-type="float">
            <text:p>0.140799197764055</text:p>
          </table:table-cell>
          <table:table-cell table:formula="of:=[.H48]/PI()*180" office:value-type="float" office:value="-29.8508820405022" calcext:value-type="float">
            <text:p>-29.8508820405022</text:p>
          </table:table-cell>
          <table:table-cell table:formula="of:=[.I48]/PI()*180" office:value-type="float" office:value="8.06719979070818" calcext:value-type="float">
            <text:p>8.06719979070818</text:p>
          </table:table-cell>
          <table:table-cell table:formula="of:=SIN([.F48])*SIN([.$E$1])" office:value-type="float" office:value="-0.496286964889232" calcext:value-type="float">
            <text:p>-0.496286964889232</text:p>
          </table:table-cell>
          <table:table-cell table:formula="of:=[.L48]*180/PI()" office:value-type="float" office:value="-28.4351485155103" calcext:value-type="float">
            <text:p>-28.4351485155103</text:p>
          </table:table-cell>
        </table:table-row>
        <table:table-row table:style-name="ro1">
          <table:table-cell table:formula="of:=[.A48]+0.5" office:value-type="float" office:value="22.5" calcext:value-type="float">
            <text:p>22.5</text:p>
          </table:table-cell>
          <table:table-cell table:formula="of:=23.44*SIN(2*PI()*[.A49]/24)" office:value-type="float" office:value="-8.9700996546377" calcext:value-type="float">
            <text:p>-8.9700996546377</text:p>
          </table:table-cell>
          <table:table-cell/>
          <table:table-cell table:formula="of:=2*PI()-[.A49]/12*PI()" office:value-type="float" office:value="0.392699081698725" calcext:value-type="float">
            <text:p>0.392699081698725</text:p>
          </table:table-cell>
          <table:table-cell table:formula="of:=[.B49]" office:value-type="float" office:value="-8.9700996546377" calcext:value-type="float">
            <text:p>-8.9700996546377</text:p>
          </table:table-cell>
          <table:table-cell table:formula="of:=[.D49]" office:value-type="float" office:value="0.392699081698725" calcext:value-type="float">
            <text:p>0.392699081698725</text:p>
          </table:table-cell>
          <table:table-cell table:formula="of:=[.E49]/180*PI()" office:value-type="float" office:value="-0.156557773205434" calcext:value-type="float">
            <text:p>-0.156557773205434</text:p>
          </table:table-cell>
          <table:table-cell table:formula="of:=SIN([.F49])*SIN([.$E$1])-SIN([.G49])*COS([.$E$1])" office:value-type="float" office:value="-0.398808038006643" calcext:value-type="float">
            <text:p>-0.398808038006643</text:p>
          </table:table-cell>
          <table:table-cell table:formula="of:=SIN([.F49])*COS([.$E$1])+SIN([.G49])*SIN([.$E$1])" office:value-type="float" office:value="0.108210423119551" calcext:value-type="float">
            <text:p>0.108210423119551</text:p>
          </table:table-cell>
          <table:table-cell table:formula="of:=[.H49]/PI()*180" office:value-type="float" office:value="-22.8500174136736" calcext:value-type="float">
            <text:p>-22.8500174136736</text:p>
          </table:table-cell>
          <table:table-cell table:formula="of:=[.I49]/PI()*180" office:value-type="float" office:value="6.20000054407511" calcext:value-type="float">
            <text:p>6.20000054407511</text:p>
          </table:table-cell>
          <table:table-cell table:formula="of:=SIN([.F49])*SIN([.$E$1])" office:value-type="float" office:value="-0.379841598323728" calcext:value-type="float">
            <text:p>-0.379841598323728</text:p>
          </table:table-cell>
          <table:table-cell table:formula="of:=[.L49]*180/PI()" office:value-type="float" office:value="-21.7633204674531" calcext:value-type="float">
            <text:p>-21.7633204674531</text:p>
          </table:table-cell>
        </table:table-row>
        <table:table-row table:style-name="ro1">
          <table:table-cell table:formula="of:=[.A49]+0.5" office:value-type="float" office:value="23" calcext:value-type="float">
            <text:p>23</text:p>
          </table:table-cell>
          <table:table-cell table:formula="of:=23.44*SIN(2*PI()*[.A50]/24)" office:value-type="float" office:value="-6.06671841720311" calcext:value-type="float">
            <text:p>-6.06671841720311</text:p>
          </table:table-cell>
          <table:table-cell/>
          <table:table-cell table:formula="of:=2*PI()-[.A50]/12*PI()" office:value-type="float" office:value="0.261799387799149" calcext:value-type="float">
            <text:p>0.261799387799149</text:p>
          </table:table-cell>
          <table:table-cell table:formula="of:=[.B50]" office:value-type="float" office:value="-6.06671841720311" calcext:value-type="float">
            <text:p>-6.06671841720311</text:p>
          </table:table-cell>
          <table:table-cell table:formula="of:=[.D50]" office:value-type="float" office:value="0.261799387799149" calcext:value-type="float">
            <text:p>0.261799387799149</text:p>
          </table:table-cell>
          <table:table-cell table:formula="of:=[.E50]/180*PI()" office:value-type="float" office:value="-0.105884211171573" calcext:value-type="float">
            <text:p>-0.105884211171573</text:p>
          </table:table-cell>
          <table:table-cell table:formula="of:=SIN([.F50])*SIN([.$E$1])-SIN([.G50])*COS([.$E$1])" office:value-type="float" office:value="-0.269753044780774" calcext:value-type="float">
            <text:p>-0.269753044780774</text:p>
          </table:table-cell>
          <table:table-cell table:formula="of:=SIN([.F50])*COS([.$E$1])+SIN([.G50])*SIN([.$E$1])" office:value-type="float" office:value="0.0734181360872395" calcext:value-type="float">
            <text:p>0.0734181360872395</text:p>
          </table:table-cell>
          <table:table-cell table:formula="of:=[.H50]/PI()*180" office:value-type="float" office:value="-15.4557109767419" calcext:value-type="float">
            <text:p>-15.4557109767419</text:p>
          </table:table-cell>
          <table:table-cell table:formula="of:=[.I50]/PI()*180" office:value-type="float" office:value="4.20654933751595" calcext:value-type="float">
            <text:p>4.20654933751595</text:p>
          </table:table-cell>
          <table:table-cell table:formula="of:=SIN([.F50])*SIN([.$E$1])" office:value-type="float" office:value="-0.256897036698918" calcext:value-type="float">
            <text:p>-0.256897036698918</text:p>
          </table:table-cell>
          <table:table-cell table:formula="of:=[.L50]*180/PI()" office:value-type="float" office:value="-14.7191159722654" calcext:value-type="float">
            <text:p>-14.7191159722654</text:p>
          </table:table-cell>
        </table:table-row>
        <table:table-row table:style-name="ro1">
          <table:table-cell table:formula="of:=[.A50]+0.5" office:value-type="float" office:value="23.5" calcext:value-type="float">
            <text:p>23.5</text:p>
          </table:table-cell>
          <table:table-cell table:formula="of:=23.44*SIN(2*PI()*[.A51]/24)" office:value-type="float" office:value="-3.05953394563801" calcext:value-type="float">
            <text:p>-3.05953394563801</text:p>
          </table:table-cell>
          <table:table-cell/>
          <table:table-cell table:formula="of:=2*PI()-[.A51]/12*PI()" office:value-type="float" office:value="0.130899693899575" calcext:value-type="float">
            <text:p>0.130899693899575</text:p>
          </table:table-cell>
          <table:table-cell table:formula="of:=[.B51]" office:value-type="float" office:value="-3.05953394563801" calcext:value-type="float">
            <text:p>-3.05953394563801</text:p>
          </table:table-cell>
          <table:table-cell table:formula="of:=[.D51]" office:value-type="float" office:value="0.130899693899575" calcext:value-type="float">
            <text:p>0.130899693899575</text:p>
          </table:table-cell>
          <table:table-cell table:formula="of:=[.E51]/180*PI()" office:value-type="float" office:value="-0.0533989409279165" calcext:value-type="float">
            <text:p>-0.0533989409279165</text:p>
          </table:table-cell>
          <table:table-cell table:formula="of:=SIN([.F51])*SIN([.$E$1])-SIN([.G51])*COS([.$E$1])" office:value-type="float" office:value="-0.136049410782547" calcext:value-type="float">
            <text:p>-0.136049410782547</text:p>
          </table:table-cell>
          <table:table-cell table:formula="of:=SIN([.F51])*COS([.$E$1])+SIN([.G51])*SIN([.$E$1])" office:value-type="float" office:value="0.0370996274081774" calcext:value-type="float">
            <text:p>0.0370996274081774</text:p>
          </table:table-cell>
          <table:table-cell table:formula="of:=[.H51]/PI()*180" office:value-type="float" office:value="-7.79505704308158" calcext:value-type="float">
            <text:p>-7.79505704308158</text:p>
          </table:table-cell>
          <table:table-cell table:formula="of:=[.I51]/PI()*180" office:value-type="float" office:value="2.12565207199644" calcext:value-type="float">
            <text:p>2.12565207199644</text:p>
          </table:table-cell>
          <table:table-cell table:formula="of:=SIN([.F51])*SIN([.$E$1])" office:value-type="float" office:value="-0.129556895550876" calcext:value-type="float">
            <text:p>-0.129556895550876</text:p>
          </table:table-cell>
          <table:table-cell table:formula="of:=[.L51]*180/PI()" office:value-type="float" office:value="-7.4230633218824" calcext:value-type="float">
            <text:p>-7.4230633218824</text:p>
          </table:table-cell>
        </table:table-row>
        <table:table-row table:style-name="ro1">
          <table:table-cell table:formula="of:=[.A51]+0.5" office:value-type="float" office:value="24" calcext:value-type="float">
            <text:p>24</text:p>
          </table:table-cell>
          <table:table-cell table:formula="of:=23.44*SIN(2*PI()*[.A52]/24)" office:value-type="float" office:value="-5.74114419440279E-015" calcext:value-type="float">
            <text:p>-5.74114419440279E-15</text:p>
          </table:table-cell>
          <table:table-cell/>
          <table:table-cell table:formula="of:=2*PI()-[.A52]/12*PI()" office:value-type="float" office:value="0" calcext:value-type="float">
            <text:p>0</text:p>
          </table:table-cell>
          <table:table-cell table:formula="of:=[.B52]" office:value-type="float" office:value="-5.74114419440279E-015" calcext:value-type="float">
            <text:p>-5.74114419440279E-15</text:p>
          </table:table-cell>
          <table:table-cell table:formula="of:=[.D52]" office:value-type="float" office:value="0" calcext:value-type="float">
            <text:p>0</text:p>
          </table:table-cell>
          <table:table-cell table:formula="of:=[.E52]/180*PI()" office:value-type="float" office:value="-1.00201869024086E-016" calcext:value-type="float">
            <text:p>-1.00201869024086E-16</text:p>
          </table:table-cell>
          <table:table-cell table:formula="of:=SIN([.F52])*SIN([.$E$1])-SIN([.G52])*COS([.$E$1])" office:value-type="float" office:value="-1.21888454408024E-017" calcext:value-type="float">
            <text:p>-1.21888454408024E-17</text:p>
          </table:table-cell>
          <table:table-cell table:formula="of:=SIN([.F52])*COS([.$E$1])+SIN([.G52])*SIN([.$E$1])" office:value-type="float" office:value="9.94577629083841E-017" calcext:value-type="float">
            <text:p>9.94577629083841E-17</text:p>
          </table:table-cell>
          <table:table-cell table:formula="of:=[.H52]/PI()*180" office:value-type="float" office:value="-6.98369400895256E-016" calcext:value-type="float">
            <text:p>-6.98369400895256E-16</text:p>
          </table:table-cell>
          <table:table-cell table:formula="of:=[.I52]/PI()*180" office:value-type="float" office:value="5.69851005446319E-015" calcext:value-type="float">
            <text:p>5.69851005446319E-15</text:p>
          </table:table-cell>
          <table:table-cell table:formula="of:=SIN([.F52])*SIN([.$E$1])" office:value-type="float" office:value="-0" calcext:value-type="float">
            <text:p>0</text:p>
          </table:table-cell>
          <table:table-cell table:formula="of:=[.L52]*180/PI()" office:value-type="float" office:value="-0" calcext:value-type="float">
            <text:p>0</text:p>
          </table:table-cell>
        </table:table-row>
      </table:table>
      <table:table table:name="Sheet3_2" table:style-name="ta1">
        <table:shapes>
          <draw:frame draw:z-index="0" draw:style-name="gr1" draw:text-style-name="P1" svg:width="16.003cm" svg:height="9.006cm" svg:x="22.652cm" svg:y="1.406cm">
            <draw:object draw:notify-on-update-of-ranges="Sheet3_2.A3:Sheet3_2.A55 Sheet3_2.B3:Sheet3_2.B55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1" draw:style-name="gr1" draw:text-style-name="P1" svg:width="16.003cm" svg:height="9.006cm" svg:x="26.521cm" svg:y="12.919cm">
            <draw:object draw:notify-on-update-of-ranges="Sheet3_2.A3:Sheet3_2.A65 Sheet3_2.B3:Sheet3_2.B65 Sheet3_2.A3:Sheet3_2.A65 Sheet3_2.C3:Sheet3_2.C65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2" draw:style-name="gr1" draw:text-style-name="P1" svg:width="22.999cm" svg:height="12.694cm" svg:x="12.033cm" svg:y="1.731cm">
            <draw:object draw:notify-on-update-of-ranges="Sheet3_2.A3:Sheet3_2.A65 Sheet3_2.B3:Sheet3_2.B65 Sheet3_2.A3:Sheet3_2.A65 Sheet3_2.C3:Sheet3_2.C65 Sheet3_2.A3:Sheet3_2.A65 Sheet3_2.D3:Sheet3_2.D65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table:number-columns-repeated="2"/>
          <table:table-cell office:value-type="float" office:value="24.3" calcext:value-type="float">
            <text:p>24.3</text:p>
          </table:table-cell>
          <table:table-cell office:value-type="float" office:value="28.44" calcext:value-type="float">
            <text:p>28.44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3" calcext:value-type="float">
            <text:p>0.3</text:p>
          </table:table-cell>
          <table:table-cell table:formula="of:=SUM([.E3:.E65])" office:value-type="float" office:value="-11.9114955162706" calcext:value-type="float">
            <text:p>-11.911495516270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23.44*SIN(2*PI()*[.A3]/24)" office:value-type="float" office:value="0" calcext:value-type="float">
            <text:p>0</text:p>
          </table:table-cell>
          <table:table-cell/>
          <table:table-cell table:formula="of:=[.$D$1]*SIN(2*PI()*([.A3]-[.$D$2])/[.$C$1])" office:value-type="float" office:value="-2.20388444390972" calcext:value-type="float">
            <text:p>-2.20388444390972</text:p>
          </table:table-cell>
          <table:table-cell/>
        </table:table-row>
        <table:table-row table:style-name="ro1">
          <table:table-cell table:formula="of:=[.A3]+0.5" office:value-type="float" office:value="0.5" calcext:value-type="float">
            <text:p>0.5</text:p>
          </table:table-cell>
          <table:table-cell table:formula="of:=23.44*SIN(2*PI()*[.A4]/24)" office:value-type="float" office:value="3.05953394563801" calcext:value-type="float">
            <text:p>3.05953394563801</text:p>
          </table:table-cell>
          <table:table-cell/>
          <table:table-cell table:formula="of:=[.$D$1]*SIN(2*PI()*([.A4]-[.$D$2])/[.$C$1])" office:value-type="float" office:value="1.47007534588195" calcext:value-type="float">
            <text:p>1.47007534588195</text:p>
          </table:table-cell>
          <table:table-cell/>
        </table:table-row>
        <table:table-row table:style-name="ro1">
          <table:table-cell table:formula="of:=[.A4]+0.5" office:value-type="float" office:value="1" calcext:value-type="float">
            <text:p>1</text:p>
          </table:table-cell>
          <table:table-cell table:formula="of:=23.44*SIN(2*PI()*[.A5]/24)" office:value-type="float" office:value="6.06671841720309" calcext:value-type="float">
            <text:p>6.06671841720309</text:p>
          </table:table-cell>
          <table:table-cell/>
          <table:table-cell table:formula="of:=[.$D$1]*SIN(2*PI()*([.A5]-[.$D$2])/[.$C$1])" office:value-type="float" office:value="5.11949811669309" calcext:value-type="float">
            <text:p>5.11949811669309</text:p>
          </table:table-cell>
          <table:table-cell/>
        </table:table-row>
        <table:table-row table:style-name="ro1">
          <table:table-cell table:formula="of:=[.A5]+0.5" office:value-type="float" office:value="1.5" calcext:value-type="float">
            <text:p>1.5</text:p>
          </table:table-cell>
          <table:table-cell table:formula="of:=23.44*SIN(2*PI()*[.A6]/24)" office:value-type="float" office:value="8.97009965463771" calcext:value-type="float">
            <text:p>8.97009965463771</text:p>
          </table:table-cell>
          <table:table-cell/>
          <table:table-cell table:formula="of:=[.$D$1]*SIN(2*PI()*([.A6]-[.$D$2])/[.$C$1])" office:value-type="float" office:value="8.68347137444902" calcext:value-type="float">
            <text:p>8.68347137444902</text:p>
          </table:table-cell>
          <table:table-cell/>
        </table:table-row>
        <table:table-row table:style-name="ro1">
          <table:table-cell office:value-type="float" office:value="1.556" calcext:value-type="float">
            <text:p>1.556</text:p>
          </table:table-cell>
          <table:table-cell table:formula="of:=23.44*SIN(2*PI()*[.A7]/24)" office:value-type="float" office:value="9.28661396618965" calcext:value-type="float">
            <text:p>9.28661396618965</text:p>
          </table:table-cell>
          <table:table-cell office:value-type="float" office:value="8.458055556" calcext:value-type="float">
            <text:p>8.458055556</text:p>
          </table:table-cell>
          <table:table-cell table:formula="of:=[.$D$1]*SIN(2*PI()*([.A7]-[.$D$2])/[.$C$1])" office:value-type="float" office:value="9.0746874610576" calcext:value-type="float">
            <text:p>9.0746874610576</text:p>
          </table:table-cell>
          <table:table-cell table:formula="of:=[.C7]-[.D7]" office:value-type="float" office:value="-0.616631905057597" calcext:value-type="float">
            <text:p>-0.61663190505759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23.44*SIN(2*PI()*[.A8]/24)" office:value-type="float" office:value="11.72" calcext:value-type="float">
            <text:p>11.72</text:p>
          </table:table-cell>
          <table:table-cell/>
          <table:table-cell table:formula="of:=[.$D$1]*SIN(2*PI()*([.A8]-[.$D$2])/[.$C$1])" office:value-type="float" office:value="12.1025088623965" calcext:value-type="float">
            <text:p>12.1025088623965</text:p>
          </table:table-cell>
          <table:table-cell/>
        </table:table-row>
        <table:table-row table:style-name="ro1">
          <table:table-cell office:value-type="float" office:value="2.086086086" calcext:value-type="float">
            <text:p>2.086086086</text:p>
          </table:table-cell>
          <table:table-cell table:formula="of:=23.44*SIN(2*PI()*[.A9]/24)" office:value-type="float" office:value="12.1744835943856" calcext:value-type="float">
            <text:p>12.1744835943856</text:p>
          </table:table-cell>
          <table:table-cell office:value-type="float" office:value="11.71416667" calcext:value-type="float">
            <text:p>11.71416667</text:p>
          </table:table-cell>
          <table:table-cell table:formula="of:=[.$D$1]*SIN(2*PI()*([.A9]-[.$D$2])/[.$C$1])" office:value-type="float" office:value="12.6723314777734" calcext:value-type="float">
            <text:p>12.6723314777734</text:p>
          </table:table-cell>
          <table:table-cell table:formula="of:=[.C9]-[.D9]" office:value-type="float" office:value="-0.9581648077734" calcext:value-type="float">
            <text:p>-0.9581648077734</text:p>
          </table:table-cell>
        </table:table-row>
        <table:table-row table:style-name="ro1">
          <table:table-cell office:value-type="float" office:value="2.38361111111111" calcext:value-type="float">
            <text:p>2.38361111111111</text:p>
          </table:table-cell>
          <table:table-cell/>
          <table:table-cell office:value-type="float" office:value="14.2191666666667" calcext:value-type="float">
            <text:p>14.2191666666667</text:p>
          </table:table-cell>
          <table:table-cell table:formula="of:=[.$D$1]*SIN(2*PI()*([.A10]-[.$D$2])/[.$C$1])" office:value-type="float" office:value="14.5916147742351" calcext:value-type="float">
            <text:p>14.5916147742351</text:p>
          </table:table-cell>
          <table:table-cell table:formula="of:=[.C10]-[.D10]" office:value-type="float" office:value="-0.372448107568411" calcext:value-type="float">
            <text:p>-0.372448107568411</text:p>
          </table:table-cell>
        </table:table-row>
        <table:table-row table:style-name="ro1">
          <table:table-cell table:formula="of:=[.A10]+0.5" office:value-type="float" office:value="2.88361111111111" calcext:value-type="float">
            <text:p>2.88361111111111</text:p>
          </table:table-cell>
          <table:table-cell table:formula="of:=23.44*SIN(2*PI()*[.A11]/24)" office:value-type="float" office:value="16.0619308355066" calcext:value-type="float">
            <text:p>16.0619308355066</text:p>
          </table:table-cell>
          <table:table-cell/>
          <table:table-cell table:formula="of:=[.$D$1]*SIN(2*PI()*([.A11]-[.$D$2])/[.$C$1])" office:value-type="float" office:value="17.6170560970074" calcext:value-type="float">
            <text:p>17.6170560970074</text:p>
          </table:table-cell>
          <table:table-cell/>
        </table:table-row>
        <table:table-row table:style-name="ro1">
          <table:table-cell table:formula="of:=[.A11]+0.5" office:value-type="float" office:value="3.38361111111111" calcext:value-type="float">
            <text:p>3.38361111111111</text:p>
          </table:table-cell>
          <table:table-cell table:formula="of:=23.44*SIN(2*PI()*[.A12]/24)" office:value-type="float" office:value="18.1528420418928" calcext:value-type="float">
            <text:p>18.1528420418928</text:p>
          </table:table-cell>
          <table:table-cell/>
          <table:table-cell table:formula="of:=[.$D$1]*SIN(2*PI()*([.A12]-[.$D$2])/[.$C$1])" office:value-type="float" office:value="20.3484512397359" calcext:value-type="float">
            <text:p>20.3484512397359</text:p>
          </table:table-cell>
          <table:table-cell/>
        </table:table-row>
        <table:table-row table:style-name="ro1">
          <table:table-cell table:formula="of:=[.A12]+0.5" office:value-type="float" office:value="3.88361111111111" calcext:value-type="float">
            <text:p>3.88361111111111</text:p>
          </table:table-cell>
          <table:table-cell table:formula="of:=23.44*SIN(2*PI()*[.A13]/24)" office:value-type="float" office:value="19.9331530880235" calcext:value-type="float">
            <text:p>19.9331530880235</text:p>
          </table:table-cell>
          <table:table-cell/>
          <table:table-cell table:formula="of:=[.$D$1]*SIN(2*PI()*([.A13]-[.$D$2])/[.$C$1])" office:value-type="float" office:value="22.7402105021045" calcext:value-type="float">
            <text:p>22.7402105021045</text:p>
          </table:table-cell>
          <table:table-cell/>
        </table:table-row>
        <table:table-row table:style-name="ro1">
          <table:table-cell table:formula="of:=[.A13]+0.5" office:value-type="float" office:value="4.38361111111111" calcext:value-type="float">
            <text:p>4.38361111111111</text:p>
          </table:table-cell>
          <table:table-cell table:formula="of:=23.44*SIN(2*PI()*[.A14]/24)" office:value-type="float" office:value="21.3724023583041" calcext:value-type="float">
            <text:p>21.3724023583041</text:p>
          </table:table-cell>
          <table:table-cell/>
          <table:table-cell table:formula="of:=[.$D$1]*SIN(2*PI()*([.A14]-[.$D$2])/[.$C$1])" office:value-type="float" office:value="24.7524130442858" calcext:value-type="float">
            <text:p>24.7524130442858</text:p>
          </table:table-cell>
          <table:table-cell/>
        </table:table-row>
        <table:table-row table:style-name="ro1">
          <table:table-cell table:formula="of:=[.A14]+0.5" office:value-type="float" office:value="4.88361111111111" calcext:value-type="float">
            <text:p>4.88361111111111</text:p>
          </table:table-cell>
          <table:table-cell table:formula="of:=23.44*SIN(2*PI()*[.A15]/24)" office:value-type="float" office:value="22.4459638986846" calcext:value-type="float">
            <text:p>22.4459638986846</text:p>
          </table:table-cell>
          <table:table-cell/>
          <table:table-cell table:formula="of:=[.$D$1]*SIN(2*PI()*([.A15]-[.$D$2])/[.$C$1])" office:value-type="float" office:value="26.3514732054435" calcext:value-type="float">
            <text:p>26.3514732054435</text:p>
          </table:table-cell>
          <table:table-cell/>
        </table:table-row>
        <table:table-row table:style-name="ro1">
          <table:table-cell table:formula="of:=[.A15]+0.5" office:value-type="float" office:value="5.38361111111111" calcext:value-type="float">
            <text:p>5.38361111111111</text:p>
          </table:table-cell>
          <table:table-cell table:formula="of:=23.44*SIN(2*PI()*[.A16]/24)" office:value-type="float" office:value="23.1354687735618" calcext:value-type="float">
            <text:p>23.1354687735618</text:p>
          </table:table-cell>
          <table:table-cell/>
          <table:table-cell table:formula="of:=[.$D$1]*SIN(2*PI()*([.A16]-[.$D$2])/[.$C$1])" office:value-type="float" office:value="27.5107010818016" calcext:value-type="float">
            <text:p>27.5107010818016</text:p>
          </table:table-cell>
          <table:table-cell/>
        </table:table-row>
        <table:table-row table:style-name="ro1">
          <table:table-cell office:value-type="float" office:value="5.04694444444445" calcext:value-type="float">
            <text:p>5.04694444444445</text:p>
          </table:table-cell>
          <table:table-cell/>
          <table:table-cell office:value-type="float" office:value="25.9347222222222" calcext:value-type="float">
            <text:p>25.9347222222222</text:p>
          </table:table-cell>
          <table:table-cell table:formula="of:=[.$D$1]*SIN(2*PI()*([.A17]-[.$D$2])/[.$C$1])" office:value-type="float" office:value="26.7796200520753" calcext:value-type="float">
            <text:p>26.7796200520753</text:p>
          </table:table-cell>
          <table:table-cell table:formula="of:=[.C17]-[.D17]" office:value-type="float" office:value="-0.844897829853057" calcext:value-type="float">
            <text:p>-0.844897829853057</text:p>
          </table:table-cell>
        </table:table-row>
        <table:table-row table:style-name="ro1">
          <table:table-cell table:formula="of:=[.A17]+0.5" office:value-type="float" office:value="5.54694444444445" calcext:value-type="float">
            <text:p>5.54694444444445</text:p>
          </table:table-cell>
          <table:table-cell table:formula="of:=23.44*SIN(2*PI()*[.A18]/24)" office:value-type="float" office:value="23.2753132804568" calcext:value-type="float">
            <text:p>23.2753132804568</text:p>
          </table:table-cell>
          <table:table-cell/>
          <table:table-cell table:formula="of:=[.$D$1]*SIN(2*PI()*([.A18]-[.$D$2])/[.$C$1])" office:value-type="float" office:value="27.7906093743818" calcext:value-type="float">
            <text:p>27.7906093743818</text:p>
          </table:table-cell>
          <table:table-cell/>
        </table:table-row>
        <table:table-row table:style-name="ro1">
          <table:table-cell table:formula="of:=[.A18]+0.5" office:value-type="float" office:value="6.04694444444445" calcext:value-type="float">
            <text:p>6.04694444444445</text:p>
          </table:table-cell>
          <table:table-cell table:formula="of:=23.44*SIN(2*PI()*[.A19]/24)" office:value-type="float" office:value="23.4382297777049" calcext:value-type="float">
            <text:p>23.4382297777049</text:p>
          </table:table-cell>
          <table:table-cell/>
          <table:table-cell table:formula="of:=[.$D$1]*SIN(2*PI()*([.A19]-[.$D$2])/[.$C$1])" office:value-type="float" office:value="28.3377457985292" calcext:value-type="float">
            <text:p>28.3377457985292</text:p>
          </table:table-cell>
          <table:table-cell/>
        </table:table-row>
        <table:table-row table:style-name="ro1">
          <table:table-cell table:formula="of:=[.A19]+0.5" office:value-type="float" office:value="6.54694444444445" calcext:value-type="float">
            <text:p>6.54694444444445</text:p>
          </table:table-cell>
          <table:table-cell table:formula="of:=23.44*SIN(2*PI()*[.A20]/24)" office:value-type="float" office:value="23.2001116651516" calcext:value-type="float">
            <text:p>23.2001116651516</text:p>
          </table:table-cell>
          <table:table-cell/>
          <table:table-cell table:formula="of:=[.$D$1]*SIN(2*PI()*([.A20]-[.$D$2])/[.$C$1])" office:value-type="float" office:value="28.4118970736692" calcext:value-type="float">
            <text:p>28.4118970736692</text:p>
          </table:table-cell>
          <table:table-cell/>
        </table:table-row>
        <table:table-row table:style-name="ro1">
          <table:table-cell table:formula="of:=[.A20]+0.5" office:value-type="float" office:value="7.04694444444445" calcext:value-type="float">
            <text:p>7.04694444444445</text:p>
          </table:table-cell>
          <table:table-cell table:formula="of:=23.44*SIN(2*PI()*[.A21]/24)" office:value-type="float" office:value="22.5650332097214" calcext:value-type="float">
            <text:p>22.5650332097214</text:p>
          </table:table-cell>
          <table:table-cell/>
          <table:table-cell table:formula="of:=[.$D$1]*SIN(2*PI()*([.A21]-[.$D$2])/[.$C$1])" office:value-type="float" office:value="28.0118255413032" calcext:value-type="float">
            <text:p>28.0118255413032</text:p>
          </table:table-cell>
          <table:table-cell/>
        </table:table-row>
        <table:table-row table:style-name="ro1">
          <table:table-cell table:formula="of:=[.A21]+0.5" office:value-type="float" office:value="7.54694444444445" calcext:value-type="float">
            <text:p>7.54694444444445</text:p>
          </table:table-cell>
          <table:table-cell table:formula="of:=23.44*SIN(2*PI()*[.A22]/24)" office:value-type="float" office:value="21.5438607798637" calcext:value-type="float">
            <text:p>21.5438607798637</text:p>
          </table:table-cell>
          <table:table-cell/>
          <table:table-cell table:formula="of:=[.$D$1]*SIN(2*PI()*([.A22]-[.$D$2])/[.$C$1])" office:value-type="float" office:value="27.1442087930328" calcext:value-type="float">
            <text:p>27.1442087930328</text:p>
          </table:table-cell>
          <table:table-cell/>
        </table:table-row>
        <table:table-row table:style-name="ro1">
          <table:table-cell table:formula="of:=[.A22]+0.5" office:value-type="float" office:value="8.04694444444445" calcext:value-type="float">
            <text:p>8.04694444444445</text:p>
          </table:table-cell>
          <table:table-cell table:formula="of:=23.44*SIN(2*PI()*[.A23]/24)" office:value-type="float" office:value="20.1540669189759" calcext:value-type="float">
            <text:p>20.1540669189759</text:p>
          </table:table-cell>
          <table:table-cell/>
          <table:table-cell table:formula="of:=[.$D$1]*SIN(2*PI()*([.A23]-[.$D$2])/[.$C$1])" office:value-type="float" office:value="25.8235282149172" calcext:value-type="float">
            <text:p>25.8235282149172</text:p>
          </table:table-cell>
          <table:table-cell/>
        </table:table-row>
        <table:table-row table:style-name="ro1">
          <table:table-cell table:formula="of:=[.A23]+0.5" office:value-type="float" office:value="8.54694444444445" calcext:value-type="float">
            <text:p>8.54694444444445</text:p>
          </table:table-cell>
          <table:table-cell table:formula="of:=23.44*SIN(2*PI()*[.A24]/24)" office:value-type="float" office:value="18.4194313853414" calcext:value-type="float">
            <text:p>18.4194313853414</text:p>
          </table:table-cell>
          <table:table-cell/>
          <table:table-cell table:formula="of:=[.$D$1]*SIN(2*PI()*([.A24]-[.$D$2])/[.$C$1])" office:value-type="float" office:value="24.071827278744" calcext:value-type="float">
            <text:p>24.071827278744</text:p>
          </table:table-cell>
          <table:table-cell/>
        </table:table-row>
        <table:table-row table:style-name="ro1">
          <table:table-cell office:value-type="float" office:value="8.68305555555556" calcext:value-type="float">
            <text:p>8.68305555555556</text:p>
          </table:table-cell>
          <table:table-cell/>
          <table:table-cell office:value-type="float" office:value="23.1236111111111" calcext:value-type="float">
            <text:p>23.1236111111111</text:p>
          </table:table-cell>
          <table:table-cell table:formula="of:=[.$D$1]*SIN(2*PI()*([.A25]-[.$D$2])/[.$C$1])" office:value-type="float" office:value="23.5240084288802" calcext:value-type="float">
            <text:p>23.5240084288802</text:p>
          </table:table-cell>
          <table:table-cell table:formula="of:=[.C25]-[.D25]" office:value-type="float" office:value="-0.400397317769116" calcext:value-type="float">
            <text:p>-0.400397317769116</text:p>
          </table:table-cell>
        </table:table-row>
        <table:table-row table:style-name="ro1">
          <table:table-cell table:formula="of:=[.A25]+0.5" office:value-type="float" office:value="9.18305555555556" calcext:value-type="float">
            <text:p>9.18305555555556</text:p>
          </table:table-cell>
          <table:table-cell table:formula="of:=23.44*SIN(2*PI()*[.A26]/24)" office:value-type="float" office:value="15.7615397040427" calcext:value-type="float">
            <text:p>15.7615397040427</text:p>
          </table:table-cell>
          <table:table-cell/>
          <table:table-cell table:formula="of:=[.$D$1]*SIN(2*PI()*([.A26]-[.$D$2])/[.$C$1])" office:value-type="float" office:value="21.2671064536066" calcext:value-type="float">
            <text:p>21.2671064536066</text:p>
          </table:table-cell>
          <table:table-cell/>
        </table:table-row>
        <table:table-row table:style-name="ro1">
          <table:table-cell table:formula="of:=[.A26]+0.5" office:value-type="float" office:value="9.68305555555556" calcext:value-type="float">
            <text:p>9.68305555555556</text:p>
          </table:table-cell>
          <table:table-cell table:formula="of:=23.44*SIN(2*PI()*[.A27]/24)" office:value-type="float" office:value="13.3621246633258" calcext:value-type="float">
            <text:p>13.3621246633258</text:p>
          </table:table-cell>
          <table:table-cell/>
          <table:table-cell table:formula="of:=[.$D$1]*SIN(2*PI()*([.A27]-[.$D$2])/[.$C$1])" office:value-type="float" office:value="18.6552353291837" calcext:value-type="float">
            <text:p>18.6552353291837</text:p>
          </table:table-cell>
          <table:table-cell/>
        </table:table-row>
        <table:table-row table:style-name="ro1">
          <table:table-cell table:formula="of:=[.A27]+0.5" office:value-type="float" office:value="10.1830555555556" calcext:value-type="float">
            <text:p>10.1830555555556</text:p>
          </table:table-cell>
          <table:table-cell table:formula="of:=23.44*SIN(2*PI()*[.A28]/24)" office:value-type="float" office:value="10.7340799649386" calcext:value-type="float">
            <text:p>10.7340799649386</text:p>
          </table:table-cell>
          <table:table-cell/>
          <table:table-cell table:formula="of:=[.$D$1]*SIN(2*PI()*([.A28]-[.$D$2])/[.$C$1])" office:value-type="float" office:value="15.7319897812384" calcext:value-type="float">
            <text:p>15.7319897812384</text:p>
          </table:table-cell>
          <table:table-cell/>
        </table:table-row>
        <table:table-row table:style-name="ro1">
          <table:table-cell table:formula="of:=[.A28]+0.5" office:value-type="float" office:value="10.6830555555556" calcext:value-type="float">
            <text:p>10.6830555555556</text:p>
          </table:table-cell>
          <table:table-cell table:formula="of:=23.44*SIN(2*PI()*[.A29]/24)" office:value-type="float" office:value="7.92237218230208" calcext:value-type="float">
            <text:p>7.92237218230208</text:p>
          </table:table-cell>
          <table:table-cell/>
          <table:table-cell table:formula="of:=[.$D$1]*SIN(2*PI()*([.A29]-[.$D$2])/[.$C$1])" office:value-type="float" office:value="12.5461616840754" calcext:value-type="float">
            <text:p>12.5461616840754</text:p>
          </table:table-cell>
          <table:table-cell/>
        </table:table-row>
        <table:table-row table:style-name="ro1">
          <table:table-cell table:formula="of:=[.A29]+0.5" office:value-type="float" office:value="11.1830555555556" calcext:value-type="float">
            <text:p>11.1830555555556</text:p>
          </table:table-cell>
          <table:table-cell table:formula="of:=23.44*SIN(2*PI()*[.A30]/24)" office:value-type="float" office:value="4.97511041512985" calcext:value-type="float">
            <text:p>4.97511041512985</text:p>
          </table:table-cell>
          <table:table-cell/>
          <table:table-cell table:formula="of:=[.$D$1]*SIN(2*PI()*([.A30]-[.$D$2])/[.$C$1])" office:value-type="float" office:value="9.15092567578918" calcext:value-type="float">
            <text:p>9.15092567578918</text:p>
          </table:table-cell>
          <table:table-cell/>
        </table:table-row>
        <table:table-row table:style-name="ro1">
          <table:table-cell office:value-type="float" office:value="11.0047222222222" calcext:value-type="float">
            <text:p>11.0047222222222</text:p>
          </table:table-cell>
          <table:table-cell/>
          <table:table-cell office:value-type="float" office:value="10.1383333333333" calcext:value-type="float">
            <text:p>10.1383333333333</text:p>
          </table:table-cell>
          <table:table-cell table:formula="of:=[.$D$1]*SIN(2*PI()*([.A31]-[.$D$2])/[.$C$1])" office:value-type="float" office:value="10.3824207184249" calcext:value-type="float">
            <text:p>10.3824207184249</text:p>
          </table:table-cell>
          <table:table-cell table:formula="of:=[.C31]-[.D31]" office:value-type="float" office:value="-0.244087385091531" calcext:value-type="float">
            <text:p>-0.244087385091531</text:p>
          </table:table-cell>
        </table:table-row>
        <table:table-row table:style-name="ro1">
          <table:table-cell table:formula="of:=[.A31]+0.5" office:value-type="float" office:value="11.5047222222222" calcext:value-type="float">
            <text:p>11.5047222222222</text:p>
          </table:table-cell>
          <table:table-cell table:formula="of:=23.44*SIN(2*PI()*[.A32]/24)" office:value-type="float" office:value="3.03080124478217" calcext:value-type="float">
            <text:p>3.03080124478217</text:p>
          </table:table-cell>
          <table:table-cell/>
          <table:table-cell table:formula="of:=[.$D$1]*SIN(2*PI()*([.A32]-[.$D$2])/[.$C$1])" office:value-type="float" office:value="6.8822406983746" calcext:value-type="float">
            <text:p>6.8822406983746</text:p>
          </table:table-cell>
          <table:table-cell/>
        </table:table-row>
        <table:table-row table:style-name="ro1">
          <table:table-cell table:formula="of:=[.A32]+0.5" office:value-type="float" office:value="12.0047222222222" calcext:value-type="float">
            <text:p>12.0047222222222</text:p>
          </table:table-cell>
          <table:table-cell table:formula="of:=23.44*SIN(2*PI()*[.A33]/24)" office:value-type="float" office:value="-0.0289782759656496" calcext:value-type="float">
            <text:p>-0.0289782759656496</text:p>
          </table:table-cell>
          <table:table-cell/>
          <table:table-cell table:formula="of:=[.$D$1]*SIN(2*PI()*([.A33]-[.$D$2])/[.$C$1])" office:value-type="float" office:value="3.26718923917149" calcext:value-type="float">
            <text:p>3.26718923917149</text:p>
          </table:table-cell>
          <table:table-cell/>
        </table:table-row>
        <table:table-row table:style-name="ro1">
          <table:table-cell table:formula="of:=[.A33]+0.5" office:value-type="float" office:value="12.5047222222222" calcext:value-type="float">
            <text:p>12.5047222222222</text:p>
          </table:table-cell>
          <table:table-cell table:formula="of:=23.44*SIN(2*PI()*[.A34]/24)" office:value-type="float" office:value="-3.08826197037742" calcext:value-type="float">
            <text:p>-3.08826197037742</text:p>
          </table:table-cell>
          <table:table-cell/>
          <table:table-cell table:formula="of:=[.$D$1]*SIN(2*PI()*([.A34]-[.$D$2])/[.$C$1])" office:value-type="float" office:value="-0.402394856470376" calcext:value-type="float">
            <text:p>-0.402394856470376</text:p>
          </table:table-cell>
          <table:table-cell/>
        </table:table-row>
        <table:table-row table:style-name="ro1">
          <table:table-cell table:formula="of:=[.A34]+0.5" office:value-type="float" office:value="13.0047222222222" calcext:value-type="float">
            <text:p>13.0047222222222</text:p>
          </table:table-cell>
          <table:table-cell table:formula="of:=23.44*SIN(2*PI()*[.A35]/24)" office:value-type="float" office:value="-6.09470464624806" calcext:value-type="float">
            <text:p>-6.09470464624806</text:p>
          </table:table-cell>
          <table:table-cell/>
          <table:table-cell table:formula="of:=[.$D$1]*SIN(2*PI()*([.A35]-[.$D$2])/[.$C$1])" office:value-type="float" office:value="-4.06526258192171" calcext:value-type="float">
            <text:p>-4.06526258192171</text:p>
          </table:table-cell>
          <table:table-cell/>
        </table:table-row>
        <table:table-row table:style-name="ro1">
          <table:table-cell table:formula="of:=[.A35]+0.5" office:value-type="float" office:value="13.5047222222222" calcext:value-type="float">
            <text:p>13.5047222222222</text:p>
          </table:table-cell>
          <table:table-cell table:formula="of:=23.44*SIN(2*PI()*[.A36]/24)" office:value-type="float" office:value="-8.99686523585001" calcext:value-type="float">
            <text:p>-8.99686523585001</text:p>
          </table:table-cell>
          <table:table-cell/>
          <table:table-cell table:formula="of:=[.$D$1]*SIN(2*PI()*([.A36]-[.$D$2])/[.$C$1])" office:value-type="float" office:value="-7.66027703344879" calcext:value-type="float">
            <text:p>-7.66027703344879</text:p>
          </table:table-cell>
          <table:table-cell/>
        </table:table-row>
        <table:table-row table:style-name="ro1">
          <table:table-cell office:value-type="float" office:value="13.60027778" calcext:value-type="float">
            <text:p>13.60027778</text:p>
          </table:table-cell>
          <table:table-cell table:formula="of:=23.44*SIN(2*PI()*[.A37]/24)" office:value-type="float" office:value="-9.53546413500886" calcext:value-type="float">
            <text:p>-9.53546413500886</text:p>
          </table:table-cell>
          <table:table-cell office:value-type="float" office:value="-10.38361111" calcext:value-type="float">
            <text:p>-10.38361111</text:p>
          </table:table-cell>
          <table:table-cell table:formula="of:=[.$D$1]*SIN(2*PI()*([.A37]-[.$D$2])/[.$C$1])" office:value-type="float" office:value="-8.33458341320886" calcext:value-type="float">
            <text:p>-8.33458341320886</text:p>
          </table:table-cell>
          <table:table-cell table:formula="of:=[.C37]-[.D37]" office:value-type="float" office:value="-2.04902769679114" calcext:value-type="float">
            <text:p>-2.04902769679114</text:p>
          </table:table-cell>
        </table:table-row>
        <table:table-row table:style-name="ro1">
          <table:table-cell office:value-type="float" office:value="13.7569475694" calcext:value-type="float">
            <text:p>13.7569475694</text:p>
          </table:table-cell>
          <table:table-cell table:formula="of:=23.44*SIN(2*PI()*[.A38]/24)" office:value-type="float" office:value="-10.4054672694649" calcext:value-type="float">
            <text:p>-10.4054672694649</text:p>
          </table:table-cell>
          <table:table-cell office:value-type="float" office:value="-11.23944444" calcext:value-type="float">
            <text:p>-11.23944444</text:p>
          </table:table-cell>
          <table:table-cell table:formula="of:=[.$D$1]*SIN(2*PI()*([.A38]-[.$D$2])/[.$C$1])" office:value-type="float" office:value="-9.42895653663714" calcext:value-type="float">
            <text:p>-9.42895653663714</text:p>
          </table:table-cell>
          <table:table-cell table:formula="of:=[.C38]-[.D38]" office:value-type="float" office:value="-1.81048790336286" calcext:value-type="float">
            <text:p>-1.81048790336286</text:p>
          </table:table-cell>
        </table:table-row>
        <table:table-row table:style-name="ro1">
          <table:table-cell office:value-type="float" office:value="13.9258333333333" calcext:value-type="float">
            <text:p>13.9258333333333</text:p>
          </table:table-cell>
          <table:table-cell/>
          <table:table-cell office:value-type="float" office:value="-12.1855555555556" calcext:value-type="float">
            <text:p>-12.1855555555556</text:p>
          </table:table-cell>
          <table:table-cell table:formula="of:=[.$D$1]*SIN(2*PI()*([.A39]-[.$D$2])/[.$C$1])" office:value-type="float" office:value="-10.5912815820264" calcext:value-type="float">
            <text:p>-10.5912815820264</text:p>
          </table:table-cell>
          <table:table-cell table:formula="of:=[.C39]-[.D39]" office:value-type="float" office:value="-1.59427397352912" calcext:value-type="float">
            <text:p>-1.59427397352912</text:p>
          </table:table-cell>
        </table:table-row>
        <table:table-row table:style-name="ro1">
          <table:table-cell table:formula="of:=[.A39]+0.5" office:value-type="float" office:value="14.4258333333333" calcext:value-type="float">
            <text:p>14.4258333333333</text:p>
          </table:table-cell>
          <table:table-cell table:formula="of:=23.44*SIN(2*PI()*[.A40]/24)" office:value-type="float" office:value="-13.9056222932566" calcext:value-type="float">
            <text:p>-13.9056222932566</text:p>
          </table:table-cell>
          <table:table-cell/>
          <table:table-cell table:formula="of:=[.$D$1]*SIN(2*PI()*([.A40]-[.$D$2])/[.$C$1])" office:value-type="float" office:value="-13.9057438357876" calcext:value-type="float">
            <text:p>-13.9057438357876</text:p>
          </table:table-cell>
          <table:table-cell/>
        </table:table-row>
        <table:table-row table:style-name="ro1">
          <table:table-cell office:value-type="float" office:value="14.2233333333333" calcext:value-type="float">
            <text:p>14.2233333333333</text:p>
          </table:table-cell>
          <table:table-cell/>
          <table:table-cell office:value-type="float" office:value="-14.1369444444444" calcext:value-type="float">
            <text:p>-14.1369444444444</text:p>
          </table:table-cell>
          <table:table-cell table:formula="of:=[.$D$1]*SIN(2*PI()*([.A41]-[.$D$2])/[.$C$1])" office:value-type="float" office:value="-12.5883075891333" calcext:value-type="float">
            <text:p>-12.5883075891333</text:p>
          </table:table-cell>
          <table:table-cell table:formula="of:=[.C41]-[.D41]" office:value-type="float" office:value="-1.54863685531112" calcext:value-type="float">
            <text:p>-1.54863685531112</text:p>
          </table:table-cell>
        </table:table-row>
        <table:table-row table:style-name="ro1">
          <table:table-cell table:formula="of:=[.A41]+0.5" office:value-type="float" office:value="14.7233333333333" calcext:value-type="float">
            <text:p>14.7233333333333</text:p>
          </table:table-cell>
          <table:table-cell table:formula="of:=23.44*SIN(2*PI()*[.A42]/24)" office:value-type="float" office:value="-15.3316576533934" calcext:value-type="float">
            <text:p>-15.3316576533934</text:p>
          </table:table-cell>
          <table:table-cell/>
          <table:table-cell table:formula="of:=[.$D$1]*SIN(2*PI()*([.A42]-[.$D$2])/[.$C$1])" office:value-type="float" office:value="-15.7711074293555" calcext:value-type="float">
            <text:p>-15.7711074293555</text:p>
          </table:table-cell>
          <table:table-cell/>
        </table:table-row>
        <table:table-row table:style-name="ro1">
          <table:table-cell table:formula="of:=[.A42]+0.5" office:value-type="float" office:value="15.2233333333333" calcext:value-type="float">
            <text:p>15.2233333333333</text:p>
          </table:table-cell>
          <table:table-cell table:formula="of:=23.44*SIN(2*PI()*[.A43]/24)" office:value-type="float" office:value="-17.5147997861686" calcext:value-type="float">
            <text:p>-17.5147997861686</text:p>
          </table:table-cell>
          <table:table-cell/>
          <table:table-cell table:formula="of:=[.$D$1]*SIN(2*PI()*([.A43]-[.$D$2])/[.$C$1])" office:value-type="float" office:value="-18.6906718079245" calcext:value-type="float">
            <text:p>-18.6906718079245</text:p>
          </table:table-cell>
          <table:table-cell/>
        </table:table-row>
        <table:table-row table:style-name="ro1">
          <table:table-cell table:formula="of:=[.A43]+0.5" office:value-type="float" office:value="15.7233333333333" calcext:value-type="float">
            <text:p>15.7233333333333</text:p>
          </table:table-cell>
          <table:table-cell table:formula="of:=23.44*SIN(2*PI()*[.A44]/24)" office:value-type="float" office:value="-19.3982588385825" calcext:value-type="float">
            <text:p>-19.3982588385825</text:p>
          </table:table-cell>
          <table:table-cell/>
          <table:table-cell table:formula="of:=[.$D$1]*SIN(2*PI()*([.A44]-[.$D$2])/[.$C$1])" office:value-type="float" office:value="-21.2982702929123" calcext:value-type="float">
            <text:p>-21.2982702929123</text:p>
          </table:table-cell>
          <table:table-cell/>
        </table:table-row>
        <table:table-row table:style-name="ro1">
          <table:table-cell office:value-type="float" office:value="15.6330555555556" calcext:value-type="float">
            <text:p>15.6330555555556</text:p>
          </table:table-cell>
          <table:table-cell/>
          <table:table-cell office:value-type="float" office:value="-22.1075" calcext:value-type="float">
            <text:p>-22.1075</text:p>
          </table:table-cell>
          <table:table-cell table:formula="of:=[.$D$1]*SIN(2*PI()*([.A45]-[.$D$2])/[.$C$1])" office:value-type="float" office:value="-20.8525597480252" calcext:value-type="float">
            <text:p>-20.8525597480252</text:p>
          </table:table-cell>
          <table:table-cell table:formula="of:=[.C45]-[.D45]" office:value-type="float" office:value="-1.25494025197481" calcext:value-type="float">
            <text:p>-1.25494025197481</text:p>
          </table:table-cell>
        </table:table-row>
        <table:table-row table:style-name="ro1">
          <table:table-cell table:formula="of:=[.A45]+0.5" office:value-type="float" office:value="16.1330555555556" calcext:value-type="float">
            <text:p>16.1330555555556</text:p>
          </table:table-cell>
          <table:table-cell table:formula="of:=23.44*SIN(2*PI()*[.A46]/24)" office:value-type="float" office:value="-20.6954912583602" calcext:value-type="float">
            <text:p>-20.6954912583602</text:p>
          </table:table-cell>
          <table:table-cell/>
          <table:table-cell table:formula="of:=[.$D$1]*SIN(2*PI()*([.A46]-[.$D$2])/[.$C$1])" office:value-type="float" office:value="-23.1718169549119" calcext:value-type="float">
            <text:p>-23.1718169549119</text:p>
          </table:table-cell>
          <table:table-cell/>
        </table:table-row>
        <table:table-row table:style-name="ro1">
          <table:table-cell table:formula="of:=[.A46]+0.5" office:value-type="float" office:value="16.6330555555556" calcext:value-type="float">
            <text:p>16.6330555555556</text:p>
          </table:table-cell>
          <table:table-cell table:formula="of:=23.44*SIN(2*PI()*[.A47]/24)" office:value-type="float" office:value="-21.9549990927078" calcext:value-type="float">
            <text:p>-21.9549990927078</text:p>
          </table:table-cell>
          <table:table-cell/>
          <table:table-cell table:formula="of:=[.$D$1]*SIN(2*PI()*([.A47]-[.$D$2])/[.$C$1])" office:value-type="float" office:value="-25.1043135008375" calcext:value-type="float">
            <text:p>-25.1043135008375</text:p>
          </table:table-cell>
          <table:table-cell/>
        </table:table-row>
        <table:table-row table:style-name="ro1">
          <table:table-cell table:formula="of:=[.A47]+0.5" office:value-type="float" office:value="17.1330555555556" calcext:value-type="float">
            <text:p>17.1330555555556</text:p>
          </table:table-cell>
          <table:table-cell table:formula="of:=23.44*SIN(2*PI()*[.A48]/24)" office:value-type="float" office:value="-22.8388508055035" calcext:value-type="float">
            <text:p>-22.8388508055035</text:p>
          </table:table-cell>
          <table:table-cell/>
          <table:table-cell table:formula="of:=[.$D$1]*SIN(2*PI()*([.A48]-[.$D$2])/[.$C$1])" office:value-type="float" office:value="-26.6177940972821" calcext:value-type="float">
            <text:p>-26.6177940972821</text:p>
          </table:table-cell>
          <table:table-cell/>
        </table:table-row>
        <table:table-row table:style-name="ro1">
          <table:table-cell office:value-type="float" office:value="17.0136111111111" calcext:value-type="float">
            <text:p>17.0136111111111</text:p>
          </table:table-cell>
          <table:table-cell/>
          <table:table-cell office:value-type="float" office:value="-26.7925" calcext:value-type="float">
            <text:p>-26.7925</text:p>
          </table:table-cell>
          <table:table-cell table:formula="of:=[.$D$1]*SIN(2*PI()*([.A49]-[.$D$2])/[.$C$1])" office:value-type="float" office:value="-26.2958013596863" calcext:value-type="float">
            <text:p>-26.2958013596863</text:p>
          </table:table-cell>
          <table:table-cell table:formula="of:=[.C49]-[.D49]" office:value-type="float" office:value="-0.496698640313745" calcext:value-type="float">
            <text:p>-0.496698640313745</text:p>
          </table:table-cell>
        </table:table-row>
        <table:table-row table:style-name="ro1">
          <table:table-cell table:formula="of:=[.A49]+0.5" office:value-type="float" office:value="17.5136111111111" calcext:value-type="float">
            <text:p>17.5136111111111</text:p>
          </table:table-cell>
          <table:table-cell table:formula="of:=23.44*SIN(2*PI()*[.A50]/24)" office:value-type="float" office:value="-23.2502222677861" calcext:value-type="float">
            <text:p>-23.2502222677861</text:p>
          </table:table-cell>
          <table:table-cell/>
          <table:table-cell table:formula="of:=[.$D$1]*SIN(2*PI()*([.A50]-[.$D$2])/[.$C$1])" office:value-type="float" office:value="-27.4730441055619" calcext:value-type="float">
            <text:p>-27.4730441055619</text:p>
          </table:table-cell>
          <table:table-cell/>
        </table:table-row>
        <table:table-row table:style-name="ro1">
          <table:table-cell table:formula="of:=[.A50]+0.5" office:value-type="float" office:value="18.0136111111111" calcext:value-type="float">
            <text:p>18.0136111111111</text:p>
          </table:table-cell>
          <table:table-cell table:formula="of:=23.44*SIN(2*PI()*[.A51]/24)" office:value-type="float" office:value="-23.4398511833363" calcext:value-type="float">
            <text:p>-23.4398511833363</text:p>
          </table:table-cell>
          <table:table-cell/>
          <table:table-cell table:formula="of:=[.$D$1]*SIN(2*PI()*([.A51]-[.$D$2])/[.$C$1])" office:value-type="float" office:value="-28.1917344333187" calcext:value-type="float">
            <text:p>-28.1917344333187</text:p>
          </table:table-cell>
          <table:table-cell/>
        </table:table-row>
        <table:table-row table:style-name="ro1">
          <table:table-cell table:formula="of:=[.A51]+0.5" office:value-type="float" office:value="18.5136111111111" calcext:value-type="float">
            <text:p>18.5136111111111</text:p>
          </table:table-cell>
          <table:table-cell table:formula="of:=23.44*SIN(2*PI()*[.A52]/24)" office:value-type="float" office:value="-23.2284177463851" calcext:value-type="float">
            <text:p>-23.2284177463851</text:p>
          </table:table-cell>
          <table:table-cell/>
          <table:table-cell table:formula="of:=[.$D$1]*SIN(2*PI()*([.A52]-[.$D$2])/[.$C$1])" office:value-type="float" office:value="-28.439876686909" calcext:value-type="float">
            <text:p>-28.439876686909</text:p>
          </table:table-cell>
          <table:table-cell/>
        </table:table-row>
        <table:table-row table:style-name="ro1">
          <table:table-cell table:formula="of:=[.A52]+0.5" office:value-type="float" office:value="19.0136111111111" calcext:value-type="float">
            <text:p>19.0136111111111</text:p>
          </table:table-cell>
          <table:table-cell table:formula="of:=23.44*SIN(2*PI()*[.A53]/24)" office:value-type="float" office:value="-22.6195396416591" calcext:value-type="float">
            <text:p>-22.6195396416591</text:p>
          </table:table-cell>
          <table:table-cell/>
          <table:table-cell table:formula="of:=[.$D$1]*SIN(2*PI()*([.A53]-[.$D$2])/[.$C$1])" office:value-type="float" office:value="-28.2133291254327" calcext:value-type="float">
            <text:p>-28.2133291254327</text:p>
          </table:table-cell>
          <table:table-cell/>
        </table:table-row>
        <table:table-row table:style-name="ro1">
          <table:table-cell table:formula="of:=[.A53]+0.5" office:value-type="float" office:value="19.5136111111111" calcext:value-type="float">
            <text:p>19.5136111111111</text:p>
          </table:table-cell>
          <table:table-cell table:formula="of:=23.44*SIN(2*PI()*[.A54]/24)" office:value-type="float" office:value="-21.6236349423432" calcext:value-type="float">
            <text:p>-21.6236349423432</text:p>
          </table:table-cell>
          <table:table-cell/>
          <table:table-cell table:formula="of:=[.$D$1]*SIN(2*PI()*([.A54]-[.$D$2])/[.$C$1])" office:value-type="float" office:value="-27.5158730529104" calcext:value-type="float">
            <text:p>-27.5158730529104</text:p>
          </table:table-cell>
          <table:table-cell/>
        </table:table-row>
        <table:table-row table:style-name="ro1">
          <table:table-cell table:formula="of:=[.A54]+0.5" office:value-type="float" office:value="20.0136111111111" calcext:value-type="float">
            <text:p>20.0136111111111</text:p>
          </table:table-cell>
          <table:table-cell table:formula="of:=23.44*SIN(2*PI()*[.A55]/24)" office:value-type="float" office:value="-20.2577438539596" calcext:value-type="float">
            <text:p>-20.2577438539596</text:p>
          </table:table-cell>
          <table:table-cell/>
          <table:table-cell table:formula="of:=[.$D$1]*SIN(2*PI()*([.A55]-[.$D$2])/[.$C$1])" office:value-type="float" office:value="-26.3591497045601" calcext:value-type="float">
            <text:p>-26.3591497045601</text:p>
          </table:table-cell>
          <table:table-cell/>
        </table:table-row>
        <table:table-row table:style-name="ro1">
          <table:table-cell office:value-type="float" office:value="20.2375" calcext:value-type="float">
            <text:p>20.2375</text:p>
          </table:table-cell>
          <table:table-cell/>
          <table:table-cell office:value-type="float" office:value="-25.6244444444444" calcext:value-type="float">
            <text:p>-25.6244444444444</text:p>
          </table:table-cell>
          <table:table-cell table:formula="of:=[.$D$1]*SIN(2*PI()*([.A56]-[.$D$2])/[.$C$1])" office:value-type="float" office:value="-25.6971607745678" calcext:value-type="float">
            <text:p>-25.6971607745678</text:p>
          </table:table-cell>
          <table:table-cell table:formula="of:=[.C56]-[.D56]" office:value-type="float" office:value="0.072716330123356" calcext:value-type="float">
            <text:p>0.072716330123356</text:p>
          </table:table-cell>
        </table:table-row>
        <table:table-row table:style-name="ro1">
          <table:table-cell table:formula="of:=[.A56]+0.5" office:value-type="float" office:value="20.7375" calcext:value-type="float">
            <text:p>20.7375</text:p>
          </table:table-cell>
          <table:table-cell table:formula="of:=23.44*SIN(2*PI()*[.A57]/24)" office:value-type="float" office:value="-17.6736072171862" calcext:value-type="float">
            <text:p>-17.6736072171862</text:p>
          </table:table-cell>
          <table:table-cell/>
          <table:table-cell table:formula="of:=[.$D$1]*SIN(2*PI()*([.A57]-[.$D$2])/[.$C$1])" office:value-type="float" office:value="-23.9116877072709" calcext:value-type="float">
            <text:p>-23.9116877072709</text:p>
          </table:table-cell>
          <table:table-cell/>
        </table:table-row>
        <table:table-row table:style-name="ro1">
          <table:table-cell table:formula="of:=[.A57]+0.5" office:value-type="float" office:value="21.2375" calcext:value-type="float">
            <text:p>21.2375</text:p>
          </table:table-cell>
          <table:table-cell table:formula="of:=23.44*SIN(2*PI()*[.A58]/24)" office:value-type="float" office:value="-15.512654589327" calcext:value-type="float">
            <text:p>-15.512654589327</text:p>
          </table:table-cell>
          <table:table-cell/>
          <table:table-cell table:formula="of:=[.$D$1]*SIN(2*PI()*([.A58]-[.$D$2])/[.$C$1])" office:value-type="float" office:value="-21.7271048006223" calcext:value-type="float">
            <text:p>-21.7271048006223</text:p>
          </table:table-cell>
          <table:table-cell/>
        </table:table-row>
        <table:table-row table:style-name="ro1">
          <table:table-cell table:formula="of:=[.A58]+0.5" office:value-type="float" office:value="21.7375" calcext:value-type="float">
            <text:p>21.7375</text:p>
          </table:table-cell>
          <table:table-cell table:formula="of:=23.44*SIN(2*PI()*[.A59]/24)" office:value-type="float" office:value="-13.086276140524" calcext:value-type="float">
            <text:p>-13.086276140524</text:p>
          </table:table-cell>
          <table:table-cell/>
          <table:table-cell table:formula="of:=[.$D$1]*SIN(2*PI()*([.A59]-[.$D$2])/[.$C$1])" office:value-type="float" office:value="-19.1798749151108" calcext:value-type="float">
            <text:p>-19.1798749151108</text:p>
          </table:table-cell>
          <table:table-cell/>
        </table:table-row>
        <table:table-row table:style-name="ro1">
          <table:table-cell table:formula="of:=[.A59]+0.5" office:value-type="float" office:value="22.2375" calcext:value-type="float">
            <text:p>22.2375</text:p>
          </table:table-cell>
          <table:table-cell table:formula="of:=23.44*SIN(2*PI()*[.A60]/24)" office:value-type="float" office:value="-10.4359878787554" calcext:value-type="float">
            <text:p>-10.4359878787554</text:p>
          </table:table-cell>
          <table:table-cell/>
          <table:table-cell table:formula="of:=[.$D$1]*SIN(2*PI()*([.A60]-[.$D$2])/[.$C$1])" office:value-type="float" office:value="-16.3125138498238" calcext:value-type="float">
            <text:p>-16.3125138498238</text:p>
          </table:table-cell>
          <table:table-cell/>
        </table:table-row>
        <table:table-row table:style-name="ro1">
          <table:table-cell table:formula="of:=[.A60]+0.5" office:value-type="float" office:value="22.7375" calcext:value-type="float">
            <text:p>22.7375</text:p>
          </table:table-cell>
          <table:table-cell table:formula="of:=23.44*SIN(2*PI()*[.A61]/24)" office:value-type="float" office:value="-7.60713697097882" calcext:value-type="float">
            <text:p>-7.60713697097882</text:p>
          </table:table-cell>
          <table:table-cell/>
          <table:table-cell table:formula="of:=[.$D$1]*SIN(2*PI()*([.A61]-[.$D$2])/[.$C$1])" office:value-type="float" office:value="-13.1728807114933" calcext:value-type="float">
            <text:p>-13.1728807114933</text:p>
          </table:table-cell>
          <table:table-cell/>
        </table:table-row>
        <table:table-row table:style-name="ro1">
          <table:table-cell table:formula="of:=[.A61]+0.5" office:value-type="float" office:value="23.2375" calcext:value-type="float">
            <text:p>23.2375</text:p>
          </table:table-cell>
          <table:table-cell table:formula="of:=23.44*SIN(2*PI()*[.A62]/24)" office:value-type="float" office:value="-4.64812584053202" calcext:value-type="float">
            <text:p>-4.64812584053202</text:p>
          </table:table-cell>
          <table:table-cell/>
          <table:table-cell table:formula="of:=[.$D$1]*SIN(2*PI()*([.A62]-[.$D$2])/[.$C$1])" office:value-type="float" office:value="-9.81337909842666" calcext:value-type="float">
            <text:p>-9.81337909842666</text:p>
          </table:table-cell>
          <table:table-cell/>
        </table:table-row>
        <table:table-row table:style-name="ro1">
          <table:table-cell office:value-type="float" office:value="23.0855555555556" calcext:value-type="float">
            <text:p>23.0855555555556</text:p>
          </table:table-cell>
          <table:table-cell/>
          <table:table-cell office:value-type="float" office:value="-10.6477777777778" calcext:value-type="float">
            <text:p>-10.6477777777778</text:p>
          </table:table-cell>
          <table:table-cell table:formula="of:=[.$D$1]*SIN(2*PI()*([.A63]-[.$D$2])/[.$C$1])" office:value-type="float" office:value="-10.8542586057797" calcext:value-type="float">
            <text:p>-10.8542586057797</text:p>
          </table:table-cell>
          <table:table-cell table:formula="of:=[.C63]-[.D63]" office:value-type="float" office:value="0.206480828001936" calcext:value-type="float">
            <text:p>0.206480828001936</text:p>
          </table:table-cell>
        </table:table-row>
        <table:table-row table:style-name="ro1">
          <table:table-cell table:formula="of:=[.A63]+0.5" office:value-type="float" office:value="23.5855555555556" calcext:value-type="float">
            <text:p>23.5855555555556</text:p>
          </table:table-cell>
          <table:table-cell table:formula="of:=23.44*SIN(2*PI()*[.A64]/24)" office:value-type="float" office:value="-2.53828332897993" calcext:value-type="float">
            <text:p>-2.53828332897993</text:p>
          </table:table-cell>
          <table:table-cell/>
          <table:table-cell table:formula="of:=[.$D$1]*SIN(2*PI()*([.A64]-[.$D$2])/[.$C$1])" office:value-type="float" office:value="-7.37462426448765" calcext:value-type="float">
            <text:p>-7.37462426448765</text:p>
          </table:table-cell>
          <table:table-cell/>
        </table:table-row>
        <table:table-row table:style-name="ro1">
          <table:table-cell table:formula="of:=[.A64]+0.5" office:value-type="float" office:value="24.0855555555556" calcext:value-type="float">
            <text:p>24.0855555555556</text:p>
          </table:table-cell>
          <table:table-cell table:formula="of:=23.44*SIN(2*PI()*[.A65]/24)" office:value-type="float" office:value="0.52497441192963" calcext:value-type="float">
            <text:p>0.52497441192963</text:p>
          </table:table-cell>
          <table:table-cell/>
          <table:table-cell table:formula="of:=[.$D$1]*SIN(2*PI()*([.A65]-[.$D$2])/[.$C$1])" office:value-type="float" office:value="-3.77190011282712" calcext:value-type="float">
            <text:p>-3.77190011282712</text:p>
          </table:table-cell>
          <table:table-cell/>
        </table:table-row>
      </table:table>
      <table:table table:name="Sheet1_2" table:style-name="ta1">
        <table:shapes>
          <draw:frame draw:z-index="0" draw:style-name="gr1" draw:text-style-name="P1" svg:width="10.963cm" svg:height="8.999cm" svg:x="14.343cm" svg:y="18.337cm">
            <draw:object draw:notify-on-update-of-ranges="Sheet1_2.H3:Sheet1_2.H35 Sheet1_2.I3:Sheet1_2.I35 Sheet1_2.H3:Sheet1_2.H35 Sheet1_2.J3:Sheet1_2.J35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16.003cm" svg:height="9.006cm" svg:x="43.841cm" svg:y="0.98cm">
            <draw:object draw:notify-on-update-of-ranges="Sheet1_2.H3:Sheet1_2.H35 Sheet1_2.I3:Sheet1_2.I35 Sheet1_2.H3:Sheet1_2.H35 Sheet1_2.J3:Sheet1_2.J35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2" draw:style-name="gr1" draw:text-style-name="P1" svg:width="15.999cm" svg:height="8.999cm" svg:x="30.322cm" svg:y="6.873cm">
            <draw:object draw:notify-on-update-of-ranges="Sheet1_2.L17:Sheet1_2.L35 Sheet1_2.M17:Sheet1_2.M35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</table:shapes>
        <table:table-column table:style-name="co1" table:number-columns-repeated="13" table:default-cell-style-name="Default"/>
        <table:table-row table:style-name="ro1">
          <table:table-cell table:number-columns-repeated="8"/>
          <table:table-cell office:value-type="string" calcext:value-type="string">
            <text:p>sun</text:p>
          </table:table-cell>
          <table:table-cell office:value-type="string" calcext:value-type="string">
            <text:p>mo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hours</text:p>
          </table:table-cell>
          <table:table-cell office:value-type="string" calcext:value-type="string">
            <text:p>mins</text:p>
          </table:table-cell>
          <table:table-cell office:value-type="string" calcext:value-type="string">
            <text:p>secs</text:p>
          </table:table-cell>
          <table:table-cell office:value-type="string" calcext:value-type="string">
            <text:p>degrees</text:p>
          </table:table-cell>
          <table:table-cell office:value-type="string" calcext:value-type="string">
            <text:p>mins</text:p>
          </table:table-cell>
          <table:table-cell office:value-type="string" calcext:value-type="string">
            <text:p>secs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dec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formula="of:=[.B3]+[.C3]/60+[.D3]/3600" office:value-type="float" office:value="0.4375" calcext:value-type="float">
            <text:p>0.4375</text:p>
          </table:table-cell>
          <table:table-cell table:formula="of:=[.E3]+[.F3]/60+[.G3]/3600" office:value-type="float" office:value="2.83611111111111" calcext:value-type="float">
            <text:p>2.8361111111111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table:formula="of:=[.B4]+[.C4]/60+[.D4]/3600" office:value-type="float" office:value="2.34666666666667" calcext:value-type="float">
            <text:p>2.34666666666667</text:p>
          </table:table-cell>
          <table:table-cell table:formula="of:=[.E4]+[.F4]/60+[.G4]/3600" office:value-type="float" office:value="14.0288888888889" calcext:value-type="float">
            <text:p>14.0288888888889</text:p>
          </table:table-cell>
          <table:table-cell table:number-columns-repeated="4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44" calcext:value-type="float">
            <text:p>44</text:p>
          </table:table-cell>
          <table:table-cell table:formula="of:=[.B5]+[.C5]/60+[.D5]/3600" office:value-type="float" office:value="4.31111111111111" calcext:value-type="float">
            <text:p>4.31111111111111</text:p>
          </table:table-cell>
          <table:table-cell table:formula="of:=[.E5]+[.F5]/60+[.G5]/3600" office:value-type="float" office:value="21.3955555555556" calcext:value-type="float">
            <text:p>21.3955555555556</text:p>
          </table:table-cell>
          <table:table-cell table:number-columns-repeated="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37" calcext:value-type="float">
            <text:p>37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table:formula="of:=[.B6]+[.C6]/60+[.D6]/3600" office:value-type="float" office:value="5.47694444444444" calcext:value-type="float">
            <text:p>5.47694444444444</text:p>
          </table:table-cell>
          <table:table-cell table:formula="of:=[.E6]+[.F6]/60+[.G6]/3600" office:value-type="float" office:value="23.2402777777778" calcext:value-type="float">
            <text:p>23.2402777777778</text:p>
          </table:table-cell>
          <table:table-cell table:number-columns-repeated="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office:value-type="float" office:value="44" calcext:value-type="float">
            <text:p>44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table:formula="of:=[.B7]+[.C7]/60+[.D7]/3600" office:value-type="float" office:value="5.96222222222222" calcext:value-type="float">
            <text:p>5.96222222222222</text:p>
          </table:table-cell>
          <table:table-cell table:formula="of:=[.E7]+[.F7]/60+[.G7]/3600" office:value-type="float" office:value="23.4355555555556" calcext:value-type="float">
            <text:p>23.4355555555556</text:p>
          </table:table-cell>
          <table:table-cell table:number-columns-repeated="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float" office:value="50" calcext:value-type="float">
            <text:p>50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table:formula="of:=[.B8]+[.C8]/60+[.D8]/3600" office:value-type="float" office:value="6.44722222222222" calcext:value-type="float">
            <text:p>6.44722222222222</text:p>
          </table:table-cell>
          <table:table-cell table:formula="of:=[.E8]+[.F8]/60+[.G8]/3600" office:value-type="float" office:value="23.2930555555556" calcext:value-type="float">
            <text:p>23.2930555555556</text:p>
          </table:table-cell>
          <table:table-cell table:number-columns-repeated="4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[.B9]+[.C9]/60+[.D9]/3600" office:value-type="float" office:value="8.47472222222222" calcext:value-type="float">
            <text:p>8.47472222222222</text:p>
          </table:table-cell>
          <table:table-cell table:formula="of:=[.E9]+[.F9]/60+[.G9]/3600" office:value-type="float" office:value="19.0675" calcext:value-type="float">
            <text:p>19.0675</text:p>
          </table:table-cell>
          <table:table-cell table:number-columns-repeated="4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table:formula="of:=[.B10]+[.C10]/60+[.D10]/3600" office:value-type="float" office:value="9.84555555555556" calcext:value-type="float">
            <text:p>9.84555555555556</text:p>
          </table:table-cell>
          <table:table-cell table:formula="of:=[.E10]+[.F10]/60+[.G10]/3600" office:value-type="float" office:value="10.4266666666667" calcext:value-type="float">
            <text:p>10.426666666666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-1" calcext:value-type="float">
            <text:p>-1</text:p>
          </table:table-cell>
          <table:table-cell office:value-type="float" office:value="52" calcext:value-type="float">
            <text:p>52</text:p>
          </table:table-cell>
          <table:table-cell office:value-type="float" office:value="6" calcext:value-type="float">
            <text:p>6</text:p>
          </table:table-cell>
          <table:table-cell table:formula="of:=[.B11]+[.C11]/60+[.D11]/3600" office:value-type="float" office:value="12.2877777777778" calcext:value-type="float">
            <text:p>12.2877777777778</text:p>
          </table:table-cell>
          <table:table-cell table:formula="of:=[.E11]-[.F11]/60-[.G11]/3600" office:value-type="float" office:value="-1.86833333333333" calcext:value-type="float">
            <text:p>-1.8683333333333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-12" calcext:value-type="float">
            <text:p>-12</text:p>
          </table:table-cell>
          <table:table-cell table:number-columns-repeated="2" office:value-type="float" office:value="58" calcext:value-type="float">
            <text:p>58</text:p>
          </table:table-cell>
          <table:table-cell table:formula="of:=[.B12]+[.C12]/60+[.D12]/3600" office:value-type="float" office:value="14.1422222222222" calcext:value-type="float">
            <text:p>14.1422222222222</text:p>
          </table:table-cell>
          <table:table-cell table:formula="of:=[.E12]-[.F12]/60-[.G12]/3600" office:value-type="float" office:value="-12.9827777777778" calcext:value-type="float">
            <text:p>-12.982777777777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 office:value-type="float" office:value="-21" calcext:value-type="float">
            <text:p>-21</text:p>
          </table:table-cell>
          <table:table-cell table:number-columns-repeated="2" office:value-type="float" office:value="14" calcext:value-type="float">
            <text:p>14</text:p>
          </table:table-cell>
          <table:table-cell table:formula="of:=[.B13]+[.C13]/60+[.D13]/3600" office:value-type="float" office:value="16.2469444444444" calcext:value-type="float">
            <text:p>16.2469444444444</text:p>
          </table:table-cell>
          <table:table-cell table:formula="of:=[.E13]-[.F13]/60-[.G13]/3600" office:value-type="float" office:value="-21.2372222222222" calcext:value-type="float">
            <text:p>-21.237222222222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  <table:table-cell office:value-type="float" office:value="-23" calcext:value-type="float">
            <text:p>-23</text:p>
          </table:table-cell>
          <table:table-cell office:value-type="float" office:value="17" calcext:value-type="float">
            <text:p>17</text:p>
          </table:table-cell>
          <table:table-cell office:value-type="float" office:value="43" calcext:value-type="float">
            <text:p>43</text:p>
          </table:table-cell>
          <table:table-cell table:formula="of:=[.B14]+[.C14]/60+[.D14]/3600" office:value-type="float" office:value="18.4430555555556" calcext:value-type="float">
            <text:p>18.4430555555556</text:p>
          </table:table-cell>
          <table:table-cell table:formula="of:=[.E14]-[.F14]/60-[.G14]/3600" office:value-type="float" office:value="-23.2952777777778" calcext:value-type="float">
            <text:p>-23.295277777777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41" calcext:value-type="float">
            <text:p>41</text:p>
          </table:table-cell>
          <table:table-cell office:value-type="float" office:value="23" calcext:value-type="float">
            <text:p>23</text:p>
          </table:table-cell>
          <table:table-cell office:value-type="float" office:value="-18" calcext:value-type="float">
            <text:p>-18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B15]+[.C15]/60+[.D15]/3600" office:value-type="float" office:value="20.6897222222222" calcext:value-type="float">
            <text:p>20.6897222222222</text:p>
          </table:table-cell>
          <table:table-cell table:formula="of:=[.E15]-[.F15]/60-[.G15]/3600" office:value-type="float" office:value="-18.2833333333333" calcext:value-type="float">
            <text:p>-18.283333333333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-8" calcext:value-type="float">
            <text:p>-8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table:formula="of:=[.B16]+[.C16]/60+[.D16]/3600" office:value-type="float" office:value="22.7233333333333" calcext:value-type="float">
            <text:p>22.7233333333333</text:p>
          </table:table-cell>
          <table:table-cell table:formula="of:=[.E16]-[.F16]/60-[.G16]/3600" office:value-type="float" office:value="-8.09416666666667" calcext:value-type="float">
            <text:p>-8.09416666666667</text:p>
          </table:table-cell>
          <table:table-cell table:number-columns-repeated="4"/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office:value-type="float" office:value="59" calcext:value-type="float">
            <text:p>59</text:p>
          </table:table-cell>
          <table:table-cell table:formula="of:=[.B17]+[.C17]/60+[.D17]/3600" office:value-type="float" office:value="11.2341666666667" calcext:value-type="float">
            <text:p>11.2341666666667</text:p>
          </table:table-cell>
          <table:table-cell/>
          <table:table-cell table:formula="of:=[.E17]+[.F17]/60+[.G17]/3600" office:value-type="float" office:value="8.58305555555556" calcext:value-type="float">
            <text:p>8.58305555555556</text:p>
          </table:table-cell>
          <table:table-cell/>
          <table:table-cell table:formula="of:=[.A17]" office:value-type="float" office:value="-3" calcext:value-type="float">
            <text:p>-3</text:p>
          </table:table-cell>
          <table:table-cell table:formula="of:=[.J17]" office:value-type="float" office:value="8.58305555555556" calcext:value-type="float">
            <text:p>8.583055555555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49" calcext:value-type="float">
            <text:p>49</text:p>
          </table:table-cell>
          <table:table-cell office:value-type="float" office:value="-8" calcext:value-type="float">
            <text:p>-8</text:p>
          </table:table-cell>
          <table:table-cell office:value-type="float" office:value="29" calcext:value-type="float">
            <text:p>29</text:p>
          </table:table-cell>
          <table:table-cell office:value-type="float" office:value="46" calcext:value-type="float">
            <text:p>46</text:p>
          </table:table-cell>
          <table:table-cell table:formula="of:=[.B18]+[.C18]/60+[.D18]/3600" office:value-type="float" office:value="13.4302777777778" calcext:value-type="float">
            <text:p>13.4302777777778</text:p>
          </table:table-cell>
          <table:table-cell/>
          <table:table-cell table:formula="of:=[.E18]-[.F18]/60-[.G18]/3600" office:value-type="float" office:value="-8.49611111111111" calcext:value-type="float">
            <text:p>-8.49611111111111</text:p>
          </table:table-cell>
          <table:table-cell/>
          <table:table-cell table:formula="of:=[.A18]" office:value-type="float" office:value="0" calcext:value-type="float">
            <text:p>0</text:p>
          </table:table-cell>
          <table:table-cell table:formula="of:=[.J18]" office:value-type="float" office:value="-8.49611111111111" calcext:value-type="float">
            <text:p>-8.4961111111111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float" office:value="-14" calcext:value-type="float">
            <text:p>-14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table:formula="of:=[.B19]+[.C19]/60+[.D19]/3600" office:value-type="float" office:value="14.2233333333333" calcext:value-type="float">
            <text:p>14.2233333333333</text:p>
          </table:table-cell>
          <table:table-cell/>
          <table:table-cell table:formula="of:=[.E19]-[.F19]/60-[.G19]/3600" office:value-type="float" office:value="-14.1369444444444" calcext:value-type="float">
            <text:p>-14.1369444444444</text:p>
          </table:table-cell>
          <table:table-cell/>
          <table:table-cell table:formula="of:=[.A19]" office:value-type="float" office:value="1" calcext:value-type="float">
            <text:p>1</text:p>
          </table:table-cell>
          <table:table-cell table:formula="of:=[.J19]" office:value-type="float" office:value="-14.1369444444444" calcext:value-type="float">
            <text:p>-14.136944444444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-19" calcext:value-type="float">
            <text:p>-19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table:formula="of:=[.B20]+[.C20]/60+[.D20]/3600" office:value-type="float" office:value="15.0777777777778" calcext:value-type="float">
            <text:p>15.0777777777778</text:p>
          </table:table-cell>
          <table:table-cell/>
          <table:table-cell table:formula="of:=[.E20]-[.F20]/60-[.G20]/3600" office:value-type="float" office:value="-19.3194444444444" calcext:value-type="float">
            <text:p>-19.3194444444444</text:p>
          </table:table-cell>
          <table:table-cell/>
          <table:table-cell table:formula="of:=[.A20]" office:value-type="float" office:value="2" calcext:value-type="float">
            <text:p>2</text:p>
          </table:table-cell>
          <table:table-cell table:formula="of:=[.J20]" office:value-type="float" office:value="-19.3194444444444" calcext:value-type="float">
            <text:p>-19.319444444444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-26" calcext:value-type="float">
            <text:p>-26</text:p>
          </table:table-cell>
          <table:table-cell office:value-type="float" office:value="47" calcext:value-type="float">
            <text:p>47</text:p>
          </table:table-cell>
          <table:table-cell office:value-type="float" office:value="33" calcext:value-type="float">
            <text:p>33</text:p>
          </table:table-cell>
          <table:table-cell table:formula="of:=[.B21]+[.C21]/60+[.D21]/3600" office:value-type="float" office:value="17.0136111111111" calcext:value-type="float">
            <text:p>17.0136111111111</text:p>
          </table:table-cell>
          <table:table-cell/>
          <table:table-cell table:formula="of:=[.E21]-[.F21]/60-[.G21]/3600" office:value-type="float" office:value="-26.7925" calcext:value-type="float">
            <text:p>-26.7925</text:p>
          </table:table-cell>
          <table:table-cell/>
          <table:table-cell table:formula="of:=[.A21]" office:value-type="float" office:value="4" calcext:value-type="float">
            <text:p>4</text:p>
          </table:table-cell>
          <table:table-cell table:formula="of:=[.J21]" office:value-type="float" office:value="-26.7925" calcext:value-type="float">
            <text:p>-26.792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47" calcext:value-type="float">
            <text:p>47</text:p>
          </table:table-cell>
          <table:table-cell office:value-type="float" office:value="-28" calcext:value-type="float">
            <text:p>-28</text:p>
          </table:table-cell>
          <table:table-cell office:value-type="float" office:value="16" calcext:value-type="float">
            <text:p>16</text:p>
          </table:table-cell>
          <table:table-cell office:value-type="float" office:value="35" calcext:value-type="float">
            <text:p>35</text:p>
          </table:table-cell>
          <table:table-cell table:formula="of:=[.B22]+[.C22]/60+[.D22]/3600" office:value-type="float" office:value="18.0797222222222" calcext:value-type="float">
            <text:p>18.0797222222222</text:p>
          </table:table-cell>
          <table:table-cell/>
          <table:table-cell table:formula="of:=[.E22]-[.F22]/60-[.G22]/3600" office:value-type="float" office:value="-28.2763888888889" calcext:value-type="float">
            <text:p>-28.2763888888889</text:p>
          </table:table-cell>
          <table:table-cell/>
          <table:table-cell table:formula="of:=[.A22]" office:value-type="float" office:value="5" calcext:value-type="float">
            <text:p>5</text:p>
          </table:table-cell>
          <table:table-cell table:formula="of:=[.J22]" office:value-type="float" office:value="-28.2763888888889" calcext:value-type="float">
            <text:p>-28.276388888888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-27" calcext:value-type="float">
            <text:p>-27</text:p>
          </table:table-cell>
          <table:table-cell office:value-type="float" office:value="53" calcext:value-type="float">
            <text:p>53</text:p>
          </table:table-cell>
          <table:table-cell office:value-type="float" office:value="11" calcext:value-type="float">
            <text:p>11</text:p>
          </table:table-cell>
          <table:table-cell table:formula="of:=[.B23]+[.C23]/60+[.D23]/3600" office:value-type="float" office:value="19.1688888888889" calcext:value-type="float">
            <text:p>19.1688888888889</text:p>
          </table:table-cell>
          <table:table-cell/>
          <table:table-cell table:formula="of:=[.E23]-[.F23]/60-[.G23]/3600" office:value-type="float" office:value="-27.8863888888889" calcext:value-type="float">
            <text:p>-27.8863888888889</text:p>
          </table:table-cell>
          <table:table-cell/>
          <table:table-cell table:formula="of:=[.A23]" office:value-type="float" office:value="6" calcext:value-type="float">
            <text:p>6</text:p>
          </table:table-cell>
          <table:table-cell table:formula="of:=[.J23]" office:value-type="float" office:value="-27.8863888888889" calcext:value-type="float">
            <text:p>-27.886388888888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-25" calcext:value-type="float">
            <text:p>-25</text:p>
          </table:table-cell>
          <table:table-cell office:value-type="float" office:value="37" calcext:value-type="float">
            <text:p>37</text:p>
          </table:table-cell>
          <table:table-cell office:value-type="float" office:value="28" calcext:value-type="float">
            <text:p>28</text:p>
          </table:table-cell>
          <table:table-cell table:formula="of:=[.B24]+[.C24]/60+[.D24]/3600" office:value-type="float" office:value="20.2375" calcext:value-type="float">
            <text:p>20.2375</text:p>
          </table:table-cell>
          <table:table-cell/>
          <table:table-cell table:formula="of:=[.E24]-[.F24]/60-[.G24]/3600" office:value-type="float" office:value="-25.6244444444444" calcext:value-type="float">
            <text:p>-25.6244444444444</text:p>
          </table:table-cell>
          <table:table-cell/>
          <table:table-cell table:formula="of:=[.A24]" office:value-type="float" office:value="7" calcext:value-type="float">
            <text:p>7</text:p>
          </table:table-cell>
          <table:table-cell table:formula="of:=[.J24]" office:value-type="float" office:value="-25.6244444444444" calcext:value-type="float">
            <text:p>-25.624444444444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-10" calcext:value-type="float">
            <text:p>-10</text:p>
          </table:table-cell>
          <table:table-cell office:value-type="float" office:value="38" calcext:value-type="float">
            <text:p>38</text:p>
          </table:table-cell>
          <table:table-cell office:value-type="float" office:value="52" calcext:value-type="float">
            <text:p>52</text:p>
          </table:table-cell>
          <table:table-cell table:formula="of:=[.B25]+[.C25]/60+[.D25]/3600" office:value-type="float" office:value="23.0855555555556" calcext:value-type="float">
            <text:p>23.0855555555556</text:p>
          </table:table-cell>
          <table:table-cell/>
          <table:table-cell table:formula="of:=[.E25]-[.F25]/60-[.G25]/3600" office:value-type="float" office:value="-10.6477777777778" calcext:value-type="float">
            <text:p>-10.6477777777778</text:p>
          </table:table-cell>
          <table:table-cell/>
          <table:table-cell table:formula="of:=[.A25]" office:value-type="float" office:value="10" calcext:value-type="float">
            <text:p>10</text:p>
          </table:table-cell>
          <table:table-cell table:formula="of:=[.J25]" office:value-type="float" office:value="-10.6477777777778" calcext:value-type="float">
            <text:p>-10.647777777777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formula="of:=[.B26]+[.C26]/60+[.D26]/3600" office:value-type="float" office:value="0.743888888888889" calcext:value-type="float">
            <text:p>0.743888888888889</text:p>
          </table:table-cell>
          <table:table-cell/>
          <table:table-cell table:formula="of:=[.E26]+[.F26]/60+[.G26]/3600" office:value-type="float" office:value="2.20277777777778" calcext:value-type="float">
            <text:p>2.20277777777778</text:p>
          </table:table-cell>
          <table:table-cell/>
          <table:table-cell table:formula="of:=[.A26]" office:value-type="float" office:value="12" calcext:value-type="float">
            <text:p>12</text:p>
          </table:table-cell>
          <table:table-cell table:formula="of:=[.J26]" office:value-type="float" office:value="2.20277777777778" calcext:value-type="float">
            <text:p>2.2027777777777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table:formula="of:=[.B27]+[.C27]/60+[.D27]/3600" office:value-type="float" office:value="2.38361111111111" calcext:value-type="float">
            <text:p>2.38361111111111</text:p>
          </table:table-cell>
          <table:table-cell/>
          <table:table-cell table:formula="of:=[.E27]+[.F27]/60+[.G27]/3600" office:value-type="float" office:value="14.2191666666667" calcext:value-type="float">
            <text:p>14.2191666666667</text:p>
          </table:table-cell>
          <table:table-cell/>
          <table:table-cell table:formula="of:=[.A27]" office:value-type="float" office:value="14" calcext:value-type="float">
            <text:p>14</text:p>
          </table:table-cell>
          <table:table-cell table:formula="of:=[.J27]" office:value-type="float" office:value="14.2191666666667" calcext:value-type="float">
            <text:p>14.219166666666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table:formula="of:=[.B28]+[.C28]/60+[.D28]/3600" office:value-type="float" office:value="5.04694444444445" calcext:value-type="float">
            <text:p>5.04694444444445</text:p>
          </table:table-cell>
          <table:table-cell/>
          <table:table-cell table:formula="of:=[.E28]+[.F28]/60+[.G28]/3600" office:value-type="float" office:value="25.9347222222222" calcext:value-type="float">
            <text:p>25.9347222222222</text:p>
          </table:table-cell>
          <table:table-cell/>
          <table:table-cell table:formula="of:=[.A28]" office:value-type="float" office:value="17" calcext:value-type="float">
            <text:p>17</text:p>
          </table:table-cell>
          <table:table-cell table:formula="of:=[.J28]" office:value-type="float" office:value="25.9347222222222" calcext:value-type="float">
            <text:p>25.934722222222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table:formula="of:=[.B29]+[.C29]/60+[.D29]/3600" office:value-type="float" office:value="5.98361111111111" calcext:value-type="float">
            <text:p>5.98361111111111</text:p>
          </table:table-cell>
          <table:table-cell/>
          <table:table-cell table:formula="of:=[.E29]+[.F29]/60+[.G29]/3600" office:value-type="float" office:value="27.2847222222222" calcext:value-type="float">
            <text:p>27.2847222222222</text:p>
          </table:table-cell>
          <table:table-cell/>
          <table:table-cell table:formula="of:=[.A29]" office:value-type="float" office:value="18" calcext:value-type="float">
            <text:p>18</text:p>
          </table:table-cell>
          <table:table-cell table:formula="of:=[.J29]" office:value-type="float" office:value="27.2847222222222" calcext:value-type="float">
            <text:p>27.284722222222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formula="of:=[.B30]+[.C30]/60+[.D30]/3600" office:value-type="float" office:value="6.91527777777778" calcext:value-type="float">
            <text:p>6.91527777777778</text:p>
          </table:table-cell>
          <table:table-cell/>
          <table:table-cell table:formula="of:=[.E30]+[.F30]/60+[.G30]/3600" office:value-type="float" office:value="27.2027777777778" calcext:value-type="float">
            <text:p>27.2027777777778</text:p>
          </table:table-cell>
          <table:table-cell/>
          <table:table-cell table:formula="of:=[.A30]" office:value-type="float" office:value="19" calcext:value-type="float">
            <text:p>19</text:p>
          </table:table-cell>
          <table:table-cell table:formula="of:=[.J30]" office:value-type="float" office:value="27.2027777777778" calcext:value-type="float">
            <text:p>27.202777777777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59" calcext:value-type="float">
            <text:p>59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table:formula="of:=[.B31]+[.C31]/60+[.D31]/3600" office:value-type="float" office:value="8.68305555555556" calcext:value-type="float">
            <text:p>8.68305555555556</text:p>
          </table:table-cell>
          <table:table-cell/>
          <table:table-cell table:formula="of:=[.E31]+[.F31]/60+[.G31]/3600" office:value-type="float" office:value="23.1236111111111" calcext:value-type="float">
            <text:p>23.1236111111111</text:p>
          </table:table-cell>
          <table:table-cell/>
          <table:table-cell table:formula="of:=[.A31]" office:value-type="float" office:value="21" calcext:value-type="float">
            <text:p>21</text:p>
          </table:table-cell>
          <table:table-cell table:formula="of:=[.J31]" office:value-type="float" office:value="23.1236111111111" calcext:value-type="float">
            <text:p>23.123611111111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formula="of:=[.B32]+[.C32]/60+[.D32]/3600" office:value-type="float" office:value="11.0047222222222" calcext:value-type="float">
            <text:p>11.0047222222222</text:p>
          </table:table-cell>
          <table:table-cell/>
          <table:table-cell table:formula="of:=[.E32]+[.F32]/60+[.G32]/3600" office:value-type="float" office:value="10.1383333333333" calcext:value-type="float">
            <text:p>10.1383333333333</text:p>
          </table:table-cell>
          <table:table-cell/>
          <table:table-cell table:formula="of:=[.A32]" office:value-type="float" office:value="24" calcext:value-type="float">
            <text:p>24</text:p>
          </table:table-cell>
          <table:table-cell table:formula="of:=[.J32]" office:value-type="float" office:value="10.1383333333333" calcext:value-type="float">
            <text:p>10.138333333333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-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23" calcext:value-type="float">
            <text:p>23</text:p>
          </table:table-cell>
          <table:table-cell table:formula="of:=[.B33]+[.C33]/60+[.D33]/3600" office:value-type="float" office:value="12.4344444444444" calcext:value-type="float">
            <text:p>12.4344444444444</text:p>
          </table:table-cell>
          <table:table-cell/>
          <table:table-cell table:formula="of:=[.E33]+[.F33]/60+[.G33]/3600" office:value-type="float" office:value="0.856388888888889" calcext:value-type="float">
            <text:p>0.856388888888889</text:p>
          </table:table-cell>
          <table:table-cell/>
          <table:table-cell table:formula="of:=[.A33]" office:value-type="float" office:value="26" calcext:value-type="float">
            <text:p>26</text:p>
          </table:table-cell>
          <table:table-cell table:formula="of:=[.J33]" office:value-type="float" office:value="0.856388888888889" calcext:value-type="float">
            <text:p>0.85638888888888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office:value-type="float" office:value="55" calcext:value-type="float">
            <text:p>55</text:p>
          </table:table-cell>
          <table:table-cell office:value-type="float" office:value="33" calcext:value-type="float">
            <text:p>33</text:p>
          </table:table-cell>
          <table:table-cell office:value-type="float" office:value="-12" calcext:value-type="float">
            <text:p>-12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formula="of:=[.B34]+[.C34]/60+[.D34]/3600" office:value-type="float" office:value="13.9258333333333" calcext:value-type="float">
            <text:p>13.9258333333333</text:p>
          </table:table-cell>
          <table:table-cell/>
          <table:table-cell table:formula="of:=[.E34]-[.F34]/60-[.G34]/3600" office:value-type="float" office:value="-12.1855555555556" calcext:value-type="float">
            <text:p>-12.1855555555556</text:p>
          </table:table-cell>
          <table:table-cell/>
          <table:table-cell table:formula="of:=[.A34]" office:value-type="float" office:value="28" calcext:value-type="float">
            <text:p>28</text:p>
          </table:table-cell>
          <table:table-cell table:formula="of:=[.J34]" office:value-type="float" office:value="-12.1855555555556" calcext:value-type="float">
            <text:p>-12.185555555555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37" calcext:value-type="float">
            <text:p>37</text:p>
          </table:table-cell>
          <table:table-cell office:value-type="float" office:value="59" calcext:value-type="float">
            <text:p>59</text:p>
          </table:table-cell>
          <table:table-cell office:value-type="float" office:value="-22" calcext:value-type="float">
            <text:p>-22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table:formula="of:=[.B35]+[.C35]/60+[.D35]/3600" office:value-type="float" office:value="15.6330555555556" calcext:value-type="float">
            <text:p>15.6330555555556</text:p>
          </table:table-cell>
          <table:table-cell/>
          <table:table-cell table:formula="of:=[.E35]-[.F35]/60-[.G35]/3600" office:value-type="float" office:value="-22.1075" calcext:value-type="float">
            <text:p>-22.1075</text:p>
          </table:table-cell>
          <table:table-cell/>
          <table:table-cell table:formula="of:=[.A35]" office:value-type="float" office:value="30" calcext:value-type="float">
            <text:p>30</text:p>
          </table:table-cell>
          <table:table-cell table:formula="of:=[.J35]" office:value-type="float" office:value="-22.1075" calcext:value-type="float">
            <text:p>-22.1075</text:p>
          </table:table-cell>
        </table:table-row>
      </table:table>
      <table:table table:name="Sheet1" table:style-name="ta1">
        <table:shapes>
          <draw:frame draw:z-index="0" draw:style-name="gr1" draw:text-style-name="P1" svg:width="15.999cm" svg:height="8.999cm" svg:x="23.064cm" svg:y="0.288cm">
            <draw:object draw:notify-on-update-of-ranges="Sheet1.G3:Sheet1.G15 Sheet1.H3:Sheet1.H15 Sheet1.G3:Sheet1.G15 Sheet1.I3:Sheet1.I1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2.457cm" svg:height="5.965cm" svg:x="7.318cm" svg:y="8.053cm">
            <draw:object draw:notify-on-update-of-ranges="Sheet1.G3:Sheet1.G27 Sheet1.H3:Sheet1.H27 Sheet1.G3:Sheet1.G27 Sheet1.I3:Sheet1.I27 Sheet1.G3:Sheet1.G27 Sheet1.J3:Sheet1.J2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hours</text:p>
          </table:table-cell>
          <table:table-cell office:value-type="string" calcext:value-type="string">
            <text:p>mins</text:p>
          </table:table-cell>
          <table:table-cell office:value-type="string" calcext:value-type="string">
            <text:p>secs</text:p>
          </table:table-cell>
          <table:table-cell office:value-type="string" calcext:value-type="string">
            <text:p>degrees</text:p>
          </table:table-cell>
          <table:table-cell office:value-type="string" calcext:value-type="string">
            <text:p>mins</text:p>
          </table:table-cell>
          <table:table-cell office:value-type="string" calcext:value-type="string">
            <text:p>secs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dec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string" calcext:value-type="string">
            <text:p>sun</text:p>
          </table:table-cell>
          <table:table-cell office:value-type="string" calcext:value-type="string">
            <text:p>moon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table:formula="of:=[.A3]+[.B3]/60+[.C3]/3600" office:value-type="float" office:value="5.36361111111111" calcext:value-type="float">
            <text:p>5.36361111111111</text:p>
          </table:table-cell>
          <table:table-cell table:formula="of:=[.D3]+[.E3]/60+[.F3]/3600" office:value-type="float" office:value="23.1444444444444" calcext:value-type="float">
            <text:p>23.1444444444444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44" calcext:value-type="float">
            <text:p>44</text:p>
          </table:table-cell>
          <table:table-cell table:formula="of:=[.A4]+[.B4]/60+[.C4]/3600" office:value-type="float" office:value="5.64888888888889" calcext:value-type="float">
            <text:p>5.64888888888889</text:p>
          </table:table-cell>
          <table:table-cell table:formula="of:=[.D4]+[.E4]/60+[.F4]/3600" office:value-type="float" office:value="23.3455555555556" calcext:value-type="float">
            <text:p>23.3455555555556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9" calcext:value-type="float">
            <text:p>49</text:p>
          </table:table-cell>
          <table:table-cell office:value-type="float" office:value="57" calcext:value-type="float">
            <text:p>57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 table:formula="of:=[.A5]+[.B5]/60+[.C5]/3600" office:value-type="float" office:value="5.8325" calcext:value-type="float">
            <text:p>5.8325</text:p>
          </table:table-cell>
          <table:table-cell table:formula="of:=[.D5]+[.E5]/60+[.F5]/3600" office:value-type="float" office:value="23.415" calcext:value-type="float">
            <text:p>23.415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57" calcext:value-type="float">
            <text:p>57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 table:formula="of:=[.A6]+[.B6]/60+[.C6]/3600" office:value-type="float" office:value="6.16583333333333" calcext:value-type="float">
            <text:p>6.16583333333333</text:p>
          </table:table-cell>
          <table:table-cell table:formula="of:=[.D6]+[.E6]/60+[.F6]/3600" office:value-type="float" office:value="23.415" calcext:value-type="float">
            <text:p>23.415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table:formula="of:=[.A7]+[.B7]/60+[.C7]/3600" office:value-type="float" office:value="6.20333333333333" calcext:value-type="float">
            <text:p>6.20333333333333</text:p>
          </table:table-cell>
          <table:table-cell table:formula="of:=[.D7]+[.E7]/60+[.F7]/3600" office:value-type="float" office:value="23.4044444444444" calcext:value-type="float">
            <text:p>23.4044444444444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55" calcext:value-type="float">
            <text:p>55</text:p>
          </table:table-cell>
          <table:table-cell table:formula="of:=[.A8]+[.B8]/60+[.C8]/3600" office:value-type="float" office:value="6.26944444444445" calcext:value-type="float">
            <text:p>6.26944444444445</text:p>
          </table:table-cell>
          <table:table-cell table:formula="of:=[.D8]+[.E8]/60+[.F8]/3600" office:value-type="float" office:value="23.3819444444444" calcext:value-type="float">
            <text:p>23.3819444444444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48" calcext:value-type="float">
            <text:p>48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formula="of:=[.A9]+[.B9]/60+[.C9]/3600" office:value-type="float" office:value="6.48" calcext:value-type="float">
            <text:p>6.48</text:p>
          </table:table-cell>
          <table:table-cell table:formula="of:=[.D9]+[.E9]/60+[.F9]/3600" office:value-type="float" office:value="23.2686111111111" calcext:value-type="float">
            <text:p>23.268611111111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table:formula="of:=[.A10]+[.B10]/60+[.C10]/3600" office:value-type="float" office:value="1.03388888888889" calcext:value-type="float">
            <text:p>1.03388888888889</text:p>
          </table:table-cell>
          <table:table-cell/>
          <table:table-cell table:formula="of:=[.D10]+[.E10]/60+[.F10]/3600" office:value-type="float" office:value="4.31833333333333" calcext:value-type="float">
            <text:p>4.3183333333333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55" calcext:value-type="float">
            <text:p>55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formula="of:=[.A11]+[.B11]/60+[.C11]/3600" office:value-type="float" office:value="4.53194444444444" calcext:value-type="float">
            <text:p>4.53194444444444</text:p>
          </table:table-cell>
          <table:table-cell/>
          <table:table-cell table:formula="of:=[.D11]+[.E11]/60+[.F11]/3600" office:value-type="float" office:value="24.1869444444444" calcext:value-type="float">
            <text:p>24.1869444444444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table:formula="of:=[.A12]+[.B12]/60+[.C12]/3600" office:value-type="float" office:value="10.5719444444444" calcext:value-type="float">
            <text:p>10.5719444444444</text:p>
          </table:table-cell>
          <table:table-cell/>
          <table:table-cell table:formula="of:=[.D12]+[.E12]/60+[.F12]/3600" office:value-type="float" office:value="12.5897222222222" calcext:value-type="float">
            <text:p>12.5897222222222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table:formula="of:=[.A13]+[.B13]/60+[.C13]/3600" office:value-type="float" office:value="11.2563888888889" calcext:value-type="float">
            <text:p>11.2563888888889</text:p>
          </table:table-cell>
          <table:table-cell/>
          <table:table-cell table:formula="of:=[.D13]+[.E13]/60+[.F13]/3600" office:value-type="float" office:value="7.78" calcext:value-type="float">
            <text:p>7.78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7" calcext:value-type="float">
            <text:p>57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table:formula="of:=[.A14]+[.B14]/60+[.C14]/3600" office:value-type="float" office:value="11.9563888888889" calcext:value-type="float">
            <text:p>11.9563888888889</text:p>
          </table:table-cell>
          <table:table-cell/>
          <table:table-cell table:formula="of:=[.D14]+[.E14]/60+[.F14]/3600" office:value-type="float" office:value="2.43555555555556" calcext:value-type="float">
            <text:p>2.43555555555556</text:p>
          </table:table-cell>
          <table:table-cell/>
        </table:table-row>
        <table:table-row table:style-name="ro1">
          <table:table-cell table:number-columns-repeated="2" office:value-type="float" office:value="14" calcext:value-type="float">
            <text:p>14</text:p>
          </table:table-cell>
          <table:table-cell office:value-type="float" office:value="54" calcext:value-type="float">
            <text:p>54</text:p>
          </table:table-cell>
          <table:table-cell office:value-type="float" office:value="-14" calcext:value-type="float">
            <text:p>-14</text:p>
          </table:table-cell>
          <table:table-cell office:value-type="float" office:value="55" calcext:value-type="float">
            <text:p>55</text:p>
          </table:table-cell>
          <table:table-cell office:value-type="float" office:value="23" calcext:value-type="float">
            <text:p>23</text:p>
          </table:table-cell>
          <table:table-cell table:formula="of:=[.A15]+[.B15]/60+[.C15]/3600" office:value-type="float" office:value="14.2483333333333" calcext:value-type="float">
            <text:p>14.2483333333333</text:p>
          </table:table-cell>
          <table:table-cell/>
          <table:table-cell table:formula="of:=[.D15]+[.E15]/60+[.F15]/3600" office:value-type="float" office:value="-13.0769444444444" calcext:value-type="float">
            <text:p>-13.0769444444444</text:p>
          </table:table-cell>
          <table:table-cell/>
        </table:table-row>
        <table:table-row table:style-name="ro1">
          <table:table-cell table:number-columns-repeated="4"/>
          <table:table-cell office:value-type="float" office:value="30" calcext:value-type="float">
            <text:p>3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E$16]*SIN(2*PI()*[.G16]/[.$F$17])+[.$F$16]" office:value-type="float" office:value="-2" calcext:value-type="float">
            <text:p>-2</text:p>
          </table:table-cell>
        </table:table-row>
        <table:table-row table:style-name="ro1">
          <table:table-cell table:number-columns-repeated="5"/>
          <table:table-cell office:value-type="float" office:value="25" calcext:value-type="float">
            <text:p>25</text:p>
          </table:table-cell>
          <table:table-cell table:formula="of:=[.G16]+2" office:value-type="float" office:value="2" calcext:value-type="float">
            <text:p>2</text:p>
          </table:table-cell>
          <table:table-cell table:number-columns-repeated="2"/>
          <table:table-cell table:formula="of:=[.$E$16]*SIN(2*PI()*[.G17]/[.$F$17])+[.$F$16]" office:value-type="float" office:value="12.4526102230515" calcext:value-type="float">
            <text:p>12.4526102230515</text:p>
          </table:table-cell>
        </table:table-row>
        <table:table-row table:style-name="ro1">
          <table:table-cell table:number-columns-repeated="6"/>
          <table:table-cell table:formula="of:=[.G17]+2" office:value-type="float" office:value="4" calcext:value-type="float">
            <text:p>4</text:p>
          </table:table-cell>
          <table:table-cell table:number-columns-repeated="2"/>
          <table:table-cell table:formula="of:=[.$E$16]*SIN(2*PI()*[.G18]/[.$F$17])+[.$F$16]" office:value-type="float" office:value="23.3298377650605" calcext:value-type="float">
            <text:p>23.3298377650605</text:p>
          </table:table-cell>
        </table:table-row>
        <table:table-row table:style-name="ro1">
          <table:table-cell table:number-columns-repeated="6"/>
          <table:table-cell table:formula="of:=[.G18]+2" office:value-type="float" office:value="6" calcext:value-type="float">
            <text:p>6</text:p>
          </table:table-cell>
          <table:table-cell table:number-columns-repeated="2"/>
          <table:table-cell table:formula="of:=[.$E$16]*SIN(2*PI()*[.G19]/[.$F$17])+[.$F$16]" office:value-type="float" office:value="27.9408018528481" calcext:value-type="float">
            <text:p>27.9408018528481</text:p>
          </table:table-cell>
        </table:table-row>
        <table:table-row table:style-name="ro1">
          <table:table-cell table:number-columns-repeated="6"/>
          <table:table-cell table:formula="of:=[.G19]+2" office:value-type="float" office:value="8" calcext:value-type="float">
            <text:p>8</text:p>
          </table:table-cell>
          <table:table-cell table:number-columns-repeated="2"/>
          <table:table-cell table:formula="of:=[.$E$16]*SIN(2*PI()*[.G20]/[.$F$17])+[.$F$16]" office:value-type="float" office:value="25.1448115739806" calcext:value-type="float">
            <text:p>25.1448115739806</text:p>
          </table:table-cell>
        </table:table-row>
        <table:table-row table:style-name="ro1">
          <table:table-cell table:number-columns-repeated="6"/>
          <table:table-cell table:formula="of:=[.G20]+2" office:value-type="float" office:value="10" calcext:value-type="float">
            <text:p>10</text:p>
          </table:table-cell>
          <table:table-cell table:number-columns-repeated="2"/>
          <table:table-cell table:formula="of:=[.$E$16]*SIN(2*PI()*[.G21]/[.$F$17])+[.$F$16]" office:value-type="float" office:value="15.6335575687742" calcext:value-type="float">
            <text:p>15.6335575687742</text:p>
          </table:table-cell>
        </table:table-row>
        <table:table-row table:style-name="ro1">
          <table:table-cell table:number-columns-repeated="6"/>
          <table:table-cell table:formula="of:=[.G21]+2" office:value-type="float" office:value="12" calcext:value-type="float">
            <text:p>12</text:p>
          </table:table-cell>
          <table:table-cell table:number-columns-repeated="2"/>
          <table:table-cell table:formula="of:=[.$E$16]*SIN(2*PI()*[.G22]/[.$F$17])+[.$F$16]" office:value-type="float" office:value="1.75999700692914" calcext:value-type="float">
            <text:p>1.75999700692914</text:p>
          </table:table-cell>
        </table:table-row>
        <table:table-row table:style-name="ro1">
          <table:table-cell table:number-columns-repeated="6"/>
          <table:table-cell table:formula="of:=[.G22]+2" office:value-type="float" office:value="14" calcext:value-type="float">
            <text:p>14</text:p>
          </table:table-cell>
          <table:table-cell table:number-columns-repeated="2"/>
          <table:table-cell table:formula="of:=[.$E$16]*SIN(2*PI()*[.G23]/[.$F$17])+[.$F$16]" office:value-type="float" office:value="-13.0437365805403" calcext:value-type="float">
            <text:p>-13.0437365805403</text:p>
          </table:table-cell>
        </table:table-row>
        <table:table-row table:style-name="ro1">
          <table:table-cell table:number-columns-repeated="6"/>
          <table:table-cell table:formula="of:=[.G23]+2" office:value-type="float" office:value="16" calcext:value-type="float">
            <text:p>16</text:p>
          </table:table-cell>
          <table:table-cell table:number-columns-repeated="2"/>
          <table:table-cell table:formula="of:=[.$E$16]*SIN(2*PI()*[.G24]/[.$F$17])+[.$F$16]" office:value-type="float" office:value="-25.1153972832737" calcext:value-type="float">
            <text:p>-25.1153972832737</text:p>
          </table:table-cell>
        </table:table-row>
      </table:table>
      <table:table table:name="Sheet7" table:style-name="ta1">
        <table:shapes>
          <draw:frame draw:z-index="0" draw:style-name="gr1" draw:text-style-name="P1" svg:width="10.965cm" svg:height="8.999cm" svg:x="8.112cm" svg:y="11.189cm">
            <draw:object draw:notify-on-update-of-ranges="Sheet7.E5:Sheet7.E24 Sheet7.F5:Sheet7.F24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1" draw:style-name="gr1" draw:text-style-name="P1" svg:width="16.003cm" svg:height="9.006cm" svg:x="20.518cm" svg:y="11.189cm">
            <draw:object draw:notify-on-update-of-ranges="Sheet7.G5:Sheet7.G24 Sheet7.H5:Sheet7.H24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2" draw:style-name="gr1" draw:text-style-name="P1" svg:width="16.002cm" svg:height="9.006cm" svg:x="20.718cm" svg:y="1.33cm">
            <draw:object draw:notify-on-update-of-ranges="Sheet7.G5:Sheet7.G24 Sheet7.H5:Sheet7.H24 Sheet7.G5:Sheet7.G24 Sheet7.I5:Sheet7.I24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4" table:default-cell-style-name="ce1"/>
        <table:table-column table:style-name="co1" table:number-columns-repeated="4" table:default-cell-style-name="Default"/>
        <table:table-row table:style-name="ro1">
          <table:table-cell/>
          <table:table-cell table:style-name="Default" table:number-columns-repeated="4"/>
          <table:table-cell table:number-columns-repeated="2"/>
          <table:table-cell table:style-name="ce2" office:value-type="string" calcext:value-type="string">
            <text:p>A=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/>
          <table:table-cell table:style-name="Default" table:number-columns-repeated="4"/>
          <table:table-cell table:number-columns-repeated="2"/>
          <table:table-cell table:style-name="ce2" office:value-type="string" calcext:value-type="string">
            <text:p>T=</text:p>
          </table:table-cell>
          <table:table-cell office:value-type="float" office:value="27.32" calcext:value-type="float">
            <text:p>27.32</text:p>
          </table:table-cell>
        </table:table-row>
        <table:table-row table:style-name="ro1">
          <table:table-cell/>
          <table:table-cell table:style-name="Default" table:number-columns-repeated="4"/>
          <table:table-cell table:number-columns-repeated="2"/>
          <table:table-cell table:style-name="ce2" office:value-type="string" calcext:value-type="string">
            <text:p>phi=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Default" table:number-columns-repeated="4"/>
          <table:table-cell table:number-columns-repeated="2"/>
          <table:table-cell table:style-name="ce2" office:value-type="string" calcext:value-type="string">
            <text:p>Off =</text:p>
          </table:table-cell>
          <table:table-cell office:value-type="float" office:value="-0.5" calcext:value-type="float">
            <text:p>-0.5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168.5125" calcext:value-type="float">
            <text:p>168.5125</text:p>
          </table:table-cell>
          <table:table-cell office:value-type="float" office:value="8.58305555555556" calcext:value-type="float">
            <text:p>8.58305555555556</text:p>
          </table:table-cell>
          <table:table-cell office:value-type="float" office:value="3.36" calcext:value-type="float">
            <text:p>3.36</text:p>
          </table:table-cell>
          <table:table-cell office:value-type="float" office:value="166.09" calcext:value-type="float">
            <text:p>166.09</text:p>
          </table:table-cell>
          <table:table-cell table:formula="of:=[.D5]" office:value-type="float" office:value="3.36" calcext:value-type="float">
            <text:p>3.36</text:p>
          </table:table-cell>
          <table:table-cell office:value-type="float" office:value="-3" calcext:value-type="float">
            <text:p>-3</text:p>
          </table:table-cell>
          <table:table-cell table:formula="of:=[.F5]" office:value-type="float" office:value="3.36" calcext:value-type="float">
            <text:p>3.36</text:p>
          </table:table-cell>
          <table:table-cell table:formula="of:=[.$I$1]*SIN(2*PI()/[.$I$2]*([.G5]-[.$I$3]))+[.$I$4]" office:value-type="float" office:value="3.4778241768397" calcext:value-type="float">
            <text:p>3.477824176839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1.454166666667" calcext:value-type="float">
            <text:p>201.454166666667</text:p>
          </table:table-cell>
          <table:table-cell office:value-type="float" office:value="-7.50388888888889" calcext:value-type="float">
            <text:p>-7.50388888888889</text:p>
          </table:table-cell>
          <table:table-cell office:value-type="float" office:value="1.4" calcext:value-type="float">
            <text:p>1.4</text:p>
          </table:table-cell>
          <table:table-cell office:value-type="float" office:value="202.63" calcext:value-type="float">
            <text:p>202.63</text:p>
          </table:table-cell>
          <table:table-cell table:formula="of:=[.D6]" office:value-type="float" office:value="1.4" calcext:value-type="float">
            <text:p>1.4</text:p>
          </table:table-cell>
          <table:table-cell office:value-type="float" office:value="0" calcext:value-type="float">
            <text:p>0</text:p>
          </table:table-cell>
          <table:table-cell table:formula="of:=[.F6]" office:value-type="float" office:value="1.4" calcext:value-type="float">
            <text:p>1.4</text:p>
          </table:table-cell>
          <table:table-cell table:formula="of:=[.$I$1]*SIN(2*PI()/[.$I$2]*([.G6]-[.$I$3]))+[.$I$4]" office:value-type="float" office:value="0.639813720680885" calcext:value-type="float">
            <text:p>0.63981372068088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3.35" calcext:value-type="float">
            <text:p>213.35</text:p>
          </table:table-cell>
          <table:table-cell office:value-type="float" office:value="-13.8630555555556" calcext:value-type="float">
            <text:p>-13.8630555555556</text:p>
          </table:table-cell>
          <table:table-cell office:value-type="float" office:value="-0.43" calcext:value-type="float">
            <text:p>-0.43</text:p>
          </table:table-cell>
          <table:table-cell office:value-type="float" office:value="215.8" calcext:value-type="float">
            <text:p>215.8</text:p>
          </table:table-cell>
          <table:table-cell table:formula="of:=[.D7]" office:value-type="float" office:value="-0.43" calcext:value-type="float">
            <text:p>-0.43</text:p>
          </table:table-cell>
          <table:table-cell office:value-type="float" office:value="1" calcext:value-type="float">
            <text:p>1</text:p>
          </table:table-cell>
          <table:table-cell table:formula="of:=[.F7]" office:value-type="float" office:value="-0.43" calcext:value-type="float">
            <text:p>-0.43</text:p>
          </table:table-cell>
          <table:table-cell table:formula="of:=[.$I$1]*SIN(2*PI()/[.$I$2]*([.G7]-[.$I$3]))+[.$I$4]" office:value-type="float" office:value="-0.5" calcext:value-type="float">
            <text:p>-0.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6.166666666667" calcext:value-type="float">
            <text:p>226.166666666667</text:p>
          </table:table-cell>
          <table:table-cell office:value-type="float" office:value="-18.6805555555556" calcext:value-type="float">
            <text:p>-18.6805555555556</text:p>
          </table:table-cell>
          <table:table-cell office:value-type="float" office:value="-1.26" calcext:value-type="float">
            <text:p>-1.26</text:p>
          </table:table-cell>
          <table:table-cell office:value-type="float" office:value="228.99" calcext:value-type="float">
            <text:p>228.99</text:p>
          </table:table-cell>
          <table:table-cell table:formula="of:=[.D8]" office:value-type="float" office:value="-1.26" calcext:value-type="float">
            <text:p>-1.26</text:p>
          </table:table-cell>
          <table:table-cell office:value-type="float" office:value="2" calcext:value-type="float">
            <text:p>2</text:p>
          </table:table-cell>
          <table:table-cell table:formula="of:=[.F8]" office:value-type="float" office:value="-1.26" calcext:value-type="float">
            <text:p>-1.26</text:p>
          </table:table-cell>
          <table:table-cell table:formula="of:=[.$I$1]*SIN(2*PI()/[.$I$2]*([.G8]-[.$I$3]))+[.$I$4]" office:value-type="float" office:value="-1.63981372068089" calcext:value-type="float">
            <text:p>-1.6398137206808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5.204166666667" calcext:value-type="float">
            <text:p>255.204166666667</text:p>
          </table:table-cell>
          <table:table-cell office:value-type="float" office:value="-26.7925" calcext:value-type="float">
            <text:p>-26.7925</text:p>
          </table:table-cell>
          <table:table-cell office:value-type="float" office:value="-4.03" calcext:value-type="float">
            <text:p>-4.03</text:p>
          </table:table-cell>
          <table:table-cell office:value-type="float" office:value="256.79" calcext:value-type="float">
            <text:p>256.79</text:p>
          </table:table-cell>
          <table:table-cell table:formula="of:=[.D9]" office:value-type="float" office:value="-4.03" calcext:value-type="float">
            <text:p>-4.03</text:p>
          </table:table-cell>
          <table:table-cell office:value-type="float" office:value="4" calcext:value-type="float">
            <text:p>4</text:p>
          </table:table-cell>
          <table:table-cell table:formula="of:=[.F9]" office:value-type="float" office:value="-4.03" calcext:value-type="float">
            <text:p>-4.03</text:p>
          </table:table-cell>
          <table:table-cell table:formula="of:=[.$I$1]*SIN(2*PI()/[.$I$2]*([.G9]-[.$I$3]))+[.$I$4]" office:value-type="float" office:value="-3.68251030558536" calcext:value-type="float">
            <text:p>-3.6825103055853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71.195833333333" calcext:value-type="float">
            <text:p>271.195833333333</text:p>
          </table:table-cell>
          <table:table-cell office:value-type="float" office:value="-28.2763888888889" calcext:value-type="float">
            <text:p>-28.2763888888889</text:p>
          </table:table-cell>
          <table:table-cell office:value-type="float" office:value="-4.84" calcext:value-type="float">
            <text:p>-4.84</text:p>
          </table:table-cell>
          <table:table-cell office:value-type="float" office:value="271.06" calcext:value-type="float">
            <text:p>271.06</text:p>
          </table:table-cell>
          <table:table-cell table:formula="of:=[.D10]" office:value-type="float" office:value="-4.84" calcext:value-type="float">
            <text:p>-4.84</text:p>
          </table:table-cell>
          <table:table-cell office:value-type="float" office:value="5" calcext:value-type="float">
            <text:p>5</text:p>
          </table:table-cell>
          <table:table-cell table:formula="of:=[.F10]" office:value-type="float" office:value="-4.84" calcext:value-type="float">
            <text:p>-4.84</text:p>
          </table:table-cell>
          <table:table-cell table:formula="of:=[.$I$1]*SIN(2*PI()/[.$I$2]*([.G10]-[.$I$3]))+[.$I$4]" office:value-type="float" office:value="-4.4778241768397" calcext:value-type="float">
            <text:p>-4.477824176839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87.533333333333" calcext:value-type="float">
            <text:p>287.533333333333</text:p>
          </table:table-cell>
          <table:table-cell office:value-type="float" office:value="-27.8863888888889" calcext:value-type="float">
            <text:p>-27.8863888888889</text:p>
          </table:table-cell>
          <table:table-cell office:value-type="float" office:value="-5.39" calcext:value-type="float">
            <text:p>-5.39</text:p>
          </table:table-cell>
          <table:table-cell office:value-type="float" office:value="285.51" calcext:value-type="float">
            <text:p>285.51</text:p>
          </table:table-cell>
          <table:table-cell table:formula="of:=[.D11]" office:value-type="float" office:value="-5.39" calcext:value-type="float">
            <text:p>-5.39</text:p>
          </table:table-cell>
          <table:table-cell office:value-type="float" office:value="6" calcext:value-type="float">
            <text:p>6</text:p>
          </table:table-cell>
          <table:table-cell table:formula="of:=[.F11]" office:value-type="float" office:value="-5.39" calcext:value-type="float">
            <text:p>-5.39</text:p>
          </table:table-cell>
          <table:table-cell table:formula="of:=[.$I$1]*SIN(2*PI()/[.$I$2]*([.G11]-[.$I$3]))+[.$I$4]" office:value-type="float" office:value="-5.06366467643744" calcext:value-type="float">
            <text:p>-5.0636646764374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03.5625" calcext:value-type="float">
            <text:p>303.5625</text:p>
          </table:table-cell>
          <table:table-cell office:value-type="float" office:value="-25.6244444444444" calcext:value-type="float">
            <text:p>-25.6244444444444</text:p>
          </table:table-cell>
          <table:table-cell office:value-type="float" office:value="-5.62" calcext:value-type="float">
            <text:p>-5.62</text:p>
          </table:table-cell>
          <table:table-cell office:value-type="float" office:value="300.06" calcext:value-type="float">
            <text:p>300.06</text:p>
          </table:table-cell>
          <table:table-cell table:formula="of:=[.D12]" office:value-type="float" office:value="-5.62" calcext:value-type="float">
            <text:p>-5.62</text:p>
          </table:table-cell>
          <table:table-cell office:value-type="float" office:value="7" calcext:value-type="float">
            <text:p>7</text:p>
          </table:table-cell>
          <table:table-cell table:formula="of:=[.F12]" office:value-type="float" office:value="-5.62" calcext:value-type="float">
            <text:p>-5.62</text:p>
          </table:table-cell>
          <table:table-cell table:formula="of:=[.$I$1]*SIN(2*PI()/[.$I$2]*([.G12]-[.$I$3]))+[.$I$4]" office:value-type="float" office:value="-5.4091812742274" calcext:value-type="float">
            <text:p>-5.409181274227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46.283333333333" calcext:value-type="float">
            <text:p>346.283333333333</text:p>
          </table:table-cell>
          <table:table-cell office:value-type="float" office:value="-10.6477777777778" calcext:value-type="float">
            <text:p>-10.6477777777778</text:p>
          </table:table-cell>
          <table:table-cell office:value-type="float" office:value="-4.41" calcext:value-type="float">
            <text:p>-4.41</text:p>
          </table:table-cell>
          <table:table-cell office:value-type="float" office:value="343.25" calcext:value-type="float">
            <text:p>343.25</text:p>
          </table:table-cell>
          <table:table-cell table:formula="of:=[.D13]" office:value-type="float" office:value="-4.41" calcext:value-type="float">
            <text:p>-4.41</text:p>
          </table:table-cell>
          <table:table-cell office:value-type="float" office:value="10" calcext:value-type="float">
            <text:p>10</text:p>
          </table:table-cell>
          <table:table-cell table:formula="of:=[.F13]" office:value-type="float" office:value="-4.41" calcext:value-type="float">
            <text:p>-4.41</text:p>
          </table:table-cell>
          <table:table-cell table:formula="of:=[.$I$1]*SIN(2*PI()/[.$I$2]*([.G13]-[.$I$3]))+[.$I$4]" office:value-type="float" office:value="-4.89014727259404" calcext:value-type="float">
            <text:p>-4.8901472725940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.1583333333333" calcext:value-type="float">
            <text:p>11.1583333333333</text:p>
          </table:table-cell>
          <table:table-cell office:value-type="float" office:value="1.79722222222222" calcext:value-type="float">
            <text:p>1.79722222222222</text:p>
          </table:table-cell>
          <table:table-cell office:value-type="float" office:value="-2.76" calcext:value-type="float">
            <text:p>-2.76</text:p>
          </table:table-cell>
          <table:table-cell office:value-type="float" office:value="10.96" calcext:value-type="float">
            <text:p>10.96</text:p>
          </table:table-cell>
          <table:table-cell table:formula="of:=[.D14]" office:value-type="float" office:value="-2.76" calcext:value-type="float">
            <text:p>-2.76</text:p>
          </table:table-cell>
          <table:table-cell office:value-type="float" office:value="12" calcext:value-type="float">
            <text:p>12</text:p>
          </table:table-cell>
          <table:table-cell table:formula="of:=[.F14]" office:value-type="float" office:value="-2.76" calcext:value-type="float">
            <text:p>-2.76</text:p>
          </table:table-cell>
          <table:table-cell table:formula="of:=[.$I$1]*SIN(2*PI()/[.$I$2]*([.G14]-[.$I$3]))+[.$I$4]" office:value-type="float" office:value="-3.37154422242513" calcext:value-type="float">
            <text:p>-3.3715442224251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5.7541666666667" calcext:value-type="float">
            <text:p>35.7541666666667</text:p>
          </table:table-cell>
          <table:table-cell office:value-type="float" office:value="13.7808333333333" calcext:value-type="float">
            <text:p>13.7808333333333</text:p>
          </table:table-cell>
          <table:table-cell office:value-type="float" office:value="-0.41" calcext:value-type="float">
            <text:p>-0.41</text:p>
          </table:table-cell>
          <table:table-cell office:value-type="float" office:value="37.98" calcext:value-type="float">
            <text:p>37.98</text:p>
          </table:table-cell>
          <table:table-cell table:formula="of:=[.D15]" office:value-type="float" office:value="-0.41" calcext:value-type="float">
            <text:p>-0.41</text:p>
          </table:table-cell>
          <table:table-cell office:value-type="float" office:value="14" calcext:value-type="float">
            <text:p>14</text:p>
          </table:table-cell>
          <table:table-cell table:formula="of:=[.F15]" office:value-type="float" office:value="-0.41" calcext:value-type="float">
            <text:p>-0.41</text:p>
          </table:table-cell>
          <table:table-cell table:formula="of:=[.$I$1]*SIN(2*PI()/[.$I$2]*([.G15]-[.$I$3]))+[.$I$4]" office:value-type="float" office:value="-1.2560388717928" calcext:value-type="float">
            <text:p>-1.256038871792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5.7041666666667" calcext:value-type="float">
            <text:p>75.7041666666667</text:p>
          </table:table-cell>
          <table:table-cell office:value-type="float" office:value="24.0652777777778" calcext:value-type="float">
            <text:p>24.0652777777778</text:p>
          </table:table-cell>
          <table:table-cell office:value-type="float" office:value="1.27" calcext:value-type="float">
            <text:p>1.27</text:p>
          </table:table-cell>
          <table:table-cell office:value-type="float" office:value="76.97" calcext:value-type="float">
            <text:p>76.97</text:p>
          </table:table-cell>
          <table:table-cell table:formula="of:=[.D16]" office:value-type="float" office:value="1.27" calcext:value-type="float">
            <text:p>1.27</text:p>
          </table:table-cell>
          <table:table-cell office:value-type="float" office:value="17" calcext:value-type="float">
            <text:p>17</text:p>
          </table:table-cell>
          <table:table-cell table:formula="of:=[.F16]" office:value-type="float" office:value="1.27" calcext:value-type="float">
            <text:p>1.27</text:p>
          </table:table-cell>
          <table:table-cell table:formula="of:=[.$I$1]*SIN(2*PI()/[.$I$2]*([.G16]-[.$I$3]))+[.$I$4]" office:value-type="float" office:value="2.06280392897077" calcext:value-type="float">
            <text:p>2.0628039289707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9.7541666666667" calcext:value-type="float">
            <text:p>89.7541666666667</text:p>
          </table:table-cell>
          <table:table-cell office:value-type="float" office:value="26.7152777777778" calcext:value-type="float">
            <text:p>26.7152777777778</text:p>
          </table:table-cell>
          <table:table-cell office:value-type="float" office:value="3.28" calcext:value-type="float">
            <text:p>3.28</text:p>
          </table:table-cell>
          <table:table-cell office:value-type="float" office:value="89.78" calcext:value-type="float">
            <text:p>89.78</text:p>
          </table:table-cell>
          <table:table-cell table:formula="of:=[.D17]" office:value-type="float" office:value="3.28" calcext:value-type="float">
            <text:p>3.28</text:p>
          </table:table-cell>
          <table:table-cell office:value-type="float" office:value="18" calcext:value-type="float">
            <text:p>18</text:p>
          </table:table-cell>
          <table:table-cell table:formula="of:=[.F17]" office:value-type="float" office:value="3.28" calcext:value-type="float">
            <text:p>3.28</text:p>
          </table:table-cell>
          <table:table-cell table:formula="of:=[.$I$1]*SIN(2*PI()/[.$I$2]*([.G17]-[.$I$3]))+[.$I$4]" office:value-type="float" office:value="2.97402705631261" calcext:value-type="float">
            <text:p>2.9740270563126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03.729166666667" calcext:value-type="float">
            <text:p>103.729166666667</text:p>
          </table:table-cell>
          <table:table-cell office:value-type="float" office:value="26.7972222222222" calcext:value-type="float">
            <text:p>26.7972222222222</text:p>
          </table:table-cell>
          <table:table-cell office:value-type="float" office:value="3.94" calcext:value-type="float">
            <text:p>3.94</text:p>
          </table:table-cell>
          <table:table-cell office:value-type="float" office:value="102.26" calcext:value-type="float">
            <text:p>102.26</text:p>
          </table:table-cell>
          <table:table-cell table:formula="of:=[.D18]" office:value-type="float" office:value="3.94" calcext:value-type="float">
            <text:p>3.94</text:p>
          </table:table-cell>
          <table:table-cell office:value-type="float" office:value="19" calcext:value-type="float">
            <text:p>19</text:p>
          </table:table-cell>
          <table:table-cell table:formula="of:=[.F18]" office:value-type="float" office:value="3.94" calcext:value-type="float">
            <text:p>3.94</text:p>
          </table:table-cell>
          <table:table-cell table:formula="of:=[.$I$1]*SIN(2*PI()/[.$I$2]*([.G18]-[.$I$3]))+[.$I$4]" office:value-type="float" office:value="3.70230691407781" calcext:value-type="float">
            <text:p>3.7023069140778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30.245833333333" calcext:value-type="float">
            <text:p>130.245833333333</text:p>
          </table:table-cell>
          <table:table-cell office:value-type="float" office:value="22.8763888888889" calcext:value-type="float">
            <text:p>22.8763888888889</text:p>
          </table:table-cell>
          <table:table-cell office:value-type="float" office:value="4.41" calcext:value-type="float">
            <text:p>4.41</text:p>
          </table:table-cell>
          <table:table-cell office:value-type="float" office:value="126.66" calcext:value-type="float">
            <text:p>126.66</text:p>
          </table:table-cell>
          <table:table-cell table:formula="of:=[.D19]" office:value-type="float" office:value="4.41" calcext:value-type="float">
            <text:p>4.41</text:p>
          </table:table-cell>
          <table:table-cell office:value-type="float" office:value="21" calcext:value-type="float">
            <text:p>21</text:p>
          </table:table-cell>
          <table:table-cell table:formula="of:=[.F19]" office:value-type="float" office:value="4.41" calcext:value-type="float">
            <text:p>4.41</text:p>
          </table:table-cell>
          <table:table-cell table:formula="of:=[.$I$1]*SIN(2*PI()/[.$I$2]*([.G19]-[.$I$3]))+[.$I$4]" office:value-type="float" office:value="4.46828455185519" calcext:value-type="float">
            <text:p>4.4682845518551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65.070833333333" calcext:value-type="float">
            <text:p>165.070833333333</text:p>
          </table:table-cell>
          <table:table-cell office:value-type="float" office:value="9.86166666666667" calcext:value-type="float">
            <text:p>9.86166666666667</text:p>
          </table:table-cell>
          <table:table-cell office:value-type="float" office:value="3.22" calcext:value-type="float">
            <text:p>3.22</text:p>
          </table:table-cell>
          <table:table-cell office:value-type="float" office:value="162.45" calcext:value-type="float">
            <text:p>162.45</text:p>
          </table:table-cell>
          <table:table-cell table:formula="of:=[.D20]" office:value-type="float" office:value="3.22" calcext:value-type="float">
            <text:p>3.22</text:p>
          </table:table-cell>
          <table:table-cell office:value-type="float" office:value="24" calcext:value-type="float">
            <text:p>24</text:p>
          </table:table-cell>
          <table:table-cell table:formula="of:=[.F20]" office:value-type="float" office:value="3.22" calcext:value-type="float">
            <text:p>3.22</text:p>
          </table:table-cell>
          <table:table-cell table:formula="of:=[.$I$1]*SIN(2*PI()/[.$I$2]*([.G20]-[.$I$3]))+[.$I$4]" office:value-type="float" office:value="3.68980028281511" calcext:value-type="float">
            <text:p>3.68980028281511</text:p>
          </table:table-cell>
        </table:table-row>
        <table:table-row table:style-name="ro1">
          <table:table-cell table:number-columns-repeated="6"/>
          <table:table-cell office:value-type="float" office:value="0.56446" calcext:value-type="float">
            <text:p>0.56446</text:p>
          </table:table-cell>
          <table:table-cell/>
          <table:table-cell table:formula="of:=[.$I$1]*SIN(2*PI()/[.$I$2]*([.G21]-[.$I$3]))+[.$I$4]" office:value-type="float" office:value="0.00000083447745224952" calcext:value-type="float">
            <text:p>8.34477452249516E-0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86.516666666667" calcext:value-type="float">
            <text:p>186.516666666667</text:p>
          </table:table-cell>
          <table:table-cell office:value-type="float" office:value="-0.856388888888889" calcext:value-type="float">
            <text:p>-0.856388888888889</text:p>
          </table:table-cell>
          <table:table-cell office:value-type="float" office:value="1.8" calcext:value-type="float">
            <text:p>1.8</text:p>
          </table:table-cell>
          <table:table-cell office:value-type="float" office:value="186.32" calcext:value-type="float">
            <text:p>186.32</text:p>
          </table:table-cell>
          <table:table-cell table:formula="of:=[.D22]" office:value-type="float" office:value="1.8" calcext:value-type="float">
            <text:p>1.8</text:p>
          </table:table-cell>
          <table:table-cell office:value-type="float" office:value="26" calcext:value-type="float">
            <text:p>26</text:p>
          </table:table-cell>
          <table:table-cell table:formula="of:=[.F22]" office:value-type="float" office:value="1.8" calcext:value-type="float">
            <text:p>1.8</text:p>
          </table:table-cell>
          <table:table-cell table:formula="of:=[.$I$1]*SIN(2*PI()/[.$I$2]*([.G22]-[.$I$3]))+[.$I$4]" office:value-type="float" office:value="2.04302921944526" calcext:value-type="float">
            <text:p>2.0430292194452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08.8875" calcext:value-type="float">
            <text:p>208.8875</text:p>
          </table:table-cell>
          <table:table-cell office:value-type="float" office:value="-12.1855555555556" calcext:value-type="float">
            <text:p>-12.1855555555556</text:p>
          </table:table-cell>
          <table:table-cell office:value-type="float" office:value="-0.33" calcext:value-type="float">
            <text:p>-0.33</text:p>
          </table:table-cell>
          <table:table-cell office:value-type="float" office:value="211.15" calcext:value-type="float">
            <text:p>211.15</text:p>
          </table:table-cell>
          <table:table-cell table:formula="of:=[.D23]" office:value-type="float" office:value="-0.33" calcext:value-type="float">
            <text:p>-0.33</text:p>
          </table:table-cell>
          <table:table-cell office:value-type="float" office:value="28" calcext:value-type="float">
            <text:p>28</text:p>
          </table:table-cell>
          <table:table-cell table:formula="of:=[.F23]" office:value-type="float" office:value="-0.33" calcext:value-type="float">
            <text:p>-0.33</text:p>
          </table:table-cell>
          <table:table-cell table:formula="of:=[.$I$1]*SIN(2*PI()/[.$I$2]*([.G23]-[.$I$3]))+[.$I$4]" office:value-type="float" office:value="-0.132356371041511" calcext:value-type="float">
            <text:p>-0.13235637104151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34.495833333333" calcext:value-type="float">
            <text:p>234.495833333333</text:p>
          </table:table-cell>
          <table:table-cell office:value-type="float" office:value="-22.1075" calcext:value-type="float">
            <text:p>-22.1075</text:p>
          </table:table-cell>
          <table:table-cell office:value-type="float" office:value="-2.59" calcext:value-type="float">
            <text:p>-2.59</text:p>
          </table:table-cell>
          <table:table-cell office:value-type="float" office:value="237.41" calcext:value-type="float">
            <text:p>237.41</text:p>
          </table:table-cell>
          <table:table-cell table:formula="of:=[.D24]" office:value-type="float" office:value="-2.59" calcext:value-type="float">
            <text:p>-2.59</text:p>
          </table:table-cell>
          <table:table-cell office:value-type="float" office:value="30" calcext:value-type="float">
            <text:p>30</text:p>
          </table:table-cell>
          <table:table-cell table:formula="of:=[.F24]" office:value-type="float" office:value="-2.59" calcext:value-type="float">
            <text:p>-2.59</text:p>
          </table:table-cell>
          <table:table-cell table:formula="of:=[.$I$1]*SIN(2*PI()/[.$I$2]*([.G24]-[.$I$3]))+[.$I$4]" office:value-type="float" office:value="-2.38416332608965" calcext:value-type="float">
            <text:p>-2.38416332608965</text:p>
          </table:table-cell>
        </table:table-row>
      </table:table>
      <table:named-expressions/>
      <table:database-ranges>
        <table:database-range table:name="__Anonymous_Sheet_DB__0" table:target-range-address="Sheet1_2_2.B17:Sheet1_2_2.J26" table:contains-header="false">
          <table:sort>
            <table:sort-by table:field-number="6" table:data-type="automatic"/>
          </table:sort>
        </table:database-range>
        <table:database-range table:name="__Anonymous_Sheet_DB__2" table:target-range-address="Sheet3_2_2.A4:Sheet3_2_2.B52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Sheet3_2.A3:Sheet3_2.D65" table:contains-header="false">
          <table:sort>
            <table:sort-by table:field-number="0" table:data-type="automatic"/>
          </table:sort>
        </table:database-range>
        <table:database-range table:name="__Anonymous_Sheet_DB__4" table:target-range-address="Sheet1_2.A17:Sheet1_2.M3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25T21:19:16.230194096</meta:creation-date>
    <dc:date>2023-07-02T20:44:33.790547021</dc:date>
    <meta:editing-duration>PT1H1M37S</meta:editing-duration>
    <meta:editing-cycles>7</meta:editing-cycles>
    <meta:generator>LibreOffice/7.3.7.2$Linux_X86_64 LibreOffice_project/30$Build-2</meta:generator>
    <meta:document-statistic meta:table-count="7" meta:cell-count="2191" meta:object-count="1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37cm" svg:y="3.952cm" style:legend-expansion="high" chart:style-name="ch2"/>
        <chart:plot-area chart:style-name="ch3" table:cell-range-address="Sheet1.G3:Sheet1.I15" svg:x="0.32cm" svg:y="0.18cm" svg:width="13.097cm" svg:height="8.64cm">
          <chart:coordinate-region svg:x="1.047cm" svg:y="0.379cm" svg:width="12.183cm" svg:height="8.24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H3:Sheet1.H15" chart:class="chart:scatter">
            <chart:domain table:cell-range-address="Sheet1.G3:Sheet1.G15"/>
            <chart:data-point chart:repeated="13"/>
          </chart:series>
          <chart:series chart:style-name="ch8" chart:values-cell-range-address="Sheet1.I3:Sheet1.I15" chart:class="chart:scatter">
            <chart:data-point chart:repeated="1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.36361111111111">
                <text:p>5.36361111111111</text:p>
                <draw:g>
                  <svg:desc>Sheet1.G3:Sheet1.G15</svg:desc>
                </draw:g>
              </table:table-cell>
              <table:table-cell office:value-type="float" office:value="23.1444444444444">
                <text:p>23.1444444444444</text:p>
                <draw:g>
                  <svg:desc>Sheet1.H3:Sheet1.H15</svg:desc>
                </draw:g>
              </table:table-cell>
              <table:table-cell office:value-type="float" office:value="NaN">
                <text:p>NaN</text:p>
                <draw:g>
                  <svg:desc>Sheet1.I3:Sheet1.I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.64888888888889">
                <text:p>5.64888888888889</text:p>
              </table:table-cell>
              <table:table-cell office:value-type="float" office:value="23.3455555555556">
                <text:p>23.34555555555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.8325">
                <text:p>5.8325</text:p>
              </table:table-cell>
              <table:table-cell office:value-type="float" office:value="23.415">
                <text:p>23.4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.16583333333333">
                <text:p>6.16583333333333</text:p>
              </table:table-cell>
              <table:table-cell office:value-type="float" office:value="23.415">
                <text:p>23.4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.20333333333333">
                <text:p>6.20333333333333</text:p>
              </table:table-cell>
              <table:table-cell office:value-type="float" office:value="23.4044444444444">
                <text:p>23.40444444444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.26944444444445">
                <text:p>6.26944444444445</text:p>
              </table:table-cell>
              <table:table-cell office:value-type="float" office:value="23.3819444444444">
                <text:p>23.38194444444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.48">
                <text:p>6.48</text:p>
              </table:table-cell>
              <table:table-cell office:value-type="float" office:value="23.2686111111111">
                <text:p>23.26861111111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03388888888889">
                <text:p>1.03388888888889</text:p>
              </table:table-cell>
              <table:table-cell office:value-type="float" office:value="NaN">
                <text:p>NaN</text:p>
              </table:table-cell>
              <table:table-cell office:value-type="float" office:value="4.31833333333333">
                <text:p>4.318333333333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.53194444444444">
                <text:p>4.53194444444444</text:p>
              </table:table-cell>
              <table:table-cell office:value-type="float" office:value="NaN">
                <text:p>NaN</text:p>
              </table:table-cell>
              <table:table-cell office:value-type="float" office:value="24.1869444444444">
                <text:p>24.186944444444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.5719444444444">
                <text:p>10.5719444444444</text:p>
              </table:table-cell>
              <table:table-cell office:value-type="float" office:value="NaN">
                <text:p>NaN</text:p>
              </table:table-cell>
              <table:table-cell office:value-type="float" office:value="12.5897222222222">
                <text:p>12.589722222222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.2563888888889">
                <text:p>11.2563888888889</text:p>
              </table:table-cell>
              <table:table-cell office:value-type="float" office:value="NaN">
                <text:p>NaN</text:p>
              </table:table-cell>
              <table:table-cell office:value-type="float" office:value="7.78">
                <text:p>7.7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.9563888888889">
                <text:p>11.9563888888889</text:p>
              </table:table-cell>
              <table:table-cell office:value-type="float" office:value="NaN">
                <text:p>NaN</text:p>
              </table:table-cell>
              <table:table-cell office:value-type="float" office:value="2.43555555555556">
                <text:p>2.4355555555555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.2483333333333">
                <text:p>14.2483333333333</text:p>
              </table:table-cell>
              <table:table-cell office:value-type="float" office:value="NaN">
                <text:p>NaN</text:p>
              </table:table-cell>
              <table:table-cell office:value-type="float" office:value="-13.0769444444444">
                <text:p>-13.076944444444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0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Sheet1_2.L17:Sheet1_2.M35" svg:x="0.32cm" svg:y="0.18cm" svg:width="15.36cm" svg:height="8.64cm">
          <chart:coordinate-region svg:x="0.466cm" svg:y="0.379cm" svg:width="15.028cm" svg:height="8.242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_2.M17:Sheet1_2.M35" chart:class="chart:scatter">
            <chart:domain table:cell-range-address="Sheet1_2.L17:Sheet1_2.L35"/>
            <chart:data-point chart:repeated="1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L</text:p>
              </table:table-cell>
              <table:table-cell office:value-type="string">
                <text:p>Column 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3">
                <text:p>-3</text:p>
                <draw:g>
                  <svg:desc>Sheet1_2.L17:Sheet1_2.L35</svg:desc>
                </draw:g>
              </table:table-cell>
              <table:table-cell office:value-type="float" office:value="8.58305555555556">
                <text:p>8.58305555555556</text:p>
                <draw:g>
                  <svg:desc>Sheet1_2.M17:Sheet1_2.M3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-8.49611111111111">
                <text:p>-8.496111111111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-14.1369444444444">
                <text:p>-14.13694444444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-19.3194444444444">
                <text:p>-19.319444444444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-26.7925">
                <text:p>-26.79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-28.2763888888889">
                <text:p>-28.276388888888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-27.8863888888889">
                <text:p>-27.886388888888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-25.6244444444444">
                <text:p>-25.624444444444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-10.6477777777778">
                <text:p>-10.647777777777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2.20277777777778">
                <text:p>2.2027777777777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">
                <text:p>14</text:p>
              </table:table-cell>
              <table:table-cell office:value-type="float" office:value="14.2191666666667">
                <text:p>14.21916666666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7">
                <text:p>17</text:p>
              </table:table-cell>
              <table:table-cell office:value-type="float" office:value="25.9347222222222">
                <text:p>25.934722222222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8">
                <text:p>18</text:p>
              </table:table-cell>
              <table:table-cell office:value-type="float" office:value="27.2847222222222">
                <text:p>27.284722222222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">
                <text:p>19</text:p>
              </table:table-cell>
              <table:table-cell office:value-type="float" office:value="27.2027777777778">
                <text:p>27.202777777777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1">
                <text:p>21</text:p>
              </table:table-cell>
              <table:table-cell office:value-type="float" office:value="23.1236111111111">
                <text:p>23.123611111111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4">
                <text:p>24</text:p>
              </table:table-cell>
              <table:table-cell office:value-type="float" office:value="10.1383333333333">
                <text:p>10.138333333333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6">
                <text:p>26</text:p>
              </table:table-cell>
              <table:table-cell office:value-type="float" office:value="0.856388888888889">
                <text:p>0.85638888888888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8">
                <text:p>28</text:p>
              </table:table-cell>
              <table:table-cell office:value-type="float" office:value="-12.1855555555556">
                <text:p>-12.185555555555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0">
                <text:p>30</text:p>
              </table:table-cell>
              <table:table-cell office:value-type="float" office:value="-22.1075">
                <text:p>-22.1075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0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3cm" svg:height="9.007cm" xlink:href=".." xlink:type="simple" chart:class="chart:scatter" chart:style-name="ch1">
        <chart:plot-area chart:style-name="ch2" table:cell-range-address="Sheet7.G5:Sheet7.I24" svg:x="0.345cm" svg:y="0.558cm" svg:width="15.363cm" svg:height="8.646cm">
          <chart:coordinate-region svg:x="0.491cm" svg:y="0.757cm" svg:width="15.03cm" svg:height="8.248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7.H5:Sheet7.H24" chart:class="chart:scatter">
            <chart:domain table:cell-range-address="Sheet7.G5:Sheet7.G24"/>
            <chart:data-point chart:repeated="20"/>
          </chart:series>
          <chart:series chart:style-name="ch7" chart:values-cell-range-address="Sheet7.I5:Sheet7.I24" chart:class="chart:scatter">
            <chart:data-point chart:repeated="2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3">
                <text:p>-3</text:p>
                <draw:g>
                  <svg:desc>Sheet7.G5:Sheet7.G24</svg:desc>
                </draw:g>
              </table:table-cell>
              <table:table-cell office:value-type="float" office:value="3.36">
                <text:p>3.36</text:p>
                <draw:g>
                  <svg:desc>Sheet7.H5:Sheet7.H24</svg:desc>
                </draw:g>
              </table:table-cell>
              <table:table-cell office:value-type="float" office:value="3.4778241768397">
                <text:p>3.4778241768397</text:p>
                <draw:g>
                  <svg:desc>Sheet7.I5:Sheet7.I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.4">
                <text:p>1.4</text:p>
              </table:table-cell>
              <table:table-cell office:value-type="float" office:value="0.639813720680885">
                <text:p>0.6398137206808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-0.43">
                <text:p>-0.43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-1.26">
                <text:p>-1.26</text:p>
              </table:table-cell>
              <table:table-cell office:value-type="float" office:value="-1.63981372068089">
                <text:p>-1.6398137206808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-4.03">
                <text:p>-4.03</text:p>
              </table:table-cell>
              <table:table-cell office:value-type="float" office:value="-3.68251030558536">
                <text:p>-3.682510305585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-4.84">
                <text:p>-4.84</text:p>
              </table:table-cell>
              <table:table-cell office:value-type="float" office:value="-4.4778241768397">
                <text:p>-4.477824176839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-5.39">
                <text:p>-5.39</text:p>
              </table:table-cell>
              <table:table-cell office:value-type="float" office:value="-5.06366467643744">
                <text:p>-5.0636646764374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-5.62">
                <text:p>-5.62</text:p>
              </table:table-cell>
              <table:table-cell office:value-type="float" office:value="-5.4091812742274">
                <text:p>-5.409181274227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-4.41">
                <text:p>-4.41</text:p>
              </table:table-cell>
              <table:table-cell office:value-type="float" office:value="-4.89014727259404">
                <text:p>-4.8901472725940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-2.76">
                <text:p>-2.76</text:p>
              </table:table-cell>
              <table:table-cell office:value-type="float" office:value="-3.37154422242513">
                <text:p>-3.3715442224251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">
                <text:p>14</text:p>
              </table:table-cell>
              <table:table-cell office:value-type="float" office:value="-0.41">
                <text:p>-0.41</text:p>
              </table:table-cell>
              <table:table-cell office:value-type="float" office:value="-1.2560388717928">
                <text:p>-1.256038871792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7">
                <text:p>17</text:p>
              </table:table-cell>
              <table:table-cell office:value-type="float" office:value="1.27">
                <text:p>1.27</text:p>
              </table:table-cell>
              <table:table-cell office:value-type="float" office:value="2.06280392897077">
                <text:p>2.0628039289707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8">
                <text:p>18</text:p>
              </table:table-cell>
              <table:table-cell office:value-type="float" office:value="3.28">
                <text:p>3.28</text:p>
              </table:table-cell>
              <table:table-cell office:value-type="float" office:value="2.97402705631261">
                <text:p>2.9740270563126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">
                <text:p>19</text:p>
              </table:table-cell>
              <table:table-cell office:value-type="float" office:value="3.94">
                <text:p>3.94</text:p>
              </table:table-cell>
              <table:table-cell office:value-type="float" office:value="3.70230691407781">
                <text:p>3.7023069140778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1">
                <text:p>21</text:p>
              </table:table-cell>
              <table:table-cell office:value-type="float" office:value="4.41">
                <text:p>4.41</text:p>
              </table:table-cell>
              <table:table-cell office:value-type="float" office:value="4.46828455185519">
                <text:p>4.4682845518551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4">
                <text:p>24</text:p>
              </table:table-cell>
              <table:table-cell office:value-type="float" office:value="3.22">
                <text:p>3.22</text:p>
              </table:table-cell>
              <table:table-cell office:value-type="float" office:value="3.68980028281511">
                <text:p>3.6898002828151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56446">
                <text:p>0.56446</text:p>
              </table:table-cell>
              <table:table-cell office:value-type="float" office:value="NaN">
                <text:p>NaN</text:p>
              </table:table-cell>
              <table:table-cell office:value-type="float" office:value="0.00000083447745224952">
                <text:p>0.0000008344774522495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6">
                <text:p>26</text:p>
              </table:table-cell>
              <table:table-cell office:value-type="float" office:value="1.8">
                <text:p>1.8</text:p>
              </table:table-cell>
              <table:table-cell office:value-type="float" office:value="2.04302921944526">
                <text:p>2.0430292194452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8">
                <text:p>28</text:p>
              </table:table-cell>
              <table:table-cell office:value-type="float" office:value="-0.33">
                <text:p>-0.33</text:p>
              </table:table-cell>
              <table:table-cell office:value-type="float" office:value="-0.132356371041511">
                <text:p>-0.13235637104151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-2.59">
                <text:p>-2.59</text:p>
              </table:table-cell>
              <table:table-cell office:value-type="float" office:value="-2.38416332608965">
                <text:p>-2.38416332608965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2.458cm" svg:height="5.966cm" xlink:href=".." xlink:type="simple" chart:class="chart:scatter" chart:style-name="ch1">
        <chart:plot-area chart:style-name="ch2" table:cell-range-address="Sheet1.G3:Sheet1.J27" svg:x="0.249cm" svg:y="0.119cm" svg:width="11.96cm" svg:height="5.728cm">
          <chart:coordinate-region svg:x="0.976cm" svg:y="0.319cm" svg:width="11.046cm" svg:height="5.329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H3:Sheet1.H27" chart:class="chart:scatter">
            <chart:domain table:cell-range-address="Sheet1.G3:Sheet1.G27"/>
            <chart:data-point chart:repeated="25"/>
          </chart:series>
          <chart:series chart:style-name="ch7" chart:values-cell-range-address="Sheet1.I3:Sheet1.I27" chart:class="chart:scatter">
            <chart:data-point chart:repeated="25"/>
          </chart:series>
          <chart:series chart:style-name="ch8" chart:values-cell-range-address="Sheet1.J3:Sheet1.J27" chart:class="chart:scatter">
            <chart:data-point chart:repeated="2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.36361111111111">
                <text:p>5.36361111111111</text:p>
                <draw:g>
                  <svg:desc>Sheet1.G3:Sheet1.G27</svg:desc>
                </draw:g>
              </table:table-cell>
              <table:table-cell office:value-type="float" office:value="23.1444444444444">
                <text:p>23.1444444444444</text:p>
                <draw:g>
                  <svg:desc>Sheet1.H3:Sheet1.H27</svg:desc>
                </draw:g>
              </table:table-cell>
              <table:table-cell office:value-type="float" office:value="NaN">
                <text:p>NaN</text:p>
                <draw:g>
                  <svg:desc>Sheet1.I3:Sheet1.I27</svg:desc>
                </draw:g>
              </table:table-cell>
              <table:table-cell office:value-type="float" office:value="NaN">
                <text:p>NaN</text:p>
                <draw:g>
                  <svg:desc>Sheet1.J3:Sheet1.J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.64888888888889">
                <text:p>5.64888888888889</text:p>
              </table:table-cell>
              <table:table-cell office:value-type="float" office:value="23.3455555555556">
                <text:p>23.3455555555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.8325">
                <text:p>5.8325</text:p>
              </table:table-cell>
              <table:table-cell office:value-type="float" office:value="23.415">
                <text:p>23.4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.16583333333333">
                <text:p>6.16583333333333</text:p>
              </table:table-cell>
              <table:table-cell office:value-type="float" office:value="23.415">
                <text:p>23.4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.20333333333333">
                <text:p>6.20333333333333</text:p>
              </table:table-cell>
              <table:table-cell office:value-type="float" office:value="23.4044444444444">
                <text:p>23.4044444444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.26944444444445">
                <text:p>6.26944444444445</text:p>
              </table:table-cell>
              <table:table-cell office:value-type="float" office:value="23.3819444444444">
                <text:p>23.3819444444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.48">
                <text:p>6.48</text:p>
              </table:table-cell>
              <table:table-cell office:value-type="float" office:value="23.2686111111111">
                <text:p>23.2686111111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03388888888889">
                <text:p>1.03388888888889</text:p>
              </table:table-cell>
              <table:table-cell office:value-type="float" office:value="NaN">
                <text:p>NaN</text:p>
              </table:table-cell>
              <table:table-cell office:value-type="float" office:value="4.31833333333333">
                <text:p>4.318333333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.53194444444444">
                <text:p>4.53194444444444</text:p>
              </table:table-cell>
              <table:table-cell office:value-type="float" office:value="NaN">
                <text:p>NaN</text:p>
              </table:table-cell>
              <table:table-cell office:value-type="float" office:value="24.1869444444444">
                <text:p>24.18694444444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.5719444444444">
                <text:p>10.5719444444444</text:p>
              </table:table-cell>
              <table:table-cell office:value-type="float" office:value="NaN">
                <text:p>NaN</text:p>
              </table:table-cell>
              <table:table-cell office:value-type="float" office:value="12.5897222222222">
                <text:p>12.58972222222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.2563888888889">
                <text:p>11.2563888888889</text:p>
              </table:table-cell>
              <table:table-cell office:value-type="float" office:value="NaN">
                <text:p>NaN</text:p>
              </table:table-cell>
              <table:table-cell office:value-type="float" office:value="7.78">
                <text:p>7.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.9563888888889">
                <text:p>11.9563888888889</text:p>
              </table:table-cell>
              <table:table-cell office:value-type="float" office:value="NaN">
                <text:p>NaN</text:p>
              </table:table-cell>
              <table:table-cell office:value-type="float" office:value="2.43555555555556">
                <text:p>2.435555555555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.2483333333333">
                <text:p>14.2483333333333</text:p>
              </table:table-cell>
              <table:table-cell office:value-type="float" office:value="NaN">
                <text:p>NaN</text:p>
              </table:table-cell>
              <table:table-cell office:value-type="float" office:value="-13.0769444444444">
                <text:p>-13.07694444444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4526102230515">
                <text:p>12.452610223051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3298377650605">
                <text:p>23.329837765060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.9408018528481">
                <text:p>27.940801852848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.1448115739806">
                <text:p>25.144811573980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6335575687742">
                <text:p>15.633557568774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5999700692914">
                <text:p>1.7599970069291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3.0437365805403">
                <text:p>-13.043736580540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5.1153972832737">
                <text:p>-25.115397283273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ignore" chart:right-angled-axes="true"/>
    </style:style>
    <style:style style:name="ch3" style:family="chart" style:data-style-name="N0">
      <style:chart-properties chart:display-label="true" chart:logarithmic="false" chart:maximum="24" chart:origin="0" chart:interval-major="6" chart:interval-minor-divisor="1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>
      <style:graphic-properties svg:stroke-color="#dddddd"/>
    </style:style>
    <style:style style:name="ch6" style:family="chart" style:data-style-name="N0">
      <style:chart-properties chart:display-label="true" chart:logarithmic="false" chart:minimum="-90" chart:maximum="9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0.964cm" svg:height="9cm" xlink:href=".." xlink:type="simple" chart:class="chart:scatter" chart:style-name="ch1">
        <chart:plot-area chart:style-name="ch2" table:cell-range-address="Sheet1_2.H3:Sheet1_2.J35" svg:x="0.006cm" svg:y="0.104cm" svg:width="10.813cm" svg:height="8.639cm">
          <chart:coordinate-region svg:x="0.733cm" svg:y="0.303cm" svg:width="9.899cm" svg:height="8.241cm"/>
          <chart:axis chart:dimension="x" chart:name="primary-x" chart:style-name="ch3">
            <chart:grid chart:style-name="ch4" chart:class="major"/>
            <chart:grid chart:style-name="ch5" chart:class="minor"/>
          </chart:axis>
          <chart:axis chart:dimension="y" chart:name="primary-y" chart:style-name="ch6">
            <chart:grid chart:style-name="ch4" chart:class="major"/>
          </chart:axis>
          <chart:series chart:style-name="ch7" chart:values-cell-range-address="Sheet1_2.I3:Sheet1_2.I35" chart:class="chart:scatter">
            <chart:domain table:cell-range-address="Sheet1_2.H3:Sheet1_2.H35"/>
            <chart:data-point chart:repeated="33"/>
          </chart:series>
          <chart:series chart:style-name="ch8" chart:values-cell-range-address="Sheet1_2.J3:Sheet1_2.J35" chart:class="chart:scatter">
            <chart:data-point chart:repeated="3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4375">
                <text:p>0.4375</text:p>
                <draw:g>
                  <svg:desc>Sheet1_2.H3:Sheet1_2.H35</svg:desc>
                </draw:g>
              </table:table-cell>
              <table:table-cell office:value-type="float" office:value="2.83611111111111">
                <text:p>2.83611111111111</text:p>
                <draw:g>
                  <svg:desc>Sheet1_2.I3:Sheet1_2.I35</svg:desc>
                </draw:g>
              </table:table-cell>
              <table:table-cell office:value-type="float" office:value="NaN">
                <text:p>NaN</text:p>
                <draw:g>
                  <svg:desc>Sheet1_2.J3:Sheet1_2.J3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34666666666667">
                <text:p>2.34666666666667</text:p>
              </table:table-cell>
              <table:table-cell office:value-type="float" office:value="14.0288888888889">
                <text:p>14.02888888888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.31111111111111">
                <text:p>4.31111111111111</text:p>
              </table:table-cell>
              <table:table-cell office:value-type="float" office:value="21.3955555555556">
                <text:p>21.39555555555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.47694444444444">
                <text:p>5.47694444444444</text:p>
              </table:table-cell>
              <table:table-cell office:value-type="float" office:value="23.2402777777778">
                <text:p>23.24027777777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.96222222222222">
                <text:p>5.96222222222222</text:p>
              </table:table-cell>
              <table:table-cell office:value-type="float" office:value="23.4355555555556">
                <text:p>23.43555555555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.44722222222222">
                <text:p>6.44722222222222</text:p>
              </table:table-cell>
              <table:table-cell office:value-type="float" office:value="23.2930555555556">
                <text:p>23.29305555555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.47472222222222">
                <text:p>8.47472222222222</text:p>
              </table:table-cell>
              <table:table-cell office:value-type="float" office:value="19.0675">
                <text:p>19.06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.84555555555556">
                <text:p>9.84555555555556</text:p>
              </table:table-cell>
              <table:table-cell office:value-type="float" office:value="10.4266666666667">
                <text:p>10.426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.2877777777778">
                <text:p>12.2877777777778</text:p>
              </table:table-cell>
              <table:table-cell office:value-type="float" office:value="-1.86833333333333">
                <text:p>-1.868333333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.1422222222222">
                <text:p>14.1422222222222</text:p>
              </table:table-cell>
              <table:table-cell office:value-type="float" office:value="-12.9827777777778">
                <text:p>-12.98277777777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.2469444444444">
                <text:p>16.2469444444444</text:p>
              </table:table-cell>
              <table:table-cell office:value-type="float" office:value="-21.2372222222222">
                <text:p>-21.23722222222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8.4430555555556">
                <text:p>18.4430555555556</text:p>
              </table:table-cell>
              <table:table-cell office:value-type="float" office:value="-23.2952777777778">
                <text:p>-23.29527777777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.6897222222222">
                <text:p>20.6897222222222</text:p>
              </table:table-cell>
              <table:table-cell office:value-type="float" office:value="-18.2833333333333">
                <text:p>-18.28333333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2.7233333333333">
                <text:p>22.7233333333333</text:p>
              </table:table-cell>
              <table:table-cell office:value-type="float" office:value="-8.09416666666667">
                <text:p>-8.0941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1.2341666666667">
                <text:p>11.2341666666667</text:p>
              </table:table-cell>
              <table:table-cell office:value-type="float" office:value="NaN">
                <text:p>NaN</text:p>
              </table:table-cell>
              <table:table-cell office:value-type="float" office:value="8.58305555555556">
                <text:p>8.5830555555555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3.4302777777778">
                <text:p>13.4302777777778</text:p>
              </table:table-cell>
              <table:table-cell office:value-type="float" office:value="NaN">
                <text:p>NaN</text:p>
              </table:table-cell>
              <table:table-cell office:value-type="float" office:value="-8.49611111111111">
                <text:p>-8.4961111111111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4.2233333333333">
                <text:p>14.2233333333333</text:p>
              </table:table-cell>
              <table:table-cell office:value-type="float" office:value="NaN">
                <text:p>NaN</text:p>
              </table:table-cell>
              <table:table-cell office:value-type="float" office:value="-14.1369444444444">
                <text:p>-14.136944444444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5.0777777777778">
                <text:p>15.0777777777778</text:p>
              </table:table-cell>
              <table:table-cell office:value-type="float" office:value="NaN">
                <text:p>NaN</text:p>
              </table:table-cell>
              <table:table-cell office:value-type="float" office:value="-19.3194444444444">
                <text:p>-19.319444444444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7.0136111111111">
                <text:p>17.0136111111111</text:p>
              </table:table-cell>
              <table:table-cell office:value-type="float" office:value="NaN">
                <text:p>NaN</text:p>
              </table:table-cell>
              <table:table-cell office:value-type="float" office:value="-26.7925">
                <text:p>-26.79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8.0797222222222">
                <text:p>18.0797222222222</text:p>
              </table:table-cell>
              <table:table-cell office:value-type="float" office:value="NaN">
                <text:p>NaN</text:p>
              </table:table-cell>
              <table:table-cell office:value-type="float" office:value="-28.2763888888889">
                <text:p>-28.276388888888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9.1688888888889">
                <text:p>19.1688888888889</text:p>
              </table:table-cell>
              <table:table-cell office:value-type="float" office:value="NaN">
                <text:p>NaN</text:p>
              </table:table-cell>
              <table:table-cell office:value-type="float" office:value="-27.8863888888889">
                <text:p>-27.886388888888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.2375">
                <text:p>20.2375</text:p>
              </table:table-cell>
              <table:table-cell office:value-type="float" office:value="NaN">
                <text:p>NaN</text:p>
              </table:table-cell>
              <table:table-cell office:value-type="float" office:value="-25.6244444444444">
                <text:p>-25.624444444444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.0855555555556">
                <text:p>23.0855555555556</text:p>
              </table:table-cell>
              <table:table-cell office:value-type="float" office:value="NaN">
                <text:p>NaN</text:p>
              </table:table-cell>
              <table:table-cell office:value-type="float" office:value="-10.6477777777778">
                <text:p>-10.647777777777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743888888888889">
                <text:p>0.743888888888889</text:p>
              </table:table-cell>
              <table:table-cell office:value-type="float" office:value="NaN">
                <text:p>NaN</text:p>
              </table:table-cell>
              <table:table-cell office:value-type="float" office:value="2.20277777777778">
                <text:p>2.2027777777777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38361111111111">
                <text:p>2.38361111111111</text:p>
              </table:table-cell>
              <table:table-cell office:value-type="float" office:value="NaN">
                <text:p>NaN</text:p>
              </table:table-cell>
              <table:table-cell office:value-type="float" office:value="14.2191666666667">
                <text:p>14.219166666666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.04694444444445">
                <text:p>5.04694444444445</text:p>
              </table:table-cell>
              <table:table-cell office:value-type="float" office:value="NaN">
                <text:p>NaN</text:p>
              </table:table-cell>
              <table:table-cell office:value-type="float" office:value="25.9347222222222">
                <text:p>25.934722222222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.98361111111111">
                <text:p>5.98361111111111</text:p>
              </table:table-cell>
              <table:table-cell office:value-type="float" office:value="NaN">
                <text:p>NaN</text:p>
              </table:table-cell>
              <table:table-cell office:value-type="float" office:value="27.2847222222222">
                <text:p>27.284722222222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.91527777777778">
                <text:p>6.91527777777778</text:p>
              </table:table-cell>
              <table:table-cell office:value-type="float" office:value="NaN">
                <text:p>NaN</text:p>
              </table:table-cell>
              <table:table-cell office:value-type="float" office:value="27.2027777777778">
                <text:p>27.202777777777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.68305555555556">
                <text:p>8.68305555555556</text:p>
              </table:table-cell>
              <table:table-cell office:value-type="float" office:value="NaN">
                <text:p>NaN</text:p>
              </table:table-cell>
              <table:table-cell office:value-type="float" office:value="23.1236111111111">
                <text:p>23.123611111111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1.0047222222222">
                <text:p>11.0047222222222</text:p>
              </table:table-cell>
              <table:table-cell office:value-type="float" office:value="NaN">
                <text:p>NaN</text:p>
              </table:table-cell>
              <table:table-cell office:value-type="float" office:value="10.1383333333333">
                <text:p>10.138333333333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2.4344444444444">
                <text:p>12.4344444444444</text:p>
              </table:table-cell>
              <table:table-cell office:value-type="float" office:value="NaN">
                <text:p>NaN</text:p>
              </table:table-cell>
              <table:table-cell office:value-type="float" office:value="0.856388888888889">
                <text:p>0.85638888888888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3.9258333333333">
                <text:p>13.9258333333333</text:p>
              </table:table-cell>
              <table:table-cell office:value-type="float" office:value="NaN">
                <text:p>NaN</text:p>
              </table:table-cell>
              <table:table-cell office:value-type="float" office:value="-12.1855555555556">
                <text:p>-12.185555555555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5.6330555555556">
                <text:p>15.6330555555556</text:p>
              </table:table-cell>
              <table:table-cell office:value-type="float" office:value="NaN">
                <text:p>NaN</text:p>
              </table:table-cell>
              <table:table-cell office:value-type="float" office:value="-22.1075">
                <text:p>-22.107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aximum="24" chart:interval-major="6" chart:interval-minor-divisor="1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dddddd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4cm" svg:height="9.007cm" xlink:href=".." xlink:type="simple" chart:class="chart:scatter" chart:style-name="ch1">
        <chart:plot-area chart:style-name="ch2" table:cell-range-address="Sheet1_2.H3:Sheet1_2.J35" svg:x="0.32cm" svg:y="0.18cm" svg:width="15.364cm" svg:height="8.647cm">
          <chart:coordinate-region svg:x="1.047cm" svg:y="0.379cm" svg:width="14.45cm" svg:height="8.249cm"/>
          <chart:axis chart:dimension="x" chart:name="primary-x" chart:style-name="ch3">
            <chart:grid chart:style-name="ch4" chart:class="min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_2.I3:Sheet1_2.I35" chart:class="chart:scatter">
            <chart:domain table:cell-range-address="Sheet1_2.H3:Sheet1_2.H35"/>
            <chart:data-point chart:repeated="33"/>
          </chart:series>
          <chart:series chart:style-name="ch8" chart:values-cell-range-address="Sheet1_2.J3:Sheet1_2.J35" chart:class="chart:scatter">
            <chart:data-point chart:repeated="3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4375">
                <text:p>0.4375</text:p>
                <draw:g>
                  <svg:desc>Sheet1_2.H3:Sheet1_2.H35</svg:desc>
                </draw:g>
              </table:table-cell>
              <table:table-cell office:value-type="float" office:value="2.83611111111111">
                <text:p>2.83611111111111</text:p>
                <draw:g>
                  <svg:desc>Sheet1_2.I3:Sheet1_2.I35</svg:desc>
                </draw:g>
              </table:table-cell>
              <table:table-cell office:value-type="float" office:value="NaN">
                <text:p>NaN</text:p>
                <draw:g>
                  <svg:desc>Sheet1_2.J3:Sheet1_2.J3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34666666666667">
                <text:p>2.34666666666667</text:p>
              </table:table-cell>
              <table:table-cell office:value-type="float" office:value="14.0288888888889">
                <text:p>14.02888888888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.31111111111111">
                <text:p>4.31111111111111</text:p>
              </table:table-cell>
              <table:table-cell office:value-type="float" office:value="21.3955555555556">
                <text:p>21.39555555555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.47694444444444">
                <text:p>5.47694444444444</text:p>
              </table:table-cell>
              <table:table-cell office:value-type="float" office:value="23.2402777777778">
                <text:p>23.24027777777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.96222222222222">
                <text:p>5.96222222222222</text:p>
              </table:table-cell>
              <table:table-cell office:value-type="float" office:value="23.4355555555556">
                <text:p>23.43555555555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.44722222222222">
                <text:p>6.44722222222222</text:p>
              </table:table-cell>
              <table:table-cell office:value-type="float" office:value="23.2930555555556">
                <text:p>23.29305555555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.47472222222222">
                <text:p>8.47472222222222</text:p>
              </table:table-cell>
              <table:table-cell office:value-type="float" office:value="19.0675">
                <text:p>19.06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.84555555555556">
                <text:p>9.84555555555556</text:p>
              </table:table-cell>
              <table:table-cell office:value-type="float" office:value="10.4266666666667">
                <text:p>10.426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.2877777777778">
                <text:p>12.2877777777778</text:p>
              </table:table-cell>
              <table:table-cell office:value-type="float" office:value="-1.86833333333333">
                <text:p>-1.868333333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.1422222222222">
                <text:p>14.1422222222222</text:p>
              </table:table-cell>
              <table:table-cell office:value-type="float" office:value="-12.9827777777778">
                <text:p>-12.98277777777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.2469444444444">
                <text:p>16.2469444444444</text:p>
              </table:table-cell>
              <table:table-cell office:value-type="float" office:value="-21.2372222222222">
                <text:p>-21.23722222222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8.4430555555556">
                <text:p>18.4430555555556</text:p>
              </table:table-cell>
              <table:table-cell office:value-type="float" office:value="-23.2952777777778">
                <text:p>-23.29527777777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.6897222222222">
                <text:p>20.6897222222222</text:p>
              </table:table-cell>
              <table:table-cell office:value-type="float" office:value="-18.2833333333333">
                <text:p>-18.28333333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2.7233333333333">
                <text:p>22.7233333333333</text:p>
              </table:table-cell>
              <table:table-cell office:value-type="float" office:value="-8.09416666666667">
                <text:p>-8.0941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1.2341666666667">
                <text:p>11.2341666666667</text:p>
              </table:table-cell>
              <table:table-cell office:value-type="float" office:value="NaN">
                <text:p>NaN</text:p>
              </table:table-cell>
              <table:table-cell office:value-type="float" office:value="8.58305555555556">
                <text:p>8.5830555555555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3.4302777777778">
                <text:p>13.4302777777778</text:p>
              </table:table-cell>
              <table:table-cell office:value-type="float" office:value="NaN">
                <text:p>NaN</text:p>
              </table:table-cell>
              <table:table-cell office:value-type="float" office:value="-8.49611111111111">
                <text:p>-8.4961111111111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4.2233333333333">
                <text:p>14.2233333333333</text:p>
              </table:table-cell>
              <table:table-cell office:value-type="float" office:value="NaN">
                <text:p>NaN</text:p>
              </table:table-cell>
              <table:table-cell office:value-type="float" office:value="-14.1369444444444">
                <text:p>-14.136944444444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5.0777777777778">
                <text:p>15.0777777777778</text:p>
              </table:table-cell>
              <table:table-cell office:value-type="float" office:value="NaN">
                <text:p>NaN</text:p>
              </table:table-cell>
              <table:table-cell office:value-type="float" office:value="-19.3194444444444">
                <text:p>-19.319444444444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7.0136111111111">
                <text:p>17.0136111111111</text:p>
              </table:table-cell>
              <table:table-cell office:value-type="float" office:value="NaN">
                <text:p>NaN</text:p>
              </table:table-cell>
              <table:table-cell office:value-type="float" office:value="-26.7925">
                <text:p>-26.79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8.0797222222222">
                <text:p>18.0797222222222</text:p>
              </table:table-cell>
              <table:table-cell office:value-type="float" office:value="NaN">
                <text:p>NaN</text:p>
              </table:table-cell>
              <table:table-cell office:value-type="float" office:value="-28.2763888888889">
                <text:p>-28.276388888888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9.1688888888889">
                <text:p>19.1688888888889</text:p>
              </table:table-cell>
              <table:table-cell office:value-type="float" office:value="NaN">
                <text:p>NaN</text:p>
              </table:table-cell>
              <table:table-cell office:value-type="float" office:value="-27.8863888888889">
                <text:p>-27.886388888888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.2375">
                <text:p>20.2375</text:p>
              </table:table-cell>
              <table:table-cell office:value-type="float" office:value="NaN">
                <text:p>NaN</text:p>
              </table:table-cell>
              <table:table-cell office:value-type="float" office:value="-25.6244444444444">
                <text:p>-25.624444444444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.0855555555556">
                <text:p>23.0855555555556</text:p>
              </table:table-cell>
              <table:table-cell office:value-type="float" office:value="NaN">
                <text:p>NaN</text:p>
              </table:table-cell>
              <table:table-cell office:value-type="float" office:value="-10.6477777777778">
                <text:p>-10.647777777777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743888888888889">
                <text:p>0.743888888888889</text:p>
              </table:table-cell>
              <table:table-cell office:value-type="float" office:value="NaN">
                <text:p>NaN</text:p>
              </table:table-cell>
              <table:table-cell office:value-type="float" office:value="2.20277777777778">
                <text:p>2.2027777777777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38361111111111">
                <text:p>2.38361111111111</text:p>
              </table:table-cell>
              <table:table-cell office:value-type="float" office:value="NaN">
                <text:p>NaN</text:p>
              </table:table-cell>
              <table:table-cell office:value-type="float" office:value="14.2191666666667">
                <text:p>14.219166666666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.04694444444445">
                <text:p>5.04694444444445</text:p>
              </table:table-cell>
              <table:table-cell office:value-type="float" office:value="NaN">
                <text:p>NaN</text:p>
              </table:table-cell>
              <table:table-cell office:value-type="float" office:value="25.9347222222222">
                <text:p>25.934722222222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.98361111111111">
                <text:p>5.98361111111111</text:p>
              </table:table-cell>
              <table:table-cell office:value-type="float" office:value="NaN">
                <text:p>NaN</text:p>
              </table:table-cell>
              <table:table-cell office:value-type="float" office:value="27.2847222222222">
                <text:p>27.284722222222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.91527777777778">
                <text:p>6.91527777777778</text:p>
              </table:table-cell>
              <table:table-cell office:value-type="float" office:value="NaN">
                <text:p>NaN</text:p>
              </table:table-cell>
              <table:table-cell office:value-type="float" office:value="27.2027777777778">
                <text:p>27.202777777777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.68305555555556">
                <text:p>8.68305555555556</text:p>
              </table:table-cell>
              <table:table-cell office:value-type="float" office:value="NaN">
                <text:p>NaN</text:p>
              </table:table-cell>
              <table:table-cell office:value-type="float" office:value="23.1236111111111">
                <text:p>23.123611111111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1.0047222222222">
                <text:p>11.0047222222222</text:p>
              </table:table-cell>
              <table:table-cell office:value-type="float" office:value="NaN">
                <text:p>NaN</text:p>
              </table:table-cell>
              <table:table-cell office:value-type="float" office:value="10.1383333333333">
                <text:p>10.138333333333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2.4344444444444">
                <text:p>12.4344444444444</text:p>
              </table:table-cell>
              <table:table-cell office:value-type="float" office:value="NaN">
                <text:p>NaN</text:p>
              </table:table-cell>
              <table:table-cell office:value-type="float" office:value="0.856388888888889">
                <text:p>0.85638888888888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3.9258333333333">
                <text:p>13.9258333333333</text:p>
              </table:table-cell>
              <table:table-cell office:value-type="float" office:value="NaN">
                <text:p>NaN</text:p>
              </table:table-cell>
              <table:table-cell office:value-type="float" office:value="-12.1855555555556">
                <text:p>-12.185555555555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5.6330555555556">
                <text:p>15.6330555555556</text:p>
              </table:table-cell>
              <table:table-cell office:value-type="float" office:value="NaN">
                <text:p>NaN</text:p>
              </table:table-cell>
              <table:table-cell office:value-type="float" office:value="-22.1075">
                <text:p>-22.107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aximum="24" chart:interval-major="6" chart:interval-minor-divisor="1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05cm" chart:symbol-height="0.05cm" chart:link-data-style-to-source="true" chart:label-position="top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chart:solid-type="cuboid" chart:symbol-type="named-symbol" chart:symbol-name="square" chart:symbol-width="0.05cm" chart:symbol-height="0.05cm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4cm" svg:height="9.007cm" xlink:href=".." xlink:type="simple" chart:class="chart:scatter" chart:style-name="ch1">
        <chart:plot-area chart:style-name="ch2" table:cell-range-address="Sheet3_2.A3:Sheet3_2.B55" svg:x="0.32cm" svg:y="0.18cm" svg:width="15.364cm" svg:height="8.647cm">
          <chart:coordinate-region svg:x="1.047cm" svg:y="0.379cm" svg:width="14.45cm" svg:height="8.249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3_2.B3:Sheet3_2.B55" chart:class="chart:scatter">
            <chart:domain table:cell-range-address="Sheet3_2.A3:Sheet3_2.A55"/>
            <chart:data-point chart:repeated="29"/>
            <chart:data-point chart:style-name="ch7"/>
            <chart:data-point chart:repeated="2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3_2.A3:Sheet3_2.A55</svg:desc>
                </draw:g>
              </table:table-cell>
              <table:table-cell office:value-type="float" office:value="0">
                <text:p>0</text:p>
                <draw:g>
                  <svg:desc>Sheet3_2.B3:Sheet3_2.B5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">
                <text:p>0.5</text:p>
              </table:table-cell>
              <table:table-cell office:value-type="float" office:value="3.05953394563801">
                <text:p>3.059533945638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6.06671841720309">
                <text:p>6.066718417203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5">
                <text:p>1.5</text:p>
              </table:table-cell>
              <table:table-cell office:value-type="float" office:value="8.97009965463771">
                <text:p>8.9700996546377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556">
                <text:p>1.556</text:p>
              </table:table-cell>
              <table:table-cell office:value-type="float" office:value="9.28661396618965">
                <text:p>9.2866139661896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11.72">
                <text:p>11.7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086086086">
                <text:p>2.086086086</text:p>
              </table:table-cell>
              <table:table-cell office:value-type="float" office:value="12.1744835943856">
                <text:p>12.174483594385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38361111111111">
                <text:p>2.383611111111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88361111111111">
                <text:p>2.88361111111111</text:p>
              </table:table-cell>
              <table:table-cell office:value-type="float" office:value="16.0619308355066">
                <text:p>16.061930835506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38361111111111">
                <text:p>3.38361111111111</text:p>
              </table:table-cell>
              <table:table-cell office:value-type="float" office:value="18.1528420418928">
                <text:p>18.152842041892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.88361111111111">
                <text:p>3.88361111111111</text:p>
              </table:table-cell>
              <table:table-cell office:value-type="float" office:value="19.9331530880235">
                <text:p>19.933153088023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38361111111111">
                <text:p>4.38361111111111</text:p>
              </table:table-cell>
              <table:table-cell office:value-type="float" office:value="21.3724023583041">
                <text:p>21.372402358304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.88361111111111">
                <text:p>4.88361111111111</text:p>
              </table:table-cell>
              <table:table-cell office:value-type="float" office:value="22.4459638986846">
                <text:p>22.445963898684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.38361111111111">
                <text:p>5.38361111111111</text:p>
              </table:table-cell>
              <table:table-cell office:value-type="float" office:value="23.1354687735618">
                <text:p>23.135468773561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.04694444444445">
                <text:p>5.046944444444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.54694444444445">
                <text:p>5.54694444444445</text:p>
              </table:table-cell>
              <table:table-cell office:value-type="float" office:value="23.2753132804568">
                <text:p>23.275313280456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.04694444444445">
                <text:p>6.04694444444445</text:p>
              </table:table-cell>
              <table:table-cell office:value-type="float" office:value="23.4382297777049">
                <text:p>23.438229777704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.54694444444445">
                <text:p>6.54694444444445</text:p>
              </table:table-cell>
              <table:table-cell office:value-type="float" office:value="23.2001116651516">
                <text:p>23.200111665151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.04694444444445">
                <text:p>7.04694444444445</text:p>
              </table:table-cell>
              <table:table-cell office:value-type="float" office:value="22.5650332097214">
                <text:p>22.565033209721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.54694444444445">
                <text:p>7.54694444444445</text:p>
              </table:table-cell>
              <table:table-cell office:value-type="float" office:value="21.5438607798637">
                <text:p>21.543860779863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.04694444444445">
                <text:p>8.04694444444445</text:p>
              </table:table-cell>
              <table:table-cell office:value-type="float" office:value="20.1540669189759">
                <text:p>20.154066918975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.54694444444445">
                <text:p>8.54694444444445</text:p>
              </table:table-cell>
              <table:table-cell office:value-type="float" office:value="18.4194313853414">
                <text:p>18.419431385341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.68305555555556">
                <text:p>8.683055555555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.18305555555556">
                <text:p>9.18305555555556</text:p>
              </table:table-cell>
              <table:table-cell office:value-type="float" office:value="15.7615397040427">
                <text:p>15.761539704042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.68305555555556">
                <text:p>9.68305555555556</text:p>
              </table:table-cell>
              <table:table-cell office:value-type="float" office:value="13.3621246633258">
                <text:p>13.362124663325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.1830555555556">
                <text:p>10.1830555555556</text:p>
              </table:table-cell>
              <table:table-cell office:value-type="float" office:value="10.7340799649386">
                <text:p>10.734079964938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.6830555555556">
                <text:p>10.6830555555556</text:p>
              </table:table-cell>
              <table:table-cell office:value-type="float" office:value="7.92237218230208">
                <text:p>7.9223721823020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1.1830555555556">
                <text:p>11.1830555555556</text:p>
              </table:table-cell>
              <table:table-cell office:value-type="float" office:value="4.97511041512985">
                <text:p>4.9751104151298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1.0047222222222">
                <text:p>11.00472222222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1.5047222222222">
                <text:p>11.5047222222222</text:p>
              </table:table-cell>
              <table:table-cell office:value-type="float" office:value="3.03080124478217">
                <text:p>3.0308012447821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2.0047222222222">
                <text:p>12.0047222222222</text:p>
              </table:table-cell>
              <table:table-cell office:value-type="float" office:value="-0.0289782759656496">
                <text:p>-0.028978275965649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2.5047222222222">
                <text:p>12.5047222222222</text:p>
              </table:table-cell>
              <table:table-cell office:value-type="float" office:value="-3.08826197037742">
                <text:p>-3.0882619703774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3.0047222222222">
                <text:p>13.0047222222222</text:p>
              </table:table-cell>
              <table:table-cell office:value-type="float" office:value="-6.09470464624806">
                <text:p>-6.0947046462480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3.5047222222222">
                <text:p>13.5047222222222</text:p>
              </table:table-cell>
              <table:table-cell office:value-type="float" office:value="-8.99686523585001">
                <text:p>-8.9968652358500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3.60027778">
                <text:p>13.60027778</text:p>
              </table:table-cell>
              <table:table-cell office:value-type="float" office:value="-9.53546413500886">
                <text:p>-9.5354641350088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3.7569475694">
                <text:p>13.7569475694</text:p>
              </table:table-cell>
              <table:table-cell office:value-type="float" office:value="-10.4054672694649">
                <text:p>-10.405467269464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3.9258333333333">
                <text:p>13.92583333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4.4258333333333">
                <text:p>14.4258333333333</text:p>
              </table:table-cell>
              <table:table-cell office:value-type="float" office:value="-13.9056222932566">
                <text:p>-13.905622293256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4.2233333333333">
                <text:p>14.22333333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4.7233333333333">
                <text:p>14.7233333333333</text:p>
              </table:table-cell>
              <table:table-cell office:value-type="float" office:value="-15.3316576533934">
                <text:p>-15.331657653393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5.2233333333333">
                <text:p>15.2233333333333</text:p>
              </table:table-cell>
              <table:table-cell office:value-type="float" office:value="-17.5147997861686">
                <text:p>-17.514799786168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5.7233333333333">
                <text:p>15.7233333333333</text:p>
              </table:table-cell>
              <table:table-cell office:value-type="float" office:value="-19.3982588385825">
                <text:p>-19.398258838582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5.6330555555556">
                <text:p>15.63305555555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6.1330555555556">
                <text:p>16.1330555555556</text:p>
              </table:table-cell>
              <table:table-cell office:value-type="float" office:value="-20.6954912583602">
                <text:p>-20.695491258360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6.6330555555556">
                <text:p>16.6330555555556</text:p>
              </table:table-cell>
              <table:table-cell office:value-type="float" office:value="-21.9549990927078">
                <text:p>-21.954999092707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7.1330555555556">
                <text:p>17.1330555555556</text:p>
              </table:table-cell>
              <table:table-cell office:value-type="float" office:value="-22.8388508055035">
                <text:p>-22.838850805503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7.0136111111111">
                <text:p>17.01361111111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7.5136111111111">
                <text:p>17.5136111111111</text:p>
              </table:table-cell>
              <table:table-cell office:value-type="float" office:value="-23.2502222677861">
                <text:p>-23.250222267786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8.0136111111111">
                <text:p>18.0136111111111</text:p>
              </table:table-cell>
              <table:table-cell office:value-type="float" office:value="-23.4398511833363">
                <text:p>-23.439851183336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8.5136111111111">
                <text:p>18.5136111111111</text:p>
              </table:table-cell>
              <table:table-cell office:value-type="float" office:value="-23.2284177463851">
                <text:p>-23.228417746385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9.0136111111111">
                <text:p>19.0136111111111</text:p>
              </table:table-cell>
              <table:table-cell office:value-type="float" office:value="-22.6195396416591">
                <text:p>-22.619539641659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9.5136111111111">
                <text:p>19.5136111111111</text:p>
              </table:table-cell>
              <table:table-cell office:value-type="float" office:value="-21.6236349423432">
                <text:p>-21.623634942343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0.0136111111111">
                <text:p>20.0136111111111</text:p>
              </table:table-cell>
              <table:table-cell office:value-type="float" office:value="-20.2577438539596">
                <text:p>-20.257743853959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/>
    </style:style>
    <style:style style:name="ch3" style:family="chart" style:data-style-name="N0">
      <style:chart-properties chart:display-label="true" chart:logarithmic="false" chart:maximum="24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4cm" svg:height="9.007cm" xlink:href=".." xlink:type="simple" chart:class="chart:scatter" chart:style-name="ch1">
        <chart:plot-area chart:style-name="ch2" table:cell-range-address="Sheet3_2.A3:Sheet3_2.C65" svg:x="1.297cm" svg:y="-0.021cm" svg:width="14.781cm" svg:height="8.645cm">
          <chart:coordinate-region svg:x="1.443cm" svg:y="0.178cm" svg:width="14.448cm" svg:height="8.247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3_2.B3:Sheet3_2.B65" chart:class="chart:scatter">
            <chart:domain table:cell-range-address="Sheet3_2.A3:Sheet3_2.A65"/>
            <chart:data-point chart:repeated="63"/>
          </chart:series>
          <chart:series chart:style-name="ch7" chart:values-cell-range-address="Sheet3_2.C3:Sheet3_2.C65" chart:class="chart:scatter">
            <chart:data-point chart:repeated="6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3_2.A3:Sheet3_2.A65</svg:desc>
                </draw:g>
              </table:table-cell>
              <table:table-cell office:value-type="float" office:value="0">
                <text:p>0</text:p>
                <draw:g>
                  <svg:desc>Sheet3_2.B3:Sheet3_2.B65</svg:desc>
                </draw:g>
              </table:table-cell>
              <table:table-cell office:value-type="float" office:value="NaN">
                <text:p>NaN</text:p>
                <draw:g>
                  <svg:desc>Sheet3_2.C3:Sheet3_2.C6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">
                <text:p>0.5</text:p>
              </table:table-cell>
              <table:table-cell office:value-type="float" office:value="3.05953394563801">
                <text:p>3.059533945638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6.06671841720309">
                <text:p>6.066718417203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5">
                <text:p>1.5</text:p>
              </table:table-cell>
              <table:table-cell office:value-type="float" office:value="8.97009965463771">
                <text:p>8.970099654637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556">
                <text:p>1.556</text:p>
              </table:table-cell>
              <table:table-cell office:value-type="float" office:value="9.28661396618965">
                <text:p>9.28661396618965</text:p>
              </table:table-cell>
              <table:table-cell office:value-type="float" office:value="8.458055556">
                <text:p>8.45805555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11.72">
                <text:p>11.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086086086">
                <text:p>2.086086086</text:p>
              </table:table-cell>
              <table:table-cell office:value-type="float" office:value="12.1744835943856">
                <text:p>12.1744835943856</text:p>
              </table:table-cell>
              <table:table-cell office:value-type="float" office:value="11.71416667">
                <text:p>11.714166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38361111111111">
                <text:p>2.38361111111111</text:p>
              </table:table-cell>
              <table:table-cell office:value-type="float" office:value="NaN">
                <text:p>NaN</text:p>
              </table:table-cell>
              <table:table-cell office:value-type="float" office:value="14.2191666666667">
                <text:p>14.21916666666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88361111111111">
                <text:p>2.88361111111111</text:p>
              </table:table-cell>
              <table:table-cell office:value-type="float" office:value="16.0619308355066">
                <text:p>16.06193083550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38361111111111">
                <text:p>3.38361111111111</text:p>
              </table:table-cell>
              <table:table-cell office:value-type="float" office:value="18.1528420418928">
                <text:p>18.15284204189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.88361111111111">
                <text:p>3.88361111111111</text:p>
              </table:table-cell>
              <table:table-cell office:value-type="float" office:value="19.9331530880235">
                <text:p>19.93315308802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38361111111111">
                <text:p>4.38361111111111</text:p>
              </table:table-cell>
              <table:table-cell office:value-type="float" office:value="21.3724023583041">
                <text:p>21.37240235830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.88361111111111">
                <text:p>4.88361111111111</text:p>
              </table:table-cell>
              <table:table-cell office:value-type="float" office:value="22.4459638986846">
                <text:p>22.44596389868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.38361111111111">
                <text:p>5.38361111111111</text:p>
              </table:table-cell>
              <table:table-cell office:value-type="float" office:value="23.1354687735618">
                <text:p>23.13546877356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.04694444444445">
                <text:p>5.04694444444445</text:p>
              </table:table-cell>
              <table:table-cell office:value-type="float" office:value="NaN">
                <text:p>NaN</text:p>
              </table:table-cell>
              <table:table-cell office:value-type="float" office:value="25.9347222222222">
                <text:p>25.934722222222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.54694444444445">
                <text:p>5.54694444444445</text:p>
              </table:table-cell>
              <table:table-cell office:value-type="float" office:value="23.2753132804568">
                <text:p>23.27531328045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.04694444444445">
                <text:p>6.04694444444445</text:p>
              </table:table-cell>
              <table:table-cell office:value-type="float" office:value="23.4382297777049">
                <text:p>23.43822977770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.54694444444445">
                <text:p>6.54694444444445</text:p>
              </table:table-cell>
              <table:table-cell office:value-type="float" office:value="23.2001116651516">
                <text:p>23.20011166515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.04694444444445">
                <text:p>7.04694444444445</text:p>
              </table:table-cell>
              <table:table-cell office:value-type="float" office:value="22.5650332097214">
                <text:p>22.56503320972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.54694444444445">
                <text:p>7.54694444444445</text:p>
              </table:table-cell>
              <table:table-cell office:value-type="float" office:value="21.5438607798637">
                <text:p>21.54386077986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.04694444444445">
                <text:p>8.04694444444445</text:p>
              </table:table-cell>
              <table:table-cell office:value-type="float" office:value="20.1540669189759">
                <text:p>20.15406691897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.54694444444445">
                <text:p>8.54694444444445</text:p>
              </table:table-cell>
              <table:table-cell office:value-type="float" office:value="18.4194313853414">
                <text:p>18.41943138534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.68305555555556">
                <text:p>8.68305555555556</text:p>
              </table:table-cell>
              <table:table-cell office:value-type="float" office:value="NaN">
                <text:p>NaN</text:p>
              </table:table-cell>
              <table:table-cell office:value-type="float" office:value="23.1236111111111">
                <text:p>23.123611111111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.18305555555556">
                <text:p>9.18305555555556</text:p>
              </table:table-cell>
              <table:table-cell office:value-type="float" office:value="15.7615397040427">
                <text:p>15.76153970404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.68305555555556">
                <text:p>9.68305555555556</text:p>
              </table:table-cell>
              <table:table-cell office:value-type="float" office:value="13.3621246633258">
                <text:p>13.36212466332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.1830555555556">
                <text:p>10.1830555555556</text:p>
              </table:table-cell>
              <table:table-cell office:value-type="float" office:value="10.7340799649386">
                <text:p>10.73407996493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.6830555555556">
                <text:p>10.6830555555556</text:p>
              </table:table-cell>
              <table:table-cell office:value-type="float" office:value="7.92237218230208">
                <text:p>7.922372182302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1.1830555555556">
                <text:p>11.1830555555556</text:p>
              </table:table-cell>
              <table:table-cell office:value-type="float" office:value="4.97511041512985">
                <text:p>4.975110415129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1.0047222222222">
                <text:p>11.0047222222222</text:p>
              </table:table-cell>
              <table:table-cell office:value-type="float" office:value="NaN">
                <text:p>NaN</text:p>
              </table:table-cell>
              <table:table-cell office:value-type="float" office:value="10.1383333333333">
                <text:p>10.138333333333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1.5047222222222">
                <text:p>11.5047222222222</text:p>
              </table:table-cell>
              <table:table-cell office:value-type="float" office:value="3.03080124478217">
                <text:p>3.030801244782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2.0047222222222">
                <text:p>12.0047222222222</text:p>
              </table:table-cell>
              <table:table-cell office:value-type="float" office:value="-0.0289782759656496">
                <text:p>-0.02897827596564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2.5047222222222">
                <text:p>12.5047222222222</text:p>
              </table:table-cell>
              <table:table-cell office:value-type="float" office:value="-3.08826197037742">
                <text:p>-3.088261970377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3.0047222222222">
                <text:p>13.0047222222222</text:p>
              </table:table-cell>
              <table:table-cell office:value-type="float" office:value="-6.09470464624806">
                <text:p>-6.094704646248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3.5047222222222">
                <text:p>13.5047222222222</text:p>
              </table:table-cell>
              <table:table-cell office:value-type="float" office:value="-8.99686523585001">
                <text:p>-8.99686523585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3.60027778">
                <text:p>13.60027778</text:p>
              </table:table-cell>
              <table:table-cell office:value-type="float" office:value="-9.53546413500886">
                <text:p>-9.53546413500886</text:p>
              </table:table-cell>
              <table:table-cell office:value-type="float" office:value="-10.38361111">
                <text:p>-10.3836111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3.7569475694">
                <text:p>13.7569475694</text:p>
              </table:table-cell>
              <table:table-cell office:value-type="float" office:value="-10.4054672694649">
                <text:p>-10.4054672694649</text:p>
              </table:table-cell>
              <table:table-cell office:value-type="float" office:value="-11.23944444">
                <text:p>-11.2394444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3.9258333333333">
                <text:p>13.9258333333333</text:p>
              </table:table-cell>
              <table:table-cell office:value-type="float" office:value="NaN">
                <text:p>NaN</text:p>
              </table:table-cell>
              <table:table-cell office:value-type="float" office:value="-12.1855555555556">
                <text:p>-12.185555555555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4.4258333333333">
                <text:p>14.4258333333333</text:p>
              </table:table-cell>
              <table:table-cell office:value-type="float" office:value="-13.9056222932566">
                <text:p>-13.90562229325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4.2233333333333">
                <text:p>14.2233333333333</text:p>
              </table:table-cell>
              <table:table-cell office:value-type="float" office:value="NaN">
                <text:p>NaN</text:p>
              </table:table-cell>
              <table:table-cell office:value-type="float" office:value="-14.1369444444444">
                <text:p>-14.136944444444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4.7233333333333">
                <text:p>14.7233333333333</text:p>
              </table:table-cell>
              <table:table-cell office:value-type="float" office:value="-15.3316576533934">
                <text:p>-15.33165765339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5.2233333333333">
                <text:p>15.2233333333333</text:p>
              </table:table-cell>
              <table:table-cell office:value-type="float" office:value="-17.5147997861686">
                <text:p>-17.51479978616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5.7233333333333">
                <text:p>15.7233333333333</text:p>
              </table:table-cell>
              <table:table-cell office:value-type="float" office:value="-19.3982588385825">
                <text:p>-19.39825883858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5.6330555555556">
                <text:p>15.6330555555556</text:p>
              </table:table-cell>
              <table:table-cell office:value-type="float" office:value="NaN">
                <text:p>NaN</text:p>
              </table:table-cell>
              <table:table-cell office:value-type="float" office:value="-22.1075">
                <text:p>-22.107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6.1330555555556">
                <text:p>16.1330555555556</text:p>
              </table:table-cell>
              <table:table-cell office:value-type="float" office:value="-20.6954912583602">
                <text:p>-20.69549125836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6.6330555555556">
                <text:p>16.6330555555556</text:p>
              </table:table-cell>
              <table:table-cell office:value-type="float" office:value="-21.9549990927078">
                <text:p>-21.95499909270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7.1330555555556">
                <text:p>17.1330555555556</text:p>
              </table:table-cell>
              <table:table-cell office:value-type="float" office:value="-22.8388508055035">
                <text:p>-22.83885080550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7.0136111111111">
                <text:p>17.0136111111111</text:p>
              </table:table-cell>
              <table:table-cell office:value-type="float" office:value="NaN">
                <text:p>NaN</text:p>
              </table:table-cell>
              <table:table-cell office:value-type="float" office:value="-26.7925">
                <text:p>-26.792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7.5136111111111">
                <text:p>17.5136111111111</text:p>
              </table:table-cell>
              <table:table-cell office:value-type="float" office:value="-23.2502222677861">
                <text:p>-23.25022226778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8.0136111111111">
                <text:p>18.0136111111111</text:p>
              </table:table-cell>
              <table:table-cell office:value-type="float" office:value="-23.4398511833363">
                <text:p>-23.43985118333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8.5136111111111">
                <text:p>18.5136111111111</text:p>
              </table:table-cell>
              <table:table-cell office:value-type="float" office:value="-23.2284177463851">
                <text:p>-23.22841774638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9.0136111111111">
                <text:p>19.0136111111111</text:p>
              </table:table-cell>
              <table:table-cell office:value-type="float" office:value="-22.6195396416591">
                <text:p>-22.61953964165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9.5136111111111">
                <text:p>19.5136111111111</text:p>
              </table:table-cell>
              <table:table-cell office:value-type="float" office:value="-21.6236349423432">
                <text:p>-21.62363494234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0.0136111111111">
                <text:p>20.0136111111111</text:p>
              </table:table-cell>
              <table:table-cell office:value-type="float" office:value="-20.2577438539596">
                <text:p>-20.25774385395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0.2375">
                <text:p>20.2375</text:p>
              </table:table-cell>
              <table:table-cell office:value-type="float" office:value="NaN">
                <text:p>NaN</text:p>
              </table:table-cell>
              <table:table-cell office:value-type="float" office:value="-25.6244444444444">
                <text:p>-25.624444444444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0.7375">
                <text:p>20.7375</text:p>
              </table:table-cell>
              <table:table-cell office:value-type="float" office:value="-17.6736072171862">
                <text:p>-17.67360721718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1.2375">
                <text:p>21.2375</text:p>
              </table:table-cell>
              <table:table-cell office:value-type="float" office:value="-15.512654589327">
                <text:p>-15.5126545893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1.7375">
                <text:p>21.7375</text:p>
              </table:table-cell>
              <table:table-cell office:value-type="float" office:value="-13.086276140524">
                <text:p>-13.0862761405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2.2375">
                <text:p>22.2375</text:p>
              </table:table-cell>
              <table:table-cell office:value-type="float" office:value="-10.4359878787554">
                <text:p>-10.43598787875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2.7375">
                <text:p>22.7375</text:p>
              </table:table-cell>
              <table:table-cell office:value-type="float" office:value="-7.60713697097882">
                <text:p>-7.607136970978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3.2375">
                <text:p>23.2375</text:p>
              </table:table-cell>
              <table:table-cell office:value-type="float" office:value="-4.64812584053202">
                <text:p>-4.648125840532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3.0855555555556">
                <text:p>23.0855555555556</text:p>
              </table:table-cell>
              <table:table-cell office:value-type="float" office:value="NaN">
                <text:p>NaN</text:p>
              </table:table-cell>
              <table:table-cell office:value-type="float" office:value="-10.6477777777778">
                <text:p>-10.647777777777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3.5855555555556">
                <text:p>23.5855555555556</text:p>
              </table:table-cell>
              <table:table-cell office:value-type="float" office:value="-2.53828332897993">
                <text:p>-2.538283328979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4.0855555555556">
                <text:p>24.0855555555556</text:p>
              </table:table-cell>
              <table:table-cell office:value-type="float" office:value="0.52497441192963">
                <text:p>0.52497441192963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24" chart:origin="0" chart:interval-major="1" chart:interval-minor-divisor="1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>
      <style:graphic-properties svg:stroke-width="0.1cm" svg:stroke-color="#dddddd" svg:stroke-opacity="95%"/>
    </style:style>
    <style:style style:name="ch6" style:family="chart" style:data-style-name="N0">
      <style:chart-properties chart:display-label="true" chart:logarithmic="false" chart:minimum="-30" chart:maximum="3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1cm" chart:symbol-height="0.1cm" chart:link-data-style-to-source="true"/>
      <style:graphic-properties draw:stroke="none" svg:stroke-width="0.08cm" svg:stroke-color="#00a933" draw:fill-color="#00a933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05cm" chart:symbol-height="0.05cm" chart:link-data-style-to-source="true"/>
      <style:graphic-properties draw:stroke="none" svg:stroke-width="0.08cm" svg:stroke-color="#bf0041" draw:fill-color="#bf0041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3cm" svg:height="12.695cm" xlink:href=".." xlink:type="simple" chart:class="chart:scatter" chart:style-name="ch1">
        <chart:plot-area chart:style-name="ch2" table:cell-range-address="Sheet3_2.A3:Sheet3_2.D65" svg:x="0.46cm" svg:y="0.253cm" svg:width="22.08cm" svg:height="12.189cm">
          <chart:coordinate-region svg:x="1.187cm" svg:y="0.452cm" svg:width="21.166cm" svg:height="11.791cm"/>
          <chart:axis chart:dimension="x" chart:name="primary-x" chart:style-name="ch3">
            <chart:grid chart:style-name="ch4" chart:class="major"/>
            <chart:grid chart:style-name="ch5" chart:class="minor"/>
          </chart:axis>
          <chart:axis chart:dimension="y" chart:name="primary-y" chart:style-name="ch6">
            <chart:grid chart:style-name="ch4" chart:class="major"/>
          </chart:axis>
          <chart:series chart:style-name="ch7" chart:values-cell-range-address="Sheet3_2.B3:Sheet3_2.B65" chart:class="chart:scatter">
            <chart:domain table:cell-range-address="Sheet3_2.A3:Sheet3_2.A65"/>
            <chart:data-point chart:repeated="63"/>
          </chart:series>
          <chart:series chart:style-name="ch8" chart:values-cell-range-address="Sheet3_2.C3:Sheet3_2.C65" chart:class="chart:scatter">
            <chart:data-point chart:repeated="63"/>
          </chart:series>
          <chart:series chart:style-name="ch9" chart:values-cell-range-address="Sheet3_2.D3:Sheet3_2.D65" chart:class="chart:scatter">
            <chart:data-point chart:repeated="6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3_2.A3:Sheet3_2.A65</svg:desc>
                </draw:g>
              </table:table-cell>
              <table:table-cell office:value-type="float" office:value="0">
                <text:p>0</text:p>
                <draw:g>
                  <svg:desc>Sheet3_2.B3:Sheet3_2.B65</svg:desc>
                </draw:g>
              </table:table-cell>
              <table:table-cell office:value-type="float" office:value="NaN">
                <text:p>NaN</text:p>
                <draw:g>
                  <svg:desc>Sheet3_2.C3:Sheet3_2.C65</svg:desc>
                </draw:g>
              </table:table-cell>
              <table:table-cell office:value-type="float" office:value="-2.20388444390972">
                <text:p>-2.20388444390972</text:p>
                <draw:g>
                  <svg:desc>Sheet3_2.D3:Sheet3_2.D6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">
                <text:p>0.5</text:p>
              </table:table-cell>
              <table:table-cell office:value-type="float" office:value="3.05953394563801">
                <text:p>3.05953394563801</text:p>
              </table:table-cell>
              <table:table-cell office:value-type="float" office:value="NaN">
                <text:p>NaN</text:p>
              </table:table-cell>
              <table:table-cell office:value-type="float" office:value="1.47007534588195">
                <text:p>1.4700753458819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6.06671841720309">
                <text:p>6.06671841720309</text:p>
              </table:table-cell>
              <table:table-cell office:value-type="float" office:value="NaN">
                <text:p>NaN</text:p>
              </table:table-cell>
              <table:table-cell office:value-type="float" office:value="5.11949811669309">
                <text:p>5.119498116693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5">
                <text:p>1.5</text:p>
              </table:table-cell>
              <table:table-cell office:value-type="float" office:value="8.97009965463771">
                <text:p>8.97009965463771</text:p>
              </table:table-cell>
              <table:table-cell office:value-type="float" office:value="NaN">
                <text:p>NaN</text:p>
              </table:table-cell>
              <table:table-cell office:value-type="float" office:value="8.68347137444902">
                <text:p>8.6834713744490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556">
                <text:p>1.556</text:p>
              </table:table-cell>
              <table:table-cell office:value-type="float" office:value="9.28661396618965">
                <text:p>9.28661396618965</text:p>
              </table:table-cell>
              <table:table-cell office:value-type="float" office:value="8.458055556">
                <text:p>8.458055556</text:p>
              </table:table-cell>
              <table:table-cell office:value-type="float" office:value="9.0746874610576">
                <text:p>9.074687461057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11.72">
                <text:p>11.72</text:p>
              </table:table-cell>
              <table:table-cell office:value-type="float" office:value="NaN">
                <text:p>NaN</text:p>
              </table:table-cell>
              <table:table-cell office:value-type="float" office:value="12.1025088623965">
                <text:p>12.102508862396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086086086">
                <text:p>2.086086086</text:p>
              </table:table-cell>
              <table:table-cell office:value-type="float" office:value="12.1744835943856">
                <text:p>12.1744835943856</text:p>
              </table:table-cell>
              <table:table-cell office:value-type="float" office:value="11.71416667">
                <text:p>11.71416667</text:p>
              </table:table-cell>
              <table:table-cell office:value-type="float" office:value="12.6723314777734">
                <text:p>12.672331477773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38361111111111">
                <text:p>2.38361111111111</text:p>
              </table:table-cell>
              <table:table-cell office:value-type="float" office:value="NaN">
                <text:p>NaN</text:p>
              </table:table-cell>
              <table:table-cell office:value-type="float" office:value="14.2191666666667">
                <text:p>14.2191666666667</text:p>
              </table:table-cell>
              <table:table-cell office:value-type="float" office:value="14.5916147742351">
                <text:p>14.591614774235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88361111111111">
                <text:p>2.88361111111111</text:p>
              </table:table-cell>
              <table:table-cell office:value-type="float" office:value="16.0619308355066">
                <text:p>16.0619308355066</text:p>
              </table:table-cell>
              <table:table-cell office:value-type="float" office:value="NaN">
                <text:p>NaN</text:p>
              </table:table-cell>
              <table:table-cell office:value-type="float" office:value="17.6170560970074">
                <text:p>17.617056097007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38361111111111">
                <text:p>3.38361111111111</text:p>
              </table:table-cell>
              <table:table-cell office:value-type="float" office:value="18.1528420418928">
                <text:p>18.1528420418928</text:p>
              </table:table-cell>
              <table:table-cell office:value-type="float" office:value="NaN">
                <text:p>NaN</text:p>
              </table:table-cell>
              <table:table-cell office:value-type="float" office:value="20.3484512397359">
                <text:p>20.348451239735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.88361111111111">
                <text:p>3.88361111111111</text:p>
              </table:table-cell>
              <table:table-cell office:value-type="float" office:value="19.9331530880235">
                <text:p>19.9331530880235</text:p>
              </table:table-cell>
              <table:table-cell office:value-type="float" office:value="NaN">
                <text:p>NaN</text:p>
              </table:table-cell>
              <table:table-cell office:value-type="float" office:value="22.7402105021045">
                <text:p>22.740210502104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38361111111111">
                <text:p>4.38361111111111</text:p>
              </table:table-cell>
              <table:table-cell office:value-type="float" office:value="21.3724023583041">
                <text:p>21.3724023583041</text:p>
              </table:table-cell>
              <table:table-cell office:value-type="float" office:value="NaN">
                <text:p>NaN</text:p>
              </table:table-cell>
              <table:table-cell office:value-type="float" office:value="24.7524130442858">
                <text:p>24.752413044285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.88361111111111">
                <text:p>4.88361111111111</text:p>
              </table:table-cell>
              <table:table-cell office:value-type="float" office:value="22.4459638986846">
                <text:p>22.4459638986846</text:p>
              </table:table-cell>
              <table:table-cell office:value-type="float" office:value="NaN">
                <text:p>NaN</text:p>
              </table:table-cell>
              <table:table-cell office:value-type="float" office:value="26.3514732054435">
                <text:p>26.351473205443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.38361111111111">
                <text:p>5.38361111111111</text:p>
              </table:table-cell>
              <table:table-cell office:value-type="float" office:value="23.1354687735618">
                <text:p>23.1354687735618</text:p>
              </table:table-cell>
              <table:table-cell office:value-type="float" office:value="NaN">
                <text:p>NaN</text:p>
              </table:table-cell>
              <table:table-cell office:value-type="float" office:value="27.5107010818016">
                <text:p>27.510701081801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.04694444444445">
                <text:p>5.04694444444445</text:p>
              </table:table-cell>
              <table:table-cell office:value-type="float" office:value="NaN">
                <text:p>NaN</text:p>
              </table:table-cell>
              <table:table-cell office:value-type="float" office:value="25.9347222222222">
                <text:p>25.9347222222222</text:p>
              </table:table-cell>
              <table:table-cell office:value-type="float" office:value="26.7796200520753">
                <text:p>26.779620052075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.54694444444445">
                <text:p>5.54694444444445</text:p>
              </table:table-cell>
              <table:table-cell office:value-type="float" office:value="23.2753132804568">
                <text:p>23.2753132804568</text:p>
              </table:table-cell>
              <table:table-cell office:value-type="float" office:value="NaN">
                <text:p>NaN</text:p>
              </table:table-cell>
              <table:table-cell office:value-type="float" office:value="27.7906093743818">
                <text:p>27.790609374381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.04694444444445">
                <text:p>6.04694444444445</text:p>
              </table:table-cell>
              <table:table-cell office:value-type="float" office:value="23.4382297777049">
                <text:p>23.4382297777049</text:p>
              </table:table-cell>
              <table:table-cell office:value-type="float" office:value="NaN">
                <text:p>NaN</text:p>
              </table:table-cell>
              <table:table-cell office:value-type="float" office:value="28.3377457985292">
                <text:p>28.337745798529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.54694444444445">
                <text:p>6.54694444444445</text:p>
              </table:table-cell>
              <table:table-cell office:value-type="float" office:value="23.2001116651516">
                <text:p>23.2001116651516</text:p>
              </table:table-cell>
              <table:table-cell office:value-type="float" office:value="NaN">
                <text:p>NaN</text:p>
              </table:table-cell>
              <table:table-cell office:value-type="float" office:value="28.4118970736692">
                <text:p>28.411897073669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.04694444444445">
                <text:p>7.04694444444445</text:p>
              </table:table-cell>
              <table:table-cell office:value-type="float" office:value="22.5650332097214">
                <text:p>22.5650332097214</text:p>
              </table:table-cell>
              <table:table-cell office:value-type="float" office:value="NaN">
                <text:p>NaN</text:p>
              </table:table-cell>
              <table:table-cell office:value-type="float" office:value="28.0118255413032">
                <text:p>28.011825541303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.54694444444445">
                <text:p>7.54694444444445</text:p>
              </table:table-cell>
              <table:table-cell office:value-type="float" office:value="21.5438607798637">
                <text:p>21.5438607798637</text:p>
              </table:table-cell>
              <table:table-cell office:value-type="float" office:value="NaN">
                <text:p>NaN</text:p>
              </table:table-cell>
              <table:table-cell office:value-type="float" office:value="27.1442087930328">
                <text:p>27.144208793032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.04694444444445">
                <text:p>8.04694444444445</text:p>
              </table:table-cell>
              <table:table-cell office:value-type="float" office:value="20.1540669189759">
                <text:p>20.1540669189759</text:p>
              </table:table-cell>
              <table:table-cell office:value-type="float" office:value="NaN">
                <text:p>NaN</text:p>
              </table:table-cell>
              <table:table-cell office:value-type="float" office:value="25.8235282149172">
                <text:p>25.823528214917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.54694444444445">
                <text:p>8.54694444444445</text:p>
              </table:table-cell>
              <table:table-cell office:value-type="float" office:value="18.4194313853414">
                <text:p>18.4194313853414</text:p>
              </table:table-cell>
              <table:table-cell office:value-type="float" office:value="NaN">
                <text:p>NaN</text:p>
              </table:table-cell>
              <table:table-cell office:value-type="float" office:value="24.071827278744">
                <text:p>24.07182727874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.68305555555556">
                <text:p>8.68305555555556</text:p>
              </table:table-cell>
              <table:table-cell office:value-type="float" office:value="NaN">
                <text:p>NaN</text:p>
              </table:table-cell>
              <table:table-cell office:value-type="float" office:value="23.1236111111111">
                <text:p>23.1236111111111</text:p>
              </table:table-cell>
              <table:table-cell office:value-type="float" office:value="23.5240084288802">
                <text:p>23.524008428880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.18305555555556">
                <text:p>9.18305555555556</text:p>
              </table:table-cell>
              <table:table-cell office:value-type="float" office:value="15.7615397040427">
                <text:p>15.7615397040427</text:p>
              </table:table-cell>
              <table:table-cell office:value-type="float" office:value="NaN">
                <text:p>NaN</text:p>
              </table:table-cell>
              <table:table-cell office:value-type="float" office:value="21.2671064536066">
                <text:p>21.267106453606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.68305555555556">
                <text:p>9.68305555555556</text:p>
              </table:table-cell>
              <table:table-cell office:value-type="float" office:value="13.3621246633258">
                <text:p>13.3621246633258</text:p>
              </table:table-cell>
              <table:table-cell office:value-type="float" office:value="NaN">
                <text:p>NaN</text:p>
              </table:table-cell>
              <table:table-cell office:value-type="float" office:value="18.6552353291837">
                <text:p>18.655235329183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.1830555555556">
                <text:p>10.1830555555556</text:p>
              </table:table-cell>
              <table:table-cell office:value-type="float" office:value="10.7340799649386">
                <text:p>10.7340799649386</text:p>
              </table:table-cell>
              <table:table-cell office:value-type="float" office:value="NaN">
                <text:p>NaN</text:p>
              </table:table-cell>
              <table:table-cell office:value-type="float" office:value="15.7319897812384">
                <text:p>15.731989781238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.6830555555556">
                <text:p>10.6830555555556</text:p>
              </table:table-cell>
              <table:table-cell office:value-type="float" office:value="7.92237218230208">
                <text:p>7.92237218230208</text:p>
              </table:table-cell>
              <table:table-cell office:value-type="float" office:value="NaN">
                <text:p>NaN</text:p>
              </table:table-cell>
              <table:table-cell office:value-type="float" office:value="12.5461616840754">
                <text:p>12.546161684075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1.1830555555556">
                <text:p>11.1830555555556</text:p>
              </table:table-cell>
              <table:table-cell office:value-type="float" office:value="4.97511041512985">
                <text:p>4.97511041512985</text:p>
              </table:table-cell>
              <table:table-cell office:value-type="float" office:value="NaN">
                <text:p>NaN</text:p>
              </table:table-cell>
              <table:table-cell office:value-type="float" office:value="9.15092567578918">
                <text:p>9.1509256757891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1.0047222222222">
                <text:p>11.0047222222222</text:p>
              </table:table-cell>
              <table:table-cell office:value-type="float" office:value="NaN">
                <text:p>NaN</text:p>
              </table:table-cell>
              <table:table-cell office:value-type="float" office:value="10.1383333333333">
                <text:p>10.1383333333333</text:p>
              </table:table-cell>
              <table:table-cell office:value-type="float" office:value="10.3824207184249">
                <text:p>10.382420718424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1.5047222222222">
                <text:p>11.5047222222222</text:p>
              </table:table-cell>
              <table:table-cell office:value-type="float" office:value="3.03080124478217">
                <text:p>3.03080124478217</text:p>
              </table:table-cell>
              <table:table-cell office:value-type="float" office:value="NaN">
                <text:p>NaN</text:p>
              </table:table-cell>
              <table:table-cell office:value-type="float" office:value="6.8822406983746">
                <text:p>6.882240698374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2.0047222222222">
                <text:p>12.0047222222222</text:p>
              </table:table-cell>
              <table:table-cell office:value-type="float" office:value="-0.0289782759656496">
                <text:p>-0.0289782759656496</text:p>
              </table:table-cell>
              <table:table-cell office:value-type="float" office:value="NaN">
                <text:p>NaN</text:p>
              </table:table-cell>
              <table:table-cell office:value-type="float" office:value="3.26718923917149">
                <text:p>3.2671892391714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2.5047222222222">
                <text:p>12.5047222222222</text:p>
              </table:table-cell>
              <table:table-cell office:value-type="float" office:value="-3.08826197037742">
                <text:p>-3.08826197037742</text:p>
              </table:table-cell>
              <table:table-cell office:value-type="float" office:value="NaN">
                <text:p>NaN</text:p>
              </table:table-cell>
              <table:table-cell office:value-type="float" office:value="-0.402394856470376">
                <text:p>-0.40239485647037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3.0047222222222">
                <text:p>13.0047222222222</text:p>
              </table:table-cell>
              <table:table-cell office:value-type="float" office:value="-6.09470464624806">
                <text:p>-6.09470464624806</text:p>
              </table:table-cell>
              <table:table-cell office:value-type="float" office:value="NaN">
                <text:p>NaN</text:p>
              </table:table-cell>
              <table:table-cell office:value-type="float" office:value="-4.06526258192171">
                <text:p>-4.0652625819217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3.5047222222222">
                <text:p>13.5047222222222</text:p>
              </table:table-cell>
              <table:table-cell office:value-type="float" office:value="-8.99686523585001">
                <text:p>-8.99686523585001</text:p>
              </table:table-cell>
              <table:table-cell office:value-type="float" office:value="NaN">
                <text:p>NaN</text:p>
              </table:table-cell>
              <table:table-cell office:value-type="float" office:value="-7.66027703344879">
                <text:p>-7.6602770334487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3.60027778">
                <text:p>13.60027778</text:p>
              </table:table-cell>
              <table:table-cell office:value-type="float" office:value="-9.53546413500886">
                <text:p>-9.53546413500886</text:p>
              </table:table-cell>
              <table:table-cell office:value-type="float" office:value="-10.38361111">
                <text:p>-10.38361111</text:p>
              </table:table-cell>
              <table:table-cell office:value-type="float" office:value="-8.33458341320886">
                <text:p>-8.3345834132088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3.7569475694">
                <text:p>13.7569475694</text:p>
              </table:table-cell>
              <table:table-cell office:value-type="float" office:value="-10.4054672694649">
                <text:p>-10.4054672694649</text:p>
              </table:table-cell>
              <table:table-cell office:value-type="float" office:value="-11.23944444">
                <text:p>-11.23944444</text:p>
              </table:table-cell>
              <table:table-cell office:value-type="float" office:value="-9.42895653663714">
                <text:p>-9.4289565366371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3.9258333333333">
                <text:p>13.9258333333333</text:p>
              </table:table-cell>
              <table:table-cell office:value-type="float" office:value="NaN">
                <text:p>NaN</text:p>
              </table:table-cell>
              <table:table-cell office:value-type="float" office:value="-12.1855555555556">
                <text:p>-12.1855555555556</text:p>
              </table:table-cell>
              <table:table-cell office:value-type="float" office:value="-10.5912815820264">
                <text:p>-10.591281582026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4.4258333333333">
                <text:p>14.4258333333333</text:p>
              </table:table-cell>
              <table:table-cell office:value-type="float" office:value="-13.9056222932566">
                <text:p>-13.9056222932566</text:p>
              </table:table-cell>
              <table:table-cell office:value-type="float" office:value="NaN">
                <text:p>NaN</text:p>
              </table:table-cell>
              <table:table-cell office:value-type="float" office:value="-13.9057438357876">
                <text:p>-13.905743835787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4.2233333333333">
                <text:p>14.2233333333333</text:p>
              </table:table-cell>
              <table:table-cell office:value-type="float" office:value="NaN">
                <text:p>NaN</text:p>
              </table:table-cell>
              <table:table-cell office:value-type="float" office:value="-14.1369444444444">
                <text:p>-14.1369444444444</text:p>
              </table:table-cell>
              <table:table-cell office:value-type="float" office:value="-12.5883075891333">
                <text:p>-12.588307589133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4.7233333333333">
                <text:p>14.7233333333333</text:p>
              </table:table-cell>
              <table:table-cell office:value-type="float" office:value="-15.3316576533934">
                <text:p>-15.3316576533934</text:p>
              </table:table-cell>
              <table:table-cell office:value-type="float" office:value="NaN">
                <text:p>NaN</text:p>
              </table:table-cell>
              <table:table-cell office:value-type="float" office:value="-15.7711074293555">
                <text:p>-15.771107429355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5.2233333333333">
                <text:p>15.2233333333333</text:p>
              </table:table-cell>
              <table:table-cell office:value-type="float" office:value="-17.5147997861686">
                <text:p>-17.5147997861686</text:p>
              </table:table-cell>
              <table:table-cell office:value-type="float" office:value="NaN">
                <text:p>NaN</text:p>
              </table:table-cell>
              <table:table-cell office:value-type="float" office:value="-18.6906718079245">
                <text:p>-18.690671807924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5.7233333333333">
                <text:p>15.7233333333333</text:p>
              </table:table-cell>
              <table:table-cell office:value-type="float" office:value="-19.3982588385825">
                <text:p>-19.3982588385825</text:p>
              </table:table-cell>
              <table:table-cell office:value-type="float" office:value="NaN">
                <text:p>NaN</text:p>
              </table:table-cell>
              <table:table-cell office:value-type="float" office:value="-21.2982702929123">
                <text:p>-21.298270292912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5.6330555555556">
                <text:p>15.6330555555556</text:p>
              </table:table-cell>
              <table:table-cell office:value-type="float" office:value="NaN">
                <text:p>NaN</text:p>
              </table:table-cell>
              <table:table-cell office:value-type="float" office:value="-22.1075">
                <text:p>-22.1075</text:p>
              </table:table-cell>
              <table:table-cell office:value-type="float" office:value="-20.8525597480252">
                <text:p>-20.852559748025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6.1330555555556">
                <text:p>16.1330555555556</text:p>
              </table:table-cell>
              <table:table-cell office:value-type="float" office:value="-20.6954912583602">
                <text:p>-20.6954912583602</text:p>
              </table:table-cell>
              <table:table-cell office:value-type="float" office:value="NaN">
                <text:p>NaN</text:p>
              </table:table-cell>
              <table:table-cell office:value-type="float" office:value="-23.1718169549119">
                <text:p>-23.171816954911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6.6330555555556">
                <text:p>16.6330555555556</text:p>
              </table:table-cell>
              <table:table-cell office:value-type="float" office:value="-21.9549990927078">
                <text:p>-21.9549990927078</text:p>
              </table:table-cell>
              <table:table-cell office:value-type="float" office:value="NaN">
                <text:p>NaN</text:p>
              </table:table-cell>
              <table:table-cell office:value-type="float" office:value="-25.1043135008375">
                <text:p>-25.104313500837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7.1330555555556">
                <text:p>17.1330555555556</text:p>
              </table:table-cell>
              <table:table-cell office:value-type="float" office:value="-22.8388508055035">
                <text:p>-22.8388508055035</text:p>
              </table:table-cell>
              <table:table-cell office:value-type="float" office:value="NaN">
                <text:p>NaN</text:p>
              </table:table-cell>
              <table:table-cell office:value-type="float" office:value="-26.6177940972821">
                <text:p>-26.617794097282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7.0136111111111">
                <text:p>17.0136111111111</text:p>
              </table:table-cell>
              <table:table-cell office:value-type="float" office:value="NaN">
                <text:p>NaN</text:p>
              </table:table-cell>
              <table:table-cell office:value-type="float" office:value="-26.7925">
                <text:p>-26.7925</text:p>
              </table:table-cell>
              <table:table-cell office:value-type="float" office:value="-26.2958013596863">
                <text:p>-26.295801359686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7.5136111111111">
                <text:p>17.5136111111111</text:p>
              </table:table-cell>
              <table:table-cell office:value-type="float" office:value="-23.2502222677861">
                <text:p>-23.2502222677861</text:p>
              </table:table-cell>
              <table:table-cell office:value-type="float" office:value="NaN">
                <text:p>NaN</text:p>
              </table:table-cell>
              <table:table-cell office:value-type="float" office:value="-27.4730441055619">
                <text:p>-27.473044105561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8.0136111111111">
                <text:p>18.0136111111111</text:p>
              </table:table-cell>
              <table:table-cell office:value-type="float" office:value="-23.4398511833363">
                <text:p>-23.4398511833363</text:p>
              </table:table-cell>
              <table:table-cell office:value-type="float" office:value="NaN">
                <text:p>NaN</text:p>
              </table:table-cell>
              <table:table-cell office:value-type="float" office:value="-28.1917344333187">
                <text:p>-28.191734433318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8.5136111111111">
                <text:p>18.5136111111111</text:p>
              </table:table-cell>
              <table:table-cell office:value-type="float" office:value="-23.2284177463851">
                <text:p>-23.2284177463851</text:p>
              </table:table-cell>
              <table:table-cell office:value-type="float" office:value="NaN">
                <text:p>NaN</text:p>
              </table:table-cell>
              <table:table-cell office:value-type="float" office:value="-28.439876686909">
                <text:p>-28.43987668690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9.0136111111111">
                <text:p>19.0136111111111</text:p>
              </table:table-cell>
              <table:table-cell office:value-type="float" office:value="-22.6195396416591">
                <text:p>-22.6195396416591</text:p>
              </table:table-cell>
              <table:table-cell office:value-type="float" office:value="NaN">
                <text:p>NaN</text:p>
              </table:table-cell>
              <table:table-cell office:value-type="float" office:value="-28.2133291254327">
                <text:p>-28.213329125432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9.5136111111111">
                <text:p>19.5136111111111</text:p>
              </table:table-cell>
              <table:table-cell office:value-type="float" office:value="-21.6236349423432">
                <text:p>-21.6236349423432</text:p>
              </table:table-cell>
              <table:table-cell office:value-type="float" office:value="NaN">
                <text:p>NaN</text:p>
              </table:table-cell>
              <table:table-cell office:value-type="float" office:value="-27.5158730529104">
                <text:p>-27.515873052910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0.0136111111111">
                <text:p>20.0136111111111</text:p>
              </table:table-cell>
              <table:table-cell office:value-type="float" office:value="-20.2577438539596">
                <text:p>-20.2577438539596</text:p>
              </table:table-cell>
              <table:table-cell office:value-type="float" office:value="NaN">
                <text:p>NaN</text:p>
              </table:table-cell>
              <table:table-cell office:value-type="float" office:value="-26.3591497045601">
                <text:p>-26.359149704560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0.2375">
                <text:p>20.2375</text:p>
              </table:table-cell>
              <table:table-cell office:value-type="float" office:value="NaN">
                <text:p>NaN</text:p>
              </table:table-cell>
              <table:table-cell office:value-type="float" office:value="-25.6244444444444">
                <text:p>-25.6244444444444</text:p>
              </table:table-cell>
              <table:table-cell office:value-type="float" office:value="-25.6971607745678">
                <text:p>-25.697160774567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0.7375">
                <text:p>20.7375</text:p>
              </table:table-cell>
              <table:table-cell office:value-type="float" office:value="-17.6736072171862">
                <text:p>-17.6736072171862</text:p>
              </table:table-cell>
              <table:table-cell office:value-type="float" office:value="NaN">
                <text:p>NaN</text:p>
              </table:table-cell>
              <table:table-cell office:value-type="float" office:value="-23.9116877072709">
                <text:p>-23.911687707270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1.2375">
                <text:p>21.2375</text:p>
              </table:table-cell>
              <table:table-cell office:value-type="float" office:value="-15.512654589327">
                <text:p>-15.512654589327</text:p>
              </table:table-cell>
              <table:table-cell office:value-type="float" office:value="NaN">
                <text:p>NaN</text:p>
              </table:table-cell>
              <table:table-cell office:value-type="float" office:value="-21.7271048006223">
                <text:p>-21.727104800622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1.7375">
                <text:p>21.7375</text:p>
              </table:table-cell>
              <table:table-cell office:value-type="float" office:value="-13.086276140524">
                <text:p>-13.086276140524</text:p>
              </table:table-cell>
              <table:table-cell office:value-type="float" office:value="NaN">
                <text:p>NaN</text:p>
              </table:table-cell>
              <table:table-cell office:value-type="float" office:value="-19.1798749151108">
                <text:p>-19.179874915110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2.2375">
                <text:p>22.2375</text:p>
              </table:table-cell>
              <table:table-cell office:value-type="float" office:value="-10.4359878787554">
                <text:p>-10.4359878787554</text:p>
              </table:table-cell>
              <table:table-cell office:value-type="float" office:value="NaN">
                <text:p>NaN</text:p>
              </table:table-cell>
              <table:table-cell office:value-type="float" office:value="-16.3125138498238">
                <text:p>-16.312513849823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2.7375">
                <text:p>22.7375</text:p>
              </table:table-cell>
              <table:table-cell office:value-type="float" office:value="-7.60713697097882">
                <text:p>-7.60713697097882</text:p>
              </table:table-cell>
              <table:table-cell office:value-type="float" office:value="NaN">
                <text:p>NaN</text:p>
              </table:table-cell>
              <table:table-cell office:value-type="float" office:value="-13.1728807114933">
                <text:p>-13.172880711493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3.2375">
                <text:p>23.2375</text:p>
              </table:table-cell>
              <table:table-cell office:value-type="float" office:value="-4.64812584053202">
                <text:p>-4.64812584053202</text:p>
              </table:table-cell>
              <table:table-cell office:value-type="float" office:value="NaN">
                <text:p>NaN</text:p>
              </table:table-cell>
              <table:table-cell office:value-type="float" office:value="-9.81337909842666">
                <text:p>-9.8133790984266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3.0855555555556">
                <text:p>23.0855555555556</text:p>
              </table:table-cell>
              <table:table-cell office:value-type="float" office:value="NaN">
                <text:p>NaN</text:p>
              </table:table-cell>
              <table:table-cell office:value-type="float" office:value="-10.6477777777778">
                <text:p>-10.6477777777778</text:p>
              </table:table-cell>
              <table:table-cell office:value-type="float" office:value="-10.8542586057797">
                <text:p>-10.854258605779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3.5855555555556">
                <text:p>23.5855555555556</text:p>
              </table:table-cell>
              <table:table-cell office:value-type="float" office:value="-2.53828332897993">
                <text:p>-2.53828332897993</text:p>
              </table:table-cell>
              <table:table-cell office:value-type="float" office:value="NaN">
                <text:p>NaN</text:p>
              </table:table-cell>
              <table:table-cell office:value-type="float" office:value="-7.37462426448765">
                <text:p>-7.3746242644876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4.0855555555556">
                <text:p>24.0855555555556</text:p>
              </table:table-cell>
              <table:table-cell office:value-type="float" office:value="0.52497441192963">
                <text:p>0.52497441192963</text:p>
              </table:table-cell>
              <table:table-cell office:value-type="float" office:value="NaN">
                <text:p>NaN</text:p>
              </table:table-cell>
              <table:table-cell office:value-type="float" office:value="-3.77190011282712">
                <text:p>-3.77190011282712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7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0.966cm" svg:height="9cm" xlink:href=".." xlink:type="simple" chart:class="chart:scatter" chart:style-name="ch1">
        <chart:plot-area chart:style-name="ch2" table:cell-range-address="Sheet7.E5:Sheet7.F24" svg:x="0.219cm" svg:y="0.18cm" svg:width="10.528cm" svg:height="8.64cm">
          <chart:coordinate-region svg:x="0.761cm" svg:y="0.379cm" svg:width="9.706cm" svg:height="8.242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7.F5:Sheet7.F24" chart:class="chart:scatter">
            <chart:domain table:cell-range-address="Sheet7.E5:Sheet7.E24"/>
            <chart:data-point chart:repeated="2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6.09">
                <text:p>166.09</text:p>
                <draw:g>
                  <svg:desc>Sheet7.E5:Sheet7.E24</svg:desc>
                </draw:g>
              </table:table-cell>
              <table:table-cell office:value-type="float" office:value="3.36">
                <text:p>3.36</text:p>
                <draw:g>
                  <svg:desc>Sheet7.F5:Sheet7.F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2.63">
                <text:p>202.63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15.8">
                <text:p>215.8</text:p>
              </table:table-cell>
              <table:table-cell office:value-type="float" office:value="-0.43">
                <text:p>-0.4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28.99">
                <text:p>228.99</text:p>
              </table:table-cell>
              <table:table-cell office:value-type="float" office:value="-1.26">
                <text:p>-1.2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6.79">
                <text:p>256.79</text:p>
              </table:table-cell>
              <table:table-cell office:value-type="float" office:value="-4.03">
                <text:p>-4.0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71.06">
                <text:p>271.06</text:p>
              </table:table-cell>
              <table:table-cell office:value-type="float" office:value="-4.84">
                <text:p>-4.8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85.51">
                <text:p>285.51</text:p>
              </table:table-cell>
              <table:table-cell office:value-type="float" office:value="-5.39">
                <text:p>-5.3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0.06">
                <text:p>300.06</text:p>
              </table:table-cell>
              <table:table-cell office:value-type="float" office:value="-5.62">
                <text:p>-5.6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43.25">
                <text:p>343.25</text:p>
              </table:table-cell>
              <table:table-cell office:value-type="float" office:value="-4.41">
                <text:p>-4.4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.96">
                <text:p>10.96</text:p>
              </table:table-cell>
              <table:table-cell office:value-type="float" office:value="-2.76">
                <text:p>-2.7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7.98">
                <text:p>37.98</text:p>
              </table:table-cell>
              <table:table-cell office:value-type="float" office:value="-0.41">
                <text:p>-0.4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6.97">
                <text:p>76.97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9.78">
                <text:p>89.78</text:p>
              </table:table-cell>
              <table:table-cell office:value-type="float" office:value="3.28">
                <text:p>3.2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2.26">
                <text:p>102.26</text:p>
              </table:table-cell>
              <table:table-cell office:value-type="float" office:value="3.94">
                <text:p>3.9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26.66">
                <text:p>126.66</text:p>
              </table:table-cell>
              <table:table-cell office:value-type="float" office:value="4.41">
                <text:p>4.4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2.45">
                <text:p>162.45</text:p>
              </table:table-cell>
              <table:table-cell office:value-type="float" office:value="3.22">
                <text:p>3.2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6.32">
                <text:p>186.32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11.15">
                <text:p>211.15</text:p>
              </table:table-cell>
              <table:table-cell office:value-type="float" office:value="-0.33">
                <text:p>-0.3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37.41">
                <text:p>237.41</text:p>
              </table:table-cell>
              <table:table-cell office:value-type="float" office:value="-2.59">
                <text:p>-2.59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8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9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4cm" svg:height="9.007cm" xlink:href=".." xlink:type="simple" chart:class="chart:scatter" chart:style-name="ch1">
        <chart:plot-area chart:style-name="ch2" table:cell-range-address="Sheet7.G5:Sheet7.H24" svg:x="0.32cm" svg:y="0.18cm" svg:width="15.364cm" svg:height="8.647cm">
          <chart:coordinate-region svg:x="0.467cm" svg:y="0.379cm" svg:width="15.03cm" svg:height="8.249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7.H5:Sheet7.H24" chart:class="chart:scatter">
            <chart:domain table:cell-range-address="Sheet7.G5:Sheet7.G24"/>
            <chart:data-point chart:repeated="2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3">
                <text:p>-3</text:p>
                <draw:g>
                  <svg:desc>Sheet7.G5:Sheet7.G24</svg:desc>
                </draw:g>
              </table:table-cell>
              <table:table-cell office:value-type="float" office:value="3.36">
                <text:p>3.36</text:p>
                <draw:g>
                  <svg:desc>Sheet7.H5:Sheet7.H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-0.43">
                <text:p>-0.4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-1.26">
                <text:p>-1.2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-4.03">
                <text:p>-4.0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-4.84">
                <text:p>-4.8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-5.39">
                <text:p>-5.3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-5.62">
                <text:p>-5.6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-4.41">
                <text:p>-4.4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-2.76">
                <text:p>-2.7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">
                <text:p>14</text:p>
              </table:table-cell>
              <table:table-cell office:value-type="float" office:value="-0.41">
                <text:p>-0.4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7">
                <text:p>17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8">
                <text:p>18</text:p>
              </table:table-cell>
              <table:table-cell office:value-type="float" office:value="3.28">
                <text:p>3.2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">
                <text:p>19</text:p>
              </table:table-cell>
              <table:table-cell office:value-type="float" office:value="3.94">
                <text:p>3.9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1">
                <text:p>21</text:p>
              </table:table-cell>
              <table:table-cell office:value-type="float" office:value="4.41">
                <text:p>4.4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4">
                <text:p>24</text:p>
              </table:table-cell>
              <table:table-cell office:value-type="float" office:value="3.22">
                <text:p>3.2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56446">
                <text:p>0.564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6">
                <text:p>26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8">
                <text:p>28</text:p>
              </table:table-cell>
              <table:table-cell office:value-type="float" office:value="-0.33">
                <text:p>-0.3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-2.59">
                <text:p>-2.59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9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